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a93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04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E1R1</text:p>
          </table:table-cell>
          <table:table-cell table:style-name="ce1" office:value-type="string" calcext:value-type="string">
            <text:p>E1R2</text:p>
          </table:table-cell>
          <table:table-cell table:style-name="ce1" office:value-type="string" calcext:value-type="string">
            <text:p>E2R1</text:p>
          </table:table-cell>
          <table:table-cell table:style-name="ce1" office:value-type="string" calcext:value-type="string">
            <text:p>E2R2</text:p>
          </table:table-cell>
          <table:table-cell table:style-name="ce1" office:value-type="string" calcext:value-type="string">
            <text:p>fullyContained</text:p>
          </table:table-cell>
          <table:table-cell table:style-name="ce4" office:value-type="string" calcext:value-type="string">
            <text:p>overLapped</text:p>
          </table:table-cell>
          <table:table-cell table:style-name="ce1"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table:formula="of:=IF(OR(AND([.A2]&lt;=[.C2];[.B2] &gt;=[.D2]) ;AND([.A2]&gt;=[.C2];[.B2] &lt;=[.D2]));1;0)" office:value-type="float" office:value="1" calcext:value-type="float">
            <text:p>1</text:p>
          </table:table-cell>
          <table:table-cell table:formula="of:=IF(OR(AND([.A2]&lt;=[.C2];[.B2]&gt;=[.C2]) ;AND([.A2]&gt;=[.C2];[.A2]&lt;=[.D2]);AND([.B2]&gt;=[.C2];[.B2]&lt;=[.D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IF(OR(AND([.A3]&lt;=[.C3];[.B3] &gt;=[.D3]) ;AND([.A3]&gt;=[.C3];[.B3] &lt;=[.D3]));1;0)" office:value-type="float" office:value="1" calcext:value-type="float">
            <text:p>1</text:p>
          </table:table-cell>
          <table:table-cell table:formula="of:=IF(OR(AND([.A3]&lt;=[.C3];[.B3]&gt;=[.C3]) ;AND([.A3]&gt;=[.C3];[.A3]&lt;=[.D3]);AND([.B3]&gt;=[.C3];[.B3]&lt;=[.D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IF(OR(AND([.A4]&lt;=[.C4];[.B4] &gt;=[.D4]) ;AND([.A4]&gt;=[.C4];[.B4] &lt;=[.D4]));1;0)" office:value-type="float" office:value="0" calcext:value-type="float">
            <text:p>0</text:p>
          </table:table-cell>
          <table:table-cell table:formula="of:=IF(OR(AND([.A4]&lt;=[.C4];[.B4]&gt;=[.C4]) ;AND([.A4]&gt;=[.C4];[.A4]&lt;=[.D4]);AND([.B4]&gt;=[.C4];[.B4]&lt;=[.D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formula="of:=IF(OR(AND([.A5]&lt;=[.C5];[.B5] &gt;=[.D5]) ;AND([.A5]&gt;=[.C5];[.B5] &lt;=[.D5]));1;0)" office:value-type="float" office:value="1" calcext:value-type="float">
            <text:p>1</text:p>
          </table:table-cell>
          <table:table-cell table:formula="of:=IF(OR(AND([.A5]&lt;=[.C5];[.B5]&gt;=[.C5]) ;AND([.A5]&gt;=[.C5];[.A5]&lt;=[.D5]);AND([.B5]&gt;=[.C5];[.B5]&lt;=[.D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formula="of:=IF(OR(AND([.A6]&lt;=[.C6];[.B6] &gt;=[.D6]) ;AND([.A6]&gt;=[.C6];[.B6] &lt;=[.D6]));1;0)" office:value-type="float" office:value="0" calcext:value-type="float">
            <text:p>0</text:p>
          </table:table-cell>
          <table:table-cell table:formula="of:=IF(OR(AND([.A6]&lt;=[.C6];[.B6]&gt;=[.C6]) ;AND([.A6]&gt;=[.C6];[.A6]&lt;=[.D6]);AND([.B6]&gt;=[.C6];[.B6]&lt;=[.D6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table:formula="of:=IF(OR(AND([.A7]&lt;=[.C7];[.B7] &gt;=[.D7]) ;AND([.A7]&gt;=[.C7];[.B7] &lt;=[.D7]));1;0)" office:value-type="float" office:value="1" calcext:value-type="float">
            <text:p>1</text:p>
          </table:table-cell>
          <table:table-cell table:formula="of:=IF(OR(AND([.A7]&lt;=[.C7];[.B7]&gt;=[.C7]) ;AND([.A7]&gt;=[.C7];[.A7]&lt;=[.D7]);AND([.B7]&gt;=[.C7];[.B7]&lt;=[.D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formula="of:=IF(OR(AND([.A8]&lt;=[.C8];[.B8] &gt;=[.D8]) ;AND([.A8]&gt;=[.C8];[.B8] &lt;=[.D8]));1;0)" office:value-type="float" office:value="0" calcext:value-type="float">
            <text:p>0</text:p>
          </table:table-cell>
          <table:table-cell table:formula="of:=IF(OR(AND([.A8]&lt;=[.C8];[.B8]&gt;=[.C8]) ;AND([.A8]&gt;=[.C8];[.A8]&lt;=[.D8]);AND([.B8]&gt;=[.C8];[.B8]&lt;=[.D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formula="of:=IF(OR(AND([.A9]&lt;=[.C9];[.B9] &gt;=[.D9]) ;AND([.A9]&gt;=[.C9];[.B9] &lt;=[.D9]));1;0)" office:value-type="float" office:value="1" calcext:value-type="float">
            <text:p>1</text:p>
          </table:table-cell>
          <table:table-cell table:formula="of:=IF(OR(AND([.A9]&lt;=[.C9];[.B9]&gt;=[.C9]) ;AND([.A9]&gt;=[.C9];[.A9]&lt;=[.D9]);AND([.B9]&gt;=[.C9];[.B9]&lt;=[.D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IF(OR(AND([.A10]&lt;=[.C10];[.B10] &gt;=[.D10]) ;AND([.A10]&gt;=[.C10];[.B10] &lt;=[.D10]));1;0)" office:value-type="float" office:value="0" calcext:value-type="float">
            <text:p>0</text:p>
          </table:table-cell>
          <table:table-cell table:formula="of:=IF(OR(AND([.A10]&lt;=[.C10];[.B10]&gt;=[.C10]) ;AND([.A10]&gt;=[.C10];[.A10]&lt;=[.D10]);AND([.B10]&gt;=[.C10];[.B10]&lt;=[.D10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formula="of:=IF(OR(AND([.A11]&lt;=[.C11];[.B11] &gt;=[.D11]) ;AND([.A11]&gt;=[.C11];[.B11] &lt;=[.D11]));1;0)" office:value-type="float" office:value="0" calcext:value-type="float">
            <text:p>0</text:p>
          </table:table-cell>
          <table:table-cell table:formula="of:=IF(OR(AND([.A11]&lt;=[.C11];[.B11]&gt;=[.C11]) ;AND([.A11]&gt;=[.C11];[.A11]&lt;=[.D11]);AND([.B11]&gt;=[.C11];[.B11]&lt;=[.D1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formula="of:=IF(OR(AND([.A12]&lt;=[.C12];[.B12] &gt;=[.D12]) ;AND([.A12]&gt;=[.C12];[.B12] &lt;=[.D12]));1;0)" office:value-type="float" office:value="1" calcext:value-type="float">
            <text:p>1</text:p>
          </table:table-cell>
          <table:table-cell table:formula="of:=IF(OR(AND([.A12]&lt;=[.C12];[.B12]&gt;=[.C12]) ;AND([.A12]&gt;=[.C12];[.A12]&lt;=[.D12]);AND([.B12]&gt;=[.C12];[.B12]&lt;=[.D1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formula="of:=IF(OR(AND([.A13]&lt;=[.C13];[.B13] &gt;=[.D13]) ;AND([.A13]&gt;=[.C13];[.B13] &lt;=[.D13]));1;0)" office:value-type="float" office:value="0" calcext:value-type="float">
            <text:p>0</text:p>
          </table:table-cell>
          <table:table-cell table:formula="of:=IF(OR(AND([.A13]&lt;=[.C13];[.B13]&gt;=[.C13]) ;AND([.A13]&gt;=[.C13];[.A13]&lt;=[.D13]);AND([.B13]&gt;=[.C13];[.B13]&lt;=[.D1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IF(OR(AND([.A14]&lt;=[.C14];[.B14] &gt;=[.D14]) ;AND([.A14]&gt;=[.C14];[.B14] &lt;=[.D14]));1;0)" office:value-type="float" office:value="0" calcext:value-type="float">
            <text:p>0</text:p>
          </table:table-cell>
          <table:table-cell table:formula="of:=IF(OR(AND([.A14]&lt;=[.C14];[.B14]&gt;=[.C14]) ;AND([.A14]&gt;=[.C14];[.A14]&lt;=[.D14]);AND([.B14]&gt;=[.C14];[.B14]&lt;=[.D1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table:formula="of:=IF(OR(AND([.A15]&lt;=[.C15];[.B15] &gt;=[.D15]) ;AND([.A15]&gt;=[.C15];[.B15] &lt;=[.D15]));1;0)" office:value-type="float" office:value="0" calcext:value-type="float">
            <text:p>0</text:p>
          </table:table-cell>
          <table:table-cell table:formula="of:=IF(OR(AND([.A15]&lt;=[.C15];[.B15]&gt;=[.C15]) ;AND([.A15]&gt;=[.C15];[.A15]&lt;=[.D15]);AND([.B15]&gt;=[.C15];[.B15]&lt;=[.D1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IF(OR(AND([.A16]&lt;=[.C16];[.B16] &gt;=[.D16]) ;AND([.A16]&gt;=[.C16];[.B16] &lt;=[.D16]));1;0)" office:value-type="float" office:value="0" calcext:value-type="float">
            <text:p>0</text:p>
          </table:table-cell>
          <table:table-cell table:formula="of:=IF(OR(AND([.A16]&lt;=[.C16];[.B16]&gt;=[.C16]) ;AND([.A16]&gt;=[.C16];[.A16]&lt;=[.D16]);AND([.B16]&gt;=[.C16];[.B16]&lt;=[.D1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OR(AND([.A17]&lt;=[.C17];[.B17] &gt;=[.D17]) ;AND([.A17]&gt;=[.C17];[.B17] &lt;=[.D17]));1;0)" office:value-type="float" office:value="0" calcext:value-type="float">
            <text:p>0</text:p>
          </table:table-cell>
          <table:table-cell table:formula="of:=IF(OR(AND([.A17]&lt;=[.C17];[.B17]&gt;=[.C17]) ;AND([.A17]&gt;=[.C17];[.A17]&lt;=[.D17]);AND([.B17]&gt;=[.C17];[.B17]&lt;=[.D17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table:formula="of:=IF(OR(AND([.A18]&lt;=[.C18];[.B18] &gt;=[.D18]) ;AND([.A18]&gt;=[.C18];[.B18] &lt;=[.D18]));1;0)" office:value-type="float" office:value="1" calcext:value-type="float">
            <text:p>1</text:p>
          </table:table-cell>
          <table:table-cell table:formula="of:=IF(OR(AND([.A18]&lt;=[.C18];[.B18]&gt;=[.C18]) ;AND([.A18]&gt;=[.C18];[.A18]&lt;=[.D18]);AND([.B18]&gt;=[.C18];[.B18]&lt;=[.D1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formula="of:=IF(OR(AND([.A19]&lt;=[.C19];[.B19] &gt;=[.D19]) ;AND([.A19]&gt;=[.C19];[.B19] &lt;=[.D19]));1;0)" office:value-type="float" office:value="0" calcext:value-type="float">
            <text:p>0</text:p>
          </table:table-cell>
          <table:table-cell table:formula="of:=IF(OR(AND([.A19]&lt;=[.C19];[.B19]&gt;=[.C19]) ;AND([.A19]&gt;=[.C19];[.A19]&lt;=[.D19]);AND([.B19]&gt;=[.C19];[.B19]&lt;=[.D1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formula="of:=IF(OR(AND([.A20]&lt;=[.C20];[.B20] &gt;=[.D20]) ;AND([.A20]&gt;=[.C20];[.B20] &lt;=[.D20]));1;0)" office:value-type="float" office:value="1" calcext:value-type="float">
            <text:p>1</text:p>
          </table:table-cell>
          <table:table-cell table:formula="of:=IF(OR(AND([.A20]&lt;=[.C20];[.B20]&gt;=[.C20]) ;AND([.A20]&gt;=[.C20];[.A20]&lt;=[.D20]);AND([.B20]&gt;=[.C20];[.B20]&lt;=[.D2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OR(AND([.A21]&lt;=[.C21];[.B21] &gt;=[.D21]) ;AND([.A21]&gt;=[.C21];[.B21] &lt;=[.D21]));1;0)" office:value-type="float" office:value="0" calcext:value-type="float">
            <text:p>0</text:p>
          </table:table-cell>
          <table:table-cell table:formula="of:=IF(OR(AND([.A21]&lt;=[.C21];[.B21]&gt;=[.C21]) ;AND([.A21]&gt;=[.C21];[.A21]&lt;=[.D21]);AND([.B21]&gt;=[.C21];[.B21]&lt;=[.D2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OR(AND([.A22]&lt;=[.C22];[.B22] &gt;=[.D22]) ;AND([.A22]&gt;=[.C22];[.B22] &lt;=[.D22]));1;0)" office:value-type="float" office:value="0" calcext:value-type="float">
            <text:p>0</text:p>
          </table:table-cell>
          <table:table-cell table:formula="of:=IF(OR(AND([.A22]&lt;=[.C22];[.B22]&gt;=[.C22]) ;AND([.A22]&gt;=[.C22];[.A22]&lt;=[.D22]);AND([.B22]&gt;=[.C22];[.B22]&lt;=[.D2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table:formula="of:=IF(OR(AND([.A23]&lt;=[.C23];[.B23] &gt;=[.D23]) ;AND([.A23]&gt;=[.C23];[.B23] &lt;=[.D23]));1;0)" office:value-type="float" office:value="1" calcext:value-type="float">
            <text:p>1</text:p>
          </table:table-cell>
          <table:table-cell table:formula="of:=IF(OR(AND([.A23]&lt;=[.C23];[.B23]&gt;=[.C23]) ;AND([.A23]&gt;=[.C23];[.A23]&lt;=[.D23]);AND([.B23]&gt;=[.C23];[.B23]&lt;=[.D2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formula="of:=IF(OR(AND([.A24]&lt;=[.C24];[.B24] &gt;=[.D24]) ;AND([.A24]&gt;=[.C24];[.B24] &lt;=[.D24]));1;0)" office:value-type="float" office:value="0" calcext:value-type="float">
            <text:p>0</text:p>
          </table:table-cell>
          <table:table-cell table:formula="of:=IF(OR(AND([.A24]&lt;=[.C24];[.B24]&gt;=[.C24]) ;AND([.A24]&gt;=[.C24];[.A24]&lt;=[.D24]);AND([.B24]&gt;=[.C24];[.B24]&lt;=[.D2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table:formula="of:=IF(OR(AND([.A25]&lt;=[.C25];[.B25] &gt;=[.D25]) ;AND([.A25]&gt;=[.C25];[.B25] &lt;=[.D25]));1;0)" office:value-type="float" office:value="0" calcext:value-type="float">
            <text:p>0</text:p>
          </table:table-cell>
          <table:table-cell table:formula="of:=IF(OR(AND([.A25]&lt;=[.C25];[.B25]&gt;=[.C25]) ;AND([.A25]&gt;=[.C25];[.A25]&lt;=[.D25]);AND([.B25]&gt;=[.C25];[.B25]&lt;=[.D2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IF(OR(AND([.A26]&lt;=[.C26];[.B26] &gt;=[.D26]) ;AND([.A26]&gt;=[.C26];[.B26] &lt;=[.D26]));1;0)" office:value-type="float" office:value="0" calcext:value-type="float">
            <text:p>0</text:p>
          </table:table-cell>
          <table:table-cell table:formula="of:=IF(OR(AND([.A26]&lt;=[.C26];[.B26]&gt;=[.C26]) ;AND([.A26]&gt;=[.C26];[.A26]&lt;=[.D26]);AND([.B26]&gt;=[.C26];[.B26]&lt;=[.D2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formula="of:=IF(OR(AND([.A27]&lt;=[.C27];[.B27] &gt;=[.D27]) ;AND([.A27]&gt;=[.C27];[.B27] &lt;=[.D27]));1;0)" office:value-type="float" office:value="1" calcext:value-type="float">
            <text:p>1</text:p>
          </table:table-cell>
          <table:table-cell table:formula="of:=IF(OR(AND([.A27]&lt;=[.C27];[.B27]&gt;=[.C27]) ;AND([.A27]&gt;=[.C27];[.A27]&lt;=[.D27]);AND([.B27]&gt;=[.C27];[.B27]&lt;=[.D2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OR(AND([.A28]&lt;=[.C28];[.B28] &gt;=[.D28]) ;AND([.A28]&gt;=[.C28];[.B28] &lt;=[.D28]));1;0)" office:value-type="float" office:value="0" calcext:value-type="float">
            <text:p>0</text:p>
          </table:table-cell>
          <table:table-cell table:formula="of:=IF(OR(AND([.A28]&lt;=[.C28];[.B28]&gt;=[.C28]) ;AND([.A28]&gt;=[.C28];[.A28]&lt;=[.D28]);AND([.B28]&gt;=[.C28];[.B28]&lt;=[.D2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IF(OR(AND([.A29]&lt;=[.C29];[.B29] &gt;=[.D29]) ;AND([.A29]&gt;=[.C29];[.B29] &lt;=[.D29]));1;0)" office:value-type="float" office:value="0" calcext:value-type="float">
            <text:p>0</text:p>
          </table:table-cell>
          <table:table-cell table:formula="of:=IF(OR(AND([.A29]&lt;=[.C29];[.B29]&gt;=[.C29]) ;AND([.A29]&gt;=[.C29];[.A29]&lt;=[.D29]);AND([.B29]&gt;=[.C29];[.B29]&lt;=[.D2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formula="of:=IF(OR(AND([.A30]&lt;=[.C30];[.B30] &gt;=[.D30]) ;AND([.A30]&gt;=[.C30];[.B30] &lt;=[.D30]));1;0)" office:value-type="float" office:value="1" calcext:value-type="float">
            <text:p>1</text:p>
          </table:table-cell>
          <table:table-cell table:formula="of:=IF(OR(AND([.A30]&lt;=[.C30];[.B30]&gt;=[.C30]) ;AND([.A30]&gt;=[.C30];[.A30]&lt;=[.D30]);AND([.B30]&gt;=[.C30];[.B30]&lt;=[.D3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formula="of:=IF(OR(AND([.A31]&lt;=[.C31];[.B31] &gt;=[.D31]) ;AND([.A31]&gt;=[.C31];[.B31] &lt;=[.D31]));1;0)" office:value-type="float" office:value="0" calcext:value-type="float">
            <text:p>0</text:p>
          </table:table-cell>
          <table:table-cell table:formula="of:=IF(OR(AND([.A31]&lt;=[.C31];[.B31]&gt;=[.C31]) ;AND([.A31]&gt;=[.C31];[.A31]&lt;=[.D31]);AND([.B31]&gt;=[.C31];[.B31]&lt;=[.D3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formula="of:=IF(OR(AND([.A32]&lt;=[.C32];[.B32] &gt;=[.D32]) ;AND([.A32]&gt;=[.C32];[.B32] &lt;=[.D32]));1;0)" office:value-type="float" office:value="0" calcext:value-type="float">
            <text:p>0</text:p>
          </table:table-cell>
          <table:table-cell table:formula="of:=IF(OR(AND([.A32]&lt;=[.C32];[.B32]&gt;=[.C32]) ;AND([.A32]&gt;=[.C32];[.A32]&lt;=[.D32]);AND([.B32]&gt;=[.C32];[.B32]&lt;=[.D3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formula="of:=IF(OR(AND([.A33]&lt;=[.C33];[.B33] &gt;=[.D33]) ;AND([.A33]&gt;=[.C33];[.B33] &lt;=[.D33]));1;0)" office:value-type="float" office:value="1" calcext:value-type="float">
            <text:p>1</text:p>
          </table:table-cell>
          <table:table-cell table:formula="of:=IF(OR(AND([.A33]&lt;=[.C33];[.B33]&gt;=[.C33]) ;AND([.A33]&gt;=[.C33];[.A33]&lt;=[.D33]);AND([.B33]&gt;=[.C33];[.B33]&lt;=[.D3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table:formula="of:=IF(OR(AND([.A34]&lt;=[.C34];[.B34] &gt;=[.D34]) ;AND([.A34]&gt;=[.C34];[.B34] &lt;=[.D34]));1;0)" office:value-type="float" office:value="0" calcext:value-type="float">
            <text:p>0</text:p>
          </table:table-cell>
          <table:table-cell table:formula="of:=IF(OR(AND([.A34]&lt;=[.C34];[.B34]&gt;=[.C34]) ;AND([.A34]&gt;=[.C34];[.A34]&lt;=[.D34]);AND([.B34]&gt;=[.C34];[.B34]&lt;=[.D3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formula="of:=IF(OR(AND([.A35]&lt;=[.C35];[.B35] &gt;=[.D35]) ;AND([.A35]&gt;=[.C35];[.B35] &lt;=[.D35]));1;0)" office:value-type="float" office:value="1" calcext:value-type="float">
            <text:p>1</text:p>
          </table:table-cell>
          <table:table-cell table:formula="of:=IF(OR(AND([.A35]&lt;=[.C35];[.B35]&gt;=[.C35]) ;AND([.A35]&gt;=[.C35];[.A35]&lt;=[.D35]);AND([.B35]&gt;=[.C35];[.B35]&lt;=[.D3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formula="of:=IF(OR(AND([.A36]&lt;=[.C36];[.B36] &gt;=[.D36]) ;AND([.A36]&gt;=[.C36];[.B36] &lt;=[.D36]));1;0)" office:value-type="float" office:value="1" calcext:value-type="float">
            <text:p>1</text:p>
          </table:table-cell>
          <table:table-cell table:formula="of:=IF(OR(AND([.A36]&lt;=[.C36];[.B36]&gt;=[.C36]) ;AND([.A36]&gt;=[.C36];[.A36]&lt;=[.D36]);AND([.B36]&gt;=[.C36];[.B36]&lt;=[.D3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table:formula="of:=IF(OR(AND([.A37]&lt;=[.C37];[.B37] &gt;=[.D37]) ;AND([.A37]&gt;=[.C37];[.B37] &lt;=[.D37]));1;0)" office:value-type="float" office:value="1" calcext:value-type="float">
            <text:p>1</text:p>
          </table:table-cell>
          <table:table-cell table:formula="of:=IF(OR(AND([.A37]&lt;=[.C37];[.B37]&gt;=[.C37]) ;AND([.A37]&gt;=[.C37];[.A37]&lt;=[.D37]);AND([.B37]&gt;=[.C37];[.B37]&lt;=[.D3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table:formula="of:=IF(OR(AND([.A38]&lt;=[.C38];[.B38] &gt;=[.D38]) ;AND([.A38]&gt;=[.C38];[.B38] &lt;=[.D38]));1;0)" office:value-type="float" office:value="1" calcext:value-type="float">
            <text:p>1</text:p>
          </table:table-cell>
          <table:table-cell table:formula="of:=IF(OR(AND([.A38]&lt;=[.C38];[.B38]&gt;=[.C38]) ;AND([.A38]&gt;=[.C38];[.A38]&lt;=[.D38]);AND([.B38]&gt;=[.C38];[.B38]&lt;=[.D3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formula="of:=IF(OR(AND([.A39]&lt;=[.C39];[.B39] &gt;=[.D39]) ;AND([.A39]&gt;=[.C39];[.B39] &lt;=[.D39]));1;0)" office:value-type="float" office:value="0" calcext:value-type="float">
            <text:p>0</text:p>
          </table:table-cell>
          <table:table-cell table:formula="of:=IF(OR(AND([.A39]&lt;=[.C39];[.B39]&gt;=[.C39]) ;AND([.A39]&gt;=[.C39];[.A39]&lt;=[.D39]);AND([.B39]&gt;=[.C39];[.B39]&lt;=[.D3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table:formula="of:=IF(OR(AND([.A40]&lt;=[.C40];[.B40] &gt;=[.D40]) ;AND([.A40]&gt;=[.C40];[.B40] &lt;=[.D40]));1;0)" office:value-type="float" office:value="1" calcext:value-type="float">
            <text:p>1</text:p>
          </table:table-cell>
          <table:table-cell table:formula="of:=IF(OR(AND([.A40]&lt;=[.C40];[.B40]&gt;=[.C40]) ;AND([.A40]&gt;=[.C40];[.A40]&lt;=[.D40]);AND([.B40]&gt;=[.C40];[.B40]&lt;=[.D4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table:formula="of:=IF(OR(AND([.A41]&lt;=[.C41];[.B41] &gt;=[.D41]) ;AND([.A41]&gt;=[.C41];[.B41] &lt;=[.D41]));1;0)" office:value-type="float" office:value="1" calcext:value-type="float">
            <text:p>1</text:p>
          </table:table-cell>
          <table:table-cell table:formula="of:=IF(OR(AND([.A41]&lt;=[.C41];[.B41]&gt;=[.C41]) ;AND([.A41]&gt;=[.C41];[.A41]&lt;=[.D41]);AND([.B41]&gt;=[.C41];[.B41]&lt;=[.D4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formula="of:=IF(OR(AND([.A42]&lt;=[.C42];[.B42] &gt;=[.D42]) ;AND([.A42]&gt;=[.C42];[.B42] &lt;=[.D42]));1;0)" office:value-type="float" office:value="1" calcext:value-type="float">
            <text:p>1</text:p>
          </table:table-cell>
          <table:table-cell table:formula="of:=IF(OR(AND([.A42]&lt;=[.C42];[.B42]&gt;=[.C42]) ;AND([.A42]&gt;=[.C42];[.A42]&lt;=[.D42]);AND([.B42]&gt;=[.C42];[.B42]&lt;=[.D4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table:formula="of:=IF(OR(AND([.A43]&lt;=[.C43];[.B43] &gt;=[.D43]) ;AND([.A43]&gt;=[.C43];[.B43] &lt;=[.D43]));1;0)" office:value-type="float" office:value="0" calcext:value-type="float">
            <text:p>0</text:p>
          </table:table-cell>
          <table:table-cell table:formula="of:=IF(OR(AND([.A43]&lt;=[.C43];[.B43]&gt;=[.C43]) ;AND([.A43]&gt;=[.C43];[.A43]&lt;=[.D43]);AND([.B43]&gt;=[.C43];[.B43]&lt;=[.D4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formula="of:=IF(OR(AND([.A44]&lt;=[.C44];[.B44] &gt;=[.D44]) ;AND([.A44]&gt;=[.C44];[.B44] &lt;=[.D44]));1;0)" office:value-type="float" office:value="1" calcext:value-type="float">
            <text:p>1</text:p>
          </table:table-cell>
          <table:table-cell table:formula="of:=IF(OR(AND([.A44]&lt;=[.C44];[.B44]&gt;=[.C44]) ;AND([.A44]&gt;=[.C44];[.A44]&lt;=[.D44]);AND([.B44]&gt;=[.C44];[.B44]&lt;=[.D4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table:formula="of:=IF(OR(AND([.A45]&lt;=[.C45];[.B45] &gt;=[.D45]) ;AND([.A45]&gt;=[.C45];[.B45] &lt;=[.D45]));1;0)" office:value-type="float" office:value="1" calcext:value-type="float">
            <text:p>1</text:p>
          </table:table-cell>
          <table:table-cell table:formula="of:=IF(OR(AND([.A45]&lt;=[.C45];[.B45]&gt;=[.C45]) ;AND([.A45]&gt;=[.C45];[.A45]&lt;=[.D45]);AND([.B45]&gt;=[.C45];[.B45]&lt;=[.D4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table:formula="of:=IF(OR(AND([.A46]&lt;=[.C46];[.B46] &gt;=[.D46]) ;AND([.A46]&gt;=[.C46];[.B46] &lt;=[.D46]));1;0)" office:value-type="float" office:value="1" calcext:value-type="float">
            <text:p>1</text:p>
          </table:table-cell>
          <table:table-cell table:formula="of:=IF(OR(AND([.A46]&lt;=[.C46];[.B46]&gt;=[.C46]) ;AND([.A46]&gt;=[.C46];[.A46]&lt;=[.D46]);AND([.B46]&gt;=[.C46];[.B46]&lt;=[.D4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formula="of:=IF(OR(AND([.A47]&lt;=[.C47];[.B47] &gt;=[.D47]) ;AND([.A47]&gt;=[.C47];[.B47] &lt;=[.D47]));1;0)" office:value-type="float" office:value="1" calcext:value-type="float">
            <text:p>1</text:p>
          </table:table-cell>
          <table:table-cell table:formula="of:=IF(OR(AND([.A47]&lt;=[.C47];[.B47]&gt;=[.C47]) ;AND([.A47]&gt;=[.C47];[.A47]&lt;=[.D47]);AND([.B47]&gt;=[.C47];[.B47]&lt;=[.D4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formula="of:=IF(OR(AND([.A48]&lt;=[.C48];[.B48] &gt;=[.D48]) ;AND([.A48]&gt;=[.C48];[.B48] &lt;=[.D48]));1;0)" office:value-type="float" office:value="1" calcext:value-type="float">
            <text:p>1</text:p>
          </table:table-cell>
          <table:table-cell table:formula="of:=IF(OR(AND([.A48]&lt;=[.C48];[.B48]&gt;=[.C48]) ;AND([.A48]&gt;=[.C48];[.A48]&lt;=[.D48]);AND([.B48]&gt;=[.C48];[.B48]&lt;=[.D4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table:formula="of:=IF(OR(AND([.A49]&lt;=[.C49];[.B49] &gt;=[.D49]) ;AND([.A49]&gt;=[.C49];[.B49] &lt;=[.D49]));1;0)" office:value-type="float" office:value="1" calcext:value-type="float">
            <text:p>1</text:p>
          </table:table-cell>
          <table:table-cell table:formula="of:=IF(OR(AND([.A49]&lt;=[.C49];[.B49]&gt;=[.C49]) ;AND([.A49]&gt;=[.C49];[.A49]&lt;=[.D49]);AND([.B49]&gt;=[.C49];[.B49]&lt;=[.D4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formula="of:=IF(OR(AND([.A50]&lt;=[.C50];[.B50] &gt;=[.D50]) ;AND([.A50]&gt;=[.C50];[.B50] &lt;=[.D50]));1;0)" office:value-type="float" office:value="1" calcext:value-type="float">
            <text:p>1</text:p>
          </table:table-cell>
          <table:table-cell table:formula="of:=IF(OR(AND([.A50]&lt;=[.C50];[.B50]&gt;=[.C50]) ;AND([.A50]&gt;=[.C50];[.A50]&lt;=[.D50]);AND([.B50]&gt;=[.C50];[.B50]&lt;=[.D5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table:formula="of:=IF(OR(AND([.A51]&lt;=[.C51];[.B51] &gt;=[.D51]) ;AND([.A51]&gt;=[.C51];[.B51] &lt;=[.D51]));1;0)" office:value-type="float" office:value="1" calcext:value-type="float">
            <text:p>1</text:p>
          </table:table-cell>
          <table:table-cell table:formula="of:=IF(OR(AND([.A51]&lt;=[.C51];[.B51]&gt;=[.C51]) ;AND([.A51]&gt;=[.C51];[.A51]&lt;=[.D51]);AND([.B51]&gt;=[.C51];[.B51]&lt;=[.D5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IF(OR(AND([.A52]&lt;=[.C52];[.B52] &gt;=[.D52]) ;AND([.A52]&gt;=[.C52];[.B52] &lt;=[.D52]));1;0)" office:value-type="float" office:value="1" calcext:value-type="float">
            <text:p>1</text:p>
          </table:table-cell>
          <table:table-cell table:formula="of:=IF(OR(AND([.A52]&lt;=[.C52];[.B52]&gt;=[.C52]) ;AND([.A52]&gt;=[.C52];[.A52]&lt;=[.D52]);AND([.B52]&gt;=[.C52];[.B52]&lt;=[.D5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IF(OR(AND([.A53]&lt;=[.C53];[.B53] &gt;=[.D53]) ;AND([.A53]&gt;=[.C53];[.B53] &lt;=[.D53]));1;0)" office:value-type="float" office:value="0" calcext:value-type="float">
            <text:p>0</text:p>
          </table:table-cell>
          <table:table-cell table:formula="of:=IF(OR(AND([.A53]&lt;=[.C53];[.B53]&gt;=[.C53]) ;AND([.A53]&gt;=[.C53];[.A53]&lt;=[.D53]);AND([.B53]&gt;=[.C53];[.B53]&lt;=[.D5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table:formula="of:=IF(OR(AND([.A54]&lt;=[.C54];[.B54] &gt;=[.D54]) ;AND([.A54]&gt;=[.C54];[.B54] &lt;=[.D54]));1;0)" office:value-type="float" office:value="1" calcext:value-type="float">
            <text:p>1</text:p>
          </table:table-cell>
          <table:table-cell table:formula="of:=IF(OR(AND([.A54]&lt;=[.C54];[.B54]&gt;=[.C54]) ;AND([.A54]&gt;=[.C54];[.A54]&lt;=[.D54]);AND([.B54]&gt;=[.C54];[.B54]&lt;=[.D5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IF(OR(AND([.A55]&lt;=[.C55];[.B55] &gt;=[.D55]) ;AND([.A55]&gt;=[.C55];[.B55] &lt;=[.D55]));1;0)" office:value-type="float" office:value="0" calcext:value-type="float">
            <text:p>0</text:p>
          </table:table-cell>
          <table:table-cell table:formula="of:=IF(OR(AND([.A55]&lt;=[.C55];[.B55]&gt;=[.C55]) ;AND([.A55]&gt;=[.C55];[.A55]&lt;=[.D55]);AND([.B55]&gt;=[.C55];[.B55]&lt;=[.D55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IF(OR(AND([.A56]&lt;=[.C56];[.B56] &gt;=[.D56]) ;AND([.A56]&gt;=[.C56];[.B56] &lt;=[.D56]));1;0)" office:value-type="float" office:value="0" calcext:value-type="float">
            <text:p>0</text:p>
          </table:table-cell>
          <table:table-cell table:formula="of:=IF(OR(AND([.A56]&lt;=[.C56];[.B56]&gt;=[.C56]) ;AND([.A56]&gt;=[.C56];[.A56]&lt;=[.D56]);AND([.B56]&gt;=[.C56];[.B56]&lt;=[.D5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IF(OR(AND([.A57]&lt;=[.C57];[.B57] &gt;=[.D57]) ;AND([.A57]&gt;=[.C57];[.B57] &lt;=[.D57]));1;0)" office:value-type="float" office:value="1" calcext:value-type="float">
            <text:p>1</text:p>
          </table:table-cell>
          <table:table-cell table:formula="of:=IF(OR(AND([.A57]&lt;=[.C57];[.B57]&gt;=[.C57]) ;AND([.A57]&gt;=[.C57];[.A57]&lt;=[.D57]);AND([.B57]&gt;=[.C57];[.B57]&lt;=[.D5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formula="of:=IF(OR(AND([.A58]&lt;=[.C58];[.B58] &gt;=[.D58]) ;AND([.A58]&gt;=[.C58];[.B58] &lt;=[.D58]));1;0)" office:value-type="float" office:value="1" calcext:value-type="float">
            <text:p>1</text:p>
          </table:table-cell>
          <table:table-cell table:formula="of:=IF(OR(AND([.A58]&lt;=[.C58];[.B58]&gt;=[.C58]) ;AND([.A58]&gt;=[.C58];[.A58]&lt;=[.D58]);AND([.B58]&gt;=[.C58];[.B58]&lt;=[.D5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table:formula="of:=IF(OR(AND([.A59]&lt;=[.C59];[.B59] &gt;=[.D59]) ;AND([.A59]&gt;=[.C59];[.B59] &lt;=[.D59]));1;0)" office:value-type="float" office:value="1" calcext:value-type="float">
            <text:p>1</text:p>
          </table:table-cell>
          <table:table-cell table:formula="of:=IF(OR(AND([.A59]&lt;=[.C59];[.B59]&gt;=[.C59]) ;AND([.A59]&gt;=[.C59];[.A59]&lt;=[.D59]);AND([.B59]&gt;=[.C59];[.B59]&lt;=[.D5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IF(OR(AND([.A60]&lt;=[.C60];[.B60] &gt;=[.D60]) ;AND([.A60]&gt;=[.C60];[.B60] &lt;=[.D60]));1;0)" office:value-type="float" office:value="1" calcext:value-type="float">
            <text:p>1</text:p>
          </table:table-cell>
          <table:table-cell table:formula="of:=IF(OR(AND([.A60]&lt;=[.C60];[.B60]&gt;=[.C60]) ;AND([.A60]&gt;=[.C60];[.A60]&lt;=[.D60]);AND([.B60]&gt;=[.C60];[.B60]&lt;=[.D6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formula="of:=IF(OR(AND([.A61]&lt;=[.C61];[.B61] &gt;=[.D61]) ;AND([.A61]&gt;=[.C61];[.B61] &lt;=[.D61]));1;0)" office:value-type="float" office:value="0" calcext:value-type="float">
            <text:p>0</text:p>
          </table:table-cell>
          <table:table-cell table:formula="of:=IF(OR(AND([.A61]&lt;=[.C61];[.B61]&gt;=[.C61]) ;AND([.A61]&gt;=[.C61];[.A61]&lt;=[.D61]);AND([.B61]&gt;=[.C61];[.B61]&lt;=[.D6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IF(OR(AND([.A62]&lt;=[.C62];[.B62] &gt;=[.D62]) ;AND([.A62]&gt;=[.C62];[.B62] &lt;=[.D62]));1;0)" office:value-type="float" office:value="0" calcext:value-type="float">
            <text:p>0</text:p>
          </table:table-cell>
          <table:table-cell table:formula="of:=IF(OR(AND([.A62]&lt;=[.C62];[.B62]&gt;=[.C62]) ;AND([.A62]&gt;=[.C62];[.A62]&lt;=[.D62]);AND([.B62]&gt;=[.C62];[.B62]&lt;=[.D6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table:formula="of:=IF(OR(AND([.A63]&lt;=[.C63];[.B63] &gt;=[.D63]) ;AND([.A63]&gt;=[.C63];[.B63] &lt;=[.D63]));1;0)" office:value-type="float" office:value="1" calcext:value-type="float">
            <text:p>1</text:p>
          </table:table-cell>
          <table:table-cell table:formula="of:=IF(OR(AND([.A63]&lt;=[.C63];[.B63]&gt;=[.C63]) ;AND([.A63]&gt;=[.C63];[.A63]&lt;=[.D63]);AND([.B63]&gt;=[.C63];[.B63]&lt;=[.D6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OR(AND([.A64]&lt;=[.C64];[.B64] &gt;=[.D64]) ;AND([.A64]&gt;=[.C64];[.B64] &lt;=[.D64]));1;0)" office:value-type="float" office:value="1" calcext:value-type="float">
            <text:p>1</text:p>
          </table:table-cell>
          <table:table-cell table:formula="of:=IF(OR(AND([.A64]&lt;=[.C64];[.B64]&gt;=[.C64]) ;AND([.A64]&gt;=[.C64];[.A64]&lt;=[.D64]);AND([.B64]&gt;=[.C64];[.B64]&lt;=[.D6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table:formula="of:=IF(OR(AND([.A65]&lt;=[.C65];[.B65] &gt;=[.D65]) ;AND([.A65]&gt;=[.C65];[.B65] &lt;=[.D65]));1;0)" office:value-type="float" office:value="0" calcext:value-type="float">
            <text:p>0</text:p>
          </table:table-cell>
          <table:table-cell table:formula="of:=IF(OR(AND([.A65]&lt;=[.C65];[.B65]&gt;=[.C65]) ;AND([.A65]&gt;=[.C65];[.A65]&lt;=[.D65]);AND([.B65]&gt;=[.C65];[.B65]&lt;=[.D6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94" calcext:value-type="float">
            <text:p>94</text:p>
          </table:table-cell>
          <table:table-cell table:formula="of:=IF(OR(AND([.A66]&lt;=[.C66];[.B66] &gt;=[.D66]) ;AND([.A66]&gt;=[.C66];[.B66] &lt;=[.D66]));1;0)" office:value-type="float" office:value="1" calcext:value-type="float">
            <text:p>1</text:p>
          </table:table-cell>
          <table:table-cell table:formula="of:=IF(OR(AND([.A66]&lt;=[.C66];[.B66]&gt;=[.C66]) ;AND([.A66]&gt;=[.C66];[.A66]&lt;=[.D66]);AND([.B66]&gt;=[.C66];[.B66]&lt;=[.D6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table:formula="of:=IF(OR(AND([.A67]&lt;=[.C67];[.B67] &gt;=[.D67]) ;AND([.A67]&gt;=[.C67];[.B67] &lt;=[.D67]));1;0)" office:value-type="float" office:value="1" calcext:value-type="float">
            <text:p>1</text:p>
          </table:table-cell>
          <table:table-cell table:formula="of:=IF(OR(AND([.A67]&lt;=[.C67];[.B67]&gt;=[.C67]) ;AND([.A67]&gt;=[.C67];[.A67]&lt;=[.D67]);AND([.B67]&gt;=[.C67];[.B67]&lt;=[.D6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IF(OR(AND([.A68]&lt;=[.C68];[.B68] &gt;=[.D68]) ;AND([.A68]&gt;=[.C68];[.B68] &lt;=[.D68]));1;0)" office:value-type="float" office:value="0" calcext:value-type="float">
            <text:p>0</text:p>
          </table:table-cell>
          <table:table-cell table:formula="of:=IF(OR(AND([.A68]&lt;=[.C68];[.B68]&gt;=[.C68]) ;AND([.A68]&gt;=[.C68];[.A68]&lt;=[.D68]);AND([.B68]&gt;=[.C68];[.B68]&lt;=[.D6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formula="of:=IF(OR(AND([.A69]&lt;=[.C69];[.B69] &gt;=[.D69]) ;AND([.A69]&gt;=[.C69];[.B69] &lt;=[.D69]));1;0)" office:value-type="float" office:value="1" calcext:value-type="float">
            <text:p>1</text:p>
          </table:table-cell>
          <table:table-cell table:formula="of:=IF(OR(AND([.A69]&lt;=[.C69];[.B69]&gt;=[.C69]) ;AND([.A69]&gt;=[.C69];[.A69]&lt;=[.D69]);AND([.B69]&gt;=[.C69];[.B69]&lt;=[.D6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table:formula="of:=IF(OR(AND([.A70]&lt;=[.C70];[.B70] &gt;=[.D70]) ;AND([.A70]&gt;=[.C70];[.B70] &lt;=[.D70]));1;0)" office:value-type="float" office:value="0" calcext:value-type="float">
            <text:p>0</text:p>
          </table:table-cell>
          <table:table-cell table:formula="of:=IF(OR(AND([.A70]&lt;=[.C70];[.B70]&gt;=[.C70]) ;AND([.A70]&gt;=[.C70];[.A70]&lt;=[.D70]);AND([.B70]&gt;=[.C70];[.B70]&lt;=[.D7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formula="of:=IF(OR(AND([.A71]&lt;=[.C71];[.B71] &gt;=[.D71]) ;AND([.A71]&gt;=[.C71];[.B71] &lt;=[.D71]));1;0)" office:value-type="float" office:value="0" calcext:value-type="float">
            <text:p>0</text:p>
          </table:table-cell>
          <table:table-cell table:formula="of:=IF(OR(AND([.A71]&lt;=[.C71];[.B71]&gt;=[.C71]) ;AND([.A71]&gt;=[.C71];[.A71]&lt;=[.D71]);AND([.B71]&gt;=[.C71];[.B71]&lt;=[.D7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table:formula="of:=IF(OR(AND([.A72]&lt;=[.C72];[.B72] &gt;=[.D72]) ;AND([.A72]&gt;=[.C72];[.B72] &lt;=[.D72]));1;0)" office:value-type="float" office:value="1" calcext:value-type="float">
            <text:p>1</text:p>
          </table:table-cell>
          <table:table-cell table:formula="of:=IF(OR(AND([.A72]&lt;=[.C72];[.B72]&gt;=[.C72]) ;AND([.A72]&gt;=[.C72];[.A72]&lt;=[.D72]);AND([.B72]&gt;=[.C72];[.B72]&lt;=[.D7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formula="of:=IF(OR(AND([.A73]&lt;=[.C73];[.B73] &gt;=[.D73]) ;AND([.A73]&gt;=[.C73];[.B73] &lt;=[.D73]));1;0)" office:value-type="float" office:value="1" calcext:value-type="float">
            <text:p>1</text:p>
          </table:table-cell>
          <table:table-cell table:formula="of:=IF(OR(AND([.A73]&lt;=[.C73];[.B73]&gt;=[.C73]) ;AND([.A73]&gt;=[.C73];[.A73]&lt;=[.D73]);AND([.B73]&gt;=[.C73];[.B73]&lt;=[.D7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OR(AND([.A74]&lt;=[.C74];[.B74] &gt;=[.D74]) ;AND([.A74]&gt;=[.C74];[.B74] &lt;=[.D74]));1;0)" office:value-type="float" office:value="1" calcext:value-type="float">
            <text:p>1</text:p>
          </table:table-cell>
          <table:table-cell table:formula="of:=IF(OR(AND([.A74]&lt;=[.C74];[.B74]&gt;=[.C74]) ;AND([.A74]&gt;=[.C74];[.A74]&lt;=[.D74]);AND([.B74]&gt;=[.C74];[.B74]&lt;=[.D7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table:formula="of:=IF(OR(AND([.A75]&lt;=[.C75];[.B75] &gt;=[.D75]) ;AND([.A75]&gt;=[.C75];[.B75] &lt;=[.D75]));1;0)" office:value-type="float" office:value="1" calcext:value-type="float">
            <text:p>1</text:p>
          </table:table-cell>
          <table:table-cell table:formula="of:=IF(OR(AND([.A75]&lt;=[.C75];[.B75]&gt;=[.C75]) ;AND([.A75]&gt;=[.C75];[.A75]&lt;=[.D75]);AND([.B75]&gt;=[.C75];[.B75]&lt;=[.D7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table:formula="of:=IF(OR(AND([.A76]&lt;=[.C76];[.B76] &gt;=[.D76]) ;AND([.A76]&gt;=[.C76];[.B76] &lt;=[.D76]));1;0)" office:value-type="float" office:value="1" calcext:value-type="float">
            <text:p>1</text:p>
          </table:table-cell>
          <table:table-cell table:formula="of:=IF(OR(AND([.A76]&lt;=[.C76];[.B76]&gt;=[.C76]) ;AND([.A76]&gt;=[.C76];[.A76]&lt;=[.D76]);AND([.B76]&gt;=[.C76];[.B76]&lt;=[.D7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formula="of:=IF(OR(AND([.A77]&lt;=[.C77];[.B77] &gt;=[.D77]) ;AND([.A77]&gt;=[.C77];[.B77] &lt;=[.D77]));1;0)" office:value-type="float" office:value="1" calcext:value-type="float">
            <text:p>1</text:p>
          </table:table-cell>
          <table:table-cell table:formula="of:=IF(OR(AND([.A77]&lt;=[.C77];[.B77]&gt;=[.C77]) ;AND([.A77]&gt;=[.C77];[.A77]&lt;=[.D77]);AND([.B77]&gt;=[.C77];[.B77]&lt;=[.D7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table:formula="of:=IF(OR(AND([.A78]&lt;=[.C78];[.B78] &gt;=[.D78]) ;AND([.A78]&gt;=[.C78];[.B78] &lt;=[.D78]));1;0)" office:value-type="float" office:value="1" calcext:value-type="float">
            <text:p>1</text:p>
          </table:table-cell>
          <table:table-cell table:formula="of:=IF(OR(AND([.A78]&lt;=[.C78];[.B78]&gt;=[.C78]) ;AND([.A78]&gt;=[.C78];[.A78]&lt;=[.D78]);AND([.B78]&gt;=[.C78];[.B78]&lt;=[.D7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formula="of:=IF(OR(AND([.A79]&lt;=[.C79];[.B79] &gt;=[.D79]) ;AND([.A79]&gt;=[.C79];[.B79] &lt;=[.D79]));1;0)" office:value-type="float" office:value="1" calcext:value-type="float">
            <text:p>1</text:p>
          </table:table-cell>
          <table:table-cell table:formula="of:=IF(OR(AND([.A79]&lt;=[.C79];[.B79]&gt;=[.C79]) ;AND([.A79]&gt;=[.C79];[.A79]&lt;=[.D79]);AND([.B79]&gt;=[.C79];[.B79]&lt;=[.D7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formula="of:=IF(OR(AND([.A80]&lt;=[.C80];[.B80] &gt;=[.D80]) ;AND([.A80]&gt;=[.C80];[.B80] &lt;=[.D80]));1;0)" office:value-type="float" office:value="1" calcext:value-type="float">
            <text:p>1</text:p>
          </table:table-cell>
          <table:table-cell table:formula="of:=IF(OR(AND([.A80]&lt;=[.C80];[.B80]&gt;=[.C80]) ;AND([.A80]&gt;=[.C80];[.A80]&lt;=[.D80]);AND([.B80]&gt;=[.C80];[.B80]&lt;=[.D8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table:formula="of:=IF(OR(AND([.A81]&lt;=[.C81];[.B81] &gt;=[.D81]) ;AND([.A81]&gt;=[.C81];[.B81] &lt;=[.D81]));1;0)" office:value-type="float" office:value="1" calcext:value-type="float">
            <text:p>1</text:p>
          </table:table-cell>
          <table:table-cell table:formula="of:=IF(OR(AND([.A81]&lt;=[.C81];[.B81]&gt;=[.C81]) ;AND([.A81]&gt;=[.C81];[.A81]&lt;=[.D81]);AND([.B81]&gt;=[.C81];[.B81]&lt;=[.D8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table:formula="of:=IF(OR(AND([.A82]&lt;=[.C82];[.B82] &gt;=[.D82]) ;AND([.A82]&gt;=[.C82];[.B82] &lt;=[.D82]));1;0)" office:value-type="float" office:value="0" calcext:value-type="float">
            <text:p>0</text:p>
          </table:table-cell>
          <table:table-cell table:formula="of:=IF(OR(AND([.A82]&lt;=[.C82];[.B82]&gt;=[.C82]) ;AND([.A82]&gt;=[.C82];[.A82]&lt;=[.D82]);AND([.B82]&gt;=[.C82];[.B82]&lt;=[.D8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table:formula="of:=IF(OR(AND([.A83]&lt;=[.C83];[.B83] &gt;=[.D83]) ;AND([.A83]&gt;=[.C83];[.B83] &lt;=[.D83]));1;0)" office:value-type="float" office:value="0" calcext:value-type="float">
            <text:p>0</text:p>
          </table:table-cell>
          <table:table-cell table:formula="of:=IF(OR(AND([.A83]&lt;=[.C83];[.B83]&gt;=[.C83]) ;AND([.A83]&gt;=[.C83];[.A83]&lt;=[.D83]);AND([.B83]&gt;=[.C83];[.B83]&lt;=[.D8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formula="of:=IF(OR(AND([.A84]&lt;=[.C84];[.B84] &gt;=[.D84]) ;AND([.A84]&gt;=[.C84];[.B84] &lt;=[.D84]));1;0)" office:value-type="float" office:value="1" calcext:value-type="float">
            <text:p>1</text:p>
          </table:table-cell>
          <table:table-cell table:formula="of:=IF(OR(AND([.A84]&lt;=[.C84];[.B84]&gt;=[.C84]) ;AND([.A84]&gt;=[.C84];[.A84]&lt;=[.D84]);AND([.B84]&gt;=[.C84];[.B84]&lt;=[.D8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table:formula="of:=IF(OR(AND([.A85]&lt;=[.C85];[.B85] &gt;=[.D85]) ;AND([.A85]&gt;=[.C85];[.B85] &lt;=[.D85]));1;0)" office:value-type="float" office:value="1" calcext:value-type="float">
            <text:p>1</text:p>
          </table:table-cell>
          <table:table-cell table:formula="of:=IF(OR(AND([.A85]&lt;=[.C85];[.B85]&gt;=[.C85]) ;AND([.A85]&gt;=[.C85];[.A85]&lt;=[.D85]);AND([.B85]&gt;=[.C85];[.B85]&lt;=[.D8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table:formula="of:=IF(OR(AND([.A86]&lt;=[.C86];[.B86] &gt;=[.D86]) ;AND([.A86]&gt;=[.C86];[.B86] &lt;=[.D86]));1;0)" office:value-type="float" office:value="1" calcext:value-type="float">
            <text:p>1</text:p>
          </table:table-cell>
          <table:table-cell table:formula="of:=IF(OR(AND([.A86]&lt;=[.C86];[.B86]&gt;=[.C86]) ;AND([.A86]&gt;=[.C86];[.A86]&lt;=[.D86]);AND([.B86]&gt;=[.C86];[.B86]&lt;=[.D8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formula="of:=IF(OR(AND([.A87]&lt;=[.C87];[.B87] &gt;=[.D87]) ;AND([.A87]&gt;=[.C87];[.B87] &lt;=[.D87]));1;0)" office:value-type="float" office:value="1" calcext:value-type="float">
            <text:p>1</text:p>
          </table:table-cell>
          <table:table-cell table:formula="of:=IF(OR(AND([.A87]&lt;=[.C87];[.B87]&gt;=[.C87]) ;AND([.A87]&gt;=[.C87];[.A87]&lt;=[.D87]);AND([.B87]&gt;=[.C87];[.B87]&lt;=[.D8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table:formula="of:=IF(OR(AND([.A88]&lt;=[.C88];[.B88] &gt;=[.D88]) ;AND([.A88]&gt;=[.C88];[.B88] &lt;=[.D88]));1;0)" office:value-type="float" office:value="0" calcext:value-type="float">
            <text:p>0</text:p>
          </table:table-cell>
          <table:table-cell table:formula="of:=IF(OR(AND([.A88]&lt;=[.C88];[.B88]&gt;=[.C88]) ;AND([.A88]&gt;=[.C88];[.A88]&lt;=[.D88]);AND([.B88]&gt;=[.C88];[.B88]&lt;=[.D8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IF(OR(AND([.A89]&lt;=[.C89];[.B89] &gt;=[.D89]) ;AND([.A89]&gt;=[.C89];[.B89] &lt;=[.D89]));1;0)" office:value-type="float" office:value="0" calcext:value-type="float">
            <text:p>0</text:p>
          </table:table-cell>
          <table:table-cell table:formula="of:=IF(OR(AND([.A89]&lt;=[.C89];[.B89]&gt;=[.C89]) ;AND([.A89]&gt;=[.C89];[.A89]&lt;=[.D89]);AND([.B89]&gt;=[.C89];[.B89]&lt;=[.D8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IF(OR(AND([.A90]&lt;=[.C90];[.B90] &gt;=[.D90]) ;AND([.A90]&gt;=[.C90];[.B90] &lt;=[.D90]));1;0)" office:value-type="float" office:value="1" calcext:value-type="float">
            <text:p>1</text:p>
          </table:table-cell>
          <table:table-cell table:formula="of:=IF(OR(AND([.A90]&lt;=[.C90];[.B90]&gt;=[.C90]) ;AND([.A90]&gt;=[.C90];[.A90]&lt;=[.D90]);AND([.B90]&gt;=[.C90];[.B90]&lt;=[.D9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table:formula="of:=IF(OR(AND([.A91]&lt;=[.C91];[.B91] &gt;=[.D91]) ;AND([.A91]&gt;=[.C91];[.B91] &lt;=[.D91]));1;0)" office:value-type="float" office:value="1" calcext:value-type="float">
            <text:p>1</text:p>
          </table:table-cell>
          <table:table-cell table:formula="of:=IF(OR(AND([.A91]&lt;=[.C91];[.B91]&gt;=[.C91]) ;AND([.A91]&gt;=[.C91];[.A91]&lt;=[.D91]);AND([.B91]&gt;=[.C91];[.B91]&lt;=[.D9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formula="of:=IF(OR(AND([.A92]&lt;=[.C92];[.B92] &gt;=[.D92]) ;AND([.A92]&gt;=[.C92];[.B92] &lt;=[.D92]));1;0)" office:value-type="float" office:value="1" calcext:value-type="float">
            <text:p>1</text:p>
          </table:table-cell>
          <table:table-cell table:formula="of:=IF(OR(AND([.A92]&lt;=[.C92];[.B92]&gt;=[.C92]) ;AND([.A92]&gt;=[.C92];[.A92]&lt;=[.D92]);AND([.B92]&gt;=[.C92];[.B92]&lt;=[.D9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formula="of:=IF(OR(AND([.A93]&lt;=[.C93];[.B93] &gt;=[.D93]) ;AND([.A93]&gt;=[.C93];[.B93] &lt;=[.D93]));1;0)" office:value-type="float" office:value="0" calcext:value-type="float">
            <text:p>0</text:p>
          </table:table-cell>
          <table:table-cell table:formula="of:=IF(OR(AND([.A93]&lt;=[.C93];[.B93]&gt;=[.C93]) ;AND([.A93]&gt;=[.C93];[.A93]&lt;=[.D93]);AND([.B93]&gt;=[.C93];[.B93]&lt;=[.D9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IF(OR(AND([.A94]&lt;=[.C94];[.B94] &gt;=[.D94]) ;AND([.A94]&gt;=[.C94];[.B94] &lt;=[.D94]));1;0)" office:value-type="float" office:value="0" calcext:value-type="float">
            <text:p>0</text:p>
          </table:table-cell>
          <table:table-cell table:formula="of:=IF(OR(AND([.A94]&lt;=[.C94];[.B94]&gt;=[.C94]) ;AND([.A94]&gt;=[.C94];[.A94]&lt;=[.D94]);AND([.B94]&gt;=[.C94];[.B94]&lt;=[.D9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IF(OR(AND([.A95]&lt;=[.C95];[.B95] &gt;=[.D95]) ;AND([.A95]&gt;=[.C95];[.B95] &lt;=[.D95]));1;0)" office:value-type="float" office:value="0" calcext:value-type="float">
            <text:p>0</text:p>
          </table:table-cell>
          <table:table-cell table:formula="of:=IF(OR(AND([.A95]&lt;=[.C95];[.B95]&gt;=[.C95]) ;AND([.A95]&gt;=[.C95];[.A95]&lt;=[.D95]);AND([.B95]&gt;=[.C95];[.B95]&lt;=[.D95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formula="of:=IF(OR(AND([.A96]&lt;=[.C96];[.B96] &gt;=[.D96]) ;AND([.A96]&gt;=[.C96];[.B96] &lt;=[.D96]));1;0)" office:value-type="float" office:value="1" calcext:value-type="float">
            <text:p>1</text:p>
          </table:table-cell>
          <table:table-cell table:formula="of:=IF(OR(AND([.A96]&lt;=[.C96];[.B96]&gt;=[.C96]) ;AND([.A96]&gt;=[.C96];[.A96]&lt;=[.D96]);AND([.B96]&gt;=[.C96];[.B96]&lt;=[.D9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1" calcext:value-type="float">
            <text:p>81</text:p>
          </table:table-cell>
          <table:table-cell table:formula="of:=IF(OR(AND([.A97]&lt;=[.C97];[.B97] &gt;=[.D97]) ;AND([.A97]&gt;=[.C97];[.B97] &lt;=[.D97]));1;0)" office:value-type="float" office:value="1" calcext:value-type="float">
            <text:p>1</text:p>
          </table:table-cell>
          <table:table-cell table:formula="of:=IF(OR(AND([.A97]&lt;=[.C97];[.B97]&gt;=[.C97]) ;AND([.A97]&gt;=[.C97];[.A97]&lt;=[.D97]);AND([.B97]&gt;=[.C97];[.B97]&lt;=[.D9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formula="of:=IF(OR(AND([.A98]&lt;=[.C98];[.B98] &gt;=[.D98]) ;AND([.A98]&gt;=[.C98];[.B98] &lt;=[.D98]));1;0)" office:value-type="float" office:value="0" calcext:value-type="float">
            <text:p>0</text:p>
          </table:table-cell>
          <table:table-cell table:formula="of:=IF(OR(AND([.A98]&lt;=[.C98];[.B98]&gt;=[.C98]) ;AND([.A98]&gt;=[.C98];[.A98]&lt;=[.D98]);AND([.B98]&gt;=[.C98];[.B98]&lt;=[.D9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formula="of:=IF(OR(AND([.A99]&lt;=[.C99];[.B99] &gt;=[.D99]) ;AND([.A99]&gt;=[.C99];[.B99] &lt;=[.D99]));1;0)" office:value-type="float" office:value="1" calcext:value-type="float">
            <text:p>1</text:p>
          </table:table-cell>
          <table:table-cell table:formula="of:=IF(OR(AND([.A99]&lt;=[.C99];[.B99]&gt;=[.C99]) ;AND([.A99]&gt;=[.C99];[.A99]&lt;=[.D99]);AND([.B99]&gt;=[.C99];[.B99]&lt;=[.D9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formula="of:=IF(OR(AND([.A100]&lt;=[.C100];[.B100] &gt;=[.D100]) ;AND([.A100]&gt;=[.C100];[.B100] &lt;=[.D100]));1;0)" office:value-type="float" office:value="1" calcext:value-type="float">
            <text:p>1</text:p>
          </table:table-cell>
          <table:table-cell table:formula="of:=IF(OR(AND([.A100]&lt;=[.C100];[.B100]&gt;=[.C100]) ;AND([.A100]&gt;=[.C100];[.A100]&lt;=[.D100]);AND([.B100]&gt;=[.C100];[.B100]&lt;=[.D10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formula="of:=IF(OR(AND([.A101]&lt;=[.C101];[.B101] &gt;=[.D101]) ;AND([.A101]&gt;=[.C101];[.B101] &lt;=[.D101]));1;0)" office:value-type="float" office:value="1" calcext:value-type="float">
            <text:p>1</text:p>
          </table:table-cell>
          <table:table-cell table:formula="of:=IF(OR(AND([.A101]&lt;=[.C101];[.B101]&gt;=[.C101]) ;AND([.A101]&gt;=[.C101];[.A101]&lt;=[.D101]);AND([.B101]&gt;=[.C101];[.B101]&lt;=[.D10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formula="of:=IF(OR(AND([.A102]&lt;=[.C102];[.B102] &gt;=[.D102]) ;AND([.A102]&gt;=[.C102];[.B102] &lt;=[.D102]));1;0)" office:value-type="float" office:value="1" calcext:value-type="float">
            <text:p>1</text:p>
          </table:table-cell>
          <table:table-cell table:formula="of:=IF(OR(AND([.A102]&lt;=[.C102];[.B102]&gt;=[.C102]) ;AND([.A102]&gt;=[.C102];[.A102]&lt;=[.D102]);AND([.B102]&gt;=[.C102];[.B102]&lt;=[.D10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OR(AND([.A103]&lt;=[.C103];[.B103] &gt;=[.D103]) ;AND([.A103]&gt;=[.C103];[.B103] &lt;=[.D103]));1;0)" office:value-type="float" office:value="0" calcext:value-type="float">
            <text:p>0</text:p>
          </table:table-cell>
          <table:table-cell table:formula="of:=IF(OR(AND([.A103]&lt;=[.C103];[.B103]&gt;=[.C103]) ;AND([.A103]&gt;=[.C103];[.A103]&lt;=[.D103]);AND([.B103]&gt;=[.C103];[.B103]&lt;=[.D10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OR(AND([.A104]&lt;=[.C104];[.B104] &gt;=[.D104]) ;AND([.A104]&gt;=[.C104];[.B104] &lt;=[.D104]));1;0)" office:value-type="float" office:value="1" calcext:value-type="float">
            <text:p>1</text:p>
          </table:table-cell>
          <table:table-cell table:formula="of:=IF(OR(AND([.A104]&lt;=[.C104];[.B104]&gt;=[.C104]) ;AND([.A104]&gt;=[.C104];[.A104]&lt;=[.D104]);AND([.B104]&gt;=[.C104];[.B104]&lt;=[.D10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table:formula="of:=IF(OR(AND([.A105]&lt;=[.C105];[.B105] &gt;=[.D105]) ;AND([.A105]&gt;=[.C105];[.B105] &lt;=[.D105]));1;0)" office:value-type="float" office:value="0" calcext:value-type="float">
            <text:p>0</text:p>
          </table:table-cell>
          <table:table-cell table:formula="of:=IF(OR(AND([.A105]&lt;=[.C105];[.B105]&gt;=[.C105]) ;AND([.A105]&gt;=[.C105];[.A105]&lt;=[.D105]);AND([.B105]&gt;=[.C105];[.B105]&lt;=[.D10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formula="of:=IF(OR(AND([.A106]&lt;=[.C106];[.B106] &gt;=[.D106]) ;AND([.A106]&gt;=[.C106];[.B106] &lt;=[.D106]));1;0)" office:value-type="float" office:value="1" calcext:value-type="float">
            <text:p>1</text:p>
          </table:table-cell>
          <table:table-cell table:formula="of:=IF(OR(AND([.A106]&lt;=[.C106];[.B106]&gt;=[.C106]) ;AND([.A106]&gt;=[.C106];[.A106]&lt;=[.D106]);AND([.B106]&gt;=[.C106];[.B106]&lt;=[.D10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table:formula="of:=IF(OR(AND([.A107]&lt;=[.C107];[.B107] &gt;=[.D107]) ;AND([.A107]&gt;=[.C107];[.B107] &lt;=[.D107]));1;0)" office:value-type="float" office:value="1" calcext:value-type="float">
            <text:p>1</text:p>
          </table:table-cell>
          <table:table-cell table:formula="of:=IF(OR(AND([.A107]&lt;=[.C107];[.B107]&gt;=[.C107]) ;AND([.A107]&gt;=[.C107];[.A107]&lt;=[.D107]);AND([.B107]&gt;=[.C107];[.B107]&lt;=[.D10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formula="of:=IF(OR(AND([.A108]&lt;=[.C108];[.B108] &gt;=[.D108]) ;AND([.A108]&gt;=[.C108];[.B108] &lt;=[.D108]));1;0)" office:value-type="float" office:value="1" calcext:value-type="float">
            <text:p>1</text:p>
          </table:table-cell>
          <table:table-cell table:formula="of:=IF(OR(AND([.A108]&lt;=[.C108];[.B108]&gt;=[.C108]) ;AND([.A108]&gt;=[.C108];[.A108]&lt;=[.D108]);AND([.B108]&gt;=[.C108];[.B108]&lt;=[.D10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formula="of:=IF(OR(AND([.A109]&lt;=[.C109];[.B109] &gt;=[.D109]) ;AND([.A109]&gt;=[.C109];[.B109] &lt;=[.D109]));1;0)" office:value-type="float" office:value="0" calcext:value-type="float">
            <text:p>0</text:p>
          </table:table-cell>
          <table:table-cell table:formula="of:=IF(OR(AND([.A109]&lt;=[.C109];[.B109]&gt;=[.C109]) ;AND([.A109]&gt;=[.C109];[.A109]&lt;=[.D109]);AND([.B109]&gt;=[.C109];[.B109]&lt;=[.D109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IF(OR(AND([.A110]&lt;=[.C110];[.B110] &gt;=[.D110]) ;AND([.A110]&gt;=[.C110];[.B110] &lt;=[.D110]));1;0)" office:value-type="float" office:value="1" calcext:value-type="float">
            <text:p>1</text:p>
          </table:table-cell>
          <table:table-cell table:formula="of:=IF(OR(AND([.A110]&lt;=[.C110];[.B110]&gt;=[.C110]) ;AND([.A110]&gt;=[.C110];[.A110]&lt;=[.D110]);AND([.B110]&gt;=[.C110];[.B110]&lt;=[.D11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formula="of:=IF(OR(AND([.A111]&lt;=[.C111];[.B111] &gt;=[.D111]) ;AND([.A111]&gt;=[.C111];[.B111] &lt;=[.D111]));1;0)" office:value-type="float" office:value="1" calcext:value-type="float">
            <text:p>1</text:p>
          </table:table-cell>
          <table:table-cell table:formula="of:=IF(OR(AND([.A111]&lt;=[.C111];[.B111]&gt;=[.C111]) ;AND([.A111]&gt;=[.C111];[.A111]&lt;=[.D111]);AND([.B111]&gt;=[.C111];[.B111]&lt;=[.D11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table:formula="of:=IF(OR(AND([.A112]&lt;=[.C112];[.B112] &gt;=[.D112]) ;AND([.A112]&gt;=[.C112];[.B112] &lt;=[.D112]));1;0)" office:value-type="float" office:value="1" calcext:value-type="float">
            <text:p>1</text:p>
          </table:table-cell>
          <table:table-cell table:formula="of:=IF(OR(AND([.A112]&lt;=[.C112];[.B112]&gt;=[.C112]) ;AND([.A112]&gt;=[.C112];[.A112]&lt;=[.D112]);AND([.B112]&gt;=[.C112];[.B112]&lt;=[.D11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formula="of:=IF(OR(AND([.A113]&lt;=[.C113];[.B113] &gt;=[.D113]) ;AND([.A113]&gt;=[.C113];[.B113] &lt;=[.D113]));1;0)" office:value-type="float" office:value="0" calcext:value-type="float">
            <text:p>0</text:p>
          </table:table-cell>
          <table:table-cell table:formula="of:=IF(OR(AND([.A113]&lt;=[.C113];[.B113]&gt;=[.C113]) ;AND([.A113]&gt;=[.C113];[.A113]&lt;=[.D113]);AND([.B113]&gt;=[.C113];[.B113]&lt;=[.D113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table:formula="of:=IF(OR(AND([.A114]&lt;=[.C114];[.B114] &gt;=[.D114]) ;AND([.A114]&gt;=[.C114];[.B114] &lt;=[.D114]));1;0)" office:value-type="float" office:value="1" calcext:value-type="float">
            <text:p>1</text:p>
          </table:table-cell>
          <table:table-cell table:formula="of:=IF(OR(AND([.A114]&lt;=[.C114];[.B114]&gt;=[.C114]) ;AND([.A114]&gt;=[.C114];[.A114]&lt;=[.D114]);AND([.B114]&gt;=[.C114];[.B114]&lt;=[.D11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table:formula="of:=IF(OR(AND([.A115]&lt;=[.C115];[.B115] &gt;=[.D115]) ;AND([.A115]&gt;=[.C115];[.B115] &lt;=[.D115]));1;0)" office:value-type="float" office:value="1" calcext:value-type="float">
            <text:p>1</text:p>
          </table:table-cell>
          <table:table-cell table:formula="of:=IF(OR(AND([.A115]&lt;=[.C115];[.B115]&gt;=[.C115]) ;AND([.A115]&gt;=[.C115];[.A115]&lt;=[.D115]);AND([.B115]&gt;=[.C115];[.B115]&lt;=[.D11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table:formula="of:=IF(OR(AND([.A116]&lt;=[.C116];[.B116] &gt;=[.D116]) ;AND([.A116]&gt;=[.C116];[.B116] &lt;=[.D116]));1;0)" office:value-type="float" office:value="1" calcext:value-type="float">
            <text:p>1</text:p>
          </table:table-cell>
          <table:table-cell table:formula="of:=IF(OR(AND([.A116]&lt;=[.C116];[.B116]&gt;=[.C116]) ;AND([.A116]&gt;=[.C116];[.A116]&lt;=[.D116]);AND([.B116]&gt;=[.C116];[.B116]&lt;=[.D11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formula="of:=IF(OR(AND([.A117]&lt;=[.C117];[.B117] &gt;=[.D117]) ;AND([.A117]&gt;=[.C117];[.B117] &lt;=[.D117]));1;0)" office:value-type="float" office:value="0" calcext:value-type="float">
            <text:p>0</text:p>
          </table:table-cell>
          <table:table-cell table:formula="of:=IF(OR(AND([.A117]&lt;=[.C117];[.B117]&gt;=[.C117]) ;AND([.A117]&gt;=[.C117];[.A117]&lt;=[.D117]);AND([.B117]&gt;=[.C117];[.B117]&lt;=[.D11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IF(OR(AND([.A118]&lt;=[.C118];[.B118] &gt;=[.D118]) ;AND([.A118]&gt;=[.C118];[.B118] &lt;=[.D118]));1;0)" office:value-type="float" office:value="1" calcext:value-type="float">
            <text:p>1</text:p>
          </table:table-cell>
          <table:table-cell table:formula="of:=IF(OR(AND([.A118]&lt;=[.C118];[.B118]&gt;=[.C118]) ;AND([.A118]&gt;=[.C118];[.A118]&lt;=[.D118]);AND([.B118]&gt;=[.C118];[.B118]&lt;=[.D11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formula="of:=IF(OR(AND([.A119]&lt;=[.C119];[.B119] &gt;=[.D119]) ;AND([.A119]&gt;=[.C119];[.B119] &lt;=[.D119]));1;0)" office:value-type="float" office:value="1" calcext:value-type="float">
            <text:p>1</text:p>
          </table:table-cell>
          <table:table-cell table:formula="of:=IF(OR(AND([.A119]&lt;=[.C119];[.B119]&gt;=[.C119]) ;AND([.A119]&gt;=[.C119];[.A119]&lt;=[.D119]);AND([.B119]&gt;=[.C119];[.B119]&lt;=[.D11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IF(OR(AND([.A120]&lt;=[.C120];[.B120] &gt;=[.D120]) ;AND([.A120]&gt;=[.C120];[.B120] &lt;=[.D120]));1;0)" office:value-type="float" office:value="0" calcext:value-type="float">
            <text:p>0</text:p>
          </table:table-cell>
          <table:table-cell table:formula="of:=IF(OR(AND([.A120]&lt;=[.C120];[.B120]&gt;=[.C120]) ;AND([.A120]&gt;=[.C120];[.A120]&lt;=[.D120]);AND([.B120]&gt;=[.C120];[.B120]&lt;=[.D12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table:formula="of:=IF(OR(AND([.A121]&lt;=[.C121];[.B121] &gt;=[.D121]) ;AND([.A121]&gt;=[.C121];[.B121] &lt;=[.D121]));1;0)" office:value-type="float" office:value="1" calcext:value-type="float">
            <text:p>1</text:p>
          </table:table-cell>
          <table:table-cell table:formula="of:=IF(OR(AND([.A121]&lt;=[.C121];[.B121]&gt;=[.C121]) ;AND([.A121]&gt;=[.C121];[.A121]&lt;=[.D121]);AND([.B121]&gt;=[.C121];[.B121]&lt;=[.D12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formula="of:=IF(OR(AND([.A122]&lt;=[.C122];[.B122] &gt;=[.D122]) ;AND([.A122]&gt;=[.C122];[.B122] &lt;=[.D122]));1;0)" office:value-type="float" office:value="0" calcext:value-type="float">
            <text:p>0</text:p>
          </table:table-cell>
          <table:table-cell table:formula="of:=IF(OR(AND([.A122]&lt;=[.C122];[.B122]&gt;=[.C122]) ;AND([.A122]&gt;=[.C122];[.A122]&lt;=[.D122]);AND([.B122]&gt;=[.C122];[.B122]&lt;=[.D12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formula="of:=IF(OR(AND([.A123]&lt;=[.C123];[.B123] &gt;=[.D123]) ;AND([.A123]&gt;=[.C123];[.B123] &lt;=[.D123]));1;0)" office:value-type="float" office:value="1" calcext:value-type="float">
            <text:p>1</text:p>
          </table:table-cell>
          <table:table-cell table:formula="of:=IF(OR(AND([.A123]&lt;=[.C123];[.B123]&gt;=[.C123]) ;AND([.A123]&gt;=[.C123];[.A123]&lt;=[.D123]);AND([.B123]&gt;=[.C123];[.B123]&lt;=[.D12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table:formula="of:=IF(OR(AND([.A124]&lt;=[.C124];[.B124] &gt;=[.D124]) ;AND([.A124]&gt;=[.C124];[.B124] &lt;=[.D124]));1;0)" office:value-type="float" office:value="0" calcext:value-type="float">
            <text:p>0</text:p>
          </table:table-cell>
          <table:table-cell table:formula="of:=IF(OR(AND([.A124]&lt;=[.C124];[.B124]&gt;=[.C124]) ;AND([.A124]&gt;=[.C124];[.A124]&lt;=[.D124]);AND([.B124]&gt;=[.C124];[.B124]&lt;=[.D12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formula="of:=IF(OR(AND([.A125]&lt;=[.C125];[.B125] &gt;=[.D125]) ;AND([.A125]&gt;=[.C125];[.B125] &lt;=[.D125]));1;0)" office:value-type="float" office:value="0" calcext:value-type="float">
            <text:p>0</text:p>
          </table:table-cell>
          <table:table-cell table:formula="of:=IF(OR(AND([.A125]&lt;=[.C125];[.B125]&gt;=[.C125]) ;AND([.A125]&gt;=[.C125];[.A125]&lt;=[.D125]);AND([.B125]&gt;=[.C125];[.B125]&lt;=[.D12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OR(AND([.A126]&lt;=[.C126];[.B126] &gt;=[.D126]) ;AND([.A126]&gt;=[.C126];[.B126] &lt;=[.D126]));1;0)" office:value-type="float" office:value="0" calcext:value-type="float">
            <text:p>0</text:p>
          </table:table-cell>
          <table:table-cell table:formula="of:=IF(OR(AND([.A126]&lt;=[.C126];[.B126]&gt;=[.C126]) ;AND([.A126]&gt;=[.C126];[.A126]&lt;=[.D126]);AND([.B126]&gt;=[.C126];[.B126]&lt;=[.D12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table:formula="of:=IF(OR(AND([.A127]&lt;=[.C127];[.B127] &gt;=[.D127]) ;AND([.A127]&gt;=[.C127];[.B127] &lt;=[.D127]));1;0)" office:value-type="float" office:value="0" calcext:value-type="float">
            <text:p>0</text:p>
          </table:table-cell>
          <table:table-cell table:formula="of:=IF(OR(AND([.A127]&lt;=[.C127];[.B127]&gt;=[.C127]) ;AND([.A127]&gt;=[.C127];[.A127]&lt;=[.D127]);AND([.B127]&gt;=[.C127];[.B127]&lt;=[.D12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table:formula="of:=IF(OR(AND([.A128]&lt;=[.C128];[.B128] &gt;=[.D128]) ;AND([.A128]&gt;=[.C128];[.B128] &lt;=[.D128]));1;0)" office:value-type="float" office:value="0" calcext:value-type="float">
            <text:p>0</text:p>
          </table:table-cell>
          <table:table-cell table:formula="of:=IF(OR(AND([.A128]&lt;=[.C128];[.B128]&gt;=[.C128]) ;AND([.A128]&gt;=[.C128];[.A128]&lt;=[.D128]);AND([.B128]&gt;=[.C128];[.B128]&lt;=[.D12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formula="of:=IF(OR(AND([.A129]&lt;=[.C129];[.B129] &gt;=[.D129]) ;AND([.A129]&gt;=[.C129];[.B129] &lt;=[.D129]));1;0)" office:value-type="float" office:value="0" calcext:value-type="float">
            <text:p>0</text:p>
          </table:table-cell>
          <table:table-cell table:formula="of:=IF(OR(AND([.A129]&lt;=[.C129];[.B129]&gt;=[.C129]) ;AND([.A129]&gt;=[.C129];[.A129]&lt;=[.D129]);AND([.B129]&gt;=[.C129];[.B129]&lt;=[.D12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IF(OR(AND([.A130]&lt;=[.C130];[.B130] &gt;=[.D130]) ;AND([.A130]&gt;=[.C130];[.B130] &lt;=[.D130]));1;0)" office:value-type="float" office:value="0" calcext:value-type="float">
            <text:p>0</text:p>
          </table:table-cell>
          <table:table-cell table:formula="of:=IF(OR(AND([.A130]&lt;=[.C130];[.B130]&gt;=[.C130]) ;AND([.A130]&gt;=[.C130];[.A130]&lt;=[.D130]);AND([.B130]&gt;=[.C130];[.B130]&lt;=[.D13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table:formula="of:=IF(OR(AND([.A131]&lt;=[.C131];[.B131] &gt;=[.D131]) ;AND([.A131]&gt;=[.C131];[.B131] &lt;=[.D131]));1;0)" office:value-type="float" office:value="1" calcext:value-type="float">
            <text:p>1</text:p>
          </table:table-cell>
          <table:table-cell table:formula="of:=IF(OR(AND([.A131]&lt;=[.C131];[.B131]&gt;=[.C131]) ;AND([.A131]&gt;=[.C131];[.A131]&lt;=[.D131]);AND([.B131]&gt;=[.C131];[.B131]&lt;=[.D13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formula="of:=IF(OR(AND([.A132]&lt;=[.C132];[.B132] &gt;=[.D132]) ;AND([.A132]&gt;=[.C132];[.B132] &lt;=[.D132]));1;0)" office:value-type="float" office:value="0" calcext:value-type="float">
            <text:p>0</text:p>
          </table:table-cell>
          <table:table-cell table:formula="of:=IF(OR(AND([.A132]&lt;=[.C132];[.B132]&gt;=[.C132]) ;AND([.A132]&gt;=[.C132];[.A132]&lt;=[.D132]);AND([.B132]&gt;=[.C132];[.B132]&lt;=[.D13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table:formula="of:=IF(OR(AND([.A133]&lt;=[.C133];[.B133] &gt;=[.D133]) ;AND([.A133]&gt;=[.C133];[.B133] &lt;=[.D133]));1;0)" office:value-type="float" office:value="0" calcext:value-type="float">
            <text:p>0</text:p>
          </table:table-cell>
          <table:table-cell table:formula="of:=IF(OR(AND([.A133]&lt;=[.C133];[.B133]&gt;=[.C133]) ;AND([.A133]&gt;=[.C133];[.A133]&lt;=[.D133]);AND([.B133]&gt;=[.C133];[.B133]&lt;=[.D13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formula="of:=IF(OR(AND([.A134]&lt;=[.C134];[.B134] &gt;=[.D134]) ;AND([.A134]&gt;=[.C134];[.B134] &lt;=[.D134]));1;0)" office:value-type="float" office:value="0" calcext:value-type="float">
            <text:p>0</text:p>
          </table:table-cell>
          <table:table-cell table:formula="of:=IF(OR(AND([.A134]&lt;=[.C134];[.B134]&gt;=[.C134]) ;AND([.A134]&gt;=[.C134];[.A134]&lt;=[.D134]);AND([.B134]&gt;=[.C134];[.B134]&lt;=[.D13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formula="of:=IF(OR(AND([.A135]&lt;=[.C135];[.B135] &gt;=[.D135]) ;AND([.A135]&gt;=[.C135];[.B135] &lt;=[.D135]));1;0)" office:value-type="float" office:value="0" calcext:value-type="float">
            <text:p>0</text:p>
          </table:table-cell>
          <table:table-cell table:formula="of:=IF(OR(AND([.A135]&lt;=[.C135];[.B135]&gt;=[.C135]) ;AND([.A135]&gt;=[.C135];[.A135]&lt;=[.D135]);AND([.B135]&gt;=[.C135];[.B135]&lt;=[.D13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table:formula="of:=IF(OR(AND([.A136]&lt;=[.C136];[.B136] &gt;=[.D136]) ;AND([.A136]&gt;=[.C136];[.B136] &lt;=[.D136]));1;0)" office:value-type="float" office:value="0" calcext:value-type="float">
            <text:p>0</text:p>
          </table:table-cell>
          <table:table-cell table:formula="of:=IF(OR(AND([.A136]&lt;=[.C136];[.B136]&gt;=[.C136]) ;AND([.A136]&gt;=[.C136];[.A136]&lt;=[.D136]);AND([.B136]&gt;=[.C136];[.B136]&lt;=[.D13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table:formula="of:=IF(OR(AND([.A137]&lt;=[.C137];[.B137] &gt;=[.D137]) ;AND([.A137]&gt;=[.C137];[.B137] &lt;=[.D137]));1;0)" office:value-type="float" office:value="0" calcext:value-type="float">
            <text:p>0</text:p>
          </table:table-cell>
          <table:table-cell table:formula="of:=IF(OR(AND([.A137]&lt;=[.C137];[.B137]&gt;=[.C137]) ;AND([.A137]&gt;=[.C137];[.A137]&lt;=[.D137]);AND([.B137]&gt;=[.C137];[.B137]&lt;=[.D13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formula="of:=IF(OR(AND([.A138]&lt;=[.C138];[.B138] &gt;=[.D138]) ;AND([.A138]&gt;=[.C138];[.B138] &lt;=[.D138]));1;0)" office:value-type="float" office:value="0" calcext:value-type="float">
            <text:p>0</text:p>
          </table:table-cell>
          <table:table-cell table:formula="of:=IF(OR(AND([.A138]&lt;=[.C138];[.B138]&gt;=[.C138]) ;AND([.A138]&gt;=[.C138];[.A138]&lt;=[.D138]);AND([.B138]&gt;=[.C138];[.B138]&lt;=[.D13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formula="of:=IF(OR(AND([.A139]&lt;=[.C139];[.B139] &gt;=[.D139]) ;AND([.A139]&gt;=[.C139];[.B139] &lt;=[.D139]));1;0)" office:value-type="float" office:value="1" calcext:value-type="float">
            <text:p>1</text:p>
          </table:table-cell>
          <table:table-cell table:formula="of:=IF(OR(AND([.A139]&lt;=[.C139];[.B139]&gt;=[.C139]) ;AND([.A139]&gt;=[.C139];[.A139]&lt;=[.D139]);AND([.B139]&gt;=[.C139];[.B139]&lt;=[.D13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formula="of:=IF(OR(AND([.A140]&lt;=[.C140];[.B140] &gt;=[.D140]) ;AND([.A140]&gt;=[.C140];[.B140] &lt;=[.D140]));1;0)" office:value-type="float" office:value="0" calcext:value-type="float">
            <text:p>0</text:p>
          </table:table-cell>
          <table:table-cell table:formula="of:=IF(OR(AND([.A140]&lt;=[.C140];[.B140]&gt;=[.C140]) ;AND([.A140]&gt;=[.C140];[.A140]&lt;=[.D140]);AND([.B140]&gt;=[.C140];[.B140]&lt;=[.D14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formula="of:=IF(OR(AND([.A141]&lt;=[.C141];[.B141] &gt;=[.D141]) ;AND([.A141]&gt;=[.C141];[.B141] &lt;=[.D141]));1;0)" office:value-type="float" office:value="1" calcext:value-type="float">
            <text:p>1</text:p>
          </table:table-cell>
          <table:table-cell table:formula="of:=IF(OR(AND([.A141]&lt;=[.C141];[.B141]&gt;=[.C141]) ;AND([.A141]&gt;=[.C141];[.A141]&lt;=[.D141]);AND([.B141]&gt;=[.C141];[.B141]&lt;=[.D14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formula="of:=IF(OR(AND([.A142]&lt;=[.C142];[.B142] &gt;=[.D142]) ;AND([.A142]&gt;=[.C142];[.B142] &lt;=[.D142]));1;0)" office:value-type="float" office:value="1" calcext:value-type="float">
            <text:p>1</text:p>
          </table:table-cell>
          <table:table-cell table:formula="of:=IF(OR(AND([.A142]&lt;=[.C142];[.B142]&gt;=[.C142]) ;AND([.A142]&gt;=[.C142];[.A142]&lt;=[.D142]);AND([.B142]&gt;=[.C142];[.B142]&lt;=[.D14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formula="of:=IF(OR(AND([.A143]&lt;=[.C143];[.B143] &gt;=[.D143]) ;AND([.A143]&gt;=[.C143];[.B143] &lt;=[.D143]));1;0)" office:value-type="float" office:value="1" calcext:value-type="float">
            <text:p>1</text:p>
          </table:table-cell>
          <table:table-cell table:formula="of:=IF(OR(AND([.A143]&lt;=[.C143];[.B143]&gt;=[.C143]) ;AND([.A143]&gt;=[.C143];[.A143]&lt;=[.D143]);AND([.B143]&gt;=[.C143];[.B143]&lt;=[.D14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formula="of:=IF(OR(AND([.A144]&lt;=[.C144];[.B144] &gt;=[.D144]) ;AND([.A144]&gt;=[.C144];[.B144] &lt;=[.D144]));1;0)" office:value-type="float" office:value="1" calcext:value-type="float">
            <text:p>1</text:p>
          </table:table-cell>
          <table:table-cell table:formula="of:=IF(OR(AND([.A144]&lt;=[.C144];[.B144]&gt;=[.C144]) ;AND([.A144]&gt;=[.C144];[.A144]&lt;=[.D144]);AND([.B144]&gt;=[.C144];[.B144]&lt;=[.D14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F(OR(AND([.A145]&lt;=[.C145];[.B145] &gt;=[.D145]) ;AND([.A145]&gt;=[.C145];[.B145] &lt;=[.D145]));1;0)" office:value-type="float" office:value="0" calcext:value-type="float">
            <text:p>0</text:p>
          </table:table-cell>
          <table:table-cell table:formula="of:=IF(OR(AND([.A145]&lt;=[.C145];[.B145]&gt;=[.C145]) ;AND([.A145]&gt;=[.C145];[.A145]&lt;=[.D145]);AND([.B145]&gt;=[.C145];[.B145]&lt;=[.D14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formula="of:=IF(OR(AND([.A146]&lt;=[.C146];[.B146] &gt;=[.D146]) ;AND([.A146]&gt;=[.C146];[.B146] &lt;=[.D146]));1;0)" office:value-type="float" office:value="1" calcext:value-type="float">
            <text:p>1</text:p>
          </table:table-cell>
          <table:table-cell table:formula="of:=IF(OR(AND([.A146]&lt;=[.C146];[.B146]&gt;=[.C146]) ;AND([.A146]&gt;=[.C146];[.A146]&lt;=[.D146]);AND([.B146]&gt;=[.C146];[.B146]&lt;=[.D14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table:formula="of:=IF(OR(AND([.A147]&lt;=[.C147];[.B147] &gt;=[.D147]) ;AND([.A147]&gt;=[.C147];[.B147] &lt;=[.D147]));1;0)" office:value-type="float" office:value="0" calcext:value-type="float">
            <text:p>0</text:p>
          </table:table-cell>
          <table:table-cell table:formula="of:=IF(OR(AND([.A147]&lt;=[.C147];[.B147]&gt;=[.C147]) ;AND([.A147]&gt;=[.C147];[.A147]&lt;=[.D147]);AND([.B147]&gt;=[.C147];[.B147]&lt;=[.D14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table:formula="of:=IF(OR(AND([.A148]&lt;=[.C148];[.B148] &gt;=[.D148]) ;AND([.A148]&gt;=[.C148];[.B148] &lt;=[.D148]));1;0)" office:value-type="float" office:value="0" calcext:value-type="float">
            <text:p>0</text:p>
          </table:table-cell>
          <table:table-cell table:formula="of:=IF(OR(AND([.A148]&lt;=[.C148];[.B148]&gt;=[.C148]) ;AND([.A148]&gt;=[.C148];[.A148]&lt;=[.D148]);AND([.B148]&gt;=[.C148];[.B148]&lt;=[.D14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table:formula="of:=IF(OR(AND([.A149]&lt;=[.C149];[.B149] &gt;=[.D149]) ;AND([.A149]&gt;=[.C149];[.B149] &lt;=[.D149]));1;0)" office:value-type="float" office:value="0" calcext:value-type="float">
            <text:p>0</text:p>
          </table:table-cell>
          <table:table-cell table:formula="of:=IF(OR(AND([.A149]&lt;=[.C149];[.B149]&gt;=[.C149]) ;AND([.A149]&gt;=[.C149];[.A149]&lt;=[.D149]);AND([.B149]&gt;=[.C149];[.B149]&lt;=[.D149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IF(OR(AND([.A150]&lt;=[.C150];[.B150] &gt;=[.D150]) ;AND([.A150]&gt;=[.C150];[.B150] &lt;=[.D150]));1;0)" office:value-type="float" office:value="1" calcext:value-type="float">
            <text:p>1</text:p>
          </table:table-cell>
          <table:table-cell table:formula="of:=IF(OR(AND([.A150]&lt;=[.C150];[.B150]&gt;=[.C150]) ;AND([.A150]&gt;=[.C150];[.A150]&lt;=[.D150]);AND([.B150]&gt;=[.C150];[.B150]&lt;=[.D15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formula="of:=IF(OR(AND([.A151]&lt;=[.C151];[.B151] &gt;=[.D151]) ;AND([.A151]&gt;=[.C151];[.B151] &lt;=[.D151]));1;0)" office:value-type="float" office:value="0" calcext:value-type="float">
            <text:p>0</text:p>
          </table:table-cell>
          <table:table-cell table:formula="of:=IF(OR(AND([.A151]&lt;=[.C151];[.B151]&gt;=[.C151]) ;AND([.A151]&gt;=[.C151];[.A151]&lt;=[.D151]);AND([.B151]&gt;=[.C151];[.B151]&lt;=[.D15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OR(AND([.A152]&lt;=[.C152];[.B152] &gt;=[.D152]) ;AND([.A152]&gt;=[.C152];[.B152] &lt;=[.D152]));1;0)" office:value-type="float" office:value="1" calcext:value-type="float">
            <text:p>1</text:p>
          </table:table-cell>
          <table:table-cell table:formula="of:=IF(OR(AND([.A152]&lt;=[.C152];[.B152]&gt;=[.C152]) ;AND([.A152]&gt;=[.C152];[.A152]&lt;=[.D152]);AND([.B152]&gt;=[.C152];[.B152]&lt;=[.D15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IF(OR(AND([.A153]&lt;=[.C153];[.B153] &gt;=[.D153]) ;AND([.A153]&gt;=[.C153];[.B153] &lt;=[.D153]));1;0)" office:value-type="float" office:value="1" calcext:value-type="float">
            <text:p>1</text:p>
          </table:table-cell>
          <table:table-cell table:formula="of:=IF(OR(AND([.A153]&lt;=[.C153];[.B153]&gt;=[.C153]) ;AND([.A153]&gt;=[.C153];[.A153]&lt;=[.D153]);AND([.B153]&gt;=[.C153];[.B153]&lt;=[.D15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IF(OR(AND([.A154]&lt;=[.C154];[.B154] &gt;=[.D154]) ;AND([.A154]&gt;=[.C154];[.B154] &lt;=[.D154]));1;0)" office:value-type="float" office:value="1" calcext:value-type="float">
            <text:p>1</text:p>
          </table:table-cell>
          <table:table-cell table:formula="of:=IF(OR(AND([.A154]&lt;=[.C154];[.B154]&gt;=[.C154]) ;AND([.A154]&gt;=[.C154];[.A154]&lt;=[.D154]);AND([.B154]&gt;=[.C154];[.B154]&lt;=[.D15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table:formula="of:=IF(OR(AND([.A155]&lt;=[.C155];[.B155] &gt;=[.D155]) ;AND([.A155]&gt;=[.C155];[.B155] &lt;=[.D155]));1;0)" office:value-type="float" office:value="1" calcext:value-type="float">
            <text:p>1</text:p>
          </table:table-cell>
          <table:table-cell table:formula="of:=IF(OR(AND([.A155]&lt;=[.C155];[.B155]&gt;=[.C155]) ;AND([.A155]&gt;=[.C155];[.A155]&lt;=[.D155]);AND([.B155]&gt;=[.C155];[.B155]&lt;=[.D15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formula="of:=IF(OR(AND([.A156]&lt;=[.C156];[.B156] &gt;=[.D156]) ;AND([.A156]&gt;=[.C156];[.B156] &lt;=[.D156]));1;0)" office:value-type="float" office:value="0" calcext:value-type="float">
            <text:p>0</text:p>
          </table:table-cell>
          <table:table-cell table:formula="of:=IF(OR(AND([.A156]&lt;=[.C156];[.B156]&gt;=[.C156]) ;AND([.A156]&gt;=[.C156];[.A156]&lt;=[.D156]);AND([.B156]&gt;=[.C156];[.B156]&lt;=[.D15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IF(OR(AND([.A157]&lt;=[.C157];[.B157] &gt;=[.D157]) ;AND([.A157]&gt;=[.C157];[.B157] &lt;=[.D157]));1;0)" office:value-type="float" office:value="0" calcext:value-type="float">
            <text:p>0</text:p>
          </table:table-cell>
          <table:table-cell table:formula="of:=IF(OR(AND([.A157]&lt;=[.C157];[.B157]&gt;=[.C157]) ;AND([.A157]&gt;=[.C157];[.A157]&lt;=[.D157]);AND([.B157]&gt;=[.C157];[.B157]&lt;=[.D15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table:formula="of:=IF(OR(AND([.A158]&lt;=[.C158];[.B158] &gt;=[.D158]) ;AND([.A158]&gt;=[.C158];[.B158] &lt;=[.D158]));1;0)" office:value-type="float" office:value="0" calcext:value-type="float">
            <text:p>0</text:p>
          </table:table-cell>
          <table:table-cell table:formula="of:=IF(OR(AND([.A158]&lt;=[.C158];[.B158]&gt;=[.C158]) ;AND([.A158]&gt;=[.C158];[.A158]&lt;=[.D158]);AND([.B158]&gt;=[.C158];[.B158]&lt;=[.D15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formula="of:=IF(OR(AND([.A159]&lt;=[.C159];[.B159] &gt;=[.D159]) ;AND([.A159]&gt;=[.C159];[.B159] &lt;=[.D159]));1;0)" office:value-type="float" office:value="1" calcext:value-type="float">
            <text:p>1</text:p>
          </table:table-cell>
          <table:table-cell table:formula="of:=IF(OR(AND([.A159]&lt;=[.C159];[.B159]&gt;=[.C159]) ;AND([.A159]&gt;=[.C159];[.A159]&lt;=[.D159]);AND([.B159]&gt;=[.C159];[.B159]&lt;=[.D15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formula="of:=IF(OR(AND([.A160]&lt;=[.C160];[.B160] &gt;=[.D160]) ;AND([.A160]&gt;=[.C160];[.B160] &lt;=[.D160]));1;0)" office:value-type="float" office:value="0" calcext:value-type="float">
            <text:p>0</text:p>
          </table:table-cell>
          <table:table-cell table:formula="of:=IF(OR(AND([.A160]&lt;=[.C160];[.B160]&gt;=[.C160]) ;AND([.A160]&gt;=[.C160];[.A160]&lt;=[.D160]);AND([.B160]&gt;=[.C160];[.B160]&lt;=[.D16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table:formula="of:=IF(OR(AND([.A161]&lt;=[.C161];[.B161] &gt;=[.D161]) ;AND([.A161]&gt;=[.C161];[.B161] &lt;=[.D161]));1;0)" office:value-type="float" office:value="1" calcext:value-type="float">
            <text:p>1</text:p>
          </table:table-cell>
          <table:table-cell table:formula="of:=IF(OR(AND([.A161]&lt;=[.C161];[.B161]&gt;=[.C161]) ;AND([.A161]&gt;=[.C161];[.A161]&lt;=[.D161]);AND([.B161]&gt;=[.C161];[.B161]&lt;=[.D16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formula="of:=IF(OR(AND([.A162]&lt;=[.C162];[.B162] &gt;=[.D162]) ;AND([.A162]&gt;=[.C162];[.B162] &lt;=[.D162]));1;0)" office:value-type="float" office:value="0" calcext:value-type="float">
            <text:p>0</text:p>
          </table:table-cell>
          <table:table-cell table:formula="of:=IF(OR(AND([.A162]&lt;=[.C162];[.B162]&gt;=[.C162]) ;AND([.A162]&gt;=[.C162];[.A162]&lt;=[.D162]);AND([.B162]&gt;=[.C162];[.B162]&lt;=[.D16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IF(OR(AND([.A163]&lt;=[.C163];[.B163] &gt;=[.D163]) ;AND([.A163]&gt;=[.C163];[.B163] &lt;=[.D163]));1;0)" office:value-type="float" office:value="0" calcext:value-type="float">
            <text:p>0</text:p>
          </table:table-cell>
          <table:table-cell table:formula="of:=IF(OR(AND([.A163]&lt;=[.C163];[.B163]&gt;=[.C163]) ;AND([.A163]&gt;=[.C163];[.A163]&lt;=[.D163]);AND([.B163]&gt;=[.C163];[.B163]&lt;=[.D163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formula="of:=IF(OR(AND([.A164]&lt;=[.C164];[.B164] &gt;=[.D164]) ;AND([.A164]&gt;=[.C164];[.B164] &lt;=[.D164]));1;0)" office:value-type="float" office:value="1" calcext:value-type="float">
            <text:p>1</text:p>
          </table:table-cell>
          <table:table-cell table:formula="of:=IF(OR(AND([.A164]&lt;=[.C164];[.B164]&gt;=[.C164]) ;AND([.A164]&gt;=[.C164];[.A164]&lt;=[.D164]);AND([.B164]&gt;=[.C164];[.B164]&lt;=[.D16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table:formula="of:=IF(OR(AND([.A165]&lt;=[.C165];[.B165] &gt;=[.D165]) ;AND([.A165]&gt;=[.C165];[.B165] &lt;=[.D165]));1;0)" office:value-type="float" office:value="0" calcext:value-type="float">
            <text:p>0</text:p>
          </table:table-cell>
          <table:table-cell table:formula="of:=IF(OR(AND([.A165]&lt;=[.C165];[.B165]&gt;=[.C165]) ;AND([.A165]&gt;=[.C165];[.A165]&lt;=[.D165]);AND([.B165]&gt;=[.C165];[.B165]&lt;=[.D16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table:formula="of:=IF(OR(AND([.A166]&lt;=[.C166];[.B166] &gt;=[.D166]) ;AND([.A166]&gt;=[.C166];[.B166] &lt;=[.D166]));1;0)" office:value-type="float" office:value="0" calcext:value-type="float">
            <text:p>0</text:p>
          </table:table-cell>
          <table:table-cell table:formula="of:=IF(OR(AND([.A166]&lt;=[.C166];[.B166]&gt;=[.C166]) ;AND([.A166]&gt;=[.C166];[.A166]&lt;=[.D166]);AND([.B166]&gt;=[.C166];[.B166]&lt;=[.D16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IF(OR(AND([.A167]&lt;=[.C167];[.B167] &gt;=[.D167]) ;AND([.A167]&gt;=[.C167];[.B167] &lt;=[.D167]));1;0)" office:value-type="float" office:value="0" calcext:value-type="float">
            <text:p>0</text:p>
          </table:table-cell>
          <table:table-cell table:formula="of:=IF(OR(AND([.A167]&lt;=[.C167];[.B167]&gt;=[.C167]) ;AND([.A167]&gt;=[.C167];[.A167]&lt;=[.D167]);AND([.B167]&gt;=[.C167];[.B167]&lt;=[.D16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table:formula="of:=IF(OR(AND([.A168]&lt;=[.C168];[.B168] &gt;=[.D168]) ;AND([.A168]&gt;=[.C168];[.B168] &lt;=[.D168]));1;0)" office:value-type="float" office:value="0" calcext:value-type="float">
            <text:p>0</text:p>
          </table:table-cell>
          <table:table-cell table:formula="of:=IF(OR(AND([.A168]&lt;=[.C168];[.B168]&gt;=[.C168]) ;AND([.A168]&gt;=[.C168];[.A168]&lt;=[.D168]);AND([.B168]&gt;=[.C168];[.B168]&lt;=[.D16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formula="of:=IF(OR(AND([.A169]&lt;=[.C169];[.B169] &gt;=[.D169]) ;AND([.A169]&gt;=[.C169];[.B169] &lt;=[.D169]));1;0)" office:value-type="float" office:value="1" calcext:value-type="float">
            <text:p>1</text:p>
          </table:table-cell>
          <table:table-cell table:formula="of:=IF(OR(AND([.A169]&lt;=[.C169];[.B169]&gt;=[.C169]) ;AND([.A169]&gt;=[.C169];[.A169]&lt;=[.D169]);AND([.B169]&gt;=[.C169];[.B169]&lt;=[.D16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IF(OR(AND([.A170]&lt;=[.C170];[.B170] &gt;=[.D170]) ;AND([.A170]&gt;=[.C170];[.B170] &lt;=[.D170]));1;0)" office:value-type="float" office:value="0" calcext:value-type="float">
            <text:p>0</text:p>
          </table:table-cell>
          <table:table-cell table:formula="of:=IF(OR(AND([.A170]&lt;=[.C170];[.B170]&gt;=[.C170]) ;AND([.A170]&gt;=[.C170];[.A170]&lt;=[.D170]);AND([.B170]&gt;=[.C170];[.B170]&lt;=[.D17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table:formula="of:=IF(OR(AND([.A171]&lt;=[.C171];[.B171] &gt;=[.D171]) ;AND([.A171]&gt;=[.C171];[.B171] &lt;=[.D171]));1;0)" office:value-type="float" office:value="0" calcext:value-type="float">
            <text:p>0</text:p>
          </table:table-cell>
          <table:table-cell table:formula="of:=IF(OR(AND([.A171]&lt;=[.C171];[.B171]&gt;=[.C171]) ;AND([.A171]&gt;=[.C171];[.A171]&lt;=[.D171]);AND([.B171]&gt;=[.C171];[.B171]&lt;=[.D17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formula="of:=IF(OR(AND([.A172]&lt;=[.C172];[.B172] &gt;=[.D172]) ;AND([.A172]&gt;=[.C172];[.B172] &lt;=[.D172]));1;0)" office:value-type="float" office:value="1" calcext:value-type="float">
            <text:p>1</text:p>
          </table:table-cell>
          <table:table-cell table:formula="of:=IF(OR(AND([.A172]&lt;=[.C172];[.B172]&gt;=[.C172]) ;AND([.A172]&gt;=[.C172];[.A172]&lt;=[.D172]);AND([.B172]&gt;=[.C172];[.B172]&lt;=[.D17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formula="of:=IF(OR(AND([.A173]&lt;=[.C173];[.B173] &gt;=[.D173]) ;AND([.A173]&gt;=[.C173];[.B173] &lt;=[.D173]));1;0)" office:value-type="float" office:value="0" calcext:value-type="float">
            <text:p>0</text:p>
          </table:table-cell>
          <table:table-cell table:formula="of:=IF(OR(AND([.A173]&lt;=[.C173];[.B173]&gt;=[.C173]) ;AND([.A173]&gt;=[.C173];[.A173]&lt;=[.D173]);AND([.B173]&gt;=[.C173];[.B173]&lt;=[.D17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66" calcext:value-type="float">
            <text:p>66</text:p>
          </table:table-cell>
          <table:table-cell table:formula="of:=IF(OR(AND([.A174]&lt;=[.C174];[.B174] &gt;=[.D174]) ;AND([.A174]&gt;=[.C174];[.B174] &lt;=[.D174]));1;0)" office:value-type="float" office:value="1" calcext:value-type="float">
            <text:p>1</text:p>
          </table:table-cell>
          <table:table-cell table:formula="of:=IF(OR(AND([.A174]&lt;=[.C174];[.B174]&gt;=[.C174]) ;AND([.A174]&gt;=[.C174];[.A174]&lt;=[.D174]);AND([.B174]&gt;=[.C174];[.B174]&lt;=[.D17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formula="of:=IF(OR(AND([.A175]&lt;=[.C175];[.B175] &gt;=[.D175]) ;AND([.A175]&gt;=[.C175];[.B175] &lt;=[.D175]));1;0)" office:value-type="float" office:value="1" calcext:value-type="float">
            <text:p>1</text:p>
          </table:table-cell>
          <table:table-cell table:formula="of:=IF(OR(AND([.A175]&lt;=[.C175];[.B175]&gt;=[.C175]) ;AND([.A175]&gt;=[.C175];[.A175]&lt;=[.D175]);AND([.B175]&gt;=[.C175];[.B175]&lt;=[.D17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formula="of:=IF(OR(AND([.A176]&lt;=[.C176];[.B176] &gt;=[.D176]) ;AND([.A176]&gt;=[.C176];[.B176] &lt;=[.D176]));1;0)" office:value-type="float" office:value="1" calcext:value-type="float">
            <text:p>1</text:p>
          </table:table-cell>
          <table:table-cell table:formula="of:=IF(OR(AND([.A176]&lt;=[.C176];[.B176]&gt;=[.C176]) ;AND([.A176]&gt;=[.C176];[.A176]&lt;=[.D176]);AND([.B176]&gt;=[.C176];[.B176]&lt;=[.D17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IF(OR(AND([.A177]&lt;=[.C177];[.B177] &gt;=[.D177]) ;AND([.A177]&gt;=[.C177];[.B177] &lt;=[.D177]));1;0)" office:value-type="float" office:value="0" calcext:value-type="float">
            <text:p>0</text:p>
          </table:table-cell>
          <table:table-cell table:formula="of:=IF(OR(AND([.A177]&lt;=[.C177];[.B177]&gt;=[.C177]) ;AND([.A177]&gt;=[.C177];[.A177]&lt;=[.D177]);AND([.B177]&gt;=[.C177];[.B177]&lt;=[.D177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formula="of:=IF(OR(AND([.A178]&lt;=[.C178];[.B178] &gt;=[.D178]) ;AND([.A178]&gt;=[.C178];[.B178] &lt;=[.D178]));1;0)" office:value-type="float" office:value="0" calcext:value-type="float">
            <text:p>0</text:p>
          </table:table-cell>
          <table:table-cell table:formula="of:=IF(OR(AND([.A178]&lt;=[.C178];[.B178]&gt;=[.C178]) ;AND([.A178]&gt;=[.C178];[.A178]&lt;=[.D178]);AND([.B178]&gt;=[.C178];[.B178]&lt;=[.D17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formula="of:=IF(OR(AND([.A179]&lt;=[.C179];[.B179] &gt;=[.D179]) ;AND([.A179]&gt;=[.C179];[.B179] &lt;=[.D179]));1;0)" office:value-type="float" office:value="1" calcext:value-type="float">
            <text:p>1</text:p>
          </table:table-cell>
          <table:table-cell table:formula="of:=IF(OR(AND([.A179]&lt;=[.C179];[.B179]&gt;=[.C179]) ;AND([.A179]&gt;=[.C179];[.A179]&lt;=[.D179]);AND([.B179]&gt;=[.C179];[.B179]&lt;=[.D17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formula="of:=IF(OR(AND([.A180]&lt;=[.C180];[.B180] &gt;=[.D180]) ;AND([.A180]&gt;=[.C180];[.B180] &lt;=[.D180]));1;0)" office:value-type="float" office:value="1" calcext:value-type="float">
            <text:p>1</text:p>
          </table:table-cell>
          <table:table-cell table:formula="of:=IF(OR(AND([.A180]&lt;=[.C180];[.B180]&gt;=[.C180]) ;AND([.A180]&gt;=[.C180];[.A180]&lt;=[.D180]);AND([.B180]&gt;=[.C180];[.B180]&lt;=[.D18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OR(AND([.A181]&lt;=[.C181];[.B181] &gt;=[.D181]) ;AND([.A181]&gt;=[.C181];[.B181] &lt;=[.D181]));1;0)" office:value-type="float" office:value="1" calcext:value-type="float">
            <text:p>1</text:p>
          </table:table-cell>
          <table:table-cell table:formula="of:=IF(OR(AND([.A181]&lt;=[.C181];[.B181]&gt;=[.C181]) ;AND([.A181]&gt;=[.C181];[.A181]&lt;=[.D181]);AND([.B181]&gt;=[.C181];[.B181]&lt;=[.D18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IF(OR(AND([.A182]&lt;=[.C182];[.B182] &gt;=[.D182]) ;AND([.A182]&gt;=[.C182];[.B182] &lt;=[.D182]));1;0)" office:value-type="float" office:value="1" calcext:value-type="float">
            <text:p>1</text:p>
          </table:table-cell>
          <table:table-cell table:formula="of:=IF(OR(AND([.A182]&lt;=[.C182];[.B182]&gt;=[.C182]) ;AND([.A182]&gt;=[.C182];[.A182]&lt;=[.D182]);AND([.B182]&gt;=[.C182];[.B182]&lt;=[.D18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F(OR(AND([.A183]&lt;=[.C183];[.B183] &gt;=[.D183]) ;AND([.A183]&gt;=[.C183];[.B183] &lt;=[.D183]));1;0)" office:value-type="float" office:value="0" calcext:value-type="float">
            <text:p>0</text:p>
          </table:table-cell>
          <table:table-cell table:formula="of:=IF(OR(AND([.A183]&lt;=[.C183];[.B183]&gt;=[.C183]) ;AND([.A183]&gt;=[.C183];[.A183]&lt;=[.D183]);AND([.B183]&gt;=[.C183];[.B183]&lt;=[.D18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IF(OR(AND([.A184]&lt;=[.C184];[.B184] &gt;=[.D184]) ;AND([.A184]&gt;=[.C184];[.B184] &lt;=[.D184]));1;0)" office:value-type="float" office:value="1" calcext:value-type="float">
            <text:p>1</text:p>
          </table:table-cell>
          <table:table-cell table:formula="of:=IF(OR(AND([.A184]&lt;=[.C184];[.B184]&gt;=[.C184]) ;AND([.A184]&gt;=[.C184];[.A184]&lt;=[.D184]);AND([.B184]&gt;=[.C184];[.B184]&lt;=[.D18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IF(OR(AND([.A185]&lt;=[.C185];[.B185] &gt;=[.D185]) ;AND([.A185]&gt;=[.C185];[.B185] &lt;=[.D185]));1;0)" office:value-type="float" office:value="1" calcext:value-type="float">
            <text:p>1</text:p>
          </table:table-cell>
          <table:table-cell table:formula="of:=IF(OR(AND([.A185]&lt;=[.C185];[.B185]&gt;=[.C185]) ;AND([.A185]&gt;=[.C185];[.A185]&lt;=[.D185]);AND([.B185]&gt;=[.C185];[.B185]&lt;=[.D18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formula="of:=IF(OR(AND([.A186]&lt;=[.C186];[.B186] &gt;=[.D186]) ;AND([.A186]&gt;=[.C186];[.B186] &lt;=[.D186]));1;0)" office:value-type="float" office:value="1" calcext:value-type="float">
            <text:p>1</text:p>
          </table:table-cell>
          <table:table-cell table:formula="of:=IF(OR(AND([.A186]&lt;=[.C186];[.B186]&gt;=[.C186]) ;AND([.A186]&gt;=[.C186];[.A186]&lt;=[.D186]);AND([.B186]&gt;=[.C186];[.B186]&lt;=[.D18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IF(OR(AND([.A187]&lt;=[.C187];[.B187] &gt;=[.D187]) ;AND([.A187]&gt;=[.C187];[.B187] &lt;=[.D187]));1;0)" office:value-type="float" office:value="1" calcext:value-type="float">
            <text:p>1</text:p>
          </table:table-cell>
          <table:table-cell table:formula="of:=IF(OR(AND([.A187]&lt;=[.C187];[.B187]&gt;=[.C187]) ;AND([.A187]&gt;=[.C187];[.A187]&lt;=[.D187]);AND([.B187]&gt;=[.C187];[.B187]&lt;=[.D18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formula="of:=IF(OR(AND([.A188]&lt;=[.C188];[.B188] &gt;=[.D188]) ;AND([.A188]&gt;=[.C188];[.B188] &lt;=[.D188]));1;0)" office:value-type="float" office:value="1" calcext:value-type="float">
            <text:p>1</text:p>
          </table:table-cell>
          <table:table-cell table:formula="of:=IF(OR(AND([.A188]&lt;=[.C188];[.B188]&gt;=[.C188]) ;AND([.A188]&gt;=[.C188];[.A188]&lt;=[.D188]);AND([.B188]&gt;=[.C188];[.B188]&lt;=[.D18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formula="of:=IF(OR(AND([.A189]&lt;=[.C189];[.B189] &gt;=[.D189]) ;AND([.A189]&gt;=[.C189];[.B189] &lt;=[.D189]));1;0)" office:value-type="float" office:value="0" calcext:value-type="float">
            <text:p>0</text:p>
          </table:table-cell>
          <table:table-cell table:formula="of:=IF(OR(AND([.A189]&lt;=[.C189];[.B189]&gt;=[.C189]) ;AND([.A189]&gt;=[.C189];[.A189]&lt;=[.D189]);AND([.B189]&gt;=[.C189];[.B189]&lt;=[.D18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IF(OR(AND([.A190]&lt;=[.C190];[.B190] &gt;=[.D190]) ;AND([.A190]&gt;=[.C190];[.B190] &lt;=[.D190]));1;0)" office:value-type="float" office:value="0" calcext:value-type="float">
            <text:p>0</text:p>
          </table:table-cell>
          <table:table-cell table:formula="of:=IF(OR(AND([.A190]&lt;=[.C190];[.B190]&gt;=[.C190]) ;AND([.A190]&gt;=[.C190];[.A190]&lt;=[.D190]);AND([.B190]&gt;=[.C190];[.B190]&lt;=[.D19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OR(AND([.A191]&lt;=[.C191];[.B191] &gt;=[.D191]) ;AND([.A191]&gt;=[.C191];[.B191] &lt;=[.D191]));1;0)" office:value-type="float" office:value="0" calcext:value-type="float">
            <text:p>0</text:p>
          </table:table-cell>
          <table:table-cell table:formula="of:=IF(OR(AND([.A191]&lt;=[.C191];[.B191]&gt;=[.C191]) ;AND([.A191]&gt;=[.C191];[.A191]&lt;=[.D191]);AND([.B191]&gt;=[.C191];[.B191]&lt;=[.D19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OR(AND([.A192]&lt;=[.C192];[.B192] &gt;=[.D192]) ;AND([.A192]&gt;=[.C192];[.B192] &lt;=[.D192]));1;0)" office:value-type="float" office:value="0" calcext:value-type="float">
            <text:p>0</text:p>
          </table:table-cell>
          <table:table-cell table:formula="of:=IF(OR(AND([.A192]&lt;=[.C192];[.B192]&gt;=[.C192]) ;AND([.A192]&gt;=[.C192];[.A192]&lt;=[.D192]);AND([.B192]&gt;=[.C192];[.B192]&lt;=[.D192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formula="of:=IF(OR(AND([.A193]&lt;=[.C193];[.B193] &gt;=[.D193]) ;AND([.A193]&gt;=[.C193];[.B193] &lt;=[.D193]));1;0)" office:value-type="float" office:value="1" calcext:value-type="float">
            <text:p>1</text:p>
          </table:table-cell>
          <table:table-cell table:formula="of:=IF(OR(AND([.A193]&lt;=[.C193];[.B193]&gt;=[.C193]) ;AND([.A193]&gt;=[.C193];[.A193]&lt;=[.D193]);AND([.B193]&gt;=[.C193];[.B193]&lt;=[.D19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table:formula="of:=IF(OR(AND([.A194]&lt;=[.C194];[.B194] &gt;=[.D194]) ;AND([.A194]&gt;=[.C194];[.B194] &lt;=[.D194]));1;0)" office:value-type="float" office:value="0" calcext:value-type="float">
            <text:p>0</text:p>
          </table:table-cell>
          <table:table-cell table:formula="of:=IF(OR(AND([.A194]&lt;=[.C194];[.B194]&gt;=[.C194]) ;AND([.A194]&gt;=[.C194];[.A194]&lt;=[.D194]);AND([.B194]&gt;=[.C194];[.B194]&lt;=[.D19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formula="of:=IF(OR(AND([.A195]&lt;=[.C195];[.B195] &gt;=[.D195]) ;AND([.A195]&gt;=[.C195];[.B195] &lt;=[.D195]));1;0)" office:value-type="float" office:value="0" calcext:value-type="float">
            <text:p>0</text:p>
          </table:table-cell>
          <table:table-cell table:formula="of:=IF(OR(AND([.A195]&lt;=[.C195];[.B195]&gt;=[.C195]) ;AND([.A195]&gt;=[.C195];[.A195]&lt;=[.D195]);AND([.B195]&gt;=[.C195];[.B195]&lt;=[.D19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table:formula="of:=IF(OR(AND([.A196]&lt;=[.C196];[.B196] &gt;=[.D196]) ;AND([.A196]&gt;=[.C196];[.B196] &lt;=[.D196]));1;0)" office:value-type="float" office:value="1" calcext:value-type="float">
            <text:p>1</text:p>
          </table:table-cell>
          <table:table-cell table:formula="of:=IF(OR(AND([.A196]&lt;=[.C196];[.B196]&gt;=[.C196]) ;AND([.A196]&gt;=[.C196];[.A196]&lt;=[.D196]);AND([.B196]&gt;=[.C196];[.B196]&lt;=[.D19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table:formula="of:=IF(OR(AND([.A197]&lt;=[.C197];[.B197] &gt;=[.D197]) ;AND([.A197]&gt;=[.C197];[.B197] &lt;=[.D197]));1;0)" office:value-type="float" office:value="1" calcext:value-type="float">
            <text:p>1</text:p>
          </table:table-cell>
          <table:table-cell table:formula="of:=IF(OR(AND([.A197]&lt;=[.C197];[.B197]&gt;=[.C197]) ;AND([.A197]&gt;=[.C197];[.A197]&lt;=[.D197]);AND([.B197]&gt;=[.C197];[.B197]&lt;=[.D19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IF(OR(AND([.A198]&lt;=[.C198];[.B198] &gt;=[.D198]) ;AND([.A198]&gt;=[.C198];[.B198] &lt;=[.D198]));1;0)" office:value-type="float" office:value="0" calcext:value-type="float">
            <text:p>0</text:p>
          </table:table-cell>
          <table:table-cell table:formula="of:=IF(OR(AND([.A198]&lt;=[.C198];[.B198]&gt;=[.C198]) ;AND([.A198]&gt;=[.C198];[.A198]&lt;=[.D198]);AND([.B198]&gt;=[.C198];[.B198]&lt;=[.D19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formula="of:=IF(OR(AND([.A199]&lt;=[.C199];[.B199] &gt;=[.D199]) ;AND([.A199]&gt;=[.C199];[.B199] &lt;=[.D199]));1;0)" office:value-type="float" office:value="1" calcext:value-type="float">
            <text:p>1</text:p>
          </table:table-cell>
          <table:table-cell table:formula="of:=IF(OR(AND([.A199]&lt;=[.C199];[.B199]&gt;=[.C199]) ;AND([.A199]&gt;=[.C199];[.A199]&lt;=[.D199]);AND([.B199]&gt;=[.C199];[.B199]&lt;=[.D19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formula="of:=IF(OR(AND([.A200]&lt;=[.C200];[.B200] &gt;=[.D200]) ;AND([.A200]&gt;=[.C200];[.B200] &lt;=[.D200]));1;0)" office:value-type="float" office:value="1" calcext:value-type="float">
            <text:p>1</text:p>
          </table:table-cell>
          <table:table-cell table:formula="of:=IF(OR(AND([.A200]&lt;=[.C200];[.B200]&gt;=[.C200]) ;AND([.A200]&gt;=[.C200];[.A200]&lt;=[.D200]);AND([.B200]&gt;=[.C200];[.B200]&lt;=[.D20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IF(OR(AND([.A201]&lt;=[.C201];[.B201] &gt;=[.D201]) ;AND([.A201]&gt;=[.C201];[.B201] &lt;=[.D201]));1;0)" office:value-type="float" office:value="1" calcext:value-type="float">
            <text:p>1</text:p>
          </table:table-cell>
          <table:table-cell table:formula="of:=IF(OR(AND([.A201]&lt;=[.C201];[.B201]&gt;=[.C201]) ;AND([.A201]&gt;=[.C201];[.A201]&lt;=[.D201]);AND([.B201]&gt;=[.C201];[.B201]&lt;=[.D20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IF(OR(AND([.A202]&lt;=[.C202];[.B202] &gt;=[.D202]) ;AND([.A202]&gt;=[.C202];[.B202] &lt;=[.D202]));1;0)" office:value-type="float" office:value="0" calcext:value-type="float">
            <text:p>0</text:p>
          </table:table-cell>
          <table:table-cell table:formula="of:=IF(OR(AND([.A202]&lt;=[.C202];[.B202]&gt;=[.C202]) ;AND([.A202]&gt;=[.C202];[.A202]&lt;=[.D202]);AND([.B202]&gt;=[.C202];[.B202]&lt;=[.D20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table:formula="of:=IF(OR(AND([.A203]&lt;=[.C203];[.B203] &gt;=[.D203]) ;AND([.A203]&gt;=[.C203];[.B203] &lt;=[.D203]));1;0)" office:value-type="float" office:value="1" calcext:value-type="float">
            <text:p>1</text:p>
          </table:table-cell>
          <table:table-cell table:formula="of:=IF(OR(AND([.A203]&lt;=[.C203];[.B203]&gt;=[.C203]) ;AND([.A203]&gt;=[.C203];[.A203]&lt;=[.D203]);AND([.B203]&gt;=[.C203];[.B203]&lt;=[.D20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table:formula="of:=IF(OR(AND([.A204]&lt;=[.C204];[.B204] &gt;=[.D204]) ;AND([.A204]&gt;=[.C204];[.B204] &lt;=[.D204]));1;0)" office:value-type="float" office:value="0" calcext:value-type="float">
            <text:p>0</text:p>
          </table:table-cell>
          <table:table-cell table:formula="of:=IF(OR(AND([.A204]&lt;=[.C204];[.B204]&gt;=[.C204]) ;AND([.A204]&gt;=[.C204];[.A204]&lt;=[.D204]);AND([.B204]&gt;=[.C204];[.B204]&lt;=[.D204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formula="of:=IF(OR(AND([.A205]&lt;=[.C205];[.B205] &gt;=[.D205]) ;AND([.A205]&gt;=[.C205];[.B205] &lt;=[.D205]));1;0)" office:value-type="float" office:value="1" calcext:value-type="float">
            <text:p>1</text:p>
          </table:table-cell>
          <table:table-cell table:formula="of:=IF(OR(AND([.A205]&lt;=[.C205];[.B205]&gt;=[.C205]) ;AND([.A205]&gt;=[.C205];[.A205]&lt;=[.D205]);AND([.B205]&gt;=[.C205];[.B205]&lt;=[.D20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formula="of:=IF(OR(AND([.A206]&lt;=[.C206];[.B206] &gt;=[.D206]) ;AND([.A206]&gt;=[.C206];[.B206] &lt;=[.D206]));1;0)" office:value-type="float" office:value="1" calcext:value-type="float">
            <text:p>1</text:p>
          </table:table-cell>
          <table:table-cell table:formula="of:=IF(OR(AND([.A206]&lt;=[.C206];[.B206]&gt;=[.C206]) ;AND([.A206]&gt;=[.C206];[.A206]&lt;=[.D206]);AND([.B206]&gt;=[.C206];[.B206]&lt;=[.D20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table:formula="of:=IF(OR(AND([.A207]&lt;=[.C207];[.B207] &gt;=[.D207]) ;AND([.A207]&gt;=[.C207];[.B207] &lt;=[.D207]));1;0)" office:value-type="float" office:value="1" calcext:value-type="float">
            <text:p>1</text:p>
          </table:table-cell>
          <table:table-cell table:formula="of:=IF(OR(AND([.A207]&lt;=[.C207];[.B207]&gt;=[.C207]) ;AND([.A207]&gt;=[.C207];[.A207]&lt;=[.D207]);AND([.B207]&gt;=[.C207];[.B207]&lt;=[.D20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IF(OR(AND([.A208]&lt;=[.C208];[.B208] &gt;=[.D208]) ;AND([.A208]&gt;=[.C208];[.B208] &lt;=[.D208]));1;0)" office:value-type="float" office:value="1" calcext:value-type="float">
            <text:p>1</text:p>
          </table:table-cell>
          <table:table-cell table:formula="of:=IF(OR(AND([.A208]&lt;=[.C208];[.B208]&gt;=[.C208]) ;AND([.A208]&gt;=[.C208];[.A208]&lt;=[.D208]);AND([.B208]&gt;=[.C208];[.B208]&lt;=[.D20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IF(OR(AND([.A209]&lt;=[.C209];[.B209] &gt;=[.D209]) ;AND([.A209]&gt;=[.C209];[.B209] &lt;=[.D209]));1;0)" office:value-type="float" office:value="0" calcext:value-type="float">
            <text:p>0</text:p>
          </table:table-cell>
          <table:table-cell table:formula="of:=IF(OR(AND([.A209]&lt;=[.C209];[.B209]&gt;=[.C209]) ;AND([.A209]&gt;=[.C209];[.A209]&lt;=[.D209]);AND([.B209]&gt;=[.C209];[.B209]&lt;=[.D20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table:formula="of:=IF(OR(AND([.A210]&lt;=[.C210];[.B210] &gt;=[.D210]) ;AND([.A210]&gt;=[.C210];[.B210] &lt;=[.D210]));1;0)" office:value-type="float" office:value="1" calcext:value-type="float">
            <text:p>1</text:p>
          </table:table-cell>
          <table:table-cell table:formula="of:=IF(OR(AND([.A210]&lt;=[.C210];[.B210]&gt;=[.C210]) ;AND([.A210]&gt;=[.C210];[.A210]&lt;=[.D210]);AND([.B210]&gt;=[.C210];[.B210]&lt;=[.D21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formula="of:=IF(OR(AND([.A211]&lt;=[.C211];[.B211] &gt;=[.D211]) ;AND([.A211]&gt;=[.C211];[.B211] &lt;=[.D211]));1;0)" office:value-type="float" office:value="1" calcext:value-type="float">
            <text:p>1</text:p>
          </table:table-cell>
          <table:table-cell table:formula="of:=IF(OR(AND([.A211]&lt;=[.C211];[.B211]&gt;=[.C211]) ;AND([.A211]&gt;=[.C211];[.A211]&lt;=[.D211]);AND([.B211]&gt;=[.C211];[.B211]&lt;=[.D21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IF(OR(AND([.A212]&lt;=[.C212];[.B212] &gt;=[.D212]) ;AND([.A212]&gt;=[.C212];[.B212] &lt;=[.D212]));1;0)" office:value-type="float" office:value="1" calcext:value-type="float">
            <text:p>1</text:p>
          </table:table-cell>
          <table:table-cell table:formula="of:=IF(OR(AND([.A212]&lt;=[.C212];[.B212]&gt;=[.C212]) ;AND([.A212]&gt;=[.C212];[.A212]&lt;=[.D212]);AND([.B212]&gt;=[.C212];[.B212]&lt;=[.D21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IF(OR(AND([.A213]&lt;=[.C213];[.B213] &gt;=[.D213]) ;AND([.A213]&gt;=[.C213];[.B213] &lt;=[.D213]));1;0)" office:value-type="float" office:value="0" calcext:value-type="float">
            <text:p>0</text:p>
          </table:table-cell>
          <table:table-cell table:formula="of:=IF(OR(AND([.A213]&lt;=[.C213];[.B213]&gt;=[.C213]) ;AND([.A213]&gt;=[.C213];[.A213]&lt;=[.D213]);AND([.B213]&gt;=[.C213];[.B213]&lt;=[.D21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formula="of:=IF(OR(AND([.A214]&lt;=[.C214];[.B214] &gt;=[.D214]) ;AND([.A214]&gt;=[.C214];[.B214] &lt;=[.D214]));1;0)" office:value-type="float" office:value="1" calcext:value-type="float">
            <text:p>1</text:p>
          </table:table-cell>
          <table:table-cell table:formula="of:=IF(OR(AND([.A214]&lt;=[.C214];[.B214]&gt;=[.C214]) ;AND([.A214]&gt;=[.C214];[.A214]&lt;=[.D214]);AND([.B214]&gt;=[.C214];[.B214]&lt;=[.D21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formula="of:=IF(OR(AND([.A215]&lt;=[.C215];[.B215] &gt;=[.D215]) ;AND([.A215]&gt;=[.C215];[.B215] &lt;=[.D215]));1;0)" office:value-type="float" office:value="0" calcext:value-type="float">
            <text:p>0</text:p>
          </table:table-cell>
          <table:table-cell table:formula="of:=IF(OR(AND([.A215]&lt;=[.C215];[.B215]&gt;=[.C215]) ;AND([.A215]&gt;=[.C215];[.A215]&lt;=[.D215]);AND([.B215]&gt;=[.C215];[.B215]&lt;=[.D21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formula="of:=IF(OR(AND([.A216]&lt;=[.C216];[.B216] &gt;=[.D216]) ;AND([.A216]&gt;=[.C216];[.B216] &lt;=[.D216]));1;0)" office:value-type="float" office:value="0" calcext:value-type="float">
            <text:p>0</text:p>
          </table:table-cell>
          <table:table-cell table:formula="of:=IF(OR(AND([.A216]&lt;=[.C216];[.B216]&gt;=[.C216]) ;AND([.A216]&gt;=[.C216];[.A216]&lt;=[.D216]);AND([.B216]&gt;=[.C216];[.B216]&lt;=[.D216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IF(OR(AND([.A217]&lt;=[.C217];[.B217] &gt;=[.D217]) ;AND([.A217]&gt;=[.C217];[.B217] &lt;=[.D217]));1;0)" office:value-type="float" office:value="1" calcext:value-type="float">
            <text:p>1</text:p>
          </table:table-cell>
          <table:table-cell table:formula="of:=IF(OR(AND([.A217]&lt;=[.C217];[.B217]&gt;=[.C217]) ;AND([.A217]&gt;=[.C217];[.A217]&lt;=[.D217]);AND([.B217]&gt;=[.C217];[.B217]&lt;=[.D21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formula="of:=IF(OR(AND([.A218]&lt;=[.C218];[.B218] &gt;=[.D218]) ;AND([.A218]&gt;=[.C218];[.B218] &lt;=[.D218]));1;0)" office:value-type="float" office:value="1" calcext:value-type="float">
            <text:p>1</text:p>
          </table:table-cell>
          <table:table-cell table:formula="of:=IF(OR(AND([.A218]&lt;=[.C218];[.B218]&gt;=[.C218]) ;AND([.A218]&gt;=[.C218];[.A218]&lt;=[.D218]);AND([.B218]&gt;=[.C218];[.B218]&lt;=[.D21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71" calcext:value-type="float">
            <text:p>71</text:p>
          </table:table-cell>
          <table:table-cell table:formula="of:=IF(OR(AND([.A219]&lt;=[.C219];[.B219] &gt;=[.D219]) ;AND([.A219]&gt;=[.C219];[.B219] &lt;=[.D219]));1;0)" office:value-type="float" office:value="1" calcext:value-type="float">
            <text:p>1</text:p>
          </table:table-cell>
          <table:table-cell table:formula="of:=IF(OR(AND([.A219]&lt;=[.C219];[.B219]&gt;=[.C219]) ;AND([.A219]&gt;=[.C219];[.A219]&lt;=[.D219]);AND([.B219]&gt;=[.C219];[.B219]&lt;=[.D21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table:formula="of:=IF(OR(AND([.A220]&lt;=[.C220];[.B220] &gt;=[.D220]) ;AND([.A220]&gt;=[.C220];[.B220] &lt;=[.D220]));1;0)" office:value-type="float" office:value="0" calcext:value-type="float">
            <text:p>0</text:p>
          </table:table-cell>
          <table:table-cell table:formula="of:=IF(OR(AND([.A220]&lt;=[.C220];[.B220]&gt;=[.C220]) ;AND([.A220]&gt;=[.C220];[.A220]&lt;=[.D220]);AND([.B220]&gt;=[.C220];[.B220]&lt;=[.D22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OR(AND([.A221]&lt;=[.C221];[.B221] &gt;=[.D221]) ;AND([.A221]&gt;=[.C221];[.B221] &lt;=[.D221]));1;0)" office:value-type="float" office:value="0" calcext:value-type="float">
            <text:p>0</text:p>
          </table:table-cell>
          <table:table-cell table:formula="of:=IF(OR(AND([.A221]&lt;=[.C221];[.B221]&gt;=[.C221]) ;AND([.A221]&gt;=[.C221];[.A221]&lt;=[.D221]);AND([.B221]&gt;=[.C221];[.B221]&lt;=[.D22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table:formula="of:=IF(OR(AND([.A222]&lt;=[.C222];[.B222] &gt;=[.D222]) ;AND([.A222]&gt;=[.C222];[.B222] &lt;=[.D222]));1;0)" office:value-type="float" office:value="1" calcext:value-type="float">
            <text:p>1</text:p>
          </table:table-cell>
          <table:table-cell table:formula="of:=IF(OR(AND([.A222]&lt;=[.C222];[.B222]&gt;=[.C222]) ;AND([.A222]&gt;=[.C222];[.A222]&lt;=[.D222]);AND([.B222]&gt;=[.C222];[.B222]&lt;=[.D22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formula="of:=IF(OR(AND([.A223]&lt;=[.C223];[.B223] &gt;=[.D223]) ;AND([.A223]&gt;=[.C223];[.B223] &lt;=[.D223]));1;0)" office:value-type="float" office:value="0" calcext:value-type="float">
            <text:p>0</text:p>
          </table:table-cell>
          <table:table-cell table:formula="of:=IF(OR(AND([.A223]&lt;=[.C223];[.B223]&gt;=[.C223]) ;AND([.A223]&gt;=[.C223];[.A223]&lt;=[.D223]);AND([.B223]&gt;=[.C223];[.B223]&lt;=[.D22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formula="of:=IF(OR(AND([.A224]&lt;=[.C224];[.B224] &gt;=[.D224]) ;AND([.A224]&gt;=[.C224];[.B224] &lt;=[.D224]));1;0)" office:value-type="float" office:value="0" calcext:value-type="float">
            <text:p>0</text:p>
          </table:table-cell>
          <table:table-cell table:formula="of:=IF(OR(AND([.A224]&lt;=[.C224];[.B224]&gt;=[.C224]) ;AND([.A224]&gt;=[.C224];[.A224]&lt;=[.D224]);AND([.B224]&gt;=[.C224];[.B224]&lt;=[.D224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table:formula="of:=IF(OR(AND([.A225]&lt;=[.C225];[.B225] &gt;=[.D225]) ;AND([.A225]&gt;=[.C225];[.B225] &lt;=[.D225]));1;0)" office:value-type="float" office:value="0" calcext:value-type="float">
            <text:p>0</text:p>
          </table:table-cell>
          <table:table-cell table:formula="of:=IF(OR(AND([.A225]&lt;=[.C225];[.B225]&gt;=[.C225]) ;AND([.A225]&gt;=[.C225];[.A225]&lt;=[.D225]);AND([.B225]&gt;=[.C225];[.B225]&lt;=[.D225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table:formula="of:=IF(OR(AND([.A226]&lt;=[.C226];[.B226] &gt;=[.D226]) ;AND([.A226]&gt;=[.C226];[.B226] &lt;=[.D226]));1;0)" office:value-type="float" office:value="1" calcext:value-type="float">
            <text:p>1</text:p>
          </table:table-cell>
          <table:table-cell table:formula="of:=IF(OR(AND([.A226]&lt;=[.C226];[.B226]&gt;=[.C226]) ;AND([.A226]&gt;=[.C226];[.A226]&lt;=[.D226]);AND([.B226]&gt;=[.C226];[.B226]&lt;=[.D22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formula="of:=IF(OR(AND([.A227]&lt;=[.C227];[.B227] &gt;=[.D227]) ;AND([.A227]&gt;=[.C227];[.B227] &lt;=[.D227]));1;0)" office:value-type="float" office:value="0" calcext:value-type="float">
            <text:p>0</text:p>
          </table:table-cell>
          <table:table-cell table:formula="of:=IF(OR(AND([.A227]&lt;=[.C227];[.B227]&gt;=[.C227]) ;AND([.A227]&gt;=[.C227];[.A227]&lt;=[.D227]);AND([.B227]&gt;=[.C227];[.B227]&lt;=[.D22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OR(AND([.A228]&lt;=[.C228];[.B228] &gt;=[.D228]) ;AND([.A228]&gt;=[.C228];[.B228] &lt;=[.D228]));1;0)" office:value-type="float" office:value="0" calcext:value-type="float">
            <text:p>0</text:p>
          </table:table-cell>
          <table:table-cell table:formula="of:=IF(OR(AND([.A228]&lt;=[.C228];[.B228]&gt;=[.C228]) ;AND([.A228]&gt;=[.C228];[.A228]&lt;=[.D228]);AND([.B228]&gt;=[.C228];[.B228]&lt;=[.D22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IF(OR(AND([.A229]&lt;=[.C229];[.B229] &gt;=[.D229]) ;AND([.A229]&gt;=[.C229];[.B229] &lt;=[.D229]));1;0)" office:value-type="float" office:value="0" calcext:value-type="float">
            <text:p>0</text:p>
          </table:table-cell>
          <table:table-cell table:formula="of:=IF(OR(AND([.A229]&lt;=[.C229];[.B229]&gt;=[.C229]) ;AND([.A229]&gt;=[.C229];[.A229]&lt;=[.D229]);AND([.B229]&gt;=[.C229];[.B229]&lt;=[.D22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table:formula="of:=IF(OR(AND([.A230]&lt;=[.C230];[.B230] &gt;=[.D230]) ;AND([.A230]&gt;=[.C230];[.B230] &lt;=[.D230]));1;0)" office:value-type="float" office:value="1" calcext:value-type="float">
            <text:p>1</text:p>
          </table:table-cell>
          <table:table-cell table:formula="of:=IF(OR(AND([.A230]&lt;=[.C230];[.B230]&gt;=[.C230]) ;AND([.A230]&gt;=[.C230];[.A230]&lt;=[.D230]);AND([.B230]&gt;=[.C230];[.B230]&lt;=[.D23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formula="of:=IF(OR(AND([.A231]&lt;=[.C231];[.B231] &gt;=[.D231]) ;AND([.A231]&gt;=[.C231];[.B231] &lt;=[.D231]));1;0)" office:value-type="float" office:value="0" calcext:value-type="float">
            <text:p>0</text:p>
          </table:table-cell>
          <table:table-cell table:formula="of:=IF(OR(AND([.A231]&lt;=[.C231];[.B231]&gt;=[.C231]) ;AND([.A231]&gt;=[.C231];[.A231]&lt;=[.D231]);AND([.B231]&gt;=[.C231];[.B231]&lt;=[.D23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OR(AND([.A232]&lt;=[.C232];[.B232] &gt;=[.D232]) ;AND([.A232]&gt;=[.C232];[.B232] &lt;=[.D232]));1;0)" office:value-type="float" office:value="1" calcext:value-type="float">
            <text:p>1</text:p>
          </table:table-cell>
          <table:table-cell table:formula="of:=IF(OR(AND([.A232]&lt;=[.C232];[.B232]&gt;=[.C232]) ;AND([.A232]&gt;=[.C232];[.A232]&lt;=[.D232]);AND([.B232]&gt;=[.C232];[.B232]&lt;=[.D23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formula="of:=IF(OR(AND([.A233]&lt;=[.C233];[.B233] &gt;=[.D233]) ;AND([.A233]&gt;=[.C233];[.B233] &lt;=[.D233]));1;0)" office:value-type="float" office:value="1" calcext:value-type="float">
            <text:p>1</text:p>
          </table:table-cell>
          <table:table-cell table:formula="of:=IF(OR(AND([.A233]&lt;=[.C233];[.B233]&gt;=[.C233]) ;AND([.A233]&gt;=[.C233];[.A233]&lt;=[.D233]);AND([.B233]&gt;=[.C233];[.B233]&lt;=[.D23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IF(OR(AND([.A234]&lt;=[.C234];[.B234] &gt;=[.D234]) ;AND([.A234]&gt;=[.C234];[.B234] &lt;=[.D234]));1;0)" office:value-type="float" office:value="1" calcext:value-type="float">
            <text:p>1</text:p>
          </table:table-cell>
          <table:table-cell table:formula="of:=IF(OR(AND([.A234]&lt;=[.C234];[.B234]&gt;=[.C234]) ;AND([.A234]&gt;=[.C234];[.A234]&lt;=[.D234]);AND([.B234]&gt;=[.C234];[.B234]&lt;=[.D23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IF(OR(AND([.A235]&lt;=[.C235];[.B235] &gt;=[.D235]) ;AND([.A235]&gt;=[.C235];[.B235] &lt;=[.D235]));1;0)" office:value-type="float" office:value="1" calcext:value-type="float">
            <text:p>1</text:p>
          </table:table-cell>
          <table:table-cell table:formula="of:=IF(OR(AND([.A235]&lt;=[.C235];[.B235]&gt;=[.C235]) ;AND([.A235]&gt;=[.C235];[.A235]&lt;=[.D235]);AND([.B235]&gt;=[.C235];[.B235]&lt;=[.D23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IF(OR(AND([.A236]&lt;=[.C236];[.B236] &gt;=[.D236]) ;AND([.A236]&gt;=[.C236];[.B236] &lt;=[.D236]));1;0)" office:value-type="float" office:value="1" calcext:value-type="float">
            <text:p>1</text:p>
          </table:table-cell>
          <table:table-cell table:formula="of:=IF(OR(AND([.A236]&lt;=[.C236];[.B236]&gt;=[.C236]) ;AND([.A236]&gt;=[.C236];[.A236]&lt;=[.D236]);AND([.B236]&gt;=[.C236];[.B236]&lt;=[.D23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formula="of:=IF(OR(AND([.A237]&lt;=[.C237];[.B237] &gt;=[.D237]) ;AND([.A237]&gt;=[.C237];[.B237] &lt;=[.D237]));1;0)" office:value-type="float" office:value="1" calcext:value-type="float">
            <text:p>1</text:p>
          </table:table-cell>
          <table:table-cell table:formula="of:=IF(OR(AND([.A237]&lt;=[.C237];[.B237]&gt;=[.C237]) ;AND([.A237]&gt;=[.C237];[.A237]&lt;=[.D237]);AND([.B237]&gt;=[.C237];[.B237]&lt;=[.D23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table:formula="of:=IF(OR(AND([.A238]&lt;=[.C238];[.B238] &gt;=[.D238]) ;AND([.A238]&gt;=[.C238];[.B238] &lt;=[.D238]));1;0)" office:value-type="float" office:value="0" calcext:value-type="float">
            <text:p>0</text:p>
          </table:table-cell>
          <table:table-cell table:formula="of:=IF(OR(AND([.A238]&lt;=[.C238];[.B238]&gt;=[.C238]) ;AND([.A238]&gt;=[.C238];[.A238]&lt;=[.D238]);AND([.B238]&gt;=[.C238];[.B238]&lt;=[.D23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table:formula="of:=IF(OR(AND([.A239]&lt;=[.C239];[.B239] &gt;=[.D239]) ;AND([.A239]&gt;=[.C239];[.B239] &lt;=[.D239]));1;0)" office:value-type="float" office:value="1" calcext:value-type="float">
            <text:p>1</text:p>
          </table:table-cell>
          <table:table-cell table:formula="of:=IF(OR(AND([.A239]&lt;=[.C239];[.B239]&gt;=[.C239]) ;AND([.A239]&gt;=[.C239];[.A239]&lt;=[.D239]);AND([.B239]&gt;=[.C239];[.B239]&lt;=[.D23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formula="of:=IF(OR(AND([.A240]&lt;=[.C240];[.B240] &gt;=[.D240]) ;AND([.A240]&gt;=[.C240];[.B240] &lt;=[.D240]));1;0)" office:value-type="float" office:value="1" calcext:value-type="float">
            <text:p>1</text:p>
          </table:table-cell>
          <table:table-cell table:formula="of:=IF(OR(AND([.A240]&lt;=[.C240];[.B240]&gt;=[.C240]) ;AND([.A240]&gt;=[.C240];[.A240]&lt;=[.D240]);AND([.B240]&gt;=[.C240];[.B240]&lt;=[.D24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table:formula="of:=IF(OR(AND([.A241]&lt;=[.C241];[.B241] &gt;=[.D241]) ;AND([.A241]&gt;=[.C241];[.B241] &lt;=[.D241]));1;0)" office:value-type="float" office:value="0" calcext:value-type="float">
            <text:p>0</text:p>
          </table:table-cell>
          <table:table-cell table:formula="of:=IF(OR(AND([.A241]&lt;=[.C241];[.B241]&gt;=[.C241]) ;AND([.A241]&gt;=[.C241];[.A241]&lt;=[.D241]);AND([.B241]&gt;=[.C241];[.B241]&lt;=[.D24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table:formula="of:=IF(OR(AND([.A242]&lt;=[.C242];[.B242] &gt;=[.D242]) ;AND([.A242]&gt;=[.C242];[.B242] &lt;=[.D242]));1;0)" office:value-type="float" office:value="0" calcext:value-type="float">
            <text:p>0</text:p>
          </table:table-cell>
          <table:table-cell table:formula="of:=IF(OR(AND([.A242]&lt;=[.C242];[.B242]&gt;=[.C242]) ;AND([.A242]&gt;=[.C242];[.A242]&lt;=[.D242]);AND([.B242]&gt;=[.C242];[.B242]&lt;=[.D24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formula="of:=IF(OR(AND([.A243]&lt;=[.C243];[.B243] &gt;=[.D243]) ;AND([.A243]&gt;=[.C243];[.B243] &lt;=[.D243]));1;0)" office:value-type="float" office:value="1" calcext:value-type="float">
            <text:p>1</text:p>
          </table:table-cell>
          <table:table-cell table:formula="of:=IF(OR(AND([.A243]&lt;=[.C243];[.B243]&gt;=[.C243]) ;AND([.A243]&gt;=[.C243];[.A243]&lt;=[.D243]);AND([.B243]&gt;=[.C243];[.B243]&lt;=[.D24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formula="of:=IF(OR(AND([.A244]&lt;=[.C244];[.B244] &gt;=[.D244]) ;AND([.A244]&gt;=[.C244];[.B244] &lt;=[.D244]));1;0)" office:value-type="float" office:value="0" calcext:value-type="float">
            <text:p>0</text:p>
          </table:table-cell>
          <table:table-cell table:formula="of:=IF(OR(AND([.A244]&lt;=[.C244];[.B244]&gt;=[.C244]) ;AND([.A244]&gt;=[.C244];[.A244]&lt;=[.D244]);AND([.B244]&gt;=[.C244];[.B244]&lt;=[.D24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formula="of:=IF(OR(AND([.A245]&lt;=[.C245];[.B245] &gt;=[.D245]) ;AND([.A245]&gt;=[.C245];[.B245] &lt;=[.D245]));1;0)" office:value-type="float" office:value="0" calcext:value-type="float">
            <text:p>0</text:p>
          </table:table-cell>
          <table:table-cell table:formula="of:=IF(OR(AND([.A245]&lt;=[.C245];[.B245]&gt;=[.C245]) ;AND([.A245]&gt;=[.C245];[.A245]&lt;=[.D245]);AND([.B245]&gt;=[.C245];[.B245]&lt;=[.D24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formula="of:=IF(OR(AND([.A246]&lt;=[.C246];[.B246] &gt;=[.D246]) ;AND([.A246]&gt;=[.C246];[.B246] &lt;=[.D246]));1;0)" office:value-type="float" office:value="1" calcext:value-type="float">
            <text:p>1</text:p>
          </table:table-cell>
          <table:table-cell table:formula="of:=IF(OR(AND([.A246]&lt;=[.C246];[.B246]&gt;=[.C246]) ;AND([.A246]&gt;=[.C246];[.A246]&lt;=[.D246]);AND([.B246]&gt;=[.C246];[.B246]&lt;=[.D24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table:formula="of:=IF(OR(AND([.A247]&lt;=[.C247];[.B247] &gt;=[.D247]) ;AND([.A247]&gt;=[.C247];[.B247] &lt;=[.D247]));1;0)" office:value-type="float" office:value="0" calcext:value-type="float">
            <text:p>0</text:p>
          </table:table-cell>
          <table:table-cell table:formula="of:=IF(OR(AND([.A247]&lt;=[.C247];[.B247]&gt;=[.C247]) ;AND([.A247]&gt;=[.C247];[.A247]&lt;=[.D247]);AND([.B247]&gt;=[.C247];[.B247]&lt;=[.D24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IF(OR(AND([.A248]&lt;=[.C248];[.B248] &gt;=[.D248]) ;AND([.A248]&gt;=[.C248];[.B248] &lt;=[.D248]));1;0)" office:value-type="float" office:value="1" calcext:value-type="float">
            <text:p>1</text:p>
          </table:table-cell>
          <table:table-cell table:formula="of:=IF(OR(AND([.A248]&lt;=[.C248];[.B248]&gt;=[.C248]) ;AND([.A248]&gt;=[.C248];[.A248]&lt;=[.D248]);AND([.B248]&gt;=[.C248];[.B248]&lt;=[.D24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formula="of:=IF(OR(AND([.A249]&lt;=[.C249];[.B249] &gt;=[.D249]) ;AND([.A249]&gt;=[.C249];[.B249] &lt;=[.D249]));1;0)" office:value-type="float" office:value="1" calcext:value-type="float">
            <text:p>1</text:p>
          </table:table-cell>
          <table:table-cell table:formula="of:=IF(OR(AND([.A249]&lt;=[.C249];[.B249]&gt;=[.C249]) ;AND([.A249]&gt;=[.C249];[.A249]&lt;=[.D249]);AND([.B249]&gt;=[.C249];[.B249]&lt;=[.D24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formula="of:=IF(OR(AND([.A250]&lt;=[.C250];[.B250] &gt;=[.D250]) ;AND([.A250]&gt;=[.C250];[.B250] &lt;=[.D250]));1;0)" office:value-type="float" office:value="1" calcext:value-type="float">
            <text:p>1</text:p>
          </table:table-cell>
          <table:table-cell table:formula="of:=IF(OR(AND([.A250]&lt;=[.C250];[.B250]&gt;=[.C250]) ;AND([.A250]&gt;=[.C250];[.A250]&lt;=[.D250]);AND([.B250]&gt;=[.C250];[.B250]&lt;=[.D25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table:formula="of:=IF(OR(AND([.A251]&lt;=[.C251];[.B251] &gt;=[.D251]) ;AND([.A251]&gt;=[.C251];[.B251] &lt;=[.D251]));1;0)" office:value-type="float" office:value="0" calcext:value-type="float">
            <text:p>0</text:p>
          </table:table-cell>
          <table:table-cell table:formula="of:=IF(OR(AND([.A251]&lt;=[.C251];[.B251]&gt;=[.C251]) ;AND([.A251]&gt;=[.C251];[.A251]&lt;=[.D251]);AND([.B251]&gt;=[.C251];[.B251]&lt;=[.D25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formula="of:=IF(OR(AND([.A252]&lt;=[.C252];[.B252] &gt;=[.D252]) ;AND([.A252]&gt;=[.C252];[.B252] &lt;=[.D252]));1;0)" office:value-type="float" office:value="0" calcext:value-type="float">
            <text:p>0</text:p>
          </table:table-cell>
          <table:table-cell table:formula="of:=IF(OR(AND([.A252]&lt;=[.C252];[.B252]&gt;=[.C252]) ;AND([.A252]&gt;=[.C252];[.A252]&lt;=[.D252]);AND([.B252]&gt;=[.C252];[.B252]&lt;=[.D25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IF(OR(AND([.A253]&lt;=[.C253];[.B253] &gt;=[.D253]) ;AND([.A253]&gt;=[.C253];[.B253] &lt;=[.D253]));1;0)" office:value-type="float" office:value="0" calcext:value-type="float">
            <text:p>0</text:p>
          </table:table-cell>
          <table:table-cell table:formula="of:=IF(OR(AND([.A253]&lt;=[.C253];[.B253]&gt;=[.C253]) ;AND([.A253]&gt;=[.C253];[.A253]&lt;=[.D253]);AND([.B253]&gt;=[.C253];[.B253]&lt;=[.D25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table:formula="of:=IF(OR(AND([.A254]&lt;=[.C254];[.B254] &gt;=[.D254]) ;AND([.A254]&gt;=[.C254];[.B254] &lt;=[.D254]));1;0)" office:value-type="float" office:value="1" calcext:value-type="float">
            <text:p>1</text:p>
          </table:table-cell>
          <table:table-cell table:formula="of:=IF(OR(AND([.A254]&lt;=[.C254];[.B254]&gt;=[.C254]) ;AND([.A254]&gt;=[.C254];[.A254]&lt;=[.D254]);AND([.B254]&gt;=[.C254];[.B254]&lt;=[.D25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table:formula="of:=IF(OR(AND([.A255]&lt;=[.C255];[.B255] &gt;=[.D255]) ;AND([.A255]&gt;=[.C255];[.B255] &lt;=[.D255]));1;0)" office:value-type="float" office:value="1" calcext:value-type="float">
            <text:p>1</text:p>
          </table:table-cell>
          <table:table-cell table:formula="of:=IF(OR(AND([.A255]&lt;=[.C255];[.B255]&gt;=[.C255]) ;AND([.A255]&gt;=[.C255];[.A255]&lt;=[.D255]);AND([.B255]&gt;=[.C255];[.B255]&lt;=[.D25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formula="of:=IF(OR(AND([.A256]&lt;=[.C256];[.B256] &gt;=[.D256]) ;AND([.A256]&gt;=[.C256];[.B256] &lt;=[.D256]));1;0)" office:value-type="float" office:value="1" calcext:value-type="float">
            <text:p>1</text:p>
          </table:table-cell>
          <table:table-cell table:formula="of:=IF(OR(AND([.A256]&lt;=[.C256];[.B256]&gt;=[.C256]) ;AND([.A256]&gt;=[.C256];[.A256]&lt;=[.D256]);AND([.B256]&gt;=[.C256];[.B256]&lt;=[.D25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table:formula="of:=IF(OR(AND([.A257]&lt;=[.C257];[.B257] &gt;=[.D257]) ;AND([.A257]&gt;=[.C257];[.B257] &lt;=[.D257]));1;0)" office:value-type="float" office:value="1" calcext:value-type="float">
            <text:p>1</text:p>
          </table:table-cell>
          <table:table-cell table:formula="of:=IF(OR(AND([.A257]&lt;=[.C257];[.B257]&gt;=[.C257]) ;AND([.A257]&gt;=[.C257];[.A257]&lt;=[.D257]);AND([.B257]&gt;=[.C257];[.B257]&lt;=[.D25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table:formula="of:=IF(OR(AND([.A258]&lt;=[.C258];[.B258] &gt;=[.D258]) ;AND([.A258]&gt;=[.C258];[.B258] &lt;=[.D258]));1;0)" office:value-type="float" office:value="1" calcext:value-type="float">
            <text:p>1</text:p>
          </table:table-cell>
          <table:table-cell table:formula="of:=IF(OR(AND([.A258]&lt;=[.C258];[.B258]&gt;=[.C258]) ;AND([.A258]&gt;=[.C258];[.A258]&lt;=[.D258]);AND([.B258]&gt;=[.C258];[.B258]&lt;=[.D25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formula="of:=IF(OR(AND([.A259]&lt;=[.C259];[.B259] &gt;=[.D259]) ;AND([.A259]&gt;=[.C259];[.B259] &lt;=[.D259]));1;0)" office:value-type="float" office:value="0" calcext:value-type="float">
            <text:p>0</text:p>
          </table:table-cell>
          <table:table-cell table:formula="of:=IF(OR(AND([.A259]&lt;=[.C259];[.B259]&gt;=[.C259]) ;AND([.A259]&gt;=[.C259];[.A259]&lt;=[.D259]);AND([.B259]&gt;=[.C259];[.B259]&lt;=[.D259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table:formula="of:=IF(OR(AND([.A260]&lt;=[.C260];[.B260] &gt;=[.D260]) ;AND([.A260]&gt;=[.C260];[.B260] &lt;=[.D260]));1;0)" office:value-type="float" office:value="1" calcext:value-type="float">
            <text:p>1</text:p>
          </table:table-cell>
          <table:table-cell table:formula="of:=IF(OR(AND([.A260]&lt;=[.C260];[.B260]&gt;=[.C260]) ;AND([.A260]&gt;=[.C260];[.A260]&lt;=[.D260]);AND([.B260]&gt;=[.C260];[.B260]&lt;=[.D26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formula="of:=IF(OR(AND([.A261]&lt;=[.C261];[.B261] &gt;=[.D261]) ;AND([.A261]&gt;=[.C261];[.B261] &lt;=[.D261]));1;0)" office:value-type="float" office:value="1" calcext:value-type="float">
            <text:p>1</text:p>
          </table:table-cell>
          <table:table-cell table:formula="of:=IF(OR(AND([.A261]&lt;=[.C261];[.B261]&gt;=[.C261]) ;AND([.A261]&gt;=[.C261];[.A261]&lt;=[.D261]);AND([.B261]&gt;=[.C261];[.B261]&lt;=[.D26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formula="of:=IF(OR(AND([.A262]&lt;=[.C262];[.B262] &gt;=[.D262]) ;AND([.A262]&gt;=[.C262];[.B262] &lt;=[.D262]));1;0)" office:value-type="float" office:value="0" calcext:value-type="float">
            <text:p>0</text:p>
          </table:table-cell>
          <table:table-cell table:formula="of:=IF(OR(AND([.A262]&lt;=[.C262];[.B262]&gt;=[.C262]) ;AND([.A262]&gt;=[.C262];[.A262]&lt;=[.D262]);AND([.B262]&gt;=[.C262];[.B262]&lt;=[.D26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OR(AND([.A263]&lt;=[.C263];[.B263] &gt;=[.D263]) ;AND([.A263]&gt;=[.C263];[.B263] &lt;=[.D263]));1;0)" office:value-type="float" office:value="0" calcext:value-type="float">
            <text:p>0</text:p>
          </table:table-cell>
          <table:table-cell table:formula="of:=IF(OR(AND([.A263]&lt;=[.C263];[.B263]&gt;=[.C263]) ;AND([.A263]&gt;=[.C263];[.A263]&lt;=[.D263]);AND([.B263]&gt;=[.C263];[.B263]&lt;=[.D263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formula="of:=IF(OR(AND([.A264]&lt;=[.C264];[.B264] &gt;=[.D264]) ;AND([.A264]&gt;=[.C264];[.B264] &lt;=[.D264]));1;0)" office:value-type="float" office:value="1" calcext:value-type="float">
            <text:p>1</text:p>
          </table:table-cell>
          <table:table-cell table:formula="of:=IF(OR(AND([.A264]&lt;=[.C264];[.B264]&gt;=[.C264]) ;AND([.A264]&gt;=[.C264];[.A264]&lt;=[.D264]);AND([.B264]&gt;=[.C264];[.B264]&lt;=[.D26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formula="of:=IF(OR(AND([.A265]&lt;=[.C265];[.B265] &gt;=[.D265]) ;AND([.A265]&gt;=[.C265];[.B265] &lt;=[.D265]));1;0)" office:value-type="float" office:value="1" calcext:value-type="float">
            <text:p>1</text:p>
          </table:table-cell>
          <table:table-cell table:formula="of:=IF(OR(AND([.A265]&lt;=[.C265];[.B265]&gt;=[.C265]) ;AND([.A265]&gt;=[.C265];[.A265]&lt;=[.D265]);AND([.B265]&gt;=[.C265];[.B265]&lt;=[.D26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IF(OR(AND([.A266]&lt;=[.C266];[.B266] &gt;=[.D266]) ;AND([.A266]&gt;=[.C266];[.B266] &lt;=[.D266]));1;0)" office:value-type="float" office:value="1" calcext:value-type="float">
            <text:p>1</text:p>
          </table:table-cell>
          <table:table-cell table:formula="of:=IF(OR(AND([.A266]&lt;=[.C266];[.B266]&gt;=[.C266]) ;AND([.A266]&gt;=[.C266];[.A266]&lt;=[.D266]);AND([.B266]&gt;=[.C266];[.B266]&lt;=[.D26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IF(OR(AND([.A267]&lt;=[.C267];[.B267] &gt;=[.D267]) ;AND([.A267]&gt;=[.C267];[.B267] &lt;=[.D267]));1;0)" office:value-type="float" office:value="0" calcext:value-type="float">
            <text:p>0</text:p>
          </table:table-cell>
          <table:table-cell table:formula="of:=IF(OR(AND([.A267]&lt;=[.C267];[.B267]&gt;=[.C267]) ;AND([.A267]&gt;=[.C267];[.A267]&lt;=[.D267]);AND([.B267]&gt;=[.C267];[.B267]&lt;=[.D26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formula="of:=IF(OR(AND([.A268]&lt;=[.C268];[.B268] &gt;=[.D268]) ;AND([.A268]&gt;=[.C268];[.B268] &lt;=[.D268]));1;0)" office:value-type="float" office:value="0" calcext:value-type="float">
            <text:p>0</text:p>
          </table:table-cell>
          <table:table-cell table:formula="of:=IF(OR(AND([.A268]&lt;=[.C268];[.B268]&gt;=[.C268]) ;AND([.A268]&gt;=[.C268];[.A268]&lt;=[.D268]);AND([.B268]&gt;=[.C268];[.B268]&lt;=[.D26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formula="of:=IF(OR(AND([.A269]&lt;=[.C269];[.B269] &gt;=[.D269]) ;AND([.A269]&gt;=[.C269];[.B269] &lt;=[.D269]));1;0)" office:value-type="float" office:value="0" calcext:value-type="float">
            <text:p>0</text:p>
          </table:table-cell>
          <table:table-cell table:formula="of:=IF(OR(AND([.A269]&lt;=[.C269];[.B269]&gt;=[.C269]) ;AND([.A269]&gt;=[.C269];[.A269]&lt;=[.D269]);AND([.B269]&gt;=[.C269];[.B269]&lt;=[.D26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IF(OR(AND([.A270]&lt;=[.C270];[.B270] &gt;=[.D270]) ;AND([.A270]&gt;=[.C270];[.B270] &lt;=[.D270]));1;0)" office:value-type="float" office:value="1" calcext:value-type="float">
            <text:p>1</text:p>
          </table:table-cell>
          <table:table-cell table:formula="of:=IF(OR(AND([.A270]&lt;=[.C270];[.B270]&gt;=[.C270]) ;AND([.A270]&gt;=[.C270];[.A270]&lt;=[.D270]);AND([.B270]&gt;=[.C270];[.B270]&lt;=[.D27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formula="of:=IF(OR(AND([.A271]&lt;=[.C271];[.B271] &gt;=[.D271]) ;AND([.A271]&gt;=[.C271];[.B271] &lt;=[.D271]));1;0)" office:value-type="float" office:value="1" calcext:value-type="float">
            <text:p>1</text:p>
          </table:table-cell>
          <table:table-cell table:formula="of:=IF(OR(AND([.A271]&lt;=[.C271];[.B271]&gt;=[.C271]) ;AND([.A271]&gt;=[.C271];[.A271]&lt;=[.D271]);AND([.B271]&gt;=[.C271];[.B271]&lt;=[.D27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formula="of:=IF(OR(AND([.A272]&lt;=[.C272];[.B272] &gt;=[.D272]) ;AND([.A272]&gt;=[.C272];[.B272] &lt;=[.D272]));1;0)" office:value-type="float" office:value="1" calcext:value-type="float">
            <text:p>1</text:p>
          </table:table-cell>
          <table:table-cell table:formula="of:=IF(OR(AND([.A272]&lt;=[.C272];[.B272]&gt;=[.C272]) ;AND([.A272]&gt;=[.C272];[.A272]&lt;=[.D272]);AND([.B272]&gt;=[.C272];[.B272]&lt;=[.D27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IF(OR(AND([.A273]&lt;=[.C273];[.B273] &gt;=[.D273]) ;AND([.A273]&gt;=[.C273];[.B273] &lt;=[.D273]));1;0)" office:value-type="float" office:value="0" calcext:value-type="float">
            <text:p>0</text:p>
          </table:table-cell>
          <table:table-cell table:formula="of:=IF(OR(AND([.A273]&lt;=[.C273];[.B273]&gt;=[.C273]) ;AND([.A273]&gt;=[.C273];[.A273]&lt;=[.D273]);AND([.B273]&gt;=[.C273];[.B273]&lt;=[.D273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formula="of:=IF(OR(AND([.A274]&lt;=[.C274];[.B274] &gt;=[.D274]) ;AND([.A274]&gt;=[.C274];[.B274] &lt;=[.D274]));1;0)" office:value-type="float" office:value="0" calcext:value-type="float">
            <text:p>0</text:p>
          </table:table-cell>
          <table:table-cell table:formula="of:=IF(OR(AND([.A274]&lt;=[.C274];[.B274]&gt;=[.C274]) ;AND([.A274]&gt;=[.C274];[.A274]&lt;=[.D274]);AND([.B274]&gt;=[.C274];[.B274]&lt;=[.D27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formula="of:=IF(OR(AND([.A275]&lt;=[.C275];[.B275] &gt;=[.D275]) ;AND([.A275]&gt;=[.C275];[.B275] &lt;=[.D275]));1;0)" office:value-type="float" office:value="1" calcext:value-type="float">
            <text:p>1</text:p>
          </table:table-cell>
          <table:table-cell table:formula="of:=IF(OR(AND([.A275]&lt;=[.C275];[.B275]&gt;=[.C275]) ;AND([.A275]&gt;=[.C275];[.A275]&lt;=[.D275]);AND([.B275]&gt;=[.C275];[.B275]&lt;=[.D27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table:formula="of:=IF(OR(AND([.A276]&lt;=[.C276];[.B276] &gt;=[.D276]) ;AND([.A276]&gt;=[.C276];[.B276] &lt;=[.D276]));1;0)" office:value-type="float" office:value="1" calcext:value-type="float">
            <text:p>1</text:p>
          </table:table-cell>
          <table:table-cell table:formula="of:=IF(OR(AND([.A276]&lt;=[.C276];[.B276]&gt;=[.C276]) ;AND([.A276]&gt;=[.C276];[.A276]&lt;=[.D276]);AND([.B276]&gt;=[.C276];[.B276]&lt;=[.D27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table:formula="of:=IF(OR(AND([.A277]&lt;=[.C277];[.B277] &gt;=[.D277]) ;AND([.A277]&gt;=[.C277];[.B277] &lt;=[.D277]));1;0)" office:value-type="float" office:value="1" calcext:value-type="float">
            <text:p>1</text:p>
          </table:table-cell>
          <table:table-cell table:formula="of:=IF(OR(AND([.A277]&lt;=[.C277];[.B277]&gt;=[.C277]) ;AND([.A277]&gt;=[.C277];[.A277]&lt;=[.D277]);AND([.B277]&gt;=[.C277];[.B277]&lt;=[.D27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table:formula="of:=IF(OR(AND([.A278]&lt;=[.C278];[.B278] &gt;=[.D278]) ;AND([.A278]&gt;=[.C278];[.B278] &lt;=[.D278]));1;0)" office:value-type="float" office:value="0" calcext:value-type="float">
            <text:p>0</text:p>
          </table:table-cell>
          <table:table-cell table:formula="of:=IF(OR(AND([.A278]&lt;=[.C278];[.B278]&gt;=[.C278]) ;AND([.A278]&gt;=[.C278];[.A278]&lt;=[.D278]);AND([.B278]&gt;=[.C278];[.B278]&lt;=[.D27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table:formula="of:=IF(OR(AND([.A279]&lt;=[.C279];[.B279] &gt;=[.D279]) ;AND([.A279]&gt;=[.C279];[.B279] &lt;=[.D279]));1;0)" office:value-type="float" office:value="1" calcext:value-type="float">
            <text:p>1</text:p>
          </table:table-cell>
          <table:table-cell table:formula="of:=IF(OR(AND([.A279]&lt;=[.C279];[.B279]&gt;=[.C279]) ;AND([.A279]&gt;=[.C279];[.A279]&lt;=[.D279]);AND([.B279]&gt;=[.C279];[.B279]&lt;=[.D27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table:formula="of:=IF(OR(AND([.A280]&lt;=[.C280];[.B280] &gt;=[.D280]) ;AND([.A280]&gt;=[.C280];[.B280] &lt;=[.D280]));1;0)" office:value-type="float" office:value="0" calcext:value-type="float">
            <text:p>0</text:p>
          </table:table-cell>
          <table:table-cell table:formula="of:=IF(OR(AND([.A280]&lt;=[.C280];[.B280]&gt;=[.C280]) ;AND([.A280]&gt;=[.C280];[.A280]&lt;=[.D280]);AND([.B280]&gt;=[.C280];[.B280]&lt;=[.D28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table:formula="of:=IF(OR(AND([.A281]&lt;=[.C281];[.B281] &gt;=[.D281]) ;AND([.A281]&gt;=[.C281];[.B281] &lt;=[.D281]));1;0)" office:value-type="float" office:value="0" calcext:value-type="float">
            <text:p>0</text:p>
          </table:table-cell>
          <table:table-cell table:formula="of:=IF(OR(AND([.A281]&lt;=[.C281];[.B281]&gt;=[.C281]) ;AND([.A281]&gt;=[.C281];[.A281]&lt;=[.D281]);AND([.B281]&gt;=[.C281];[.B281]&lt;=[.D28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table:formula="of:=IF(OR(AND([.A282]&lt;=[.C282];[.B282] &gt;=[.D282]) ;AND([.A282]&gt;=[.C282];[.B282] &lt;=[.D282]));1;0)" office:value-type="float" office:value="1" calcext:value-type="float">
            <text:p>1</text:p>
          </table:table-cell>
          <table:table-cell table:formula="of:=IF(OR(AND([.A282]&lt;=[.C282];[.B282]&gt;=[.C282]) ;AND([.A282]&gt;=[.C282];[.A282]&lt;=[.D282]);AND([.B282]&gt;=[.C282];[.B282]&lt;=[.D28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formula="of:=IF(OR(AND([.A283]&lt;=[.C283];[.B283] &gt;=[.D283]) ;AND([.A283]&gt;=[.C283];[.B283] &lt;=[.D283]));1;0)" office:value-type="float" office:value="1" calcext:value-type="float">
            <text:p>1</text:p>
          </table:table-cell>
          <table:table-cell table:formula="of:=IF(OR(AND([.A283]&lt;=[.C283];[.B283]&gt;=[.C283]) ;AND([.A283]&gt;=[.C283];[.A283]&lt;=[.D283]);AND([.B283]&gt;=[.C283];[.B283]&lt;=[.D28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table:formula="of:=IF(OR(AND([.A284]&lt;=[.C284];[.B284] &gt;=[.D284]) ;AND([.A284]&gt;=[.C284];[.B284] &lt;=[.D284]));1;0)" office:value-type="float" office:value="0" calcext:value-type="float">
            <text:p>0</text:p>
          </table:table-cell>
          <table:table-cell table:formula="of:=IF(OR(AND([.A284]&lt;=[.C284];[.B284]&gt;=[.C284]) ;AND([.A284]&gt;=[.C284];[.A284]&lt;=[.D284]);AND([.B284]&gt;=[.C284];[.B284]&lt;=[.D28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IF(OR(AND([.A285]&lt;=[.C285];[.B285] &gt;=[.D285]) ;AND([.A285]&gt;=[.C285];[.B285] &lt;=[.D285]));1;0)" office:value-type="float" office:value="0" calcext:value-type="float">
            <text:p>0</text:p>
          </table:table-cell>
          <table:table-cell table:formula="of:=IF(OR(AND([.A285]&lt;=[.C285];[.B285]&gt;=[.C285]) ;AND([.A285]&gt;=[.C285];[.A285]&lt;=[.D285]);AND([.B285]&gt;=[.C285];[.B285]&lt;=[.D28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table:formula="of:=IF(OR(AND([.A286]&lt;=[.C286];[.B286] &gt;=[.D286]) ;AND([.A286]&gt;=[.C286];[.B286] &lt;=[.D286]));1;0)" office:value-type="float" office:value="0" calcext:value-type="float">
            <text:p>0</text:p>
          </table:table-cell>
          <table:table-cell table:formula="of:=IF(OR(AND([.A286]&lt;=[.C286];[.B286]&gt;=[.C286]) ;AND([.A286]&gt;=[.C286];[.A286]&lt;=[.D286]);AND([.B286]&gt;=[.C286];[.B286]&lt;=[.D28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formula="of:=IF(OR(AND([.A287]&lt;=[.C287];[.B287] &gt;=[.D287]) ;AND([.A287]&gt;=[.C287];[.B287] &lt;=[.D287]));1;0)" office:value-type="float" office:value="1" calcext:value-type="float">
            <text:p>1</text:p>
          </table:table-cell>
          <table:table-cell table:formula="of:=IF(OR(AND([.A287]&lt;=[.C287];[.B287]&gt;=[.C287]) ;AND([.A287]&gt;=[.C287];[.A287]&lt;=[.D287]);AND([.B287]&gt;=[.C287];[.B287]&lt;=[.D28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formula="of:=IF(OR(AND([.A288]&lt;=[.C288];[.B288] &gt;=[.D288]) ;AND([.A288]&gt;=[.C288];[.B288] &lt;=[.D288]));1;0)" office:value-type="float" office:value="0" calcext:value-type="float">
            <text:p>0</text:p>
          </table:table-cell>
          <table:table-cell table:formula="of:=IF(OR(AND([.A288]&lt;=[.C288];[.B288]&gt;=[.C288]) ;AND([.A288]&gt;=[.C288];[.A288]&lt;=[.D288]);AND([.B288]&gt;=[.C288];[.B288]&lt;=[.D28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table:formula="of:=IF(OR(AND([.A289]&lt;=[.C289];[.B289] &gt;=[.D289]) ;AND([.A289]&gt;=[.C289];[.B289] &lt;=[.D289]));1;0)" office:value-type="float" office:value="0" calcext:value-type="float">
            <text:p>0</text:p>
          </table:table-cell>
          <table:table-cell table:formula="of:=IF(OR(AND([.A289]&lt;=[.C289];[.B289]&gt;=[.C289]) ;AND([.A289]&gt;=[.C289];[.A289]&lt;=[.D289]);AND([.B289]&gt;=[.C289];[.B289]&lt;=[.D28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66" calcext:value-type="float">
            <text:p>66</text:p>
          </table:table-cell>
          <table:table-cell table:formula="of:=IF(OR(AND([.A290]&lt;=[.C290];[.B290] &gt;=[.D290]) ;AND([.A290]&gt;=[.C290];[.B290] &lt;=[.D290]));1;0)" office:value-type="float" office:value="1" calcext:value-type="float">
            <text:p>1</text:p>
          </table:table-cell>
          <table:table-cell table:formula="of:=IF(OR(AND([.A290]&lt;=[.C290];[.B290]&gt;=[.C290]) ;AND([.A290]&gt;=[.C290];[.A290]&lt;=[.D290]);AND([.B290]&gt;=[.C290];[.B290]&lt;=[.D29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IF(OR(AND([.A291]&lt;=[.C291];[.B291] &gt;=[.D291]) ;AND([.A291]&gt;=[.C291];[.B291] &lt;=[.D291]));1;0)" office:value-type="float" office:value="1" calcext:value-type="float">
            <text:p>1</text:p>
          </table:table-cell>
          <table:table-cell table:formula="of:=IF(OR(AND([.A291]&lt;=[.C291];[.B291]&gt;=[.C291]) ;AND([.A291]&gt;=[.C291];[.A291]&lt;=[.D291]);AND([.B291]&gt;=[.C291];[.B291]&lt;=[.D29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formula="of:=IF(OR(AND([.A292]&lt;=[.C292];[.B292] &gt;=[.D292]) ;AND([.A292]&gt;=[.C292];[.B292] &lt;=[.D292]));1;0)" office:value-type="float" office:value="1" calcext:value-type="float">
            <text:p>1</text:p>
          </table:table-cell>
          <table:table-cell table:formula="of:=IF(OR(AND([.A292]&lt;=[.C292];[.B292]&gt;=[.C292]) ;AND([.A292]&gt;=[.C292];[.A292]&lt;=[.D292]);AND([.B292]&gt;=[.C292];[.B292]&lt;=[.D29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formula="of:=IF(OR(AND([.A293]&lt;=[.C293];[.B293] &gt;=[.D293]) ;AND([.A293]&gt;=[.C293];[.B293] &lt;=[.D293]));1;0)" office:value-type="float" office:value="1" calcext:value-type="float">
            <text:p>1</text:p>
          </table:table-cell>
          <table:table-cell table:formula="of:=IF(OR(AND([.A293]&lt;=[.C293];[.B293]&gt;=[.C293]) ;AND([.A293]&gt;=[.C293];[.A293]&lt;=[.D293]);AND([.B293]&gt;=[.C293];[.B293]&lt;=[.D29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formula="of:=IF(OR(AND([.A294]&lt;=[.C294];[.B294] &gt;=[.D294]) ;AND([.A294]&gt;=[.C294];[.B294] &lt;=[.D294]));1;0)" office:value-type="float" office:value="0" calcext:value-type="float">
            <text:p>0</text:p>
          </table:table-cell>
          <table:table-cell table:formula="of:=IF(OR(AND([.A294]&lt;=[.C294];[.B294]&gt;=[.C294]) ;AND([.A294]&gt;=[.C294];[.A294]&lt;=[.D294]);AND([.B294]&gt;=[.C294];[.B294]&lt;=[.D29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formula="of:=IF(OR(AND([.A295]&lt;=[.C295];[.B295] &gt;=[.D295]) ;AND([.A295]&gt;=[.C295];[.B295] &lt;=[.D295]));1;0)" office:value-type="float" office:value="1" calcext:value-type="float">
            <text:p>1</text:p>
          </table:table-cell>
          <table:table-cell table:formula="of:=IF(OR(AND([.A295]&lt;=[.C295];[.B295]&gt;=[.C295]) ;AND([.A295]&gt;=[.C295];[.A295]&lt;=[.D295]);AND([.B295]&gt;=[.C295];[.B295]&lt;=[.D29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formula="of:=IF(OR(AND([.A296]&lt;=[.C296];[.B296] &gt;=[.D296]) ;AND([.A296]&gt;=[.C296];[.B296] &lt;=[.D296]));1;0)" office:value-type="float" office:value="1" calcext:value-type="float">
            <text:p>1</text:p>
          </table:table-cell>
          <table:table-cell table:formula="of:=IF(OR(AND([.A296]&lt;=[.C296];[.B296]&gt;=[.C296]) ;AND([.A296]&gt;=[.C296];[.A296]&lt;=[.D296]);AND([.B296]&gt;=[.C296];[.B296]&lt;=[.D29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formula="of:=IF(OR(AND([.A297]&lt;=[.C297];[.B297] &gt;=[.D297]) ;AND([.A297]&gt;=[.C297];[.B297] &lt;=[.D297]));1;0)" office:value-type="float" office:value="0" calcext:value-type="float">
            <text:p>0</text:p>
          </table:table-cell>
          <table:table-cell table:formula="of:=IF(OR(AND([.A297]&lt;=[.C297];[.B297]&gt;=[.C297]) ;AND([.A297]&gt;=[.C297];[.A297]&lt;=[.D297]);AND([.B297]&gt;=[.C297];[.B297]&lt;=[.D29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table:formula="of:=IF(OR(AND([.A298]&lt;=[.C298];[.B298] &gt;=[.D298]) ;AND([.A298]&gt;=[.C298];[.B298] &lt;=[.D298]));1;0)" office:value-type="float" office:value="0" calcext:value-type="float">
            <text:p>0</text:p>
          </table:table-cell>
          <table:table-cell table:formula="of:=IF(OR(AND([.A298]&lt;=[.C298];[.B298]&gt;=[.C298]) ;AND([.A298]&gt;=[.C298];[.A298]&lt;=[.D298]);AND([.B298]&gt;=[.C298];[.B298]&lt;=[.D29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table:formula="of:=IF(OR(AND([.A299]&lt;=[.C299];[.B299] &gt;=[.D299]) ;AND([.A299]&gt;=[.C299];[.B299] &lt;=[.D299]));1;0)" office:value-type="float" office:value="1" calcext:value-type="float">
            <text:p>1</text:p>
          </table:table-cell>
          <table:table-cell table:formula="of:=IF(OR(AND([.A299]&lt;=[.C299];[.B299]&gt;=[.C299]) ;AND([.A299]&gt;=[.C299];[.A299]&lt;=[.D299]);AND([.B299]&gt;=[.C299];[.B299]&lt;=[.D29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table:formula="of:=IF(OR(AND([.A300]&lt;=[.C300];[.B300] &gt;=[.D300]) ;AND([.A300]&gt;=[.C300];[.B300] &lt;=[.D300]));1;0)" office:value-type="float" office:value="0" calcext:value-type="float">
            <text:p>0</text:p>
          </table:table-cell>
          <table:table-cell table:formula="of:=IF(OR(AND([.A300]&lt;=[.C300];[.B300]&gt;=[.C300]) ;AND([.A300]&gt;=[.C300];[.A300]&lt;=[.D300]);AND([.B300]&gt;=[.C300];[.B300]&lt;=[.D30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table:formula="of:=IF(OR(AND([.A301]&lt;=[.C301];[.B301] &gt;=[.D301]) ;AND([.A301]&gt;=[.C301];[.B301] &lt;=[.D301]));1;0)" office:value-type="float" office:value="0" calcext:value-type="float">
            <text:p>0</text:p>
          </table:table-cell>
          <table:table-cell table:formula="of:=IF(OR(AND([.A301]&lt;=[.C301];[.B301]&gt;=[.C301]) ;AND([.A301]&gt;=[.C301];[.A301]&lt;=[.D301]);AND([.B301]&gt;=[.C301];[.B301]&lt;=[.D30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IF(OR(AND([.A302]&lt;=[.C302];[.B302] &gt;=[.D302]) ;AND([.A302]&gt;=[.C302];[.B302] &lt;=[.D302]));1;0)" office:value-type="float" office:value="0" calcext:value-type="float">
            <text:p>0</text:p>
          </table:table-cell>
          <table:table-cell table:formula="of:=IF(OR(AND([.A302]&lt;=[.C302];[.B302]&gt;=[.C302]) ;AND([.A302]&gt;=[.C302];[.A302]&lt;=[.D302]);AND([.B302]&gt;=[.C302];[.B302]&lt;=[.D30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formula="of:=IF(OR(AND([.A303]&lt;=[.C303];[.B303] &gt;=[.D303]) ;AND([.A303]&gt;=[.C303];[.B303] &lt;=[.D303]));1;0)" office:value-type="float" office:value="1" calcext:value-type="float">
            <text:p>1</text:p>
          </table:table-cell>
          <table:table-cell table:formula="of:=IF(OR(AND([.A303]&lt;=[.C303];[.B303]&gt;=[.C303]) ;AND([.A303]&gt;=[.C303];[.A303]&lt;=[.D303]);AND([.B303]&gt;=[.C303];[.B303]&lt;=[.D30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table:formula="of:=IF(OR(AND([.A304]&lt;=[.C304];[.B304] &gt;=[.D304]) ;AND([.A304]&gt;=[.C304];[.B304] &lt;=[.D304]));1;0)" office:value-type="float" office:value="1" calcext:value-type="float">
            <text:p>1</text:p>
          </table:table-cell>
          <table:table-cell table:formula="of:=IF(OR(AND([.A304]&lt;=[.C304];[.B304]&gt;=[.C304]) ;AND([.A304]&gt;=[.C304];[.A304]&lt;=[.D304]);AND([.B304]&gt;=[.C304];[.B304]&lt;=[.D30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OR(AND([.A305]&lt;=[.C305];[.B305] &gt;=[.D305]) ;AND([.A305]&gt;=[.C305];[.B305] &lt;=[.D305]));1;0)" office:value-type="float" office:value="0" calcext:value-type="float">
            <text:p>0</text:p>
          </table:table-cell>
          <table:table-cell table:formula="of:=IF(OR(AND([.A305]&lt;=[.C305];[.B305]&gt;=[.C305]) ;AND([.A305]&gt;=[.C305];[.A305]&lt;=[.D305]);AND([.B305]&gt;=[.C305];[.B305]&lt;=[.D30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table:formula="of:=IF(OR(AND([.A306]&lt;=[.C306];[.B306] &gt;=[.D306]) ;AND([.A306]&gt;=[.C306];[.B306] &lt;=[.D306]));1;0)" office:value-type="float" office:value="0" calcext:value-type="float">
            <text:p>0</text:p>
          </table:table-cell>
          <table:table-cell table:formula="of:=IF(OR(AND([.A306]&lt;=[.C306];[.B306]&gt;=[.C306]) ;AND([.A306]&gt;=[.C306];[.A306]&lt;=[.D306]);AND([.B306]&gt;=[.C306];[.B306]&lt;=[.D30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OR(AND([.A307]&lt;=[.C307];[.B307] &gt;=[.D307]) ;AND([.A307]&gt;=[.C307];[.B307] &lt;=[.D307]));1;0)" office:value-type="float" office:value="1" calcext:value-type="float">
            <text:p>1</text:p>
          </table:table-cell>
          <table:table-cell table:formula="of:=IF(OR(AND([.A307]&lt;=[.C307];[.B307]&gt;=[.C307]) ;AND([.A307]&gt;=[.C307];[.A307]&lt;=[.D307]);AND([.B307]&gt;=[.C307];[.B307]&lt;=[.D30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formula="of:=IF(OR(AND([.A308]&lt;=[.C308];[.B308] &gt;=[.D308]) ;AND([.A308]&gt;=[.C308];[.B308] &lt;=[.D308]));1;0)" office:value-type="float" office:value="0" calcext:value-type="float">
            <text:p>0</text:p>
          </table:table-cell>
          <table:table-cell table:formula="of:=IF(OR(AND([.A308]&lt;=[.C308];[.B308]&gt;=[.C308]) ;AND([.A308]&gt;=[.C308];[.A308]&lt;=[.D308]);AND([.B308]&gt;=[.C308];[.B308]&lt;=[.D30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IF(OR(AND([.A309]&lt;=[.C309];[.B309] &gt;=[.D309]) ;AND([.A309]&gt;=[.C309];[.B309] &lt;=[.D309]));1;0)" office:value-type="float" office:value="1" calcext:value-type="float">
            <text:p>1</text:p>
          </table:table-cell>
          <table:table-cell table:formula="of:=IF(OR(AND([.A309]&lt;=[.C309];[.B309]&gt;=[.C309]) ;AND([.A309]&gt;=[.C309];[.A309]&lt;=[.D309]);AND([.B309]&gt;=[.C309];[.B309]&lt;=[.D30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IF(OR(AND([.A310]&lt;=[.C310];[.B310] &gt;=[.D310]) ;AND([.A310]&gt;=[.C310];[.B310] &lt;=[.D310]));1;0)" office:value-type="float" office:value="0" calcext:value-type="float">
            <text:p>0</text:p>
          </table:table-cell>
          <table:table-cell table:formula="of:=IF(OR(AND([.A310]&lt;=[.C310];[.B310]&gt;=[.C310]) ;AND([.A310]&gt;=[.C310];[.A310]&lt;=[.D310]);AND([.B310]&gt;=[.C310];[.B310]&lt;=[.D31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formula="of:=IF(OR(AND([.A311]&lt;=[.C311];[.B311] &gt;=[.D311]) ;AND([.A311]&gt;=[.C311];[.B311] &lt;=[.D311]));1;0)" office:value-type="float" office:value="0" calcext:value-type="float">
            <text:p>0</text:p>
          </table:table-cell>
          <table:table-cell table:formula="of:=IF(OR(AND([.A311]&lt;=[.C311];[.B311]&gt;=[.C311]) ;AND([.A311]&gt;=[.C311];[.A311]&lt;=[.D311]);AND([.B311]&gt;=[.C311];[.B311]&lt;=[.D31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formula="of:=IF(OR(AND([.A312]&lt;=[.C312];[.B312] &gt;=[.D312]) ;AND([.A312]&gt;=[.C312];[.B312] &lt;=[.D312]));1;0)" office:value-type="float" office:value="1" calcext:value-type="float">
            <text:p>1</text:p>
          </table:table-cell>
          <table:table-cell table:formula="of:=IF(OR(AND([.A312]&lt;=[.C312];[.B312]&gt;=[.C312]) ;AND([.A312]&gt;=[.C312];[.A312]&lt;=[.D312]);AND([.B312]&gt;=[.C312];[.B312]&lt;=[.D31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formula="of:=IF(OR(AND([.A313]&lt;=[.C313];[.B313] &gt;=[.D313]) ;AND([.A313]&gt;=[.C313];[.B313] &lt;=[.D313]));1;0)" office:value-type="float" office:value="0" calcext:value-type="float">
            <text:p>0</text:p>
          </table:table-cell>
          <table:table-cell table:formula="of:=IF(OR(AND([.A313]&lt;=[.C313];[.B313]&gt;=[.C313]) ;AND([.A313]&gt;=[.C313];[.A313]&lt;=[.D313]);AND([.B313]&gt;=[.C313];[.B313]&lt;=[.D31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formula="of:=IF(OR(AND([.A314]&lt;=[.C314];[.B314] &gt;=[.D314]) ;AND([.A314]&gt;=[.C314];[.B314] &lt;=[.D314]));1;0)" office:value-type="float" office:value="1" calcext:value-type="float">
            <text:p>1</text:p>
          </table:table-cell>
          <table:table-cell table:formula="of:=IF(OR(AND([.A314]&lt;=[.C314];[.B314]&gt;=[.C314]) ;AND([.A314]&gt;=[.C314];[.A314]&lt;=[.D314]);AND([.B314]&gt;=[.C314];[.B314]&lt;=[.D31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OR(AND([.A315]&lt;=[.C315];[.B315] &gt;=[.D315]) ;AND([.A315]&gt;=[.C315];[.B315] &lt;=[.D315]));1;0)" office:value-type="float" office:value="0" calcext:value-type="float">
            <text:p>0</text:p>
          </table:table-cell>
          <table:table-cell table:formula="of:=IF(OR(AND([.A315]&lt;=[.C315];[.B315]&gt;=[.C315]) ;AND([.A315]&gt;=[.C315];[.A315]&lt;=[.D315]);AND([.B315]&gt;=[.C315];[.B315]&lt;=[.D31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formula="of:=IF(OR(AND([.A316]&lt;=[.C316];[.B316] &gt;=[.D316]) ;AND([.A316]&gt;=[.C316];[.B316] &lt;=[.D316]));1;0)" office:value-type="float" office:value="1" calcext:value-type="float">
            <text:p>1</text:p>
          </table:table-cell>
          <table:table-cell table:formula="of:=IF(OR(AND([.A316]&lt;=[.C316];[.B316]&gt;=[.C316]) ;AND([.A316]&gt;=[.C316];[.A316]&lt;=[.D316]);AND([.B316]&gt;=[.C316];[.B316]&lt;=[.D31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formula="of:=IF(OR(AND([.A317]&lt;=[.C317];[.B317] &gt;=[.D317]) ;AND([.A317]&gt;=[.C317];[.B317] &lt;=[.D317]));1;0)" office:value-type="float" office:value="1" calcext:value-type="float">
            <text:p>1</text:p>
          </table:table-cell>
          <table:table-cell table:formula="of:=IF(OR(AND([.A317]&lt;=[.C317];[.B317]&gt;=[.C317]) ;AND([.A317]&gt;=[.C317];[.A317]&lt;=[.D317]);AND([.B317]&gt;=[.C317];[.B317]&lt;=[.D31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formula="of:=IF(OR(AND([.A318]&lt;=[.C318];[.B318] &gt;=[.D318]) ;AND([.A318]&gt;=[.C318];[.B318] &lt;=[.D318]));1;0)" office:value-type="float" office:value="1" calcext:value-type="float">
            <text:p>1</text:p>
          </table:table-cell>
          <table:table-cell table:formula="of:=IF(OR(AND([.A318]&lt;=[.C318];[.B318]&gt;=[.C318]) ;AND([.A318]&gt;=[.C318];[.A318]&lt;=[.D318]);AND([.B318]&gt;=[.C318];[.B318]&lt;=[.D31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formula="of:=IF(OR(AND([.A319]&lt;=[.C319];[.B319] &gt;=[.D319]) ;AND([.A319]&gt;=[.C319];[.B319] &lt;=[.D319]));1;0)" office:value-type="float" office:value="0" calcext:value-type="float">
            <text:p>0</text:p>
          </table:table-cell>
          <table:table-cell table:formula="of:=IF(OR(AND([.A319]&lt;=[.C319];[.B319]&gt;=[.C319]) ;AND([.A319]&gt;=[.C319];[.A319]&lt;=[.D319]);AND([.B319]&gt;=[.C319];[.B319]&lt;=[.D31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F(OR(AND([.A320]&lt;=[.C320];[.B320] &gt;=[.D320]) ;AND([.A320]&gt;=[.C320];[.B320] &lt;=[.D320]));1;0)" office:value-type="float" office:value="0" calcext:value-type="float">
            <text:p>0</text:p>
          </table:table-cell>
          <table:table-cell table:formula="of:=IF(OR(AND([.A320]&lt;=[.C320];[.B320]&gt;=[.C320]) ;AND([.A320]&gt;=[.C320];[.A320]&lt;=[.D320]);AND([.B320]&gt;=[.C320];[.B320]&lt;=[.D320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IF(OR(AND([.A321]&lt;=[.C321];[.B321] &gt;=[.D321]) ;AND([.A321]&gt;=[.C321];[.B321] &lt;=[.D321]));1;0)" office:value-type="float" office:value="1" calcext:value-type="float">
            <text:p>1</text:p>
          </table:table-cell>
          <table:table-cell table:formula="of:=IF(OR(AND([.A321]&lt;=[.C321];[.B321]&gt;=[.C321]) ;AND([.A321]&gt;=[.C321];[.A321]&lt;=[.D321]);AND([.B321]&gt;=[.C321];[.B321]&lt;=[.D32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formula="of:=IF(OR(AND([.A322]&lt;=[.C322];[.B322] &gt;=[.D322]) ;AND([.A322]&gt;=[.C322];[.B322] &lt;=[.D322]));1;0)" office:value-type="float" office:value="0" calcext:value-type="float">
            <text:p>0</text:p>
          </table:table-cell>
          <table:table-cell table:formula="of:=IF(OR(AND([.A322]&lt;=[.C322];[.B322]&gt;=[.C322]) ;AND([.A322]&gt;=[.C322];[.A322]&lt;=[.D322]);AND([.B322]&gt;=[.C322];[.B322]&lt;=[.D32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OR(AND([.A323]&lt;=[.C323];[.B323] &gt;=[.D323]) ;AND([.A323]&gt;=[.C323];[.B323] &lt;=[.D323]));1;0)" office:value-type="float" office:value="1" calcext:value-type="float">
            <text:p>1</text:p>
          </table:table-cell>
          <table:table-cell table:formula="of:=IF(OR(AND([.A323]&lt;=[.C323];[.B323]&gt;=[.C323]) ;AND([.A323]&gt;=[.C323];[.A323]&lt;=[.D323]);AND([.B323]&gt;=[.C323];[.B323]&lt;=[.D32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table:formula="of:=IF(OR(AND([.A324]&lt;=[.C324];[.B324] &gt;=[.D324]) ;AND([.A324]&gt;=[.C324];[.B324] &lt;=[.D324]));1;0)" office:value-type="float" office:value="1" calcext:value-type="float">
            <text:p>1</text:p>
          </table:table-cell>
          <table:table-cell table:formula="of:=IF(OR(AND([.A324]&lt;=[.C324];[.B324]&gt;=[.C324]) ;AND([.A324]&gt;=[.C324];[.A324]&lt;=[.D324]);AND([.B324]&gt;=[.C324];[.B324]&lt;=[.D32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IF(OR(AND([.A325]&lt;=[.C325];[.B325] &gt;=[.D325]) ;AND([.A325]&gt;=[.C325];[.B325] &lt;=[.D325]));1;0)" office:value-type="float" office:value="1" calcext:value-type="float">
            <text:p>1</text:p>
          </table:table-cell>
          <table:table-cell table:formula="of:=IF(OR(AND([.A325]&lt;=[.C325];[.B325]&gt;=[.C325]) ;AND([.A325]&gt;=[.C325];[.A325]&lt;=[.D325]);AND([.B325]&gt;=[.C325];[.B325]&lt;=[.D32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formula="of:=IF(OR(AND([.A326]&lt;=[.C326];[.B326] &gt;=[.D326]) ;AND([.A326]&gt;=[.C326];[.B326] &lt;=[.D326]));1;0)" office:value-type="float" office:value="0" calcext:value-type="float">
            <text:p>0</text:p>
          </table:table-cell>
          <table:table-cell table:formula="of:=IF(OR(AND([.A326]&lt;=[.C326];[.B326]&gt;=[.C326]) ;AND([.A326]&gt;=[.C326];[.A326]&lt;=[.D326]);AND([.B326]&gt;=[.C326];[.B326]&lt;=[.D32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IF(OR(AND([.A327]&lt;=[.C327];[.B327] &gt;=[.D327]) ;AND([.A327]&gt;=[.C327];[.B327] &lt;=[.D327]));1;0)" office:value-type="float" office:value="1" calcext:value-type="float">
            <text:p>1</text:p>
          </table:table-cell>
          <table:table-cell table:formula="of:=IF(OR(AND([.A327]&lt;=[.C327];[.B327]&gt;=[.C327]) ;AND([.A327]&gt;=[.C327];[.A327]&lt;=[.D327]);AND([.B327]&gt;=[.C327];[.B327]&lt;=[.D32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table:formula="of:=IF(OR(AND([.A328]&lt;=[.C328];[.B328] &gt;=[.D328]) ;AND([.A328]&gt;=[.C328];[.B328] &lt;=[.D328]));1;0)" office:value-type="float" office:value="0" calcext:value-type="float">
            <text:p>0</text:p>
          </table:table-cell>
          <table:table-cell table:formula="of:=IF(OR(AND([.A328]&lt;=[.C328];[.B328]&gt;=[.C328]) ;AND([.A328]&gt;=[.C328];[.A328]&lt;=[.D328]);AND([.B328]&gt;=[.C328];[.B328]&lt;=[.D328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table:formula="of:=IF(OR(AND([.A329]&lt;=[.C329];[.B329] &gt;=[.D329]) ;AND([.A329]&gt;=[.C329];[.B329] &lt;=[.D329]));1;0)" office:value-type="float" office:value="0" calcext:value-type="float">
            <text:p>0</text:p>
          </table:table-cell>
          <table:table-cell table:formula="of:=IF(OR(AND([.A329]&lt;=[.C329];[.B329]&gt;=[.C329]) ;AND([.A329]&gt;=[.C329];[.A329]&lt;=[.D329]);AND([.B329]&gt;=[.C329];[.B329]&lt;=[.D32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formula="of:=IF(OR(AND([.A330]&lt;=[.C330];[.B330] &gt;=[.D330]) ;AND([.A330]&gt;=[.C330];[.B330] &lt;=[.D330]));1;0)" office:value-type="float" office:value="1" calcext:value-type="float">
            <text:p>1</text:p>
          </table:table-cell>
          <table:table-cell table:formula="of:=IF(OR(AND([.A330]&lt;=[.C330];[.B330]&gt;=[.C330]) ;AND([.A330]&gt;=[.C330];[.A330]&lt;=[.D330]);AND([.B330]&gt;=[.C330];[.B330]&lt;=[.D33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IF(OR(AND([.A331]&lt;=[.C331];[.B331] &gt;=[.D331]) ;AND([.A331]&gt;=[.C331];[.B331] &lt;=[.D331]));1;0)" office:value-type="float" office:value="0" calcext:value-type="float">
            <text:p>0</text:p>
          </table:table-cell>
          <table:table-cell table:formula="of:=IF(OR(AND([.A331]&lt;=[.C331];[.B331]&gt;=[.C331]) ;AND([.A331]&gt;=[.C331];[.A331]&lt;=[.D331]);AND([.B331]&gt;=[.C331];[.B331]&lt;=[.D33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formula="of:=IF(OR(AND([.A332]&lt;=[.C332];[.B332] &gt;=[.D332]) ;AND([.A332]&gt;=[.C332];[.B332] &lt;=[.D332]));1;0)" office:value-type="float" office:value="0" calcext:value-type="float">
            <text:p>0</text:p>
          </table:table-cell>
          <table:table-cell table:formula="of:=IF(OR(AND([.A332]&lt;=[.C332];[.B332]&gt;=[.C332]) ;AND([.A332]&gt;=[.C332];[.A332]&lt;=[.D332]);AND([.B332]&gt;=[.C332];[.B332]&lt;=[.D33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table:formula="of:=IF(OR(AND([.A333]&lt;=[.C333];[.B333] &gt;=[.D333]) ;AND([.A333]&gt;=[.C333];[.B333] &lt;=[.D333]));1;0)" office:value-type="float" office:value="1" calcext:value-type="float">
            <text:p>1</text:p>
          </table:table-cell>
          <table:table-cell table:formula="of:=IF(OR(AND([.A333]&lt;=[.C333];[.B333]&gt;=[.C333]) ;AND([.A333]&gt;=[.C333];[.A333]&lt;=[.D333]);AND([.B333]&gt;=[.C333];[.B333]&lt;=[.D33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OR(AND([.A334]&lt;=[.C334];[.B334] &gt;=[.D334]) ;AND([.A334]&gt;=[.C334];[.B334] &lt;=[.D334]));1;0)" office:value-type="float" office:value="0" calcext:value-type="float">
            <text:p>0</text:p>
          </table:table-cell>
          <table:table-cell table:formula="of:=IF(OR(AND([.A334]&lt;=[.C334];[.B334]&gt;=[.C334]) ;AND([.A334]&gt;=[.C334];[.A334]&lt;=[.D334]);AND([.B334]&gt;=[.C334];[.B334]&lt;=[.D33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formula="of:=IF(OR(AND([.A335]&lt;=[.C335];[.B335] &gt;=[.D335]) ;AND([.A335]&gt;=[.C335];[.B335] &lt;=[.D335]));1;0)" office:value-type="float" office:value="1" calcext:value-type="float">
            <text:p>1</text:p>
          </table:table-cell>
          <table:table-cell table:formula="of:=IF(OR(AND([.A335]&lt;=[.C335];[.B335]&gt;=[.C335]) ;AND([.A335]&gt;=[.C335];[.A335]&lt;=[.D335]);AND([.B335]&gt;=[.C335];[.B335]&lt;=[.D33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formula="of:=IF(OR(AND([.A336]&lt;=[.C336];[.B336] &gt;=[.D336]) ;AND([.A336]&gt;=[.C336];[.B336] &lt;=[.D336]));1;0)" office:value-type="float" office:value="1" calcext:value-type="float">
            <text:p>1</text:p>
          </table:table-cell>
          <table:table-cell table:formula="of:=IF(OR(AND([.A336]&lt;=[.C336];[.B336]&gt;=[.C336]) ;AND([.A336]&gt;=[.C336];[.A336]&lt;=[.D336]);AND([.B336]&gt;=[.C336];[.B336]&lt;=[.D33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formula="of:=IF(OR(AND([.A337]&lt;=[.C337];[.B337] &gt;=[.D337]) ;AND([.A337]&gt;=[.C337];[.B337] &lt;=[.D337]));1;0)" office:value-type="float" office:value="1" calcext:value-type="float">
            <text:p>1</text:p>
          </table:table-cell>
          <table:table-cell table:formula="of:=IF(OR(AND([.A337]&lt;=[.C337];[.B337]&gt;=[.C337]) ;AND([.A337]&gt;=[.C337];[.A337]&lt;=[.D337]);AND([.B337]&gt;=[.C337];[.B337]&lt;=[.D33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formula="of:=IF(OR(AND([.A338]&lt;=[.C338];[.B338] &gt;=[.D338]) ;AND([.A338]&gt;=[.C338];[.B338] &lt;=[.D338]));1;0)" office:value-type="float" office:value="1" calcext:value-type="float">
            <text:p>1</text:p>
          </table:table-cell>
          <table:table-cell table:formula="of:=IF(OR(AND([.A338]&lt;=[.C338];[.B338]&gt;=[.C338]) ;AND([.A338]&gt;=[.C338];[.A338]&lt;=[.D338]);AND([.B338]&gt;=[.C338];[.B338]&lt;=[.D33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OR(AND([.A339]&lt;=[.C339];[.B339] &gt;=[.D339]) ;AND([.A339]&gt;=[.C339];[.B339] &lt;=[.D339]));1;0)" office:value-type="float" office:value="0" calcext:value-type="float">
            <text:p>0</text:p>
          </table:table-cell>
          <table:table-cell table:formula="of:=IF(OR(AND([.A339]&lt;=[.C339];[.B339]&gt;=[.C339]) ;AND([.A339]&gt;=[.C339];[.A339]&lt;=[.D339]);AND([.B339]&gt;=[.C339];[.B339]&lt;=[.D339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formula="of:=IF(OR(AND([.A340]&lt;=[.C340];[.B340] &gt;=[.D340]) ;AND([.A340]&gt;=[.C340];[.B340] &lt;=[.D340]));1;0)" office:value-type="float" office:value="0" calcext:value-type="float">
            <text:p>0</text:p>
          </table:table-cell>
          <table:table-cell table:formula="of:=IF(OR(AND([.A340]&lt;=[.C340];[.B340]&gt;=[.C340]) ;AND([.A340]&gt;=[.C340];[.A340]&lt;=[.D340]);AND([.B340]&gt;=[.C340];[.B340]&lt;=[.D34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formula="of:=IF(OR(AND([.A341]&lt;=[.C341];[.B341] &gt;=[.D341]) ;AND([.A341]&gt;=[.C341];[.B341] &lt;=[.D341]));1;0)" office:value-type="float" office:value="1" calcext:value-type="float">
            <text:p>1</text:p>
          </table:table-cell>
          <table:table-cell table:formula="of:=IF(OR(AND([.A341]&lt;=[.C341];[.B341]&gt;=[.C341]) ;AND([.A341]&gt;=[.C341];[.A341]&lt;=[.D341]);AND([.B341]&gt;=[.C341];[.B341]&lt;=[.D34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IF(OR(AND([.A342]&lt;=[.C342];[.B342] &gt;=[.D342]) ;AND([.A342]&gt;=[.C342];[.B342] &lt;=[.D342]));1;0)" office:value-type="float" office:value="0" calcext:value-type="float">
            <text:p>0</text:p>
          </table:table-cell>
          <table:table-cell table:formula="of:=IF(OR(AND([.A342]&lt;=[.C342];[.B342]&gt;=[.C342]) ;AND([.A342]&gt;=[.C342];[.A342]&lt;=[.D342]);AND([.B342]&gt;=[.C342];[.B342]&lt;=[.D34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OR(AND([.A343]&lt;=[.C343];[.B343] &gt;=[.D343]) ;AND([.A343]&gt;=[.C343];[.B343] &lt;=[.D343]));1;0)" office:value-type="float" office:value="1" calcext:value-type="float">
            <text:p>1</text:p>
          </table:table-cell>
          <table:table-cell table:formula="of:=IF(OR(AND([.A343]&lt;=[.C343];[.B343]&gt;=[.C343]) ;AND([.A343]&gt;=[.C343];[.A343]&lt;=[.D343]);AND([.B343]&gt;=[.C343];[.B343]&lt;=[.D34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IF(OR(AND([.A344]&lt;=[.C344];[.B344] &gt;=[.D344]) ;AND([.A344]&gt;=[.C344];[.B344] &lt;=[.D344]));1;0)" office:value-type="float" office:value="1" calcext:value-type="float">
            <text:p>1</text:p>
          </table:table-cell>
          <table:table-cell table:formula="of:=IF(OR(AND([.A344]&lt;=[.C344];[.B344]&gt;=[.C344]) ;AND([.A344]&gt;=[.C344];[.A344]&lt;=[.D344]);AND([.B344]&gt;=[.C344];[.B344]&lt;=[.D34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table:formula="of:=IF(OR(AND([.A345]&lt;=[.C345];[.B345] &gt;=[.D345]) ;AND([.A345]&gt;=[.C345];[.B345] &lt;=[.D345]));1;0)" office:value-type="float" office:value="1" calcext:value-type="float">
            <text:p>1</text:p>
          </table:table-cell>
          <table:table-cell table:formula="of:=IF(OR(AND([.A345]&lt;=[.C345];[.B345]&gt;=[.C345]) ;AND([.A345]&gt;=[.C345];[.A345]&lt;=[.D345]);AND([.B345]&gt;=[.C345];[.B345]&lt;=[.D34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table:formula="of:=IF(OR(AND([.A346]&lt;=[.C346];[.B346] &gt;=[.D346]) ;AND([.A346]&gt;=[.C346];[.B346] &lt;=[.D346]));1;0)" office:value-type="float" office:value="0" calcext:value-type="float">
            <text:p>0</text:p>
          </table:table-cell>
          <table:table-cell table:formula="of:=IF(OR(AND([.A346]&lt;=[.C346];[.B346]&gt;=[.C346]) ;AND([.A346]&gt;=[.C346];[.A346]&lt;=[.D346]);AND([.B346]&gt;=[.C346];[.B346]&lt;=[.D346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formula="of:=IF(OR(AND([.A347]&lt;=[.C347];[.B347] &gt;=[.D347]) ;AND([.A347]&gt;=[.C347];[.B347] &lt;=[.D347]));1;0)" office:value-type="float" office:value="0" calcext:value-type="float">
            <text:p>0</text:p>
          </table:table-cell>
          <table:table-cell table:formula="of:=IF(OR(AND([.A347]&lt;=[.C347];[.B347]&gt;=[.C347]) ;AND([.A347]&gt;=[.C347];[.A347]&lt;=[.D347]);AND([.B347]&gt;=[.C347];[.B347]&lt;=[.D34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table:formula="of:=IF(OR(AND([.A348]&lt;=[.C348];[.B348] &gt;=[.D348]) ;AND([.A348]&gt;=[.C348];[.B348] &lt;=[.D348]));1;0)" office:value-type="float" office:value="1" calcext:value-type="float">
            <text:p>1</text:p>
          </table:table-cell>
          <table:table-cell table:formula="of:=IF(OR(AND([.A348]&lt;=[.C348];[.B348]&gt;=[.C348]) ;AND([.A348]&gt;=[.C348];[.A348]&lt;=[.D348]);AND([.B348]&gt;=[.C348];[.B348]&lt;=[.D34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OR(AND([.A349]&lt;=[.C349];[.B349] &gt;=[.D349]) ;AND([.A349]&gt;=[.C349];[.B349] &lt;=[.D349]));1;0)" office:value-type="float" office:value="0" calcext:value-type="float">
            <text:p>0</text:p>
          </table:table-cell>
          <table:table-cell table:formula="of:=IF(OR(AND([.A349]&lt;=[.C349];[.B349]&gt;=[.C349]) ;AND([.A349]&gt;=[.C349];[.A349]&lt;=[.D349]);AND([.B349]&gt;=[.C349];[.B349]&lt;=[.D349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IF(OR(AND([.A350]&lt;=[.C350];[.B350] &gt;=[.D350]) ;AND([.A350]&gt;=[.C350];[.B350] &lt;=[.D350]));1;0)" office:value-type="float" office:value="1" calcext:value-type="float">
            <text:p>1</text:p>
          </table:table-cell>
          <table:table-cell table:formula="of:=IF(OR(AND([.A350]&lt;=[.C350];[.B350]&gt;=[.C350]) ;AND([.A350]&gt;=[.C350];[.A350]&lt;=[.D350]);AND([.B350]&gt;=[.C350];[.B350]&lt;=[.D35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IF(OR(AND([.A351]&lt;=[.C351];[.B351] &gt;=[.D351]) ;AND([.A351]&gt;=[.C351];[.B351] &lt;=[.D351]));1;0)" office:value-type="float" office:value="1" calcext:value-type="float">
            <text:p>1</text:p>
          </table:table-cell>
          <table:table-cell table:formula="of:=IF(OR(AND([.A351]&lt;=[.C351];[.B351]&gt;=[.C351]) ;AND([.A351]&gt;=[.C351];[.A351]&lt;=[.D351]);AND([.B351]&gt;=[.C351];[.B351]&lt;=[.D35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IF(OR(AND([.A352]&lt;=[.C352];[.B352] &gt;=[.D352]) ;AND([.A352]&gt;=[.C352];[.B352] &lt;=[.D352]));1;0)" office:value-type="float" office:value="1" calcext:value-type="float">
            <text:p>1</text:p>
          </table:table-cell>
          <table:table-cell table:formula="of:=IF(OR(AND([.A352]&lt;=[.C352];[.B352]&gt;=[.C352]) ;AND([.A352]&gt;=[.C352];[.A352]&lt;=[.D352]);AND([.B352]&gt;=[.C352];[.B352]&lt;=[.D35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formula="of:=IF(OR(AND([.A353]&lt;=[.C353];[.B353] &gt;=[.D353]) ;AND([.A353]&gt;=[.C353];[.B353] &lt;=[.D353]));1;0)" office:value-type="float" office:value="0" calcext:value-type="float">
            <text:p>0</text:p>
          </table:table-cell>
          <table:table-cell table:formula="of:=IF(OR(AND([.A353]&lt;=[.C353];[.B353]&gt;=[.C353]) ;AND([.A353]&gt;=[.C353];[.A353]&lt;=[.D353]);AND([.B353]&gt;=[.C353];[.B353]&lt;=[.D35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table:formula="of:=IF(OR(AND([.A354]&lt;=[.C354];[.B354] &gt;=[.D354]) ;AND([.A354]&gt;=[.C354];[.B354] &lt;=[.D354]));1;0)" office:value-type="float" office:value="1" calcext:value-type="float">
            <text:p>1</text:p>
          </table:table-cell>
          <table:table-cell table:formula="of:=IF(OR(AND([.A354]&lt;=[.C354];[.B354]&gt;=[.C354]) ;AND([.A354]&gt;=[.C354];[.A354]&lt;=[.D354]);AND([.B354]&gt;=[.C354];[.B354]&lt;=[.D35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table:formula="of:=IF(OR(AND([.A355]&lt;=[.C355];[.B355] &gt;=[.D355]) ;AND([.A355]&gt;=[.C355];[.B355] &lt;=[.D355]));1;0)" office:value-type="float" office:value="1" calcext:value-type="float">
            <text:p>1</text:p>
          </table:table-cell>
          <table:table-cell table:formula="of:=IF(OR(AND([.A355]&lt;=[.C355];[.B355]&gt;=[.C355]) ;AND([.A355]&gt;=[.C355];[.A355]&lt;=[.D355]);AND([.B355]&gt;=[.C355];[.B355]&lt;=[.D35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OR(AND([.A356]&lt;=[.C356];[.B356] &gt;=[.D356]) ;AND([.A356]&gt;=[.C356];[.B356] &lt;=[.D356]));1;0)" office:value-type="float" office:value="0" calcext:value-type="float">
            <text:p>0</text:p>
          </table:table-cell>
          <table:table-cell table:formula="of:=IF(OR(AND([.A356]&lt;=[.C356];[.B356]&gt;=[.C356]) ;AND([.A356]&gt;=[.C356];[.A356]&lt;=[.D356]);AND([.B356]&gt;=[.C356];[.B356]&lt;=[.D35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formula="of:=IF(OR(AND([.A357]&lt;=[.C357];[.B357] &gt;=[.D357]) ;AND([.A357]&gt;=[.C357];[.B357] &lt;=[.D357]));1;0)" office:value-type="float" office:value="1" calcext:value-type="float">
            <text:p>1</text:p>
          </table:table-cell>
          <table:table-cell table:formula="of:=IF(OR(AND([.A357]&lt;=[.C357];[.B357]&gt;=[.C357]) ;AND([.A357]&gt;=[.C357];[.A357]&lt;=[.D357]);AND([.B357]&gt;=[.C357];[.B357]&lt;=[.D35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table:formula="of:=IF(OR(AND([.A358]&lt;=[.C358];[.B358] &gt;=[.D358]) ;AND([.A358]&gt;=[.C358];[.B358] &lt;=[.D358]));1;0)" office:value-type="float" office:value="1" calcext:value-type="float">
            <text:p>1</text:p>
          </table:table-cell>
          <table:table-cell table:formula="of:=IF(OR(AND([.A358]&lt;=[.C358];[.B358]&gt;=[.C358]) ;AND([.A358]&gt;=[.C358];[.A358]&lt;=[.D358]);AND([.B358]&gt;=[.C358];[.B358]&lt;=[.D35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table:formula="of:=IF(OR(AND([.A359]&lt;=[.C359];[.B359] &gt;=[.D359]) ;AND([.A359]&gt;=[.C359];[.B359] &lt;=[.D359]));1;0)" office:value-type="float" office:value="1" calcext:value-type="float">
            <text:p>1</text:p>
          </table:table-cell>
          <table:table-cell table:formula="of:=IF(OR(AND([.A359]&lt;=[.C359];[.B359]&gt;=[.C359]) ;AND([.A359]&gt;=[.C359];[.A359]&lt;=[.D359]);AND([.B359]&gt;=[.C359];[.B359]&lt;=[.D35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IF(OR(AND([.A360]&lt;=[.C360];[.B360] &gt;=[.D360]) ;AND([.A360]&gt;=[.C360];[.B360] &lt;=[.D360]));1;0)" office:value-type="float" office:value="0" calcext:value-type="float">
            <text:p>0</text:p>
          </table:table-cell>
          <table:table-cell table:formula="of:=IF(OR(AND([.A360]&lt;=[.C360];[.B360]&gt;=[.C360]) ;AND([.A360]&gt;=[.C360];[.A360]&lt;=[.D360]);AND([.B360]&gt;=[.C360];[.B360]&lt;=[.D36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formula="of:=IF(OR(AND([.A361]&lt;=[.C361];[.B361] &gt;=[.D361]) ;AND([.A361]&gt;=[.C361];[.B361] &lt;=[.D361]));1;0)" office:value-type="float" office:value="1" calcext:value-type="float">
            <text:p>1</text:p>
          </table:table-cell>
          <table:table-cell table:formula="of:=IF(OR(AND([.A361]&lt;=[.C361];[.B361]&gt;=[.C361]) ;AND([.A361]&gt;=[.C361];[.A361]&lt;=[.D361]);AND([.B361]&gt;=[.C361];[.B361]&lt;=[.D36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OR(AND([.A362]&lt;=[.C362];[.B362] &gt;=[.D362]) ;AND([.A362]&gt;=[.C362];[.B362] &lt;=[.D362]));1;0)" office:value-type="float" office:value="1" calcext:value-type="float">
            <text:p>1</text:p>
          </table:table-cell>
          <table:table-cell table:formula="of:=IF(OR(AND([.A362]&lt;=[.C362];[.B362]&gt;=[.C362]) ;AND([.A362]&gt;=[.C362];[.A362]&lt;=[.D362]);AND([.B362]&gt;=[.C362];[.B362]&lt;=[.D36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formula="of:=IF(OR(AND([.A363]&lt;=[.C363];[.B363] &gt;=[.D363]) ;AND([.A363]&gt;=[.C363];[.B363] &lt;=[.D363]));1;0)" office:value-type="float" office:value="1" calcext:value-type="float">
            <text:p>1</text:p>
          </table:table-cell>
          <table:table-cell table:formula="of:=IF(OR(AND([.A363]&lt;=[.C363];[.B363]&gt;=[.C363]) ;AND([.A363]&gt;=[.C363];[.A363]&lt;=[.D363]);AND([.B363]&gt;=[.C363];[.B363]&lt;=[.D36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formula="of:=IF(OR(AND([.A364]&lt;=[.C364];[.B364] &gt;=[.D364]) ;AND([.A364]&gt;=[.C364];[.B364] &lt;=[.D364]));1;0)" office:value-type="float" office:value="1" calcext:value-type="float">
            <text:p>1</text:p>
          </table:table-cell>
          <table:table-cell table:formula="of:=IF(OR(AND([.A364]&lt;=[.C364];[.B364]&gt;=[.C364]) ;AND([.A364]&gt;=[.C364];[.A364]&lt;=[.D364]);AND([.B364]&gt;=[.C364];[.B364]&lt;=[.D36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OR(AND([.A365]&lt;=[.C365];[.B365] &gt;=[.D365]) ;AND([.A365]&gt;=[.C365];[.B365] &lt;=[.D365]));1;0)" office:value-type="float" office:value="0" calcext:value-type="float">
            <text:p>0</text:p>
          </table:table-cell>
          <table:table-cell table:formula="of:=IF(OR(AND([.A365]&lt;=[.C365];[.B365]&gt;=[.C365]) ;AND([.A365]&gt;=[.C365];[.A365]&lt;=[.D365]);AND([.B365]&gt;=[.C365];[.B365]&lt;=[.D365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formula="of:=IF(OR(AND([.A366]&lt;=[.C366];[.B366] &gt;=[.D366]) ;AND([.A366]&gt;=[.C366];[.B366] &lt;=[.D366]));1;0)" office:value-type="float" office:value="0" calcext:value-type="float">
            <text:p>0</text:p>
          </table:table-cell>
          <table:table-cell table:formula="of:=IF(OR(AND([.A366]&lt;=[.C366];[.B366]&gt;=[.C366]) ;AND([.A366]&gt;=[.C366];[.A366]&lt;=[.D366]);AND([.B366]&gt;=[.C366];[.B366]&lt;=[.D36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table:formula="of:=IF(OR(AND([.A367]&lt;=[.C367];[.B367] &gt;=[.D367]) ;AND([.A367]&gt;=[.C367];[.B367] &lt;=[.D367]));1;0)" office:value-type="float" office:value="1" calcext:value-type="float">
            <text:p>1</text:p>
          </table:table-cell>
          <table:table-cell table:formula="of:=IF(OR(AND([.A367]&lt;=[.C367];[.B367]&gt;=[.C367]) ;AND([.A367]&gt;=[.C367];[.A367]&lt;=[.D367]);AND([.B367]&gt;=[.C367];[.B367]&lt;=[.D36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table:formula="of:=IF(OR(AND([.A368]&lt;=[.C368];[.B368] &gt;=[.D368]) ;AND([.A368]&gt;=[.C368];[.B368] &lt;=[.D368]));1;0)" office:value-type="float" office:value="1" calcext:value-type="float">
            <text:p>1</text:p>
          </table:table-cell>
          <table:table-cell table:formula="of:=IF(OR(AND([.A368]&lt;=[.C368];[.B368]&gt;=[.C368]) ;AND([.A368]&gt;=[.C368];[.A368]&lt;=[.D368]);AND([.B368]&gt;=[.C368];[.B368]&lt;=[.D36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IF(OR(AND([.A369]&lt;=[.C369];[.B369] &gt;=[.D369]) ;AND([.A369]&gt;=[.C369];[.B369] &lt;=[.D369]));1;0)" office:value-type="float" office:value="0" calcext:value-type="float">
            <text:p>0</text:p>
          </table:table-cell>
          <table:table-cell table:formula="of:=IF(OR(AND([.A369]&lt;=[.C369];[.B369]&gt;=[.C369]) ;AND([.A369]&gt;=[.C369];[.A369]&lt;=[.D369]);AND([.B369]&gt;=[.C369];[.B369]&lt;=[.D36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IF(OR(AND([.A370]&lt;=[.C370];[.B370] &gt;=[.D370]) ;AND([.A370]&gt;=[.C370];[.B370] &lt;=[.D370]));1;0)" office:value-type="float" office:value="1" calcext:value-type="float">
            <text:p>1</text:p>
          </table:table-cell>
          <table:table-cell table:formula="of:=IF(OR(AND([.A370]&lt;=[.C370];[.B370]&gt;=[.C370]) ;AND([.A370]&gt;=[.C370];[.A370]&lt;=[.D370]);AND([.B370]&gt;=[.C370];[.B370]&lt;=[.D37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formula="of:=IF(OR(AND([.A371]&lt;=[.C371];[.B371] &gt;=[.D371]) ;AND([.A371]&gt;=[.C371];[.B371] &lt;=[.D371]));1;0)" office:value-type="float" office:value="0" calcext:value-type="float">
            <text:p>0</text:p>
          </table:table-cell>
          <table:table-cell table:formula="of:=IF(OR(AND([.A371]&lt;=[.C371];[.B371]&gt;=[.C371]) ;AND([.A371]&gt;=[.C371];[.A371]&lt;=[.D371]);AND([.B371]&gt;=[.C371];[.B371]&lt;=[.D37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table:formula="of:=IF(OR(AND([.A372]&lt;=[.C372];[.B372] &gt;=[.D372]) ;AND([.A372]&gt;=[.C372];[.B372] &lt;=[.D372]));1;0)" office:value-type="float" office:value="1" calcext:value-type="float">
            <text:p>1</text:p>
          </table:table-cell>
          <table:table-cell table:formula="of:=IF(OR(AND([.A372]&lt;=[.C372];[.B372]&gt;=[.C372]) ;AND([.A372]&gt;=[.C372];[.A372]&lt;=[.D372]);AND([.B372]&gt;=[.C372];[.B372]&lt;=[.D37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table:formula="of:=IF(OR(AND([.A373]&lt;=[.C373];[.B373] &gt;=[.D373]) ;AND([.A373]&gt;=[.C373];[.B373] &lt;=[.D373]));1;0)" office:value-type="float" office:value="1" calcext:value-type="float">
            <text:p>1</text:p>
          </table:table-cell>
          <table:table-cell table:formula="of:=IF(OR(AND([.A373]&lt;=[.C373];[.B373]&gt;=[.C373]) ;AND([.A373]&gt;=[.C373];[.A373]&lt;=[.D373]);AND([.B373]&gt;=[.C373];[.B373]&lt;=[.D37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IF(OR(AND([.A374]&lt;=[.C374];[.B374] &gt;=[.D374]) ;AND([.A374]&gt;=[.C374];[.B374] &lt;=[.D374]));1;0)" office:value-type="float" office:value="0" calcext:value-type="float">
            <text:p>0</text:p>
          </table:table-cell>
          <table:table-cell table:formula="of:=IF(OR(AND([.A374]&lt;=[.C374];[.B374]&gt;=[.C374]) ;AND([.A374]&gt;=[.C374];[.A374]&lt;=[.D374]);AND([.B374]&gt;=[.C374];[.B374]&lt;=[.D37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formula="of:=IF(OR(AND([.A375]&lt;=[.C375];[.B375] &gt;=[.D375]) ;AND([.A375]&gt;=[.C375];[.B375] &lt;=[.D375]));1;0)" office:value-type="float" office:value="1" calcext:value-type="float">
            <text:p>1</text:p>
          </table:table-cell>
          <table:table-cell table:formula="of:=IF(OR(AND([.A375]&lt;=[.C375];[.B375]&gt;=[.C375]) ;AND([.A375]&gt;=[.C375];[.A375]&lt;=[.D375]);AND([.B375]&gt;=[.C375];[.B375]&lt;=[.D37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formula="of:=IF(OR(AND([.A376]&lt;=[.C376];[.B376] &gt;=[.D376]) ;AND([.A376]&gt;=[.C376];[.B376] &lt;=[.D376]));1;0)" office:value-type="float" office:value="1" calcext:value-type="float">
            <text:p>1</text:p>
          </table:table-cell>
          <table:table-cell table:formula="of:=IF(OR(AND([.A376]&lt;=[.C376];[.B376]&gt;=[.C376]) ;AND([.A376]&gt;=[.C376];[.A376]&lt;=[.D376]);AND([.B376]&gt;=[.C376];[.B376]&lt;=[.D37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table:formula="of:=IF(OR(AND([.A377]&lt;=[.C377];[.B377] &gt;=[.D377]) ;AND([.A377]&gt;=[.C377];[.B377] &lt;=[.D377]));1;0)" office:value-type="float" office:value="1" calcext:value-type="float">
            <text:p>1</text:p>
          </table:table-cell>
          <table:table-cell table:formula="of:=IF(OR(AND([.A377]&lt;=[.C377];[.B377]&gt;=[.C377]) ;AND([.A377]&gt;=[.C377];[.A377]&lt;=[.D377]);AND([.B377]&gt;=[.C377];[.B377]&lt;=[.D37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IF(OR(AND([.A378]&lt;=[.C378];[.B378] &gt;=[.D378]) ;AND([.A378]&gt;=[.C378];[.B378] &lt;=[.D378]));1;0)" office:value-type="float" office:value="1" calcext:value-type="float">
            <text:p>1</text:p>
          </table:table-cell>
          <table:table-cell table:formula="of:=IF(OR(AND([.A378]&lt;=[.C378];[.B378]&gt;=[.C378]) ;AND([.A378]&gt;=[.C378];[.A378]&lt;=[.D378]);AND([.B378]&gt;=[.C378];[.B378]&lt;=[.D37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table:formula="of:=IF(OR(AND([.A379]&lt;=[.C379];[.B379] &gt;=[.D379]) ;AND([.A379]&gt;=[.C379];[.B379] &lt;=[.D379]));1;0)" office:value-type="float" office:value="1" calcext:value-type="float">
            <text:p>1</text:p>
          </table:table-cell>
          <table:table-cell table:formula="of:=IF(OR(AND([.A379]&lt;=[.C379];[.B379]&gt;=[.C379]) ;AND([.A379]&gt;=[.C379];[.A379]&lt;=[.D379]);AND([.B379]&gt;=[.C379];[.B379]&lt;=[.D37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IF(OR(AND([.A380]&lt;=[.C380];[.B380] &gt;=[.D380]) ;AND([.A380]&gt;=[.C380];[.B380] &lt;=[.D380]));1;0)" office:value-type="float" office:value="1" calcext:value-type="float">
            <text:p>1</text:p>
          </table:table-cell>
          <table:table-cell table:formula="of:=IF(OR(AND([.A380]&lt;=[.C380];[.B380]&gt;=[.C380]) ;AND([.A380]&gt;=[.C380];[.A380]&lt;=[.D380]);AND([.B380]&gt;=[.C380];[.B380]&lt;=[.D38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formula="of:=IF(OR(AND([.A381]&lt;=[.C381];[.B381] &gt;=[.D381]) ;AND([.A381]&gt;=[.C381];[.B381] &lt;=[.D381]));1;0)" office:value-type="float" office:value="1" calcext:value-type="float">
            <text:p>1</text:p>
          </table:table-cell>
          <table:table-cell table:formula="of:=IF(OR(AND([.A381]&lt;=[.C381];[.B381]&gt;=[.C381]) ;AND([.A381]&gt;=[.C381];[.A381]&lt;=[.D381]);AND([.B381]&gt;=[.C381];[.B381]&lt;=[.D38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table:formula="of:=IF(OR(AND([.A382]&lt;=[.C382];[.B382] &gt;=[.D382]) ;AND([.A382]&gt;=[.C382];[.B382] &lt;=[.D382]));1;0)" office:value-type="float" office:value="1" calcext:value-type="float">
            <text:p>1</text:p>
          </table:table-cell>
          <table:table-cell table:formula="of:=IF(OR(AND([.A382]&lt;=[.C382];[.B382]&gt;=[.C382]) ;AND([.A382]&gt;=[.C382];[.A382]&lt;=[.D382]);AND([.B382]&gt;=[.C382];[.B382]&lt;=[.D38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formula="of:=IF(OR(AND([.A383]&lt;=[.C383];[.B383] &gt;=[.D383]) ;AND([.A383]&gt;=[.C383];[.B383] &lt;=[.D383]));1;0)" office:value-type="float" office:value="1" calcext:value-type="float">
            <text:p>1</text:p>
          </table:table-cell>
          <table:table-cell table:formula="of:=IF(OR(AND([.A383]&lt;=[.C383];[.B383]&gt;=[.C383]) ;AND([.A383]&gt;=[.C383];[.A383]&lt;=[.D383]);AND([.B383]&gt;=[.C383];[.B383]&lt;=[.D38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formula="of:=IF(OR(AND([.A384]&lt;=[.C384];[.B384] &gt;=[.D384]) ;AND([.A384]&gt;=[.C384];[.B384] &lt;=[.D384]));1;0)" office:value-type="float" office:value="0" calcext:value-type="float">
            <text:p>0</text:p>
          </table:table-cell>
          <table:table-cell table:formula="of:=IF(OR(AND([.A384]&lt;=[.C384];[.B384]&gt;=[.C384]) ;AND([.A384]&gt;=[.C384];[.A384]&lt;=[.D384]);AND([.B384]&gt;=[.C384];[.B384]&lt;=[.D38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formula="of:=IF(OR(AND([.A385]&lt;=[.C385];[.B385] &gt;=[.D385]) ;AND([.A385]&gt;=[.C385];[.B385] &lt;=[.D385]));1;0)" office:value-type="float" office:value="0" calcext:value-type="float">
            <text:p>0</text:p>
          </table:table-cell>
          <table:table-cell table:formula="of:=IF(OR(AND([.A385]&lt;=[.C385];[.B385]&gt;=[.C385]) ;AND([.A385]&gt;=[.C385];[.A385]&lt;=[.D385]);AND([.B385]&gt;=[.C385];[.B385]&lt;=[.D38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IF(OR(AND([.A386]&lt;=[.C386];[.B386] &gt;=[.D386]) ;AND([.A386]&gt;=[.C386];[.B386] &lt;=[.D386]));1;0)" office:value-type="float" office:value="1" calcext:value-type="float">
            <text:p>1</text:p>
          </table:table-cell>
          <table:table-cell table:formula="of:=IF(OR(AND([.A386]&lt;=[.C386];[.B386]&gt;=[.C386]) ;AND([.A386]&gt;=[.C386];[.A386]&lt;=[.D386]);AND([.B386]&gt;=[.C386];[.B386]&lt;=[.D38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formula="of:=IF(OR(AND([.A387]&lt;=[.C387];[.B387] &gt;=[.D387]) ;AND([.A387]&gt;=[.C387];[.B387] &lt;=[.D387]));1;0)" office:value-type="float" office:value="1" calcext:value-type="float">
            <text:p>1</text:p>
          </table:table-cell>
          <table:table-cell table:formula="of:=IF(OR(AND([.A387]&lt;=[.C387];[.B387]&gt;=[.C387]) ;AND([.A387]&gt;=[.C387];[.A387]&lt;=[.D387]);AND([.B387]&gt;=[.C387];[.B387]&lt;=[.D38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IF(OR(AND([.A388]&lt;=[.C388];[.B388] &gt;=[.D388]) ;AND([.A388]&gt;=[.C388];[.B388] &lt;=[.D388]));1;0)" office:value-type="float" office:value="1" calcext:value-type="float">
            <text:p>1</text:p>
          </table:table-cell>
          <table:table-cell table:formula="of:=IF(OR(AND([.A388]&lt;=[.C388];[.B388]&gt;=[.C388]) ;AND([.A388]&gt;=[.C388];[.A388]&lt;=[.D388]);AND([.B388]&gt;=[.C388];[.B388]&lt;=[.D38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IF(OR(AND([.A389]&lt;=[.C389];[.B389] &gt;=[.D389]) ;AND([.A389]&gt;=[.C389];[.B389] &lt;=[.D389]));1;0)" office:value-type="float" office:value="1" calcext:value-type="float">
            <text:p>1</text:p>
          </table:table-cell>
          <table:table-cell table:formula="of:=IF(OR(AND([.A389]&lt;=[.C389];[.B389]&gt;=[.C389]) ;AND([.A389]&gt;=[.C389];[.A389]&lt;=[.D389]);AND([.B389]&gt;=[.C389];[.B389]&lt;=[.D38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table:formula="of:=IF(OR(AND([.A390]&lt;=[.C390];[.B390] &gt;=[.D390]) ;AND([.A390]&gt;=[.C390];[.B390] &lt;=[.D390]));1;0)" office:value-type="float" office:value="0" calcext:value-type="float">
            <text:p>0</text:p>
          </table:table-cell>
          <table:table-cell table:formula="of:=IF(OR(AND([.A390]&lt;=[.C390];[.B390]&gt;=[.C390]) ;AND([.A390]&gt;=[.C390];[.A390]&lt;=[.D390]);AND([.B390]&gt;=[.C390];[.B390]&lt;=[.D39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formula="of:=IF(OR(AND([.A391]&lt;=[.C391];[.B391] &gt;=[.D391]) ;AND([.A391]&gt;=[.C391];[.B391] &lt;=[.D391]));1;0)" office:value-type="float" office:value="1" calcext:value-type="float">
            <text:p>1</text:p>
          </table:table-cell>
          <table:table-cell table:formula="of:=IF(OR(AND([.A391]&lt;=[.C391];[.B391]&gt;=[.C391]) ;AND([.A391]&gt;=[.C391];[.A391]&lt;=[.D391]);AND([.B391]&gt;=[.C391];[.B391]&lt;=[.D39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formula="of:=IF(OR(AND([.A392]&lt;=[.C392];[.B392] &gt;=[.D392]) ;AND([.A392]&gt;=[.C392];[.B392] &lt;=[.D392]));1;0)" office:value-type="float" office:value="1" calcext:value-type="float">
            <text:p>1</text:p>
          </table:table-cell>
          <table:table-cell table:formula="of:=IF(OR(AND([.A392]&lt;=[.C392];[.B392]&gt;=[.C392]) ;AND([.A392]&gt;=[.C392];[.A392]&lt;=[.D392]);AND([.B392]&gt;=[.C392];[.B392]&lt;=[.D39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IF(OR(AND([.A393]&lt;=[.C393];[.B393] &gt;=[.D393]) ;AND([.A393]&gt;=[.C393];[.B393] &lt;=[.D393]));1;0)" office:value-type="float" office:value="0" calcext:value-type="float">
            <text:p>0</text:p>
          </table:table-cell>
          <table:table-cell table:formula="of:=IF(OR(AND([.A393]&lt;=[.C393];[.B393]&gt;=[.C393]) ;AND([.A393]&gt;=[.C393];[.A393]&lt;=[.D393]);AND([.B393]&gt;=[.C393];[.B393]&lt;=[.D39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OR(AND([.A394]&lt;=[.C394];[.B394] &gt;=[.D394]) ;AND([.A394]&gt;=[.C394];[.B394] &lt;=[.D394]));1;0)" office:value-type="float" office:value="0" calcext:value-type="float">
            <text:p>0</text:p>
          </table:table-cell>
          <table:table-cell table:formula="of:=IF(OR(AND([.A394]&lt;=[.C394];[.B394]&gt;=[.C394]) ;AND([.A394]&gt;=[.C394];[.A394]&lt;=[.D394]);AND([.B394]&gt;=[.C394];[.B394]&lt;=[.D39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formula="of:=IF(OR(AND([.A395]&lt;=[.C395];[.B395] &gt;=[.D395]) ;AND([.A395]&gt;=[.C395];[.B395] &lt;=[.D395]));1;0)" office:value-type="float" office:value="1" calcext:value-type="float">
            <text:p>1</text:p>
          </table:table-cell>
          <table:table-cell table:formula="of:=IF(OR(AND([.A395]&lt;=[.C395];[.B395]&gt;=[.C395]) ;AND([.A395]&gt;=[.C395];[.A395]&lt;=[.D395]);AND([.B395]&gt;=[.C395];[.B395]&lt;=[.D39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IF(OR(AND([.A396]&lt;=[.C396];[.B396] &gt;=[.D396]) ;AND([.A396]&gt;=[.C396];[.B396] &lt;=[.D396]));1;0)" office:value-type="float" office:value="1" calcext:value-type="float">
            <text:p>1</text:p>
          </table:table-cell>
          <table:table-cell table:formula="of:=IF(OR(AND([.A396]&lt;=[.C396];[.B396]&gt;=[.C396]) ;AND([.A396]&gt;=[.C396];[.A396]&lt;=[.D396]);AND([.B396]&gt;=[.C396];[.B396]&lt;=[.D39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table:formula="of:=IF(OR(AND([.A397]&lt;=[.C397];[.B397] &gt;=[.D397]) ;AND([.A397]&gt;=[.C397];[.B397] &lt;=[.D397]));1;0)" office:value-type="float" office:value="1" calcext:value-type="float">
            <text:p>1</text:p>
          </table:table-cell>
          <table:table-cell table:formula="of:=IF(OR(AND([.A397]&lt;=[.C397];[.B397]&gt;=[.C397]) ;AND([.A397]&gt;=[.C397];[.A397]&lt;=[.D397]);AND([.B397]&gt;=[.C397];[.B397]&lt;=[.D39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formula="of:=IF(OR(AND([.A398]&lt;=[.C398];[.B398] &gt;=[.D398]) ;AND([.A398]&gt;=[.C398];[.B398] &lt;=[.D398]));1;0)" office:value-type="float" office:value="0" calcext:value-type="float">
            <text:p>0</text:p>
          </table:table-cell>
          <table:table-cell table:formula="of:=IF(OR(AND([.A398]&lt;=[.C398];[.B398]&gt;=[.C398]) ;AND([.A398]&gt;=[.C398];[.A398]&lt;=[.D398]);AND([.B398]&gt;=[.C398];[.B398]&lt;=[.D39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IF(OR(AND([.A399]&lt;=[.C399];[.B399] &gt;=[.D399]) ;AND([.A399]&gt;=[.C399];[.B399] &lt;=[.D399]));1;0)" office:value-type="float" office:value="0" calcext:value-type="float">
            <text:p>0</text:p>
          </table:table-cell>
          <table:table-cell table:formula="of:=IF(OR(AND([.A399]&lt;=[.C399];[.B399]&gt;=[.C399]) ;AND([.A399]&gt;=[.C399];[.A399]&lt;=[.D399]);AND([.B399]&gt;=[.C399];[.B399]&lt;=[.D39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formula="of:=IF(OR(AND([.A400]&lt;=[.C400];[.B400] &gt;=[.D400]) ;AND([.A400]&gt;=[.C400];[.B400] &lt;=[.D400]));1;0)" office:value-type="float" office:value="0" calcext:value-type="float">
            <text:p>0</text:p>
          </table:table-cell>
          <table:table-cell table:formula="of:=IF(OR(AND([.A400]&lt;=[.C400];[.B400]&gt;=[.C400]) ;AND([.A400]&gt;=[.C400];[.A400]&lt;=[.D400]);AND([.B400]&gt;=[.C400];[.B400]&lt;=[.D40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formula="of:=IF(OR(AND([.A401]&lt;=[.C401];[.B401] &gt;=[.D401]) ;AND([.A401]&gt;=[.C401];[.B401] &lt;=[.D401]));1;0)" office:value-type="float" office:value="1" calcext:value-type="float">
            <text:p>1</text:p>
          </table:table-cell>
          <table:table-cell table:formula="of:=IF(OR(AND([.A401]&lt;=[.C401];[.B401]&gt;=[.C401]) ;AND([.A401]&gt;=[.C401];[.A401]&lt;=[.D401]);AND([.B401]&gt;=[.C401];[.B401]&lt;=[.D40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formula="of:=IF(OR(AND([.A402]&lt;=[.C402];[.B402] &gt;=[.D402]) ;AND([.A402]&gt;=[.C402];[.B402] &lt;=[.D402]));1;0)" office:value-type="float" office:value="1" calcext:value-type="float">
            <text:p>1</text:p>
          </table:table-cell>
          <table:table-cell table:formula="of:=IF(OR(AND([.A402]&lt;=[.C402];[.B402]&gt;=[.C402]) ;AND([.A402]&gt;=[.C402];[.A402]&lt;=[.D402]);AND([.B402]&gt;=[.C402];[.B402]&lt;=[.D40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formula="of:=IF(OR(AND([.A403]&lt;=[.C403];[.B403] &gt;=[.D403]) ;AND([.A403]&gt;=[.C403];[.B403] &lt;=[.D403]));1;0)" office:value-type="float" office:value="0" calcext:value-type="float">
            <text:p>0</text:p>
          </table:table-cell>
          <table:table-cell table:formula="of:=IF(OR(AND([.A403]&lt;=[.C403];[.B403]&gt;=[.C403]) ;AND([.A403]&gt;=[.C403];[.A403]&lt;=[.D403]);AND([.B403]&gt;=[.C403];[.B403]&lt;=[.D40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table:formula="of:=IF(OR(AND([.A404]&lt;=[.C404];[.B404] &gt;=[.D404]) ;AND([.A404]&gt;=[.C404];[.B404] &lt;=[.D404]));1;0)" office:value-type="float" office:value="0" calcext:value-type="float">
            <text:p>0</text:p>
          </table:table-cell>
          <table:table-cell table:formula="of:=IF(OR(AND([.A404]&lt;=[.C404];[.B404]&gt;=[.C404]) ;AND([.A404]&gt;=[.C404];[.A404]&lt;=[.D404]);AND([.B404]&gt;=[.C404];[.B404]&lt;=[.D40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formula="of:=IF(OR(AND([.A405]&lt;=[.C405];[.B405] &gt;=[.D405]) ;AND([.A405]&gt;=[.C405];[.B405] &lt;=[.D405]));1;0)" office:value-type="float" office:value="1" calcext:value-type="float">
            <text:p>1</text:p>
          </table:table-cell>
          <table:table-cell table:formula="of:=IF(OR(AND([.A405]&lt;=[.C405];[.B405]&gt;=[.C405]) ;AND([.A405]&gt;=[.C405];[.A405]&lt;=[.D405]);AND([.B405]&gt;=[.C405];[.B405]&lt;=[.D40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formula="of:=IF(OR(AND([.A406]&lt;=[.C406];[.B406] &gt;=[.D406]) ;AND([.A406]&gt;=[.C406];[.B406] &lt;=[.D406]));1;0)" office:value-type="float" office:value="0" calcext:value-type="float">
            <text:p>0</text:p>
          </table:table-cell>
          <table:table-cell table:formula="of:=IF(OR(AND([.A406]&lt;=[.C406];[.B406]&gt;=[.C406]) ;AND([.A406]&gt;=[.C406];[.A406]&lt;=[.D406]);AND([.B406]&gt;=[.C406];[.B406]&lt;=[.D40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95" calcext:value-type="float">
            <text:p>95</text:p>
          </table:table-cell>
          <table:table-cell table:formula="of:=IF(OR(AND([.A407]&lt;=[.C407];[.B407] &gt;=[.D407]) ;AND([.A407]&gt;=[.C407];[.B407] &lt;=[.D407]));1;0)" office:value-type="float" office:value="1" calcext:value-type="float">
            <text:p>1</text:p>
          </table:table-cell>
          <table:table-cell table:formula="of:=IF(OR(AND([.A407]&lt;=[.C407];[.B407]&gt;=[.C407]) ;AND([.A407]&gt;=[.C407];[.A407]&lt;=[.D407]);AND([.B407]&gt;=[.C407];[.B407]&lt;=[.D40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IF(OR(AND([.A408]&lt;=[.C408];[.B408] &gt;=[.D408]) ;AND([.A408]&gt;=[.C408];[.B408] &lt;=[.D408]));1;0)" office:value-type="float" office:value="0" calcext:value-type="float">
            <text:p>0</text:p>
          </table:table-cell>
          <table:table-cell table:formula="of:=IF(OR(AND([.A408]&lt;=[.C408];[.B408]&gt;=[.C408]) ;AND([.A408]&gt;=[.C408];[.A408]&lt;=[.D408]);AND([.B408]&gt;=[.C408];[.B408]&lt;=[.D40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formula="of:=IF(OR(AND([.A409]&lt;=[.C409];[.B409] &gt;=[.D409]) ;AND([.A409]&gt;=[.C409];[.B409] &lt;=[.D409]));1;0)" office:value-type="float" office:value="0" calcext:value-type="float">
            <text:p>0</text:p>
          </table:table-cell>
          <table:table-cell table:formula="of:=IF(OR(AND([.A409]&lt;=[.C409];[.B409]&gt;=[.C409]) ;AND([.A409]&gt;=[.C409];[.A409]&lt;=[.D409]);AND([.B409]&gt;=[.C409];[.B409]&lt;=[.D40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formula="of:=IF(OR(AND([.A410]&lt;=[.C410];[.B410] &gt;=[.D410]) ;AND([.A410]&gt;=[.C410];[.B410] &lt;=[.D410]));1;0)" office:value-type="float" office:value="1" calcext:value-type="float">
            <text:p>1</text:p>
          </table:table-cell>
          <table:table-cell table:formula="of:=IF(OR(AND([.A410]&lt;=[.C410];[.B410]&gt;=[.C410]) ;AND([.A410]&gt;=[.C410];[.A410]&lt;=[.D410]);AND([.B410]&gt;=[.C410];[.B410]&lt;=[.D41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table:formula="of:=IF(OR(AND([.A411]&lt;=[.C411];[.B411] &gt;=[.D411]) ;AND([.A411]&gt;=[.C411];[.B411] &lt;=[.D411]));1;0)" office:value-type="float" office:value="1" calcext:value-type="float">
            <text:p>1</text:p>
          </table:table-cell>
          <table:table-cell table:formula="of:=IF(OR(AND([.A411]&lt;=[.C411];[.B411]&gt;=[.C411]) ;AND([.A411]&gt;=[.C411];[.A411]&lt;=[.D411]);AND([.B411]&gt;=[.C411];[.B411]&lt;=[.D41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OR(AND([.A412]&lt;=[.C412];[.B412] &gt;=[.D412]) ;AND([.A412]&gt;=[.C412];[.B412] &lt;=[.D412]));1;0)" office:value-type="float" office:value="1" calcext:value-type="float">
            <text:p>1</text:p>
          </table:table-cell>
          <table:table-cell table:formula="of:=IF(OR(AND([.A412]&lt;=[.C412];[.B412]&gt;=[.C412]) ;AND([.A412]&gt;=[.C412];[.A412]&lt;=[.D412]);AND([.B412]&gt;=[.C412];[.B412]&lt;=[.D41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table:formula="of:=IF(OR(AND([.A413]&lt;=[.C413];[.B413] &gt;=[.D413]) ;AND([.A413]&gt;=[.C413];[.B413] &lt;=[.D413]));1;0)" office:value-type="float" office:value="1" calcext:value-type="float">
            <text:p>1</text:p>
          </table:table-cell>
          <table:table-cell table:formula="of:=IF(OR(AND([.A413]&lt;=[.C413];[.B413]&gt;=[.C413]) ;AND([.A413]&gt;=[.C413];[.A413]&lt;=[.D413]);AND([.B413]&gt;=[.C413];[.B413]&lt;=[.D41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(OR(AND([.A414]&lt;=[.C414];[.B414] &gt;=[.D414]) ;AND([.A414]&gt;=[.C414];[.B414] &lt;=[.D414]));1;0)" office:value-type="float" office:value="1" calcext:value-type="float">
            <text:p>1</text:p>
          </table:table-cell>
          <table:table-cell table:formula="of:=IF(OR(AND([.A414]&lt;=[.C414];[.B414]&gt;=[.C414]) ;AND([.A414]&gt;=[.C414];[.A414]&lt;=[.D414]);AND([.B414]&gt;=[.C414];[.B414]&lt;=[.D41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formula="of:=IF(OR(AND([.A415]&lt;=[.C415];[.B415] &gt;=[.D415]) ;AND([.A415]&gt;=[.C415];[.B415] &lt;=[.D415]));1;0)" office:value-type="float" office:value="1" calcext:value-type="float">
            <text:p>1</text:p>
          </table:table-cell>
          <table:table-cell table:formula="of:=IF(OR(AND([.A415]&lt;=[.C415];[.B415]&gt;=[.C415]) ;AND([.A415]&gt;=[.C415];[.A415]&lt;=[.D415]);AND([.B415]&gt;=[.C415];[.B415]&lt;=[.D41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IF(OR(AND([.A416]&lt;=[.C416];[.B416] &gt;=[.D416]) ;AND([.A416]&gt;=[.C416];[.B416] &lt;=[.D416]));1;0)" office:value-type="float" office:value="0" calcext:value-type="float">
            <text:p>0</text:p>
          </table:table-cell>
          <table:table-cell table:formula="of:=IF(OR(AND([.A416]&lt;=[.C416];[.B416]&gt;=[.C416]) ;AND([.A416]&gt;=[.C416];[.A416]&lt;=[.D416]);AND([.B416]&gt;=[.C416];[.B416]&lt;=[.D416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OR(AND([.A417]&lt;=[.C417];[.B417] &gt;=[.D417]) ;AND([.A417]&gt;=[.C417];[.B417] &lt;=[.D417]));1;0)" office:value-type="float" office:value="0" calcext:value-type="float">
            <text:p>0</text:p>
          </table:table-cell>
          <table:table-cell table:formula="of:=IF(OR(AND([.A417]&lt;=[.C417];[.B417]&gt;=[.C417]) ;AND([.A417]&gt;=[.C417];[.A417]&lt;=[.D417]);AND([.B417]&gt;=[.C417];[.B417]&lt;=[.D41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table:formula="of:=IF(OR(AND([.A418]&lt;=[.C418];[.B418] &gt;=[.D418]) ;AND([.A418]&gt;=[.C418];[.B418] &lt;=[.D418]));1;0)" office:value-type="float" office:value="0" calcext:value-type="float">
            <text:p>0</text:p>
          </table:table-cell>
          <table:table-cell table:formula="of:=IF(OR(AND([.A418]&lt;=[.C418];[.B418]&gt;=[.C418]) ;AND([.A418]&gt;=[.C418];[.A418]&lt;=[.D418]);AND([.B418]&gt;=[.C418];[.B418]&lt;=[.D418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formula="of:=IF(OR(AND([.A419]&lt;=[.C419];[.B419] &gt;=[.D419]) ;AND([.A419]&gt;=[.C419];[.B419] &lt;=[.D419]));1;0)" office:value-type="float" office:value="1" calcext:value-type="float">
            <text:p>1</text:p>
          </table:table-cell>
          <table:table-cell table:formula="of:=IF(OR(AND([.A419]&lt;=[.C419];[.B419]&gt;=[.C419]) ;AND([.A419]&gt;=[.C419];[.A419]&lt;=[.D419]);AND([.B419]&gt;=[.C419];[.B419]&lt;=[.D41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IF(OR(AND([.A420]&lt;=[.C420];[.B420] &gt;=[.D420]) ;AND([.A420]&gt;=[.C420];[.B420] &lt;=[.D420]));1;0)" office:value-type="float" office:value="1" calcext:value-type="float">
            <text:p>1</text:p>
          </table:table-cell>
          <table:table-cell table:formula="of:=IF(OR(AND([.A420]&lt;=[.C420];[.B420]&gt;=[.C420]) ;AND([.A420]&gt;=[.C420];[.A420]&lt;=[.D420]);AND([.B420]&gt;=[.C420];[.B420]&lt;=[.D42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IF(OR(AND([.A421]&lt;=[.C421];[.B421] &gt;=[.D421]) ;AND([.A421]&gt;=[.C421];[.B421] &lt;=[.D421]));1;0)" office:value-type="float" office:value="0" calcext:value-type="float">
            <text:p>0</text:p>
          </table:table-cell>
          <table:table-cell table:formula="of:=IF(OR(AND([.A421]&lt;=[.C421];[.B421]&gt;=[.C421]) ;AND([.A421]&gt;=[.C421];[.A421]&lt;=[.D421]);AND([.B421]&gt;=[.C421];[.B421]&lt;=[.D42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formula="of:=IF(OR(AND([.A422]&lt;=[.C422];[.B422] &gt;=[.D422]) ;AND([.A422]&gt;=[.C422];[.B422] &lt;=[.D422]));1;0)" office:value-type="float" office:value="0" calcext:value-type="float">
            <text:p>0</text:p>
          </table:table-cell>
          <table:table-cell table:formula="of:=IF(OR(AND([.A422]&lt;=[.C422];[.B422]&gt;=[.C422]) ;AND([.A422]&gt;=[.C422];[.A422]&lt;=[.D422]);AND([.B422]&gt;=[.C422];[.B422]&lt;=[.D42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table:formula="of:=IF(OR(AND([.A423]&lt;=[.C423];[.B423] &gt;=[.D423]) ;AND([.A423]&gt;=[.C423];[.B423] &lt;=[.D423]));1;0)" office:value-type="float" office:value="0" calcext:value-type="float">
            <text:p>0</text:p>
          </table:table-cell>
          <table:table-cell table:formula="of:=IF(OR(AND([.A423]&lt;=[.C423];[.B423]&gt;=[.C423]) ;AND([.A423]&gt;=[.C423];[.A423]&lt;=[.D423]);AND([.B423]&gt;=[.C423];[.B423]&lt;=[.D42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table:formula="of:=IF(OR(AND([.A424]&lt;=[.C424];[.B424] &gt;=[.D424]) ;AND([.A424]&gt;=[.C424];[.B424] &lt;=[.D424]));1;0)" office:value-type="float" office:value="1" calcext:value-type="float">
            <text:p>1</text:p>
          </table:table-cell>
          <table:table-cell table:formula="of:=IF(OR(AND([.A424]&lt;=[.C424];[.B424]&gt;=[.C424]) ;AND([.A424]&gt;=[.C424];[.A424]&lt;=[.D424]);AND([.B424]&gt;=[.C424];[.B424]&lt;=[.D42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formula="of:=IF(OR(AND([.A425]&lt;=[.C425];[.B425] &gt;=[.D425]) ;AND([.A425]&gt;=[.C425];[.B425] &lt;=[.D425]));1;0)" office:value-type="float" office:value="0" calcext:value-type="float">
            <text:p>0</text:p>
          </table:table-cell>
          <table:table-cell table:formula="of:=IF(OR(AND([.A425]&lt;=[.C425];[.B425]&gt;=[.C425]) ;AND([.A425]&gt;=[.C425];[.A425]&lt;=[.D425]);AND([.B425]&gt;=[.C425];[.B425]&lt;=[.D425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OR(AND([.A426]&lt;=[.C426];[.B426] &gt;=[.D426]) ;AND([.A426]&gt;=[.C426];[.B426] &lt;=[.D426]));1;0)" office:value-type="float" office:value="0" calcext:value-type="float">
            <text:p>0</text:p>
          </table:table-cell>
          <table:table-cell table:formula="of:=IF(OR(AND([.A426]&lt;=[.C426];[.B426]&gt;=[.C426]) ;AND([.A426]&gt;=[.C426];[.A426]&lt;=[.D426]);AND([.B426]&gt;=[.C426];[.B426]&lt;=[.D42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formula="of:=IF(OR(AND([.A427]&lt;=[.C427];[.B427] &gt;=[.D427]) ;AND([.A427]&gt;=[.C427];[.B427] &lt;=[.D427]));1;0)" office:value-type="float" office:value="0" calcext:value-type="float">
            <text:p>0</text:p>
          </table:table-cell>
          <table:table-cell table:formula="of:=IF(OR(AND([.A427]&lt;=[.C427];[.B427]&gt;=[.C427]) ;AND([.A427]&gt;=[.C427];[.A427]&lt;=[.D427]);AND([.B427]&gt;=[.C427];[.B427]&lt;=[.D42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formula="of:=IF(OR(AND([.A428]&lt;=[.C428];[.B428] &gt;=[.D428]) ;AND([.A428]&gt;=[.C428];[.B428] &lt;=[.D428]));1;0)" office:value-type="float" office:value="0" calcext:value-type="float">
            <text:p>0</text:p>
          </table:table-cell>
          <table:table-cell table:formula="of:=IF(OR(AND([.A428]&lt;=[.C428];[.B428]&gt;=[.C428]) ;AND([.A428]&gt;=[.C428];[.A428]&lt;=[.D428]);AND([.B428]&gt;=[.C428];[.B428]&lt;=[.D42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formula="of:=IF(OR(AND([.A429]&lt;=[.C429];[.B429] &gt;=[.D429]) ;AND([.A429]&gt;=[.C429];[.B429] &lt;=[.D429]));1;0)" office:value-type="float" office:value="0" calcext:value-type="float">
            <text:p>0</text:p>
          </table:table-cell>
          <table:table-cell table:formula="of:=IF(OR(AND([.A429]&lt;=[.C429];[.B429]&gt;=[.C429]) ;AND([.A429]&gt;=[.C429];[.A429]&lt;=[.D429]);AND([.B429]&gt;=[.C429];[.B429]&lt;=[.D42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formula="of:=IF(OR(AND([.A430]&lt;=[.C430];[.B430] &gt;=[.D430]) ;AND([.A430]&gt;=[.C430];[.B430] &lt;=[.D430]));1;0)" office:value-type="float" office:value="0" calcext:value-type="float">
            <text:p>0</text:p>
          </table:table-cell>
          <table:table-cell table:formula="of:=IF(OR(AND([.A430]&lt;=[.C430];[.B430]&gt;=[.C430]) ;AND([.A430]&gt;=[.C430];[.A430]&lt;=[.D430]);AND([.B430]&gt;=[.C430];[.B430]&lt;=[.D43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table:formula="of:=IF(OR(AND([.A431]&lt;=[.C431];[.B431] &gt;=[.D431]) ;AND([.A431]&gt;=[.C431];[.B431] &lt;=[.D431]));1;0)" office:value-type="float" office:value="0" calcext:value-type="float">
            <text:p>0</text:p>
          </table:table-cell>
          <table:table-cell table:formula="of:=IF(OR(AND([.A431]&lt;=[.C431];[.B431]&gt;=[.C431]) ;AND([.A431]&gt;=[.C431];[.A431]&lt;=[.D431]);AND([.B431]&gt;=[.C431];[.B431]&lt;=[.D43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OR(AND([.A432]&lt;=[.C432];[.B432] &gt;=[.D432]) ;AND([.A432]&gt;=[.C432];[.B432] &lt;=[.D432]));1;0)" office:value-type="float" office:value="0" calcext:value-type="float">
            <text:p>0</text:p>
          </table:table-cell>
          <table:table-cell table:formula="of:=IF(OR(AND([.A432]&lt;=[.C432];[.B432]&gt;=[.C432]) ;AND([.A432]&gt;=[.C432];[.A432]&lt;=[.D432]);AND([.B432]&gt;=[.C432];[.B432]&lt;=[.D43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formula="of:=IF(OR(AND([.A433]&lt;=[.C433];[.B433] &gt;=[.D433]) ;AND([.A433]&gt;=[.C433];[.B433] &lt;=[.D433]));1;0)" office:value-type="float" office:value="1" calcext:value-type="float">
            <text:p>1</text:p>
          </table:table-cell>
          <table:table-cell table:formula="of:=IF(OR(AND([.A433]&lt;=[.C433];[.B433]&gt;=[.C433]) ;AND([.A433]&gt;=[.C433];[.A433]&lt;=[.D433]);AND([.B433]&gt;=[.C433];[.B433]&lt;=[.D43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table:formula="of:=IF(OR(AND([.A434]&lt;=[.C434];[.B434] &gt;=[.D434]) ;AND([.A434]&gt;=[.C434];[.B434] &lt;=[.D434]));1;0)" office:value-type="float" office:value="1" calcext:value-type="float">
            <text:p>1</text:p>
          </table:table-cell>
          <table:table-cell table:formula="of:=IF(OR(AND([.A434]&lt;=[.C434];[.B434]&gt;=[.C434]) ;AND([.A434]&gt;=[.C434];[.A434]&lt;=[.D434]);AND([.B434]&gt;=[.C434];[.B434]&lt;=[.D43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formula="of:=IF(OR(AND([.A435]&lt;=[.C435];[.B435] &gt;=[.D435]) ;AND([.A435]&gt;=[.C435];[.B435] &lt;=[.D435]));1;0)" office:value-type="float" office:value="1" calcext:value-type="float">
            <text:p>1</text:p>
          </table:table-cell>
          <table:table-cell table:formula="of:=IF(OR(AND([.A435]&lt;=[.C435];[.B435]&gt;=[.C435]) ;AND([.A435]&gt;=[.C435];[.A435]&lt;=[.D435]);AND([.B435]&gt;=[.C435];[.B435]&lt;=[.D43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IF(OR(AND([.A436]&lt;=[.C436];[.B436] &gt;=[.D436]) ;AND([.A436]&gt;=[.C436];[.B436] &lt;=[.D436]));1;0)" office:value-type="float" office:value="0" calcext:value-type="float">
            <text:p>0</text:p>
          </table:table-cell>
          <table:table-cell table:formula="of:=IF(OR(AND([.A436]&lt;=[.C436];[.B436]&gt;=[.C436]) ;AND([.A436]&gt;=[.C436];[.A436]&lt;=[.D436]);AND([.B436]&gt;=[.C436];[.B436]&lt;=[.D436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IF(OR(AND([.A437]&lt;=[.C437];[.B437] &gt;=[.D437]) ;AND([.A437]&gt;=[.C437];[.B437] &lt;=[.D437]));1;0)" office:value-type="float" office:value="1" calcext:value-type="float">
            <text:p>1</text:p>
          </table:table-cell>
          <table:table-cell table:formula="of:=IF(OR(AND([.A437]&lt;=[.C437];[.B437]&gt;=[.C437]) ;AND([.A437]&gt;=[.C437];[.A437]&lt;=[.D437]);AND([.B437]&gt;=[.C437];[.B437]&lt;=[.D43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formula="of:=IF(OR(AND([.A438]&lt;=[.C438];[.B438] &gt;=[.D438]) ;AND([.A438]&gt;=[.C438];[.B438] &lt;=[.D438]));1;0)" office:value-type="float" office:value="0" calcext:value-type="float">
            <text:p>0</text:p>
          </table:table-cell>
          <table:table-cell table:formula="of:=IF(OR(AND([.A438]&lt;=[.C438];[.B438]&gt;=[.C438]) ;AND([.A438]&gt;=[.C438];[.A438]&lt;=[.D438]);AND([.B438]&gt;=[.C438];[.B438]&lt;=[.D43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formula="of:=IF(OR(AND([.A439]&lt;=[.C439];[.B439] &gt;=[.D439]) ;AND([.A439]&gt;=[.C439];[.B439] &lt;=[.D439]));1;0)" office:value-type="float" office:value="0" calcext:value-type="float">
            <text:p>0</text:p>
          </table:table-cell>
          <table:table-cell table:formula="of:=IF(OR(AND([.A439]&lt;=[.C439];[.B439]&gt;=[.C439]) ;AND([.A439]&gt;=[.C439];[.A439]&lt;=[.D439]);AND([.B439]&gt;=[.C439];[.B439]&lt;=[.D43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table:formula="of:=IF(OR(AND([.A440]&lt;=[.C440];[.B440] &gt;=[.D440]) ;AND([.A440]&gt;=[.C440];[.B440] &lt;=[.D440]));1;0)" office:value-type="float" office:value="1" calcext:value-type="float">
            <text:p>1</text:p>
          </table:table-cell>
          <table:table-cell table:formula="of:=IF(OR(AND([.A440]&lt;=[.C440];[.B440]&gt;=[.C440]) ;AND([.A440]&gt;=[.C440];[.A440]&lt;=[.D440]);AND([.B440]&gt;=[.C440];[.B440]&lt;=[.D44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formula="of:=IF(OR(AND([.A441]&lt;=[.C441];[.B441] &gt;=[.D441]) ;AND([.A441]&gt;=[.C441];[.B441] &lt;=[.D441]));1;0)" office:value-type="float" office:value="1" calcext:value-type="float">
            <text:p>1</text:p>
          </table:table-cell>
          <table:table-cell table:formula="of:=IF(OR(AND([.A441]&lt;=[.C441];[.B441]&gt;=[.C441]) ;AND([.A441]&gt;=[.C441];[.A441]&lt;=[.D441]);AND([.B441]&gt;=[.C441];[.B441]&lt;=[.D44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table:formula="of:=IF(OR(AND([.A442]&lt;=[.C442];[.B442] &gt;=[.D442]) ;AND([.A442]&gt;=[.C442];[.B442] &lt;=[.D442]));1;0)" office:value-type="float" office:value="1" calcext:value-type="float">
            <text:p>1</text:p>
          </table:table-cell>
          <table:table-cell table:formula="of:=IF(OR(AND([.A442]&lt;=[.C442];[.B442]&gt;=[.C442]) ;AND([.A442]&gt;=[.C442];[.A442]&lt;=[.D442]);AND([.B442]&gt;=[.C442];[.B442]&lt;=[.D44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formula="of:=IF(OR(AND([.A443]&lt;=[.C443];[.B443] &gt;=[.D443]) ;AND([.A443]&gt;=[.C443];[.B443] &lt;=[.D443]));1;0)" office:value-type="float" office:value="1" calcext:value-type="float">
            <text:p>1</text:p>
          </table:table-cell>
          <table:table-cell table:formula="of:=IF(OR(AND([.A443]&lt;=[.C443];[.B443]&gt;=[.C443]) ;AND([.A443]&gt;=[.C443];[.A443]&lt;=[.D443]);AND([.B443]&gt;=[.C443];[.B443]&lt;=[.D44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formula="of:=IF(OR(AND([.A444]&lt;=[.C444];[.B444] &gt;=[.D444]) ;AND([.A444]&gt;=[.C444];[.B444] &lt;=[.D444]));1;0)" office:value-type="float" office:value="0" calcext:value-type="float">
            <text:p>0</text:p>
          </table:table-cell>
          <table:table-cell table:formula="of:=IF(OR(AND([.A444]&lt;=[.C444];[.B444]&gt;=[.C444]) ;AND([.A444]&gt;=[.C444];[.A444]&lt;=[.D444]);AND([.B444]&gt;=[.C444];[.B444]&lt;=[.D44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IF(OR(AND([.A445]&lt;=[.C445];[.B445] &gt;=[.D445]) ;AND([.A445]&gt;=[.C445];[.B445] &lt;=[.D445]));1;0)" office:value-type="float" office:value="0" calcext:value-type="float">
            <text:p>0</text:p>
          </table:table-cell>
          <table:table-cell table:formula="of:=IF(OR(AND([.A445]&lt;=[.C445];[.B445]&gt;=[.C445]) ;AND([.A445]&gt;=[.C445];[.A445]&lt;=[.D445]);AND([.B445]&gt;=[.C445];[.B445]&lt;=[.D44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formula="of:=IF(OR(AND([.A446]&lt;=[.C446];[.B446] &gt;=[.D446]) ;AND([.A446]&gt;=[.C446];[.B446] &lt;=[.D446]));1;0)" office:value-type="float" office:value="0" calcext:value-type="float">
            <text:p>0</text:p>
          </table:table-cell>
          <table:table-cell table:formula="of:=IF(OR(AND([.A446]&lt;=[.C446];[.B446]&gt;=[.C446]) ;AND([.A446]&gt;=[.C446];[.A446]&lt;=[.D446]);AND([.B446]&gt;=[.C446];[.B446]&lt;=[.D44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table:formula="of:=IF(OR(AND([.A447]&lt;=[.C447];[.B447] &gt;=[.D447]) ;AND([.A447]&gt;=[.C447];[.B447] &lt;=[.D447]));1;0)" office:value-type="float" office:value="1" calcext:value-type="float">
            <text:p>1</text:p>
          </table:table-cell>
          <table:table-cell table:formula="of:=IF(OR(AND([.A447]&lt;=[.C447];[.B447]&gt;=[.C447]) ;AND([.A447]&gt;=[.C447];[.A447]&lt;=[.D447]);AND([.B447]&gt;=[.C447];[.B447]&lt;=[.D44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formula="of:=IF(OR(AND([.A448]&lt;=[.C448];[.B448] &gt;=[.D448]) ;AND([.A448]&gt;=[.C448];[.B448] &lt;=[.D448]));1;0)" office:value-type="float" office:value="1" calcext:value-type="float">
            <text:p>1</text:p>
          </table:table-cell>
          <table:table-cell table:formula="of:=IF(OR(AND([.A448]&lt;=[.C448];[.B448]&gt;=[.C448]) ;AND([.A448]&gt;=[.C448];[.A448]&lt;=[.D448]);AND([.B448]&gt;=[.C448];[.B448]&lt;=[.D44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OR(AND([.A449]&lt;=[.C449];[.B449] &gt;=[.D449]) ;AND([.A449]&gt;=[.C449];[.B449] &lt;=[.D449]));1;0)" office:value-type="float" office:value="0" calcext:value-type="float">
            <text:p>0</text:p>
          </table:table-cell>
          <table:table-cell table:formula="of:=IF(OR(AND([.A449]&lt;=[.C449];[.B449]&gt;=[.C449]) ;AND([.A449]&gt;=[.C449];[.A449]&lt;=[.D449]);AND([.B449]&gt;=[.C449];[.B449]&lt;=[.D449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formula="of:=IF(OR(AND([.A450]&lt;=[.C450];[.B450] &gt;=[.D450]) ;AND([.A450]&gt;=[.C450];[.B450] &lt;=[.D450]));1;0)" office:value-type="float" office:value="0" calcext:value-type="float">
            <text:p>0</text:p>
          </table:table-cell>
          <table:table-cell table:formula="of:=IF(OR(AND([.A450]&lt;=[.C450];[.B450]&gt;=[.C450]) ;AND([.A450]&gt;=[.C450];[.A450]&lt;=[.D450]);AND([.B450]&gt;=[.C450];[.B450]&lt;=[.D450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IF(OR(AND([.A451]&lt;=[.C451];[.B451] &gt;=[.D451]) ;AND([.A451]&gt;=[.C451];[.B451] &lt;=[.D451]));1;0)" office:value-type="float" office:value="1" calcext:value-type="float">
            <text:p>1</text:p>
          </table:table-cell>
          <table:table-cell table:formula="of:=IF(OR(AND([.A451]&lt;=[.C451];[.B451]&gt;=[.C451]) ;AND([.A451]&gt;=[.C451];[.A451]&lt;=[.D451]);AND([.B451]&gt;=[.C451];[.B451]&lt;=[.D45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OR(AND([.A452]&lt;=[.C452];[.B452] &gt;=[.D452]) ;AND([.A452]&gt;=[.C452];[.B452] &lt;=[.D452]));1;0)" office:value-type="float" office:value="0" calcext:value-type="float">
            <text:p>0</text:p>
          </table:table-cell>
          <table:table-cell table:formula="of:=IF(OR(AND([.A452]&lt;=[.C452];[.B452]&gt;=[.C452]) ;AND([.A452]&gt;=[.C452];[.A452]&lt;=[.D452]);AND([.B452]&gt;=[.C452];[.B452]&lt;=[.D452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formula="of:=IF(OR(AND([.A453]&lt;=[.C453];[.B453] &gt;=[.D453]) ;AND([.A453]&gt;=[.C453];[.B453] &lt;=[.D453]));1;0)" office:value-type="float" office:value="1" calcext:value-type="float">
            <text:p>1</text:p>
          </table:table-cell>
          <table:table-cell table:formula="of:=IF(OR(AND([.A453]&lt;=[.C453];[.B453]&gt;=[.C453]) ;AND([.A453]&gt;=[.C453];[.A453]&lt;=[.D453]);AND([.B453]&gt;=[.C453];[.B453]&lt;=[.D45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formula="of:=IF(OR(AND([.A454]&lt;=[.C454];[.B454] &gt;=[.D454]) ;AND([.A454]&gt;=[.C454];[.B454] &lt;=[.D454]));1;0)" office:value-type="float" office:value="1" calcext:value-type="float">
            <text:p>1</text:p>
          </table:table-cell>
          <table:table-cell table:formula="of:=IF(OR(AND([.A454]&lt;=[.C454];[.B454]&gt;=[.C454]) ;AND([.A454]&gt;=[.C454];[.A454]&lt;=[.D454]);AND([.B454]&gt;=[.C454];[.B454]&lt;=[.D45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formula="of:=IF(OR(AND([.A455]&lt;=[.C455];[.B455] &gt;=[.D455]) ;AND([.A455]&gt;=[.C455];[.B455] &lt;=[.D455]));1;0)" office:value-type="float" office:value="0" calcext:value-type="float">
            <text:p>0</text:p>
          </table:table-cell>
          <table:table-cell table:formula="of:=IF(OR(AND([.A455]&lt;=[.C455];[.B455]&gt;=[.C455]) ;AND([.A455]&gt;=[.C455];[.A455]&lt;=[.D455]);AND([.B455]&gt;=[.C455];[.B455]&lt;=[.D45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formula="of:=IF(OR(AND([.A456]&lt;=[.C456];[.B456] &gt;=[.D456]) ;AND([.A456]&gt;=[.C456];[.B456] &lt;=[.D456]));1;0)" office:value-type="float" office:value="1" calcext:value-type="float">
            <text:p>1</text:p>
          </table:table-cell>
          <table:table-cell table:formula="of:=IF(OR(AND([.A456]&lt;=[.C456];[.B456]&gt;=[.C456]) ;AND([.A456]&gt;=[.C456];[.A456]&lt;=[.D456]);AND([.B456]&gt;=[.C456];[.B456]&lt;=[.D45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formula="of:=IF(OR(AND([.A457]&lt;=[.C457];[.B457] &gt;=[.D457]) ;AND([.A457]&gt;=[.C457];[.B457] &lt;=[.D457]));1;0)" office:value-type="float" office:value="1" calcext:value-type="float">
            <text:p>1</text:p>
          </table:table-cell>
          <table:table-cell table:formula="of:=IF(OR(AND([.A457]&lt;=[.C457];[.B457]&gt;=[.C457]) ;AND([.A457]&gt;=[.C457];[.A457]&lt;=[.D457]);AND([.B457]&gt;=[.C457];[.B457]&lt;=[.D45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IF(OR(AND([.A458]&lt;=[.C458];[.B458] &gt;=[.D458]) ;AND([.A458]&gt;=[.C458];[.B458] &lt;=[.D458]));1;0)" office:value-type="float" office:value="0" calcext:value-type="float">
            <text:p>0</text:p>
          </table:table-cell>
          <table:table-cell table:formula="of:=IF(OR(AND([.A458]&lt;=[.C458];[.B458]&gt;=[.C458]) ;AND([.A458]&gt;=[.C458];[.A458]&lt;=[.D458]);AND([.B458]&gt;=[.C458];[.B458]&lt;=[.D45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IF(OR(AND([.A459]&lt;=[.C459];[.B459] &gt;=[.D459]) ;AND([.A459]&gt;=[.C459];[.B459] &lt;=[.D459]));1;0)" office:value-type="float" office:value="1" calcext:value-type="float">
            <text:p>1</text:p>
          </table:table-cell>
          <table:table-cell table:formula="of:=IF(OR(AND([.A459]&lt;=[.C459];[.B459]&gt;=[.C459]) ;AND([.A459]&gt;=[.C459];[.A459]&lt;=[.D459]);AND([.B459]&gt;=[.C459];[.B459]&lt;=[.D45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formula="of:=IF(OR(AND([.A460]&lt;=[.C460];[.B460] &gt;=[.D460]) ;AND([.A460]&gt;=[.C460];[.B460] &lt;=[.D460]));1;0)" office:value-type="float" office:value="1" calcext:value-type="float">
            <text:p>1</text:p>
          </table:table-cell>
          <table:table-cell table:formula="of:=IF(OR(AND([.A460]&lt;=[.C460];[.B460]&gt;=[.C460]) ;AND([.A460]&gt;=[.C460];[.A460]&lt;=[.D460]);AND([.B460]&gt;=[.C460];[.B460]&lt;=[.D46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table:formula="of:=IF(OR(AND([.A461]&lt;=[.C461];[.B461] &gt;=[.D461]) ;AND([.A461]&gt;=[.C461];[.B461] &lt;=[.D461]));1;0)" office:value-type="float" office:value="1" calcext:value-type="float">
            <text:p>1</text:p>
          </table:table-cell>
          <table:table-cell table:formula="of:=IF(OR(AND([.A461]&lt;=[.C461];[.B461]&gt;=[.C461]) ;AND([.A461]&gt;=[.C461];[.A461]&lt;=[.D461]);AND([.B461]&gt;=[.C461];[.B461]&lt;=[.D46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formula="of:=IF(OR(AND([.A462]&lt;=[.C462];[.B462] &gt;=[.D462]) ;AND([.A462]&gt;=[.C462];[.B462] &lt;=[.D462]));1;0)" office:value-type="float" office:value="1" calcext:value-type="float">
            <text:p>1</text:p>
          </table:table-cell>
          <table:table-cell table:formula="of:=IF(OR(AND([.A462]&lt;=[.C462];[.B462]&gt;=[.C462]) ;AND([.A462]&gt;=[.C462];[.A462]&lt;=[.D462]);AND([.B462]&gt;=[.C462];[.B462]&lt;=[.D46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OR(AND([.A463]&lt;=[.C463];[.B463] &gt;=[.D463]) ;AND([.A463]&gt;=[.C463];[.B463] &lt;=[.D463]));1;0)" office:value-type="float" office:value="1" calcext:value-type="float">
            <text:p>1</text:p>
          </table:table-cell>
          <table:table-cell table:formula="of:=IF(OR(AND([.A463]&lt;=[.C463];[.B463]&gt;=[.C463]) ;AND([.A463]&gt;=[.C463];[.A463]&lt;=[.D463]);AND([.B463]&gt;=[.C463];[.B463]&lt;=[.D46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OR(AND([.A464]&lt;=[.C464];[.B464] &gt;=[.D464]) ;AND([.A464]&gt;=[.C464];[.B464] &lt;=[.D464]));1;0)" office:value-type="float" office:value="1" calcext:value-type="float">
            <text:p>1</text:p>
          </table:table-cell>
          <table:table-cell table:formula="of:=IF(OR(AND([.A464]&lt;=[.C464];[.B464]&gt;=[.C464]) ;AND([.A464]&gt;=[.C464];[.A464]&lt;=[.D464]);AND([.B464]&gt;=[.C464];[.B464]&lt;=[.D46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formula="of:=IF(OR(AND([.A465]&lt;=[.C465];[.B465] &gt;=[.D465]) ;AND([.A465]&gt;=[.C465];[.B465] &lt;=[.D465]));1;0)" office:value-type="float" office:value="1" calcext:value-type="float">
            <text:p>1</text:p>
          </table:table-cell>
          <table:table-cell table:formula="of:=IF(OR(AND([.A465]&lt;=[.C465];[.B465]&gt;=[.C465]) ;AND([.A465]&gt;=[.C465];[.A465]&lt;=[.D465]);AND([.B465]&gt;=[.C465];[.B465]&lt;=[.D46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formula="of:=IF(OR(AND([.A466]&lt;=[.C466];[.B466] &gt;=[.D466]) ;AND([.A466]&gt;=[.C466];[.B466] &lt;=[.D466]));1;0)" office:value-type="float" office:value="1" calcext:value-type="float">
            <text:p>1</text:p>
          </table:table-cell>
          <table:table-cell table:formula="of:=IF(OR(AND([.A466]&lt;=[.C466];[.B466]&gt;=[.C466]) ;AND([.A466]&gt;=[.C466];[.A466]&lt;=[.D466]);AND([.B466]&gt;=[.C466];[.B466]&lt;=[.D46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OR(AND([.A467]&lt;=[.C467];[.B467] &gt;=[.D467]) ;AND([.A467]&gt;=[.C467];[.B467] &lt;=[.D467]));1;0)" office:value-type="float" office:value="0" calcext:value-type="float">
            <text:p>0</text:p>
          </table:table-cell>
          <table:table-cell table:formula="of:=IF(OR(AND([.A467]&lt;=[.C467];[.B467]&gt;=[.C467]) ;AND([.A467]&gt;=[.C467];[.A467]&lt;=[.D467]);AND([.B467]&gt;=[.C467];[.B467]&lt;=[.D46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formula="of:=IF(OR(AND([.A468]&lt;=[.C468];[.B468] &gt;=[.D468]) ;AND([.A468]&gt;=[.C468];[.B468] &lt;=[.D468]));1;0)" office:value-type="float" office:value="1" calcext:value-type="float">
            <text:p>1</text:p>
          </table:table-cell>
          <table:table-cell table:formula="of:=IF(OR(AND([.A468]&lt;=[.C468];[.B468]&gt;=[.C468]) ;AND([.A468]&gt;=[.C468];[.A468]&lt;=[.D468]);AND([.B468]&gt;=[.C468];[.B468]&lt;=[.D46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IF(OR(AND([.A469]&lt;=[.C469];[.B469] &gt;=[.D469]) ;AND([.A469]&gt;=[.C469];[.B469] &lt;=[.D469]));1;0)" office:value-type="float" office:value="0" calcext:value-type="float">
            <text:p>0</text:p>
          </table:table-cell>
          <table:table-cell table:formula="of:=IF(OR(AND([.A469]&lt;=[.C469];[.B469]&gt;=[.C469]) ;AND([.A469]&gt;=[.C469];[.A469]&lt;=[.D469]);AND([.B469]&gt;=[.C469];[.B469]&lt;=[.D469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OR(AND([.A470]&lt;=[.C470];[.B470] &gt;=[.D470]) ;AND([.A470]&gt;=[.C470];[.B470] &lt;=[.D470]));1;0)" office:value-type="float" office:value="0" calcext:value-type="float">
            <text:p>0</text:p>
          </table:table-cell>
          <table:table-cell table:formula="of:=IF(OR(AND([.A470]&lt;=[.C470];[.B470]&gt;=[.C470]) ;AND([.A470]&gt;=[.C470];[.A470]&lt;=[.D470]);AND([.B470]&gt;=[.C470];[.B470]&lt;=[.D47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table:formula="of:=IF(OR(AND([.A471]&lt;=[.C471];[.B471] &gt;=[.D471]) ;AND([.A471]&gt;=[.C471];[.B471] &lt;=[.D471]));1;0)" office:value-type="float" office:value="1" calcext:value-type="float">
            <text:p>1</text:p>
          </table:table-cell>
          <table:table-cell table:formula="of:=IF(OR(AND([.A471]&lt;=[.C471];[.B471]&gt;=[.C471]) ;AND([.A471]&gt;=[.C471];[.A471]&lt;=[.D471]);AND([.B471]&gt;=[.C471];[.B471]&lt;=[.D47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IF(OR(AND([.A472]&lt;=[.C472];[.B472] &gt;=[.D472]) ;AND([.A472]&gt;=[.C472];[.B472] &lt;=[.D472]));1;0)" office:value-type="float" office:value="0" calcext:value-type="float">
            <text:p>0</text:p>
          </table:table-cell>
          <table:table-cell table:formula="of:=IF(OR(AND([.A472]&lt;=[.C472];[.B472]&gt;=[.C472]) ;AND([.A472]&gt;=[.C472];[.A472]&lt;=[.D472]);AND([.B472]&gt;=[.C472];[.B472]&lt;=[.D47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table:formula="of:=IF(OR(AND([.A473]&lt;=[.C473];[.B473] &gt;=[.D473]) ;AND([.A473]&gt;=[.C473];[.B473] &lt;=[.D473]));1;0)" office:value-type="float" office:value="1" calcext:value-type="float">
            <text:p>1</text:p>
          </table:table-cell>
          <table:table-cell table:formula="of:=IF(OR(AND([.A473]&lt;=[.C473];[.B473]&gt;=[.C473]) ;AND([.A473]&gt;=[.C473];[.A473]&lt;=[.D473]);AND([.B473]&gt;=[.C473];[.B473]&lt;=[.D47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formula="of:=IF(OR(AND([.A474]&lt;=[.C474];[.B474] &gt;=[.D474]) ;AND([.A474]&gt;=[.C474];[.B474] &lt;=[.D474]));1;0)" office:value-type="float" office:value="1" calcext:value-type="float">
            <text:p>1</text:p>
          </table:table-cell>
          <table:table-cell table:formula="of:=IF(OR(AND([.A474]&lt;=[.C474];[.B474]&gt;=[.C474]) ;AND([.A474]&gt;=[.C474];[.A474]&lt;=[.D474]);AND([.B474]&gt;=[.C474];[.B474]&lt;=[.D47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IF(OR(AND([.A475]&lt;=[.C475];[.B475] &gt;=[.D475]) ;AND([.A475]&gt;=[.C475];[.B475] &lt;=[.D475]));1;0)" office:value-type="float" office:value="0" calcext:value-type="float">
            <text:p>0</text:p>
          </table:table-cell>
          <table:table-cell table:formula="of:=IF(OR(AND([.A475]&lt;=[.C475];[.B475]&gt;=[.C475]) ;AND([.A475]&gt;=[.C475];[.A475]&lt;=[.D475]);AND([.B475]&gt;=[.C475];[.B475]&lt;=[.D47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formula="of:=IF(OR(AND([.A476]&lt;=[.C476];[.B476] &gt;=[.D476]) ;AND([.A476]&gt;=[.C476];[.B476] &lt;=[.D476]));1;0)" office:value-type="float" office:value="0" calcext:value-type="float">
            <text:p>0</text:p>
          </table:table-cell>
          <table:table-cell table:formula="of:=IF(OR(AND([.A476]&lt;=[.C476];[.B476]&gt;=[.C476]) ;AND([.A476]&gt;=[.C476];[.A476]&lt;=[.D476]);AND([.B476]&gt;=[.C476];[.B476]&lt;=[.D47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IF(OR(AND([.A477]&lt;=[.C477];[.B477] &gt;=[.D477]) ;AND([.A477]&gt;=[.C477];[.B477] &lt;=[.D477]));1;0)" office:value-type="float" office:value="0" calcext:value-type="float">
            <text:p>0</text:p>
          </table:table-cell>
          <table:table-cell table:formula="of:=IF(OR(AND([.A477]&lt;=[.C477];[.B477]&gt;=[.C477]) ;AND([.A477]&gt;=[.C477];[.A477]&lt;=[.D477]);AND([.B477]&gt;=[.C477];[.B477]&lt;=[.D47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IF(OR(AND([.A478]&lt;=[.C478];[.B478] &gt;=[.D478]) ;AND([.A478]&gt;=[.C478];[.B478] &lt;=[.D478]));1;0)" office:value-type="float" office:value="1" calcext:value-type="float">
            <text:p>1</text:p>
          </table:table-cell>
          <table:table-cell table:formula="of:=IF(OR(AND([.A478]&lt;=[.C478];[.B478]&gt;=[.C478]) ;AND([.A478]&gt;=[.C478];[.A478]&lt;=[.D478]);AND([.B478]&gt;=[.C478];[.B478]&lt;=[.D47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table:formula="of:=IF(OR(AND([.A479]&lt;=[.C479];[.B479] &gt;=[.D479]) ;AND([.A479]&gt;=[.C479];[.B479] &lt;=[.D479]));1;0)" office:value-type="float" office:value="0" calcext:value-type="float">
            <text:p>0</text:p>
          </table:table-cell>
          <table:table-cell table:formula="of:=IF(OR(AND([.A479]&lt;=[.C479];[.B479]&gt;=[.C479]) ;AND([.A479]&gt;=[.C479];[.A479]&lt;=[.D479]);AND([.B479]&gt;=[.C479];[.B479]&lt;=[.D47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IF(OR(AND([.A480]&lt;=[.C480];[.B480] &gt;=[.D480]) ;AND([.A480]&gt;=[.C480];[.B480] &lt;=[.D480]));1;0)" office:value-type="float" office:value="0" calcext:value-type="float">
            <text:p>0</text:p>
          </table:table-cell>
          <table:table-cell table:formula="of:=IF(OR(AND([.A480]&lt;=[.C480];[.B480]&gt;=[.C480]) ;AND([.A480]&gt;=[.C480];[.A480]&lt;=[.D480]);AND([.B480]&gt;=[.C480];[.B480]&lt;=[.D48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table:formula="of:=IF(OR(AND([.A481]&lt;=[.C481];[.B481] &gt;=[.D481]) ;AND([.A481]&gt;=[.C481];[.B481] &lt;=[.D481]));1;0)" office:value-type="float" office:value="1" calcext:value-type="float">
            <text:p>1</text:p>
          </table:table-cell>
          <table:table-cell table:formula="of:=IF(OR(AND([.A481]&lt;=[.C481];[.B481]&gt;=[.C481]) ;AND([.A481]&gt;=[.C481];[.A481]&lt;=[.D481]);AND([.B481]&gt;=[.C481];[.B481]&lt;=[.D48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formula="of:=IF(OR(AND([.A482]&lt;=[.C482];[.B482] &gt;=[.D482]) ;AND([.A482]&gt;=[.C482];[.B482] &lt;=[.D482]));1;0)" office:value-type="float" office:value="1" calcext:value-type="float">
            <text:p>1</text:p>
          </table:table-cell>
          <table:table-cell table:formula="of:=IF(OR(AND([.A482]&lt;=[.C482];[.B482]&gt;=[.C482]) ;AND([.A482]&gt;=[.C482];[.A482]&lt;=[.D482]);AND([.B482]&gt;=[.C482];[.B482]&lt;=[.D48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formula="of:=IF(OR(AND([.A483]&lt;=[.C483];[.B483] &gt;=[.D483]) ;AND([.A483]&gt;=[.C483];[.B483] &lt;=[.D483]));1;0)" office:value-type="float" office:value="0" calcext:value-type="float">
            <text:p>0</text:p>
          </table:table-cell>
          <table:table-cell table:formula="of:=IF(OR(AND([.A483]&lt;=[.C483];[.B483]&gt;=[.C483]) ;AND([.A483]&gt;=[.C483];[.A483]&lt;=[.D483]);AND([.B483]&gt;=[.C483];[.B483]&lt;=[.D48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table:formula="of:=IF(OR(AND([.A484]&lt;=[.C484];[.B484] &gt;=[.D484]) ;AND([.A484]&gt;=[.C484];[.B484] &lt;=[.D484]));1;0)" office:value-type="float" office:value="1" calcext:value-type="float">
            <text:p>1</text:p>
          </table:table-cell>
          <table:table-cell table:formula="of:=IF(OR(AND([.A484]&lt;=[.C484];[.B484]&gt;=[.C484]) ;AND([.A484]&gt;=[.C484];[.A484]&lt;=[.D484]);AND([.B484]&gt;=[.C484];[.B484]&lt;=[.D48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formula="of:=IF(OR(AND([.A485]&lt;=[.C485];[.B485] &gt;=[.D485]) ;AND([.A485]&gt;=[.C485];[.B485] &lt;=[.D485]));1;0)" office:value-type="float" office:value="1" calcext:value-type="float">
            <text:p>1</text:p>
          </table:table-cell>
          <table:table-cell table:formula="of:=IF(OR(AND([.A485]&lt;=[.C485];[.B485]&gt;=[.C485]) ;AND([.A485]&gt;=[.C485];[.A485]&lt;=[.D485]);AND([.B485]&gt;=[.C485];[.B485]&lt;=[.D48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formula="of:=IF(OR(AND([.A486]&lt;=[.C486];[.B486] &gt;=[.D486]) ;AND([.A486]&gt;=[.C486];[.B486] &lt;=[.D486]));1;0)" office:value-type="float" office:value="0" calcext:value-type="float">
            <text:p>0</text:p>
          </table:table-cell>
          <table:table-cell table:formula="of:=IF(OR(AND([.A486]&lt;=[.C486];[.B486]&gt;=[.C486]) ;AND([.A486]&gt;=[.C486];[.A486]&lt;=[.D486]);AND([.B486]&gt;=[.C486];[.B486]&lt;=[.D48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formula="of:=IF(OR(AND([.A487]&lt;=[.C487];[.B487] &gt;=[.D487]) ;AND([.A487]&gt;=[.C487];[.B487] &lt;=[.D487]));1;0)" office:value-type="float" office:value="1" calcext:value-type="float">
            <text:p>1</text:p>
          </table:table-cell>
          <table:table-cell table:formula="of:=IF(OR(AND([.A487]&lt;=[.C487];[.B487]&gt;=[.C487]) ;AND([.A487]&gt;=[.C487];[.A487]&lt;=[.D487]);AND([.B487]&gt;=[.C487];[.B487]&lt;=[.D48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formula="of:=IF(OR(AND([.A488]&lt;=[.C488];[.B488] &gt;=[.D488]) ;AND([.A488]&gt;=[.C488];[.B488] &lt;=[.D488]));1;0)" office:value-type="float" office:value="1" calcext:value-type="float">
            <text:p>1</text:p>
          </table:table-cell>
          <table:table-cell table:formula="of:=IF(OR(AND([.A488]&lt;=[.C488];[.B488]&gt;=[.C488]) ;AND([.A488]&gt;=[.C488];[.A488]&lt;=[.D488]);AND([.B488]&gt;=[.C488];[.B488]&lt;=[.D48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formula="of:=IF(OR(AND([.A489]&lt;=[.C489];[.B489] &gt;=[.D489]) ;AND([.A489]&gt;=[.C489];[.B489] &lt;=[.D489]));1;0)" office:value-type="float" office:value="1" calcext:value-type="float">
            <text:p>1</text:p>
          </table:table-cell>
          <table:table-cell table:formula="of:=IF(OR(AND([.A489]&lt;=[.C489];[.B489]&gt;=[.C489]) ;AND([.A489]&gt;=[.C489];[.A489]&lt;=[.D489]);AND([.B489]&gt;=[.C489];[.B489]&lt;=[.D48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formula="of:=IF(OR(AND([.A490]&lt;=[.C490];[.B490] &gt;=[.D490]) ;AND([.A490]&gt;=[.C490];[.B490] &lt;=[.D490]));1;0)" office:value-type="float" office:value="0" calcext:value-type="float">
            <text:p>0</text:p>
          </table:table-cell>
          <table:table-cell table:formula="of:=IF(OR(AND([.A490]&lt;=[.C490];[.B490]&gt;=[.C490]) ;AND([.A490]&gt;=[.C490];[.A490]&lt;=[.D490]);AND([.B490]&gt;=[.C490];[.B490]&lt;=[.D49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formula="of:=IF(OR(AND([.A491]&lt;=[.C491];[.B491] &gt;=[.D491]) ;AND([.A491]&gt;=[.C491];[.B491] &lt;=[.D491]));1;0)" office:value-type="float" office:value="1" calcext:value-type="float">
            <text:p>1</text:p>
          </table:table-cell>
          <table:table-cell table:formula="of:=IF(OR(AND([.A491]&lt;=[.C491];[.B491]&gt;=[.C491]) ;AND([.A491]&gt;=[.C491];[.A491]&lt;=[.D491]);AND([.B491]&gt;=[.C491];[.B491]&lt;=[.D49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formula="of:=IF(OR(AND([.A492]&lt;=[.C492];[.B492] &gt;=[.D492]) ;AND([.A492]&gt;=[.C492];[.B492] &lt;=[.D492]));1;0)" office:value-type="float" office:value="1" calcext:value-type="float">
            <text:p>1</text:p>
          </table:table-cell>
          <table:table-cell table:formula="of:=IF(OR(AND([.A492]&lt;=[.C492];[.B492]&gt;=[.C492]) ;AND([.A492]&gt;=[.C492];[.A492]&lt;=[.D492]);AND([.B492]&gt;=[.C492];[.B492]&lt;=[.D49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formula="of:=IF(OR(AND([.A493]&lt;=[.C493];[.B493] &gt;=[.D493]) ;AND([.A493]&gt;=[.C493];[.B493] &lt;=[.D493]));1;0)" office:value-type="float" office:value="1" calcext:value-type="float">
            <text:p>1</text:p>
          </table:table-cell>
          <table:table-cell table:formula="of:=IF(OR(AND([.A493]&lt;=[.C493];[.B493]&gt;=[.C493]) ;AND([.A493]&gt;=[.C493];[.A493]&lt;=[.D493]);AND([.B493]&gt;=[.C493];[.B493]&lt;=[.D49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formula="of:=IF(OR(AND([.A494]&lt;=[.C494];[.B494] &gt;=[.D494]) ;AND([.A494]&gt;=[.C494];[.B494] &lt;=[.D494]));1;0)" office:value-type="float" office:value="1" calcext:value-type="float">
            <text:p>1</text:p>
          </table:table-cell>
          <table:table-cell table:formula="of:=IF(OR(AND([.A494]&lt;=[.C494];[.B494]&gt;=[.C494]) ;AND([.A494]&gt;=[.C494];[.A494]&lt;=[.D494]);AND([.B494]&gt;=[.C494];[.B494]&lt;=[.D49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formula="of:=IF(OR(AND([.A495]&lt;=[.C495];[.B495] &gt;=[.D495]) ;AND([.A495]&gt;=[.C495];[.B495] &lt;=[.D495]));1;0)" office:value-type="float" office:value="0" calcext:value-type="float">
            <text:p>0</text:p>
          </table:table-cell>
          <table:table-cell table:formula="of:=IF(OR(AND([.A495]&lt;=[.C495];[.B495]&gt;=[.C495]) ;AND([.A495]&gt;=[.C495];[.A495]&lt;=[.D495]);AND([.B495]&gt;=[.C495];[.B495]&lt;=[.D49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table:formula="of:=IF(OR(AND([.A496]&lt;=[.C496];[.B496] &gt;=[.D496]) ;AND([.A496]&gt;=[.C496];[.B496] &lt;=[.D496]));1;0)" office:value-type="float" office:value="0" calcext:value-type="float">
            <text:p>0</text:p>
          </table:table-cell>
          <table:table-cell table:formula="of:=IF(OR(AND([.A496]&lt;=[.C496];[.B496]&gt;=[.C496]) ;AND([.A496]&gt;=[.C496];[.A496]&lt;=[.D496]);AND([.B496]&gt;=[.C496];[.B496]&lt;=[.D49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formula="of:=IF(OR(AND([.A497]&lt;=[.C497];[.B497] &gt;=[.D497]) ;AND([.A497]&gt;=[.C497];[.B497] &lt;=[.D497]));1;0)" office:value-type="float" office:value="0" calcext:value-type="float">
            <text:p>0</text:p>
          </table:table-cell>
          <table:table-cell table:formula="of:=IF(OR(AND([.A497]&lt;=[.C497];[.B497]&gt;=[.C497]) ;AND([.A497]&gt;=[.C497];[.A497]&lt;=[.D497]);AND([.B497]&gt;=[.C497];[.B497]&lt;=[.D49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formula="of:=IF(OR(AND([.A498]&lt;=[.C498];[.B498] &gt;=[.D498]) ;AND([.A498]&gt;=[.C498];[.B498] &lt;=[.D498]));1;0)" office:value-type="float" office:value="0" calcext:value-type="float">
            <text:p>0</text:p>
          </table:table-cell>
          <table:table-cell table:formula="of:=IF(OR(AND([.A498]&lt;=[.C498];[.B498]&gt;=[.C498]) ;AND([.A498]&gt;=[.C498];[.A498]&lt;=[.D498]);AND([.B498]&gt;=[.C498];[.B498]&lt;=[.D49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IF(OR(AND([.A499]&lt;=[.C499];[.B499] &gt;=[.D499]) ;AND([.A499]&gt;=[.C499];[.B499] &lt;=[.D499]));1;0)" office:value-type="float" office:value="0" calcext:value-type="float">
            <text:p>0</text:p>
          </table:table-cell>
          <table:table-cell table:formula="of:=IF(OR(AND([.A499]&lt;=[.C499];[.B499]&gt;=[.C499]) ;AND([.A499]&gt;=[.C499];[.A499]&lt;=[.D499]);AND([.B499]&gt;=[.C499];[.B499]&lt;=[.D49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IF(OR(AND([.A500]&lt;=[.C500];[.B500] &gt;=[.D500]) ;AND([.A500]&gt;=[.C500];[.B500] &lt;=[.D500]));1;0)" office:value-type="float" office:value="1" calcext:value-type="float">
            <text:p>1</text:p>
          </table:table-cell>
          <table:table-cell table:formula="of:=IF(OR(AND([.A500]&lt;=[.C500];[.B500]&gt;=[.C500]) ;AND([.A500]&gt;=[.C500];[.A500]&lt;=[.D500]);AND([.B500]&gt;=[.C500];[.B500]&lt;=[.D50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IF(OR(AND([.A501]&lt;=[.C501];[.B501] &gt;=[.D501]) ;AND([.A501]&gt;=[.C501];[.B501] &lt;=[.D501]));1;0)" office:value-type="float" office:value="1" calcext:value-type="float">
            <text:p>1</text:p>
          </table:table-cell>
          <table:table-cell table:formula="of:=IF(OR(AND([.A501]&lt;=[.C501];[.B501]&gt;=[.C501]) ;AND([.A501]&gt;=[.C501];[.A501]&lt;=[.D501]);AND([.B501]&gt;=[.C501];[.B501]&lt;=[.D50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formula="of:=IF(OR(AND([.A502]&lt;=[.C502];[.B502] &gt;=[.D502]) ;AND([.A502]&gt;=[.C502];[.B502] &lt;=[.D502]));1;0)" office:value-type="float" office:value="1" calcext:value-type="float">
            <text:p>1</text:p>
          </table:table-cell>
          <table:table-cell table:formula="of:=IF(OR(AND([.A502]&lt;=[.C502];[.B502]&gt;=[.C502]) ;AND([.A502]&gt;=[.C502];[.A502]&lt;=[.D502]);AND([.B502]&gt;=[.C502];[.B502]&lt;=[.D50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formula="of:=IF(OR(AND([.A503]&lt;=[.C503];[.B503] &gt;=[.D503]) ;AND([.A503]&gt;=[.C503];[.B503] &lt;=[.D503]));1;0)" office:value-type="float" office:value="0" calcext:value-type="float">
            <text:p>0</text:p>
          </table:table-cell>
          <table:table-cell table:formula="of:=IF(OR(AND([.A503]&lt;=[.C503];[.B503]&gt;=[.C503]) ;AND([.A503]&gt;=[.C503];[.A503]&lt;=[.D503]);AND([.B503]&gt;=[.C503];[.B503]&lt;=[.D503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table:formula="of:=IF(OR(AND([.A504]&lt;=[.C504];[.B504] &gt;=[.D504]) ;AND([.A504]&gt;=[.C504];[.B504] &lt;=[.D504]));1;0)" office:value-type="float" office:value="1" calcext:value-type="float">
            <text:p>1</text:p>
          </table:table-cell>
          <table:table-cell table:formula="of:=IF(OR(AND([.A504]&lt;=[.C504];[.B504]&gt;=[.C504]) ;AND([.A504]&gt;=[.C504];[.A504]&lt;=[.D504]);AND([.B504]&gt;=[.C504];[.B504]&lt;=[.D50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table:formula="of:=IF(OR(AND([.A505]&lt;=[.C505];[.B505] &gt;=[.D505]) ;AND([.A505]&gt;=[.C505];[.B505] &lt;=[.D505]));1;0)" office:value-type="float" office:value="0" calcext:value-type="float">
            <text:p>0</text:p>
          </table:table-cell>
          <table:table-cell table:formula="of:=IF(OR(AND([.A505]&lt;=[.C505];[.B505]&gt;=[.C505]) ;AND([.A505]&gt;=[.C505];[.A505]&lt;=[.D505]);AND([.B505]&gt;=[.C505];[.B505]&lt;=[.D50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formula="of:=IF(OR(AND([.A506]&lt;=[.C506];[.B506] &gt;=[.D506]) ;AND([.A506]&gt;=[.C506];[.B506] &lt;=[.D506]));1;0)" office:value-type="float" office:value="1" calcext:value-type="float">
            <text:p>1</text:p>
          </table:table-cell>
          <table:table-cell table:formula="of:=IF(OR(AND([.A506]&lt;=[.C506];[.B506]&gt;=[.C506]) ;AND([.A506]&gt;=[.C506];[.A506]&lt;=[.D506]);AND([.B506]&gt;=[.C506];[.B506]&lt;=[.D50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IF(OR(AND([.A507]&lt;=[.C507];[.B507] &gt;=[.D507]) ;AND([.A507]&gt;=[.C507];[.B507] &lt;=[.D507]));1;0)" office:value-type="float" office:value="1" calcext:value-type="float">
            <text:p>1</text:p>
          </table:table-cell>
          <table:table-cell table:formula="of:=IF(OR(AND([.A507]&lt;=[.C507];[.B507]&gt;=[.C507]) ;AND([.A507]&gt;=[.C507];[.A507]&lt;=[.D507]);AND([.B507]&gt;=[.C507];[.B507]&lt;=[.D50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table:formula="of:=IF(OR(AND([.A508]&lt;=[.C508];[.B508] &gt;=[.D508]) ;AND([.A508]&gt;=[.C508];[.B508] &lt;=[.D508]));1;0)" office:value-type="float" office:value="0" calcext:value-type="float">
            <text:p>0</text:p>
          </table:table-cell>
          <table:table-cell table:formula="of:=IF(OR(AND([.A508]&lt;=[.C508];[.B508]&gt;=[.C508]) ;AND([.A508]&gt;=[.C508];[.A508]&lt;=[.D508]);AND([.B508]&gt;=[.C508];[.B508]&lt;=[.D50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formula="of:=IF(OR(AND([.A509]&lt;=[.C509];[.B509] &gt;=[.D509]) ;AND([.A509]&gt;=[.C509];[.B509] &lt;=[.D509]));1;0)" office:value-type="float" office:value="1" calcext:value-type="float">
            <text:p>1</text:p>
          </table:table-cell>
          <table:table-cell table:formula="of:=IF(OR(AND([.A509]&lt;=[.C509];[.B509]&gt;=[.C509]) ;AND([.A509]&gt;=[.C509];[.A509]&lt;=[.D509]);AND([.B509]&gt;=[.C509];[.B509]&lt;=[.D50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IF(OR(AND([.A510]&lt;=[.C510];[.B510] &gt;=[.D510]) ;AND([.A510]&gt;=[.C510];[.B510] &lt;=[.D510]));1;0)" office:value-type="float" office:value="1" calcext:value-type="float">
            <text:p>1</text:p>
          </table:table-cell>
          <table:table-cell table:formula="of:=IF(OR(AND([.A510]&lt;=[.C510];[.B510]&gt;=[.C510]) ;AND([.A510]&gt;=[.C510];[.A510]&lt;=[.D510]);AND([.B510]&gt;=[.C510];[.B510]&lt;=[.D51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OR(AND([.A511]&lt;=[.C511];[.B511] &gt;=[.D511]) ;AND([.A511]&gt;=[.C511];[.B511] &lt;=[.D511]));1;0)" office:value-type="float" office:value="0" calcext:value-type="float">
            <text:p>0</text:p>
          </table:table-cell>
          <table:table-cell table:formula="of:=IF(OR(AND([.A511]&lt;=[.C511];[.B511]&gt;=[.C511]) ;AND([.A511]&gt;=[.C511];[.A511]&lt;=[.D511]);AND([.B511]&gt;=[.C511];[.B511]&lt;=[.D51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formula="of:=IF(OR(AND([.A512]&lt;=[.C512];[.B512] &gt;=[.D512]) ;AND([.A512]&gt;=[.C512];[.B512] &lt;=[.D512]));1;0)" office:value-type="float" office:value="1" calcext:value-type="float">
            <text:p>1</text:p>
          </table:table-cell>
          <table:table-cell table:formula="of:=IF(OR(AND([.A512]&lt;=[.C512];[.B512]&gt;=[.C512]) ;AND([.A512]&gt;=[.C512];[.A512]&lt;=[.D512]);AND([.B512]&gt;=[.C512];[.B512]&lt;=[.D51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formula="of:=IF(OR(AND([.A513]&lt;=[.C513];[.B513] &gt;=[.D513]) ;AND([.A513]&gt;=[.C513];[.B513] &lt;=[.D513]));1;0)" office:value-type="float" office:value="1" calcext:value-type="float">
            <text:p>1</text:p>
          </table:table-cell>
          <table:table-cell table:formula="of:=IF(OR(AND([.A513]&lt;=[.C513];[.B513]&gt;=[.C513]) ;AND([.A513]&gt;=[.C513];[.A513]&lt;=[.D513]);AND([.B513]&gt;=[.C513];[.B513]&lt;=[.D51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OR(AND([.A514]&lt;=[.C514];[.B514] &gt;=[.D514]) ;AND([.A514]&gt;=[.C514];[.B514] &lt;=[.D514]));1;0)" office:value-type="float" office:value="1" calcext:value-type="float">
            <text:p>1</text:p>
          </table:table-cell>
          <table:table-cell table:formula="of:=IF(OR(AND([.A514]&lt;=[.C514];[.B514]&gt;=[.C514]) ;AND([.A514]&gt;=[.C514];[.A514]&lt;=[.D514]);AND([.B514]&gt;=[.C514];[.B514]&lt;=[.D51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table:formula="of:=IF(OR(AND([.A515]&lt;=[.C515];[.B515] &gt;=[.D515]) ;AND([.A515]&gt;=[.C515];[.B515] &lt;=[.D515]));1;0)" office:value-type="float" office:value="1" calcext:value-type="float">
            <text:p>1</text:p>
          </table:table-cell>
          <table:table-cell table:formula="of:=IF(OR(AND([.A515]&lt;=[.C515];[.B515]&gt;=[.C515]) ;AND([.A515]&gt;=[.C515];[.A515]&lt;=[.D515]);AND([.B515]&gt;=[.C515];[.B515]&lt;=[.D51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table:formula="of:=IF(OR(AND([.A516]&lt;=[.C516];[.B516] &gt;=[.D516]) ;AND([.A516]&gt;=[.C516];[.B516] &lt;=[.D516]));1;0)" office:value-type="float" office:value="1" calcext:value-type="float">
            <text:p>1</text:p>
          </table:table-cell>
          <table:table-cell table:formula="of:=IF(OR(AND([.A516]&lt;=[.C516];[.B516]&gt;=[.C516]) ;AND([.A516]&gt;=[.C516];[.A516]&lt;=[.D516]);AND([.B516]&gt;=[.C516];[.B516]&lt;=[.D51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formula="of:=IF(OR(AND([.A517]&lt;=[.C517];[.B517] &gt;=[.D517]) ;AND([.A517]&gt;=[.C517];[.B517] &lt;=[.D517]));1;0)" office:value-type="float" office:value="1" calcext:value-type="float">
            <text:p>1</text:p>
          </table:table-cell>
          <table:table-cell table:formula="of:=IF(OR(AND([.A517]&lt;=[.C517];[.B517]&gt;=[.C517]) ;AND([.A517]&gt;=[.C517];[.A517]&lt;=[.D517]);AND([.B517]&gt;=[.C517];[.B517]&lt;=[.D51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IF(OR(AND([.A518]&lt;=[.C518];[.B518] &gt;=[.D518]) ;AND([.A518]&gt;=[.C518];[.B518] &lt;=[.D518]));1;0)" office:value-type="float" office:value="1" calcext:value-type="float">
            <text:p>1</text:p>
          </table:table-cell>
          <table:table-cell table:formula="of:=IF(OR(AND([.A518]&lt;=[.C518];[.B518]&gt;=[.C518]) ;AND([.A518]&gt;=[.C518];[.A518]&lt;=[.D518]);AND([.B518]&gt;=[.C518];[.B518]&lt;=[.D51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table:formula="of:=IF(OR(AND([.A519]&lt;=[.C519];[.B519] &gt;=[.D519]) ;AND([.A519]&gt;=[.C519];[.B519] &lt;=[.D519]));1;0)" office:value-type="float" office:value="0" calcext:value-type="float">
            <text:p>0</text:p>
          </table:table-cell>
          <table:table-cell table:formula="of:=IF(OR(AND([.A519]&lt;=[.C519];[.B519]&gt;=[.C519]) ;AND([.A519]&gt;=[.C519];[.A519]&lt;=[.D519]);AND([.B519]&gt;=[.C519];[.B519]&lt;=[.D51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IF(OR(AND([.A520]&lt;=[.C520];[.B520] &gt;=[.D520]) ;AND([.A520]&gt;=[.C520];[.B520] &lt;=[.D520]));1;0)" office:value-type="float" office:value="0" calcext:value-type="float">
            <text:p>0</text:p>
          </table:table-cell>
          <table:table-cell table:formula="of:=IF(OR(AND([.A520]&lt;=[.C520];[.B520]&gt;=[.C520]) ;AND([.A520]&gt;=[.C520];[.A520]&lt;=[.D520]);AND([.B520]&gt;=[.C520];[.B520]&lt;=[.D520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formula="of:=IF(OR(AND([.A521]&lt;=[.C521];[.B521] &gt;=[.D521]) ;AND([.A521]&gt;=[.C521];[.B521] &lt;=[.D521]));1;0)" office:value-type="float" office:value="1" calcext:value-type="float">
            <text:p>1</text:p>
          </table:table-cell>
          <table:table-cell table:formula="of:=IF(OR(AND([.A521]&lt;=[.C521];[.B521]&gt;=[.C521]) ;AND([.A521]&gt;=[.C521];[.A521]&lt;=[.D521]);AND([.B521]&gt;=[.C521];[.B521]&lt;=[.D52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IF(OR(AND([.A522]&lt;=[.C522];[.B522] &gt;=[.D522]) ;AND([.A522]&gt;=[.C522];[.B522] &lt;=[.D522]));1;0)" office:value-type="float" office:value="1" calcext:value-type="float">
            <text:p>1</text:p>
          </table:table-cell>
          <table:table-cell table:formula="of:=IF(OR(AND([.A522]&lt;=[.C522];[.B522]&gt;=[.C522]) ;AND([.A522]&gt;=[.C522];[.A522]&lt;=[.D522]);AND([.B522]&gt;=[.C522];[.B522]&lt;=[.D52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formula="of:=IF(OR(AND([.A523]&lt;=[.C523];[.B523] &gt;=[.D523]) ;AND([.A523]&gt;=[.C523];[.B523] &lt;=[.D523]));1;0)" office:value-type="float" office:value="0" calcext:value-type="float">
            <text:p>0</text:p>
          </table:table-cell>
          <table:table-cell table:formula="of:=IF(OR(AND([.A523]&lt;=[.C523];[.B523]&gt;=[.C523]) ;AND([.A523]&gt;=[.C523];[.A523]&lt;=[.D523]);AND([.B523]&gt;=[.C523];[.B523]&lt;=[.D52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formula="of:=IF(OR(AND([.A524]&lt;=[.C524];[.B524] &gt;=[.D524]) ;AND([.A524]&gt;=[.C524];[.B524] &lt;=[.D524]));1;0)" office:value-type="float" office:value="0" calcext:value-type="float">
            <text:p>0</text:p>
          </table:table-cell>
          <table:table-cell table:formula="of:=IF(OR(AND([.A524]&lt;=[.C524];[.B524]&gt;=[.C524]) ;AND([.A524]&gt;=[.C524];[.A524]&lt;=[.D524]);AND([.B524]&gt;=[.C524];[.B524]&lt;=[.D52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formula="of:=IF(OR(AND([.A525]&lt;=[.C525];[.B525] &gt;=[.D525]) ;AND([.A525]&gt;=[.C525];[.B525] &lt;=[.D525]));1;0)" office:value-type="float" office:value="0" calcext:value-type="float">
            <text:p>0</text:p>
          </table:table-cell>
          <table:table-cell table:formula="of:=IF(OR(AND([.A525]&lt;=[.C525];[.B525]&gt;=[.C525]) ;AND([.A525]&gt;=[.C525];[.A525]&lt;=[.D525]);AND([.B525]&gt;=[.C525];[.B525]&lt;=[.D52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formula="of:=IF(OR(AND([.A526]&lt;=[.C526];[.B526] &gt;=[.D526]) ;AND([.A526]&gt;=[.C526];[.B526] &lt;=[.D526]));1;0)" office:value-type="float" office:value="1" calcext:value-type="float">
            <text:p>1</text:p>
          </table:table-cell>
          <table:table-cell table:formula="of:=IF(OR(AND([.A526]&lt;=[.C526];[.B526]&gt;=[.C526]) ;AND([.A526]&gt;=[.C526];[.A526]&lt;=[.D526]);AND([.B526]&gt;=[.C526];[.B526]&lt;=[.D52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table:formula="of:=IF(OR(AND([.A527]&lt;=[.C527];[.B527] &gt;=[.D527]) ;AND([.A527]&gt;=[.C527];[.B527] &lt;=[.D527]));1;0)" office:value-type="float" office:value="0" calcext:value-type="float">
            <text:p>0</text:p>
          </table:table-cell>
          <table:table-cell table:formula="of:=IF(OR(AND([.A527]&lt;=[.C527];[.B527]&gt;=[.C527]) ;AND([.A527]&gt;=[.C527];[.A527]&lt;=[.D527]);AND([.B527]&gt;=[.C527];[.B527]&lt;=[.D52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table:formula="of:=IF(OR(AND([.A528]&lt;=[.C528];[.B528] &gt;=[.D528]) ;AND([.A528]&gt;=[.C528];[.B528] &lt;=[.D528]));1;0)" office:value-type="float" office:value="1" calcext:value-type="float">
            <text:p>1</text:p>
          </table:table-cell>
          <table:table-cell table:formula="of:=IF(OR(AND([.A528]&lt;=[.C528];[.B528]&gt;=[.C528]) ;AND([.A528]&gt;=[.C528];[.A528]&lt;=[.D528]);AND([.B528]&gt;=[.C528];[.B528]&lt;=[.D52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table:formula="of:=IF(OR(AND([.A529]&lt;=[.C529];[.B529] &gt;=[.D529]) ;AND([.A529]&gt;=[.C529];[.B529] &lt;=[.D529]));1;0)" office:value-type="float" office:value="1" calcext:value-type="float">
            <text:p>1</text:p>
          </table:table-cell>
          <table:table-cell table:formula="of:=IF(OR(AND([.A529]&lt;=[.C529];[.B529]&gt;=[.C529]) ;AND([.A529]&gt;=[.C529];[.A529]&lt;=[.D529]);AND([.B529]&gt;=[.C529];[.B529]&lt;=[.D52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formula="of:=IF(OR(AND([.A530]&lt;=[.C530];[.B530] &gt;=[.D530]) ;AND([.A530]&gt;=[.C530];[.B530] &lt;=[.D530]));1;0)" office:value-type="float" office:value="0" calcext:value-type="float">
            <text:p>0</text:p>
          </table:table-cell>
          <table:table-cell table:formula="of:=IF(OR(AND([.A530]&lt;=[.C530];[.B530]&gt;=[.C530]) ;AND([.A530]&gt;=[.C530];[.A530]&lt;=[.D530]);AND([.B530]&gt;=[.C530];[.B530]&lt;=[.D53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formula="of:=IF(OR(AND([.A531]&lt;=[.C531];[.B531] &gt;=[.D531]) ;AND([.A531]&gt;=[.C531];[.B531] &lt;=[.D531]));1;0)" office:value-type="float" office:value="1" calcext:value-type="float">
            <text:p>1</text:p>
          </table:table-cell>
          <table:table-cell table:formula="of:=IF(OR(AND([.A531]&lt;=[.C531];[.B531]&gt;=[.C531]) ;AND([.A531]&gt;=[.C531];[.A531]&lt;=[.D531]);AND([.B531]&gt;=[.C531];[.B531]&lt;=[.D53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formula="of:=IF(OR(AND([.A532]&lt;=[.C532];[.B532] &gt;=[.D532]) ;AND([.A532]&gt;=[.C532];[.B532] &lt;=[.D532]));1;0)" office:value-type="float" office:value="0" calcext:value-type="float">
            <text:p>0</text:p>
          </table:table-cell>
          <table:table-cell table:formula="of:=IF(OR(AND([.A532]&lt;=[.C532];[.B532]&gt;=[.C532]) ;AND([.A532]&gt;=[.C532];[.A532]&lt;=[.D532]);AND([.B532]&gt;=[.C532];[.B532]&lt;=[.D53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table:formula="of:=IF(OR(AND([.A533]&lt;=[.C533];[.B533] &gt;=[.D533]) ;AND([.A533]&gt;=[.C533];[.B533] &lt;=[.D533]));1;0)" office:value-type="float" office:value="1" calcext:value-type="float">
            <text:p>1</text:p>
          </table:table-cell>
          <table:table-cell table:formula="of:=IF(OR(AND([.A533]&lt;=[.C533];[.B533]&gt;=[.C533]) ;AND([.A533]&gt;=[.C533];[.A533]&lt;=[.D533]);AND([.B533]&gt;=[.C533];[.B533]&lt;=[.D53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formula="of:=IF(OR(AND([.A534]&lt;=[.C534];[.B534] &gt;=[.D534]) ;AND([.A534]&gt;=[.C534];[.B534] &lt;=[.D534]));1;0)" office:value-type="float" office:value="1" calcext:value-type="float">
            <text:p>1</text:p>
          </table:table-cell>
          <table:table-cell table:formula="of:=IF(OR(AND([.A534]&lt;=[.C534];[.B534]&gt;=[.C534]) ;AND([.A534]&gt;=[.C534];[.A534]&lt;=[.D534]);AND([.B534]&gt;=[.C534];[.B534]&lt;=[.D53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table:formula="of:=IF(OR(AND([.A535]&lt;=[.C535];[.B535] &gt;=[.D535]) ;AND([.A535]&gt;=[.C535];[.B535] &lt;=[.D535]));1;0)" office:value-type="float" office:value="1" calcext:value-type="float">
            <text:p>1</text:p>
          </table:table-cell>
          <table:table-cell table:formula="of:=IF(OR(AND([.A535]&lt;=[.C535];[.B535]&gt;=[.C535]) ;AND([.A535]&gt;=[.C535];[.A535]&lt;=[.D535]);AND([.B535]&gt;=[.C535];[.B535]&lt;=[.D53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table:formula="of:=IF(OR(AND([.A536]&lt;=[.C536];[.B536] &gt;=[.D536]) ;AND([.A536]&gt;=[.C536];[.B536] &lt;=[.D536]));1;0)" office:value-type="float" office:value="0" calcext:value-type="float">
            <text:p>0</text:p>
          </table:table-cell>
          <table:table-cell table:formula="of:=IF(OR(AND([.A536]&lt;=[.C536];[.B536]&gt;=[.C536]) ;AND([.A536]&gt;=[.C536];[.A536]&lt;=[.D536]);AND([.B536]&gt;=[.C536];[.B536]&lt;=[.D53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formula="of:=IF(OR(AND([.A537]&lt;=[.C537];[.B537] &gt;=[.D537]) ;AND([.A537]&gt;=[.C537];[.B537] &lt;=[.D537]));1;0)" office:value-type="float" office:value="1" calcext:value-type="float">
            <text:p>1</text:p>
          </table:table-cell>
          <table:table-cell table:formula="of:=IF(OR(AND([.A537]&lt;=[.C537];[.B537]&gt;=[.C537]) ;AND([.A537]&gt;=[.C537];[.A537]&lt;=[.D537]);AND([.B537]&gt;=[.C537];[.B537]&lt;=[.D53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formula="of:=IF(OR(AND([.A538]&lt;=[.C538];[.B538] &gt;=[.D538]) ;AND([.A538]&gt;=[.C538];[.B538] &lt;=[.D538]));1;0)" office:value-type="float" office:value="1" calcext:value-type="float">
            <text:p>1</text:p>
          </table:table-cell>
          <table:table-cell table:formula="of:=IF(OR(AND([.A538]&lt;=[.C538];[.B538]&gt;=[.C538]) ;AND([.A538]&gt;=[.C538];[.A538]&lt;=[.D538]);AND([.B538]&gt;=[.C538];[.B538]&lt;=[.D53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table:formula="of:=IF(OR(AND([.A539]&lt;=[.C539];[.B539] &gt;=[.D539]) ;AND([.A539]&gt;=[.C539];[.B539] &lt;=[.D539]));1;0)" office:value-type="float" office:value="1" calcext:value-type="float">
            <text:p>1</text:p>
          </table:table-cell>
          <table:table-cell table:formula="of:=IF(OR(AND([.A539]&lt;=[.C539];[.B539]&gt;=[.C539]) ;AND([.A539]&gt;=[.C539];[.A539]&lt;=[.D539]);AND([.B539]&gt;=[.C539];[.B539]&lt;=[.D53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table:formula="of:=IF(OR(AND([.A540]&lt;=[.C540];[.B540] &gt;=[.D540]) ;AND([.A540]&gt;=[.C540];[.B540] &lt;=[.D540]));1;0)" office:value-type="float" office:value="1" calcext:value-type="float">
            <text:p>1</text:p>
          </table:table-cell>
          <table:table-cell table:formula="of:=IF(OR(AND([.A540]&lt;=[.C540];[.B540]&gt;=[.C540]) ;AND([.A540]&gt;=[.C540];[.A540]&lt;=[.D540]);AND([.B540]&gt;=[.C540];[.B540]&lt;=[.D54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formula="of:=IF(OR(AND([.A541]&lt;=[.C541];[.B541] &gt;=[.D541]) ;AND([.A541]&gt;=[.C541];[.B541] &lt;=[.D541]));1;0)" office:value-type="float" office:value="1" calcext:value-type="float">
            <text:p>1</text:p>
          </table:table-cell>
          <table:table-cell table:formula="of:=IF(OR(AND([.A541]&lt;=[.C541];[.B541]&gt;=[.C541]) ;AND([.A541]&gt;=[.C541];[.A541]&lt;=[.D541]);AND([.B541]&gt;=[.C541];[.B541]&lt;=[.D54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table:formula="of:=IF(OR(AND([.A542]&lt;=[.C542];[.B542] &gt;=[.D542]) ;AND([.A542]&gt;=[.C542];[.B542] &lt;=[.D542]));1;0)" office:value-type="float" office:value="0" calcext:value-type="float">
            <text:p>0</text:p>
          </table:table-cell>
          <table:table-cell table:formula="of:=IF(OR(AND([.A542]&lt;=[.C542];[.B542]&gt;=[.C542]) ;AND([.A542]&gt;=[.C542];[.A542]&lt;=[.D542]);AND([.B542]&gt;=[.C542];[.B542]&lt;=[.D54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  <table:table-cell table:formula="of:=IF(OR(AND([.A543]&lt;=[.C543];[.B543] &gt;=[.D543]) ;AND([.A543]&gt;=[.C543];[.B543] &lt;=[.D543]));1;0)" office:value-type="float" office:value="0" calcext:value-type="float">
            <text:p>0</text:p>
          </table:table-cell>
          <table:table-cell table:formula="of:=IF(OR(AND([.A543]&lt;=[.C543];[.B543]&gt;=[.C543]) ;AND([.A543]&gt;=[.C543];[.A543]&lt;=[.D543]);AND([.B543]&gt;=[.C543];[.B543]&lt;=[.D543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table:formula="of:=IF(OR(AND([.A544]&lt;=[.C544];[.B544] &gt;=[.D544]) ;AND([.A544]&gt;=[.C544];[.B544] &lt;=[.D544]));1;0)" office:value-type="float" office:value="0" calcext:value-type="float">
            <text:p>0</text:p>
          </table:table-cell>
          <table:table-cell table:formula="of:=IF(OR(AND([.A544]&lt;=[.C544];[.B544]&gt;=[.C544]) ;AND([.A544]&gt;=[.C544];[.A544]&lt;=[.D544]);AND([.B544]&gt;=[.C544];[.B544]&lt;=[.D54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OR(AND([.A545]&lt;=[.C545];[.B545] &gt;=[.D545]) ;AND([.A545]&gt;=[.C545];[.B545] &lt;=[.D545]));1;0)" office:value-type="float" office:value="1" calcext:value-type="float">
            <text:p>1</text:p>
          </table:table-cell>
          <table:table-cell table:formula="of:=IF(OR(AND([.A545]&lt;=[.C545];[.B545]&gt;=[.C545]) ;AND([.A545]&gt;=[.C545];[.A545]&lt;=[.D545]);AND([.B545]&gt;=[.C545];[.B545]&lt;=[.D54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formula="of:=IF(OR(AND([.A546]&lt;=[.C546];[.B546] &gt;=[.D546]) ;AND([.A546]&gt;=[.C546];[.B546] &lt;=[.D546]));1;0)" office:value-type="float" office:value="1" calcext:value-type="float">
            <text:p>1</text:p>
          </table:table-cell>
          <table:table-cell table:formula="of:=IF(OR(AND([.A546]&lt;=[.C546];[.B546]&gt;=[.C546]) ;AND([.A546]&gt;=[.C546];[.A546]&lt;=[.D546]);AND([.B546]&gt;=[.C546];[.B546]&lt;=[.D54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IF(OR(AND([.A547]&lt;=[.C547];[.B547] &gt;=[.D547]) ;AND([.A547]&gt;=[.C547];[.B547] &lt;=[.D547]));1;0)" office:value-type="float" office:value="0" calcext:value-type="float">
            <text:p>0</text:p>
          </table:table-cell>
          <table:table-cell table:formula="of:=IF(OR(AND([.A547]&lt;=[.C547];[.B547]&gt;=[.C547]) ;AND([.A547]&gt;=[.C547];[.A547]&lt;=[.D547]);AND([.B547]&gt;=[.C547];[.B547]&lt;=[.D547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IF(OR(AND([.A548]&lt;=[.C548];[.B548] &gt;=[.D548]) ;AND([.A548]&gt;=[.C548];[.B548] &lt;=[.D548]));1;0)" office:value-type="float" office:value="0" calcext:value-type="float">
            <text:p>0</text:p>
          </table:table-cell>
          <table:table-cell table:formula="of:=IF(OR(AND([.A548]&lt;=[.C548];[.B548]&gt;=[.C548]) ;AND([.A548]&gt;=[.C548];[.A548]&lt;=[.D548]);AND([.B548]&gt;=[.C548];[.B548]&lt;=[.D54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IF(OR(AND([.A549]&lt;=[.C549];[.B549] &gt;=[.D549]) ;AND([.A549]&gt;=[.C549];[.B549] &lt;=[.D549]));1;0)" office:value-type="float" office:value="0" calcext:value-type="float">
            <text:p>0</text:p>
          </table:table-cell>
          <table:table-cell table:formula="of:=IF(OR(AND([.A549]&lt;=[.C549];[.B549]&gt;=[.C549]) ;AND([.A549]&gt;=[.C549];[.A549]&lt;=[.D549]);AND([.B549]&gt;=[.C549];[.B549]&lt;=[.D54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table:formula="of:=IF(OR(AND([.A550]&lt;=[.C550];[.B550] &gt;=[.D550]) ;AND([.A550]&gt;=[.C550];[.B550] &lt;=[.D550]));1;0)" office:value-type="float" office:value="0" calcext:value-type="float">
            <text:p>0</text:p>
          </table:table-cell>
          <table:table-cell table:formula="of:=IF(OR(AND([.A550]&lt;=[.C550];[.B550]&gt;=[.C550]) ;AND([.A550]&gt;=[.C550];[.A550]&lt;=[.D550]);AND([.B550]&gt;=[.C550];[.B550]&lt;=[.D550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85" calcext:value-type="float">
            <text:p>85</text:p>
          </table:table-cell>
          <table:table-cell table:formula="of:=IF(OR(AND([.A551]&lt;=[.C551];[.B551] &gt;=[.D551]) ;AND([.A551]&gt;=[.C551];[.B551] &lt;=[.D551]));1;0)" office:value-type="float" office:value="1" calcext:value-type="float">
            <text:p>1</text:p>
          </table:table-cell>
          <table:table-cell table:formula="of:=IF(OR(AND([.A551]&lt;=[.C551];[.B551]&gt;=[.C551]) ;AND([.A551]&gt;=[.C551];[.A551]&lt;=[.D551]);AND([.B551]&gt;=[.C551];[.B551]&lt;=[.D55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formula="of:=IF(OR(AND([.A552]&lt;=[.C552];[.B552] &gt;=[.D552]) ;AND([.A552]&gt;=[.C552];[.B552] &lt;=[.D552]));1;0)" office:value-type="float" office:value="0" calcext:value-type="float">
            <text:p>0</text:p>
          </table:table-cell>
          <table:table-cell table:formula="of:=IF(OR(AND([.A552]&lt;=[.C552];[.B552]&gt;=[.C552]) ;AND([.A552]&gt;=[.C552];[.A552]&lt;=[.D552]);AND([.B552]&gt;=[.C552];[.B552]&lt;=[.D55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formula="of:=IF(OR(AND([.A553]&lt;=[.C553];[.B553] &gt;=[.D553]) ;AND([.A553]&gt;=[.C553];[.B553] &lt;=[.D553]));1;0)" office:value-type="float" office:value="1" calcext:value-type="float">
            <text:p>1</text:p>
          </table:table-cell>
          <table:table-cell table:formula="of:=IF(OR(AND([.A553]&lt;=[.C553];[.B553]&gt;=[.C553]) ;AND([.A553]&gt;=[.C553];[.A553]&lt;=[.D553]);AND([.B553]&gt;=[.C553];[.B553]&lt;=[.D55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table:formula="of:=IF(OR(AND([.A554]&lt;=[.C554];[.B554] &gt;=[.D554]) ;AND([.A554]&gt;=[.C554];[.B554] &lt;=[.D554]));1;0)" office:value-type="float" office:value="0" calcext:value-type="float">
            <text:p>0</text:p>
          </table:table-cell>
          <table:table-cell table:formula="of:=IF(OR(AND([.A554]&lt;=[.C554];[.B554]&gt;=[.C554]) ;AND([.A554]&gt;=[.C554];[.A554]&lt;=[.D554]);AND([.B554]&gt;=[.C554];[.B554]&lt;=[.D55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IF(OR(AND([.A555]&lt;=[.C555];[.B555] &gt;=[.D555]) ;AND([.A555]&gt;=[.C555];[.B555] &lt;=[.D555]));1;0)" office:value-type="float" office:value="0" calcext:value-type="float">
            <text:p>0</text:p>
          </table:table-cell>
          <table:table-cell table:formula="of:=IF(OR(AND([.A555]&lt;=[.C555];[.B555]&gt;=[.C555]) ;AND([.A555]&gt;=[.C555];[.A555]&lt;=[.D555]);AND([.B555]&gt;=[.C555];[.B555]&lt;=[.D55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IF(OR(AND([.A556]&lt;=[.C556];[.B556] &gt;=[.D556]) ;AND([.A556]&gt;=[.C556];[.B556] &lt;=[.D556]));1;0)" office:value-type="float" office:value="0" calcext:value-type="float">
            <text:p>0</text:p>
          </table:table-cell>
          <table:table-cell table:formula="of:=IF(OR(AND([.A556]&lt;=[.C556];[.B556]&gt;=[.C556]) ;AND([.A556]&gt;=[.C556];[.A556]&lt;=[.D556]);AND([.B556]&gt;=[.C556];[.B556]&lt;=[.D55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IF(OR(AND([.A557]&lt;=[.C557];[.B557] &gt;=[.D557]) ;AND([.A557]&gt;=[.C557];[.B557] &lt;=[.D557]));1;0)" office:value-type="float" office:value="1" calcext:value-type="float">
            <text:p>1</text:p>
          </table:table-cell>
          <table:table-cell table:formula="of:=IF(OR(AND([.A557]&lt;=[.C557];[.B557]&gt;=[.C557]) ;AND([.A557]&gt;=[.C557];[.A557]&lt;=[.D557]);AND([.B557]&gt;=[.C557];[.B557]&lt;=[.D55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IF(OR(AND([.A558]&lt;=[.C558];[.B558] &gt;=[.D558]) ;AND([.A558]&gt;=[.C558];[.B558] &lt;=[.D558]));1;0)" office:value-type="float" office:value="1" calcext:value-type="float">
            <text:p>1</text:p>
          </table:table-cell>
          <table:table-cell table:formula="of:=IF(OR(AND([.A558]&lt;=[.C558];[.B558]&gt;=[.C558]) ;AND([.A558]&gt;=[.C558];[.A558]&lt;=[.D558]);AND([.B558]&gt;=[.C558];[.B558]&lt;=[.D55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formula="of:=IF(OR(AND([.A559]&lt;=[.C559];[.B559] &gt;=[.D559]) ;AND([.A559]&gt;=[.C559];[.B559] &lt;=[.D559]));1;0)" office:value-type="float" office:value="1" calcext:value-type="float">
            <text:p>1</text:p>
          </table:table-cell>
          <table:table-cell table:formula="of:=IF(OR(AND([.A559]&lt;=[.C559];[.B559]&gt;=[.C559]) ;AND([.A559]&gt;=[.C559];[.A559]&lt;=[.D559]);AND([.B559]&gt;=[.C559];[.B559]&lt;=[.D55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formula="of:=IF(OR(AND([.A560]&lt;=[.C560];[.B560] &gt;=[.D560]) ;AND([.A560]&gt;=[.C560];[.B560] &lt;=[.D560]));1;0)" office:value-type="float" office:value="1" calcext:value-type="float">
            <text:p>1</text:p>
          </table:table-cell>
          <table:table-cell table:formula="of:=IF(OR(AND([.A560]&lt;=[.C560];[.B560]&gt;=[.C560]) ;AND([.A560]&gt;=[.C560];[.A560]&lt;=[.D560]);AND([.B560]&gt;=[.C560];[.B560]&lt;=[.D56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formula="of:=IF(OR(AND([.A561]&lt;=[.C561];[.B561] &gt;=[.D561]) ;AND([.A561]&gt;=[.C561];[.B561] &lt;=[.D561]));1;0)" office:value-type="float" office:value="0" calcext:value-type="float">
            <text:p>0</text:p>
          </table:table-cell>
          <table:table-cell table:formula="of:=IF(OR(AND([.A561]&lt;=[.C561];[.B561]&gt;=[.C561]) ;AND([.A561]&gt;=[.C561];[.A561]&lt;=[.D561]);AND([.B561]&gt;=[.C561];[.B561]&lt;=[.D56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table:formula="of:=IF(OR(AND([.A562]&lt;=[.C562];[.B562] &gt;=[.D562]) ;AND([.A562]&gt;=[.C562];[.B562] &lt;=[.D562]));1;0)" office:value-type="float" office:value="1" calcext:value-type="float">
            <text:p>1</text:p>
          </table:table-cell>
          <table:table-cell table:formula="of:=IF(OR(AND([.A562]&lt;=[.C562];[.B562]&gt;=[.C562]) ;AND([.A562]&gt;=[.C562];[.A562]&lt;=[.D562]);AND([.B562]&gt;=[.C562];[.B562]&lt;=[.D56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formula="of:=IF(OR(AND([.A563]&lt;=[.C563];[.B563] &gt;=[.D563]) ;AND([.A563]&gt;=[.C563];[.B563] &lt;=[.D563]));1;0)" office:value-type="float" office:value="1" calcext:value-type="float">
            <text:p>1</text:p>
          </table:table-cell>
          <table:table-cell table:formula="of:=IF(OR(AND([.A563]&lt;=[.C563];[.B563]&gt;=[.C563]) ;AND([.A563]&gt;=[.C563];[.A563]&lt;=[.D563]);AND([.B563]&gt;=[.C563];[.B563]&lt;=[.D56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table:formula="of:=IF(OR(AND([.A564]&lt;=[.C564];[.B564] &gt;=[.D564]) ;AND([.A564]&gt;=[.C564];[.B564] &lt;=[.D564]));1;0)" office:value-type="float" office:value="1" calcext:value-type="float">
            <text:p>1</text:p>
          </table:table-cell>
          <table:table-cell table:formula="of:=IF(OR(AND([.A564]&lt;=[.C564];[.B564]&gt;=[.C564]) ;AND([.A564]&gt;=[.C564];[.A564]&lt;=[.D564]);AND([.B564]&gt;=[.C564];[.B564]&lt;=[.D56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formula="of:=IF(OR(AND([.A565]&lt;=[.C565];[.B565] &gt;=[.D565]) ;AND([.A565]&gt;=[.C565];[.B565] &lt;=[.D565]));1;0)" office:value-type="float" office:value="1" calcext:value-type="float">
            <text:p>1</text:p>
          </table:table-cell>
          <table:table-cell table:formula="of:=IF(OR(AND([.A565]&lt;=[.C565];[.B565]&gt;=[.C565]) ;AND([.A565]&gt;=[.C565];[.A565]&lt;=[.D565]);AND([.B565]&gt;=[.C565];[.B565]&lt;=[.D56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table:formula="of:=IF(OR(AND([.A566]&lt;=[.C566];[.B566] &gt;=[.D566]) ;AND([.A566]&gt;=[.C566];[.B566] &lt;=[.D566]));1;0)" office:value-type="float" office:value="1" calcext:value-type="float">
            <text:p>1</text:p>
          </table:table-cell>
          <table:table-cell table:formula="of:=IF(OR(AND([.A566]&lt;=[.C566];[.B566]&gt;=[.C566]) ;AND([.A566]&gt;=[.C566];[.A566]&lt;=[.D566]);AND([.B566]&gt;=[.C566];[.B566]&lt;=[.D56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formula="of:=IF(OR(AND([.A567]&lt;=[.C567];[.B567] &gt;=[.D567]) ;AND([.A567]&gt;=[.C567];[.B567] &lt;=[.D567]));1;0)" office:value-type="float" office:value="0" calcext:value-type="float">
            <text:p>0</text:p>
          </table:table-cell>
          <table:table-cell table:formula="of:=IF(OR(AND([.A567]&lt;=[.C567];[.B567]&gt;=[.C567]) ;AND([.A567]&gt;=[.C567];[.A567]&lt;=[.D567]);AND([.B567]&gt;=[.C567];[.B567]&lt;=[.D56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formula="of:=IF(OR(AND([.A568]&lt;=[.C568];[.B568] &gt;=[.D568]) ;AND([.A568]&gt;=[.C568];[.B568] &lt;=[.D568]));1;0)" office:value-type="float" office:value="1" calcext:value-type="float">
            <text:p>1</text:p>
          </table:table-cell>
          <table:table-cell table:formula="of:=IF(OR(AND([.A568]&lt;=[.C568];[.B568]&gt;=[.C568]) ;AND([.A568]&gt;=[.C568];[.A568]&lt;=[.D568]);AND([.B568]&gt;=[.C568];[.B568]&lt;=[.D56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formula="of:=IF(OR(AND([.A569]&lt;=[.C569];[.B569] &gt;=[.D569]) ;AND([.A569]&gt;=[.C569];[.B569] &lt;=[.D569]));1;0)" office:value-type="float" office:value="1" calcext:value-type="float">
            <text:p>1</text:p>
          </table:table-cell>
          <table:table-cell table:formula="of:=IF(OR(AND([.A569]&lt;=[.C569];[.B569]&gt;=[.C569]) ;AND([.A569]&gt;=[.C569];[.A569]&lt;=[.D569]);AND([.B569]&gt;=[.C569];[.B569]&lt;=[.D56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IF(OR(AND([.A570]&lt;=[.C570];[.B570] &gt;=[.D570]) ;AND([.A570]&gt;=[.C570];[.B570] &lt;=[.D570]));1;0)" office:value-type="float" office:value="1" calcext:value-type="float">
            <text:p>1</text:p>
          </table:table-cell>
          <table:table-cell table:formula="of:=IF(OR(AND([.A570]&lt;=[.C570];[.B570]&gt;=[.C570]) ;AND([.A570]&gt;=[.C570];[.A570]&lt;=[.D570]);AND([.B570]&gt;=[.C570];[.B570]&lt;=[.D57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IF(OR(AND([.A571]&lt;=[.C571];[.B571] &gt;=[.D571]) ;AND([.A571]&gt;=[.C571];[.B571] &lt;=[.D571]));1;0)" office:value-type="float" office:value="1" calcext:value-type="float">
            <text:p>1</text:p>
          </table:table-cell>
          <table:table-cell table:formula="of:=IF(OR(AND([.A571]&lt;=[.C571];[.B571]&gt;=[.C571]) ;AND([.A571]&gt;=[.C571];[.A571]&lt;=[.D571]);AND([.B571]&gt;=[.C571];[.B571]&lt;=[.D57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formula="of:=IF(OR(AND([.A572]&lt;=[.C572];[.B572] &gt;=[.D572]) ;AND([.A572]&gt;=[.C572];[.B572] &lt;=[.D572]));1;0)" office:value-type="float" office:value="1" calcext:value-type="float">
            <text:p>1</text:p>
          </table:table-cell>
          <table:table-cell table:formula="of:=IF(OR(AND([.A572]&lt;=[.C572];[.B572]&gt;=[.C572]) ;AND([.A572]&gt;=[.C572];[.A572]&lt;=[.D572]);AND([.B572]&gt;=[.C572];[.B572]&lt;=[.D57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formula="of:=IF(OR(AND([.A573]&lt;=[.C573];[.B573] &gt;=[.D573]) ;AND([.A573]&gt;=[.C573];[.B573] &lt;=[.D573]));1;0)" office:value-type="float" office:value="1" calcext:value-type="float">
            <text:p>1</text:p>
          </table:table-cell>
          <table:table-cell table:formula="of:=IF(OR(AND([.A573]&lt;=[.C573];[.B573]&gt;=[.C573]) ;AND([.A573]&gt;=[.C573];[.A573]&lt;=[.D573]);AND([.B573]&gt;=[.C573];[.B573]&lt;=[.D57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table:formula="of:=IF(OR(AND([.A574]&lt;=[.C574];[.B574] &gt;=[.D574]) ;AND([.A574]&gt;=[.C574];[.B574] &lt;=[.D574]));1;0)" office:value-type="float" office:value="0" calcext:value-type="float">
            <text:p>0</text:p>
          </table:table-cell>
          <table:table-cell table:formula="of:=IF(OR(AND([.A574]&lt;=[.C574];[.B574]&gt;=[.C574]) ;AND([.A574]&gt;=[.C574];[.A574]&lt;=[.D574]);AND([.B574]&gt;=[.C574];[.B574]&lt;=[.D57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formula="of:=IF(OR(AND([.A575]&lt;=[.C575];[.B575] &gt;=[.D575]) ;AND([.A575]&gt;=[.C575];[.B575] &lt;=[.D575]));1;0)" office:value-type="float" office:value="0" calcext:value-type="float">
            <text:p>0</text:p>
          </table:table-cell>
          <table:table-cell table:formula="of:=IF(OR(AND([.A575]&lt;=[.C575];[.B575]&gt;=[.C575]) ;AND([.A575]&gt;=[.C575];[.A575]&lt;=[.D575]);AND([.B575]&gt;=[.C575];[.B575]&lt;=[.D57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table:formula="of:=IF(OR(AND([.A576]&lt;=[.C576];[.B576] &gt;=[.D576]) ;AND([.A576]&gt;=[.C576];[.B576] &lt;=[.D576]));1;0)" office:value-type="float" office:value="1" calcext:value-type="float">
            <text:p>1</text:p>
          </table:table-cell>
          <table:table-cell table:formula="of:=IF(OR(AND([.A576]&lt;=[.C576];[.B576]&gt;=[.C576]) ;AND([.A576]&gt;=[.C576];[.A576]&lt;=[.D576]);AND([.B576]&gt;=[.C576];[.B576]&lt;=[.D57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table:formula="of:=IF(OR(AND([.A577]&lt;=[.C577];[.B577] &gt;=[.D577]) ;AND([.A577]&gt;=[.C577];[.B577] &lt;=[.D577]));1;0)" office:value-type="float" office:value="0" calcext:value-type="float">
            <text:p>0</text:p>
          </table:table-cell>
          <table:table-cell table:formula="of:=IF(OR(AND([.A577]&lt;=[.C577];[.B577]&gt;=[.C577]) ;AND([.A577]&gt;=[.C577];[.A577]&lt;=[.D577]);AND([.B577]&gt;=[.C577];[.B577]&lt;=[.D57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formula="of:=IF(OR(AND([.A578]&lt;=[.C578];[.B578] &gt;=[.D578]) ;AND([.A578]&gt;=[.C578];[.B578] &lt;=[.D578]));1;0)" office:value-type="float" office:value="0" calcext:value-type="float">
            <text:p>0</text:p>
          </table:table-cell>
          <table:table-cell table:formula="of:=IF(OR(AND([.A578]&lt;=[.C578];[.B578]&gt;=[.C578]) ;AND([.A578]&gt;=[.C578];[.A578]&lt;=[.D578]);AND([.B578]&gt;=[.C578];[.B578]&lt;=[.D57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formula="of:=IF(OR(AND([.A579]&lt;=[.C579];[.B579] &gt;=[.D579]) ;AND([.A579]&gt;=[.C579];[.B579] &lt;=[.D579]));1;0)" office:value-type="float" office:value="0" calcext:value-type="float">
            <text:p>0</text:p>
          </table:table-cell>
          <table:table-cell table:formula="of:=IF(OR(AND([.A579]&lt;=[.C579];[.B579]&gt;=[.C579]) ;AND([.A579]&gt;=[.C579];[.A579]&lt;=[.D579]);AND([.B579]&gt;=[.C579];[.B579]&lt;=[.D57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formula="of:=IF(OR(AND([.A580]&lt;=[.C580];[.B580] &gt;=[.D580]) ;AND([.A580]&gt;=[.C580];[.B580] &lt;=[.D580]));1;0)" office:value-type="float" office:value="1" calcext:value-type="float">
            <text:p>1</text:p>
          </table:table-cell>
          <table:table-cell table:formula="of:=IF(OR(AND([.A580]&lt;=[.C580];[.B580]&gt;=[.C580]) ;AND([.A580]&gt;=[.C580];[.A580]&lt;=[.D580]);AND([.B580]&gt;=[.C580];[.B580]&lt;=[.D58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IF(OR(AND([.A581]&lt;=[.C581];[.B581] &gt;=[.D581]) ;AND([.A581]&gt;=[.C581];[.B581] &lt;=[.D581]));1;0)" office:value-type="float" office:value="1" calcext:value-type="float">
            <text:p>1</text:p>
          </table:table-cell>
          <table:table-cell table:formula="of:=IF(OR(AND([.A581]&lt;=[.C581];[.B581]&gt;=[.C581]) ;AND([.A581]&gt;=[.C581];[.A581]&lt;=[.D581]);AND([.B581]&gt;=[.C581];[.B581]&lt;=[.D58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OR(AND([.A582]&lt;=[.C582];[.B582] &gt;=[.D582]) ;AND([.A582]&gt;=[.C582];[.B582] &lt;=[.D582]));1;0)" office:value-type="float" office:value="1" calcext:value-type="float">
            <text:p>1</text:p>
          </table:table-cell>
          <table:table-cell table:formula="of:=IF(OR(AND([.A582]&lt;=[.C582];[.B582]&gt;=[.C582]) ;AND([.A582]&gt;=[.C582];[.A582]&lt;=[.D582]);AND([.B582]&gt;=[.C582];[.B582]&lt;=[.D58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formula="of:=IF(OR(AND([.A583]&lt;=[.C583];[.B583] &gt;=[.D583]) ;AND([.A583]&gt;=[.C583];[.B583] &lt;=[.D583]));1;0)" office:value-type="float" office:value="0" calcext:value-type="float">
            <text:p>0</text:p>
          </table:table-cell>
          <table:table-cell table:formula="of:=IF(OR(AND([.A583]&lt;=[.C583];[.B583]&gt;=[.C583]) ;AND([.A583]&gt;=[.C583];[.A583]&lt;=[.D583]);AND([.B583]&gt;=[.C583];[.B583]&lt;=[.D583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IF(OR(AND([.A584]&lt;=[.C584];[.B584] &gt;=[.D584]) ;AND([.A584]&gt;=[.C584];[.B584] &lt;=[.D584]));1;0)" office:value-type="float" office:value="0" calcext:value-type="float">
            <text:p>0</text:p>
          </table:table-cell>
          <table:table-cell table:formula="of:=IF(OR(AND([.A584]&lt;=[.C584];[.B584]&gt;=[.C584]) ;AND([.A584]&gt;=[.C584];[.A584]&lt;=[.D584]);AND([.B584]&gt;=[.C584];[.B584]&lt;=[.D58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formula="of:=IF(OR(AND([.A585]&lt;=[.C585];[.B585] &gt;=[.D585]) ;AND([.A585]&gt;=[.C585];[.B585] &lt;=[.D585]));1;0)" office:value-type="float" office:value="1" calcext:value-type="float">
            <text:p>1</text:p>
          </table:table-cell>
          <table:table-cell table:formula="of:=IF(OR(AND([.A585]&lt;=[.C585];[.B585]&gt;=[.C585]) ;AND([.A585]&gt;=[.C585];[.A585]&lt;=[.D585]);AND([.B585]&gt;=[.C585];[.B585]&lt;=[.D58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formula="of:=IF(OR(AND([.A586]&lt;=[.C586];[.B586] &gt;=[.D586]) ;AND([.A586]&gt;=[.C586];[.B586] &lt;=[.D586]));1;0)" office:value-type="float" office:value="0" calcext:value-type="float">
            <text:p>0</text:p>
          </table:table-cell>
          <table:table-cell table:formula="of:=IF(OR(AND([.A586]&lt;=[.C586];[.B586]&gt;=[.C586]) ;AND([.A586]&gt;=[.C586];[.A586]&lt;=[.D586]);AND([.B586]&gt;=[.C586];[.B586]&lt;=[.D58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table:formula="of:=IF(OR(AND([.A587]&lt;=[.C587];[.B587] &gt;=[.D587]) ;AND([.A587]&gt;=[.C587];[.B587] &lt;=[.D587]));1;0)" office:value-type="float" office:value="1" calcext:value-type="float">
            <text:p>1</text:p>
          </table:table-cell>
          <table:table-cell table:formula="of:=IF(OR(AND([.A587]&lt;=[.C587];[.B587]&gt;=[.C587]) ;AND([.A587]&gt;=[.C587];[.A587]&lt;=[.D587]);AND([.B587]&gt;=[.C587];[.B587]&lt;=[.D58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formula="of:=IF(OR(AND([.A588]&lt;=[.C588];[.B588] &gt;=[.D588]) ;AND([.A588]&gt;=[.C588];[.B588] &lt;=[.D588]));1;0)" office:value-type="float" office:value="0" calcext:value-type="float">
            <text:p>0</text:p>
          </table:table-cell>
          <table:table-cell table:formula="of:=IF(OR(AND([.A588]&lt;=[.C588];[.B588]&gt;=[.C588]) ;AND([.A588]&gt;=[.C588];[.A588]&lt;=[.D588]);AND([.B588]&gt;=[.C588];[.B588]&lt;=[.D58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IF(OR(AND([.A589]&lt;=[.C589];[.B589] &gt;=[.D589]) ;AND([.A589]&gt;=[.C589];[.B589] &lt;=[.D589]));1;0)" office:value-type="float" office:value="1" calcext:value-type="float">
            <text:p>1</text:p>
          </table:table-cell>
          <table:table-cell table:formula="of:=IF(OR(AND([.A589]&lt;=[.C589];[.B589]&gt;=[.C589]) ;AND([.A589]&gt;=[.C589];[.A589]&lt;=[.D589]);AND([.B589]&gt;=[.C589];[.B589]&lt;=[.D58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OR(AND([.A590]&lt;=[.C590];[.B590] &gt;=[.D590]) ;AND([.A590]&gt;=[.C590];[.B590] &lt;=[.D590]));1;0)" office:value-type="float" office:value="1" calcext:value-type="float">
            <text:p>1</text:p>
          </table:table-cell>
          <table:table-cell table:formula="of:=IF(OR(AND([.A590]&lt;=[.C590];[.B590]&gt;=[.C590]) ;AND([.A590]&gt;=[.C590];[.A590]&lt;=[.D590]);AND([.B590]&gt;=[.C590];[.B590]&lt;=[.D59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OR(AND([.A591]&lt;=[.C591];[.B591] &gt;=[.D591]) ;AND([.A591]&gt;=[.C591];[.B591] &lt;=[.D591]));1;0)" office:value-type="float" office:value="1" calcext:value-type="float">
            <text:p>1</text:p>
          </table:table-cell>
          <table:table-cell table:formula="of:=IF(OR(AND([.A591]&lt;=[.C591];[.B591]&gt;=[.C591]) ;AND([.A591]&gt;=[.C591];[.A591]&lt;=[.D591]);AND([.B591]&gt;=[.C591];[.B591]&lt;=[.D59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IF(OR(AND([.A592]&lt;=[.C592];[.B592] &gt;=[.D592]) ;AND([.A592]&gt;=[.C592];[.B592] &lt;=[.D592]));1;0)" office:value-type="float" office:value="0" calcext:value-type="float">
            <text:p>0</text:p>
          </table:table-cell>
          <table:table-cell table:formula="of:=IF(OR(AND([.A592]&lt;=[.C592];[.B592]&gt;=[.C592]) ;AND([.A592]&gt;=[.C592];[.A592]&lt;=[.D592]);AND([.B592]&gt;=[.C592];[.B592]&lt;=[.D59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formula="of:=IF(OR(AND([.A593]&lt;=[.C593];[.B593] &gt;=[.D593]) ;AND([.A593]&gt;=[.C593];[.B593] &lt;=[.D593]));1;0)" office:value-type="float" office:value="1" calcext:value-type="float">
            <text:p>1</text:p>
          </table:table-cell>
          <table:table-cell table:formula="of:=IF(OR(AND([.A593]&lt;=[.C593];[.B593]&gt;=[.C593]) ;AND([.A593]&gt;=[.C593];[.A593]&lt;=[.D593]);AND([.B593]&gt;=[.C593];[.B593]&lt;=[.D59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formula="of:=IF(OR(AND([.A594]&lt;=[.C594];[.B594] &gt;=[.D594]) ;AND([.A594]&gt;=[.C594];[.B594] &lt;=[.D594]));1;0)" office:value-type="float" office:value="0" calcext:value-type="float">
            <text:p>0</text:p>
          </table:table-cell>
          <table:table-cell table:formula="of:=IF(OR(AND([.A594]&lt;=[.C594];[.B594]&gt;=[.C594]) ;AND([.A594]&gt;=[.C594];[.A594]&lt;=[.D594]);AND([.B594]&gt;=[.C594];[.B594]&lt;=[.D59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IF(OR(AND([.A595]&lt;=[.C595];[.B595] &gt;=[.D595]) ;AND([.A595]&gt;=[.C595];[.B595] &lt;=[.D595]));1;0)" office:value-type="float" office:value="0" calcext:value-type="float">
            <text:p>0</text:p>
          </table:table-cell>
          <table:table-cell table:formula="of:=IF(OR(AND([.A595]&lt;=[.C595];[.B595]&gt;=[.C595]) ;AND([.A595]&gt;=[.C595];[.A595]&lt;=[.D595]);AND([.B595]&gt;=[.C595];[.B595]&lt;=[.D595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table:formula="of:=IF(OR(AND([.A596]&lt;=[.C596];[.B596] &gt;=[.D596]) ;AND([.A596]&gt;=[.C596];[.B596] &lt;=[.D596]));1;0)" office:value-type="float" office:value="1" calcext:value-type="float">
            <text:p>1</text:p>
          </table:table-cell>
          <table:table-cell table:formula="of:=IF(OR(AND([.A596]&lt;=[.C596];[.B596]&gt;=[.C596]) ;AND([.A596]&gt;=[.C596];[.A596]&lt;=[.D596]);AND([.B596]&gt;=[.C596];[.B596]&lt;=[.D59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table:formula="of:=IF(OR(AND([.A597]&lt;=[.C597];[.B597] &gt;=[.D597]) ;AND([.A597]&gt;=[.C597];[.B597] &lt;=[.D597]));1;0)" office:value-type="float" office:value="1" calcext:value-type="float">
            <text:p>1</text:p>
          </table:table-cell>
          <table:table-cell table:formula="of:=IF(OR(AND([.A597]&lt;=[.C597];[.B597]&gt;=[.C597]) ;AND([.A597]&gt;=[.C597];[.A597]&lt;=[.D597]);AND([.B597]&gt;=[.C597];[.B597]&lt;=[.D59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IF(OR(AND([.A598]&lt;=[.C598];[.B598] &gt;=[.D598]) ;AND([.A598]&gt;=[.C598];[.B598] &lt;=[.D598]));1;0)" office:value-type="float" office:value="1" calcext:value-type="float">
            <text:p>1</text:p>
          </table:table-cell>
          <table:table-cell table:formula="of:=IF(OR(AND([.A598]&lt;=[.C598];[.B598]&gt;=[.C598]) ;AND([.A598]&gt;=[.C598];[.A598]&lt;=[.D598]);AND([.B598]&gt;=[.C598];[.B598]&lt;=[.D59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IF(OR(AND([.A599]&lt;=[.C599];[.B599] &gt;=[.D599]) ;AND([.A599]&gt;=[.C599];[.B599] &lt;=[.D599]));1;0)" office:value-type="float" office:value="0" calcext:value-type="float">
            <text:p>0</text:p>
          </table:table-cell>
          <table:table-cell table:formula="of:=IF(OR(AND([.A599]&lt;=[.C599];[.B599]&gt;=[.C599]) ;AND([.A599]&gt;=[.C599];[.A599]&lt;=[.D599]);AND([.B599]&gt;=[.C599];[.B599]&lt;=[.D599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formula="of:=IF(OR(AND([.A600]&lt;=[.C600];[.B600] &gt;=[.D600]) ;AND([.A600]&gt;=[.C600];[.B600] &lt;=[.D600]));1;0)" office:value-type="float" office:value="1" calcext:value-type="float">
            <text:p>1</text:p>
          </table:table-cell>
          <table:table-cell table:formula="of:=IF(OR(AND([.A600]&lt;=[.C600];[.B600]&gt;=[.C600]) ;AND([.A600]&gt;=[.C600];[.A600]&lt;=[.D600]);AND([.B600]&gt;=[.C600];[.B600]&lt;=[.D60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formula="of:=IF(OR(AND([.A601]&lt;=[.C601];[.B601] &gt;=[.D601]) ;AND([.A601]&gt;=[.C601];[.B601] &lt;=[.D601]));1;0)" office:value-type="float" office:value="1" calcext:value-type="float">
            <text:p>1</text:p>
          </table:table-cell>
          <table:table-cell table:formula="of:=IF(OR(AND([.A601]&lt;=[.C601];[.B601]&gt;=[.C601]) ;AND([.A601]&gt;=[.C601];[.A601]&lt;=[.D601]);AND([.B601]&gt;=[.C601];[.B601]&lt;=[.D60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IF(OR(AND([.A602]&lt;=[.C602];[.B602] &gt;=[.D602]) ;AND([.A602]&gt;=[.C602];[.B602] &lt;=[.D602]));1;0)" office:value-type="float" office:value="0" calcext:value-type="float">
            <text:p>0</text:p>
          </table:table-cell>
          <table:table-cell table:formula="of:=IF(OR(AND([.A602]&lt;=[.C602];[.B602]&gt;=[.C602]) ;AND([.A602]&gt;=[.C602];[.A602]&lt;=[.D602]);AND([.B602]&gt;=[.C602];[.B602]&lt;=[.D60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formula="of:=IF(OR(AND([.A603]&lt;=[.C603];[.B603] &gt;=[.D603]) ;AND([.A603]&gt;=[.C603];[.B603] &lt;=[.D603]));1;0)" office:value-type="float" office:value="0" calcext:value-type="float">
            <text:p>0</text:p>
          </table:table-cell>
          <table:table-cell table:formula="of:=IF(OR(AND([.A603]&lt;=[.C603];[.B603]&gt;=[.C603]) ;AND([.A603]&gt;=[.C603];[.A603]&lt;=[.D603]);AND([.B603]&gt;=[.C603];[.B603]&lt;=[.D60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table:formula="of:=IF(OR(AND([.A604]&lt;=[.C604];[.B604] &gt;=[.D604]) ;AND([.A604]&gt;=[.C604];[.B604] &lt;=[.D604]));1;0)" office:value-type="float" office:value="1" calcext:value-type="float">
            <text:p>1</text:p>
          </table:table-cell>
          <table:table-cell table:formula="of:=IF(OR(AND([.A604]&lt;=[.C604];[.B604]&gt;=[.C604]) ;AND([.A604]&gt;=[.C604];[.A604]&lt;=[.D604]);AND([.B604]&gt;=[.C604];[.B604]&lt;=[.D60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formula="of:=IF(OR(AND([.A605]&lt;=[.C605];[.B605] &gt;=[.D605]) ;AND([.A605]&gt;=[.C605];[.B605] &lt;=[.D605]));1;0)" office:value-type="float" office:value="1" calcext:value-type="float">
            <text:p>1</text:p>
          </table:table-cell>
          <table:table-cell table:formula="of:=IF(OR(AND([.A605]&lt;=[.C605];[.B605]&gt;=[.C605]) ;AND([.A605]&gt;=[.C605];[.A605]&lt;=[.D605]);AND([.B605]&gt;=[.C605];[.B605]&lt;=[.D60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table:formula="of:=IF(OR(AND([.A606]&lt;=[.C606];[.B606] &gt;=[.D606]) ;AND([.A606]&gt;=[.C606];[.B606] &lt;=[.D606]));1;0)" office:value-type="float" office:value="1" calcext:value-type="float">
            <text:p>1</text:p>
          </table:table-cell>
          <table:table-cell table:formula="of:=IF(OR(AND([.A606]&lt;=[.C606];[.B606]&gt;=[.C606]) ;AND([.A606]&gt;=[.C606];[.A606]&lt;=[.D606]);AND([.B606]&gt;=[.C606];[.B606]&lt;=[.D60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table:formula="of:=IF(OR(AND([.A607]&lt;=[.C607];[.B607] &gt;=[.D607]) ;AND([.A607]&gt;=[.C607];[.B607] &lt;=[.D607]));1;0)" office:value-type="float" office:value="0" calcext:value-type="float">
            <text:p>0</text:p>
          </table:table-cell>
          <table:table-cell table:formula="of:=IF(OR(AND([.A607]&lt;=[.C607];[.B607]&gt;=[.C607]) ;AND([.A607]&gt;=[.C607];[.A607]&lt;=[.D607]);AND([.B607]&gt;=[.C607];[.B607]&lt;=[.D60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IF(OR(AND([.A608]&lt;=[.C608];[.B608] &gt;=[.D608]) ;AND([.A608]&gt;=[.C608];[.B608] &lt;=[.D608]));1;0)" office:value-type="float" office:value="1" calcext:value-type="float">
            <text:p>1</text:p>
          </table:table-cell>
          <table:table-cell table:formula="of:=IF(OR(AND([.A608]&lt;=[.C608];[.B608]&gt;=[.C608]) ;AND([.A608]&gt;=[.C608];[.A608]&lt;=[.D608]);AND([.B608]&gt;=[.C608];[.B608]&lt;=[.D60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IF(OR(AND([.A609]&lt;=[.C609];[.B609] &gt;=[.D609]) ;AND([.A609]&gt;=[.C609];[.B609] &lt;=[.D609]));1;0)" office:value-type="float" office:value="0" calcext:value-type="float">
            <text:p>0</text:p>
          </table:table-cell>
          <table:table-cell table:formula="of:=IF(OR(AND([.A609]&lt;=[.C609];[.B609]&gt;=[.C609]) ;AND([.A609]&gt;=[.C609];[.A609]&lt;=[.D609]);AND([.B609]&gt;=[.C609];[.B609]&lt;=[.D60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table:formula="of:=IF(OR(AND([.A610]&lt;=[.C610];[.B610] &gt;=[.D610]) ;AND([.A610]&gt;=[.C610];[.B610] &lt;=[.D610]));1;0)" office:value-type="float" office:value="1" calcext:value-type="float">
            <text:p>1</text:p>
          </table:table-cell>
          <table:table-cell table:formula="of:=IF(OR(AND([.A610]&lt;=[.C610];[.B610]&gt;=[.C610]) ;AND([.A610]&gt;=[.C610];[.A610]&lt;=[.D610]);AND([.B610]&gt;=[.C610];[.B610]&lt;=[.D61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table:formula="of:=IF(OR(AND([.A611]&lt;=[.C611];[.B611] &gt;=[.D611]) ;AND([.A611]&gt;=[.C611];[.B611] &lt;=[.D611]));1;0)" office:value-type="float" office:value="1" calcext:value-type="float">
            <text:p>1</text:p>
          </table:table-cell>
          <table:table-cell table:formula="of:=IF(OR(AND([.A611]&lt;=[.C611];[.B611]&gt;=[.C611]) ;AND([.A611]&gt;=[.C611];[.A611]&lt;=[.D611]);AND([.B611]&gt;=[.C611];[.B611]&lt;=[.D61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IF(OR(AND([.A612]&lt;=[.C612];[.B612] &gt;=[.D612]) ;AND([.A612]&gt;=[.C612];[.B612] &lt;=[.D612]));1;0)" office:value-type="float" office:value="0" calcext:value-type="float">
            <text:p>0</text:p>
          </table:table-cell>
          <table:table-cell table:formula="of:=IF(OR(AND([.A612]&lt;=[.C612];[.B612]&gt;=[.C612]) ;AND([.A612]&gt;=[.C612];[.A612]&lt;=[.D612]);AND([.B612]&gt;=[.C612];[.B612]&lt;=[.D61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IF(OR(AND([.A613]&lt;=[.C613];[.B613] &gt;=[.D613]) ;AND([.A613]&gt;=[.C613];[.B613] &lt;=[.D613]));1;0)" office:value-type="float" office:value="1" calcext:value-type="float">
            <text:p>1</text:p>
          </table:table-cell>
          <table:table-cell table:formula="of:=IF(OR(AND([.A613]&lt;=[.C613];[.B613]&gt;=[.C613]) ;AND([.A613]&gt;=[.C613];[.A613]&lt;=[.D613]);AND([.B613]&gt;=[.C613];[.B613]&lt;=[.D61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table:formula="of:=IF(OR(AND([.A614]&lt;=[.C614];[.B614] &gt;=[.D614]) ;AND([.A614]&gt;=[.C614];[.B614] &lt;=[.D614]));1;0)" office:value-type="float" office:value="0" calcext:value-type="float">
            <text:p>0</text:p>
          </table:table-cell>
          <table:table-cell table:formula="of:=IF(OR(AND([.A614]&lt;=[.C614];[.B614]&gt;=[.C614]) ;AND([.A614]&gt;=[.C614];[.A614]&lt;=[.D614]);AND([.B614]&gt;=[.C614];[.B614]&lt;=[.D61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IF(OR(AND([.A615]&lt;=[.C615];[.B615] &gt;=[.D615]) ;AND([.A615]&gt;=[.C615];[.B615] &lt;=[.D615]));1;0)" office:value-type="float" office:value="0" calcext:value-type="float">
            <text:p>0</text:p>
          </table:table-cell>
          <table:table-cell table:formula="of:=IF(OR(AND([.A615]&lt;=[.C615];[.B615]&gt;=[.C615]) ;AND([.A615]&gt;=[.C615];[.A615]&lt;=[.D615]);AND([.B615]&gt;=[.C615];[.B615]&lt;=[.D61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formula="of:=IF(OR(AND([.A616]&lt;=[.C616];[.B616] &gt;=[.D616]) ;AND([.A616]&gt;=[.C616];[.B616] &lt;=[.D616]));1;0)" office:value-type="float" office:value="1" calcext:value-type="float">
            <text:p>1</text:p>
          </table:table-cell>
          <table:table-cell table:formula="of:=IF(OR(AND([.A616]&lt;=[.C616];[.B616]&gt;=[.C616]) ;AND([.A616]&gt;=[.C616];[.A616]&lt;=[.D616]);AND([.B616]&gt;=[.C616];[.B616]&lt;=[.D61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table:formula="of:=IF(OR(AND([.A617]&lt;=[.C617];[.B617] &gt;=[.D617]) ;AND([.A617]&gt;=[.C617];[.B617] &lt;=[.D617]));1;0)" office:value-type="float" office:value="1" calcext:value-type="float">
            <text:p>1</text:p>
          </table:table-cell>
          <table:table-cell table:formula="of:=IF(OR(AND([.A617]&lt;=[.C617];[.B617]&gt;=[.C617]) ;AND([.A617]&gt;=[.C617];[.A617]&lt;=[.D617]);AND([.B617]&gt;=[.C617];[.B617]&lt;=[.D61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table:formula="of:=IF(OR(AND([.A618]&lt;=[.C618];[.B618] &gt;=[.D618]) ;AND([.A618]&gt;=[.C618];[.B618] &lt;=[.D618]));1;0)" office:value-type="float" office:value="1" calcext:value-type="float">
            <text:p>1</text:p>
          </table:table-cell>
          <table:table-cell table:formula="of:=IF(OR(AND([.A618]&lt;=[.C618];[.B618]&gt;=[.C618]) ;AND([.A618]&gt;=[.C618];[.A618]&lt;=[.D618]);AND([.B618]&gt;=[.C618];[.B618]&lt;=[.D61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formula="of:=IF(OR(AND([.A619]&lt;=[.C619];[.B619] &gt;=[.D619]) ;AND([.A619]&gt;=[.C619];[.B619] &lt;=[.D619]));1;0)" office:value-type="float" office:value="1" calcext:value-type="float">
            <text:p>1</text:p>
          </table:table-cell>
          <table:table-cell table:formula="of:=IF(OR(AND([.A619]&lt;=[.C619];[.B619]&gt;=[.C619]) ;AND([.A619]&gt;=[.C619];[.A619]&lt;=[.D619]);AND([.B619]&gt;=[.C619];[.B619]&lt;=[.D61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table:formula="of:=IF(OR(AND([.A620]&lt;=[.C620];[.B620] &gt;=[.D620]) ;AND([.A620]&gt;=[.C620];[.B620] &lt;=[.D620]));1;0)" office:value-type="float" office:value="1" calcext:value-type="float">
            <text:p>1</text:p>
          </table:table-cell>
          <table:table-cell table:formula="of:=IF(OR(AND([.A620]&lt;=[.C620];[.B620]&gt;=[.C620]) ;AND([.A620]&gt;=[.C620];[.A620]&lt;=[.D620]);AND([.B620]&gt;=[.C620];[.B620]&lt;=[.D62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formula="of:=IF(OR(AND([.A621]&lt;=[.C621];[.B621] &gt;=[.D621]) ;AND([.A621]&gt;=[.C621];[.B621] &lt;=[.D621]));1;0)" office:value-type="float" office:value="1" calcext:value-type="float">
            <text:p>1</text:p>
          </table:table-cell>
          <table:table-cell table:formula="of:=IF(OR(AND([.A621]&lt;=[.C621];[.B621]&gt;=[.C621]) ;AND([.A621]&gt;=[.C621];[.A621]&lt;=[.D621]);AND([.B621]&gt;=[.C621];[.B621]&lt;=[.D62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formula="of:=IF(OR(AND([.A622]&lt;=[.C622];[.B622] &gt;=[.D622]) ;AND([.A622]&gt;=[.C622];[.B622] &lt;=[.D622]));1;0)" office:value-type="float" office:value="1" calcext:value-type="float">
            <text:p>1</text:p>
          </table:table-cell>
          <table:table-cell table:formula="of:=IF(OR(AND([.A622]&lt;=[.C622];[.B622]&gt;=[.C622]) ;AND([.A622]&gt;=[.C622];[.A622]&lt;=[.D622]);AND([.B622]&gt;=[.C622];[.B622]&lt;=[.D62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table:formula="of:=IF(OR(AND([.A623]&lt;=[.C623];[.B623] &gt;=[.D623]) ;AND([.A623]&gt;=[.C623];[.B623] &lt;=[.D623]));1;0)" office:value-type="float" office:value="0" calcext:value-type="float">
            <text:p>0</text:p>
          </table:table-cell>
          <table:table-cell table:formula="of:=IF(OR(AND([.A623]&lt;=[.C623];[.B623]&gt;=[.C623]) ;AND([.A623]&gt;=[.C623];[.A623]&lt;=[.D623]);AND([.B623]&gt;=[.C623];[.B623]&lt;=[.D62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table:formula="of:=IF(OR(AND([.A624]&lt;=[.C624];[.B624] &gt;=[.D624]) ;AND([.A624]&gt;=[.C624];[.B624] &lt;=[.D624]));1;0)" office:value-type="float" office:value="0" calcext:value-type="float">
            <text:p>0</text:p>
          </table:table-cell>
          <table:table-cell table:formula="of:=IF(OR(AND([.A624]&lt;=[.C624];[.B624]&gt;=[.C624]) ;AND([.A624]&gt;=[.C624];[.A624]&lt;=[.D624]);AND([.B624]&gt;=[.C624];[.B624]&lt;=[.D62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OR(AND([.A625]&lt;=[.C625];[.B625] &gt;=[.D625]) ;AND([.A625]&gt;=[.C625];[.B625] &lt;=[.D625]));1;0)" office:value-type="float" office:value="1" calcext:value-type="float">
            <text:p>1</text:p>
          </table:table-cell>
          <table:table-cell table:formula="of:=IF(OR(AND([.A625]&lt;=[.C625];[.B625]&gt;=[.C625]) ;AND([.A625]&gt;=[.C625];[.A625]&lt;=[.D625]);AND([.B625]&gt;=[.C625];[.B625]&lt;=[.D62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IF(OR(AND([.A626]&lt;=[.C626];[.B626] &gt;=[.D626]) ;AND([.A626]&gt;=[.C626];[.B626] &lt;=[.D626]));1;0)" office:value-type="float" office:value="1" calcext:value-type="float">
            <text:p>1</text:p>
          </table:table-cell>
          <table:table-cell table:formula="of:=IF(OR(AND([.A626]&lt;=[.C626];[.B626]&gt;=[.C626]) ;AND([.A626]&gt;=[.C626];[.A626]&lt;=[.D626]);AND([.B626]&gt;=[.C626];[.B626]&lt;=[.D62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formula="of:=IF(OR(AND([.A627]&lt;=[.C627];[.B627] &gt;=[.D627]) ;AND([.A627]&gt;=[.C627];[.B627] &lt;=[.D627]));1;0)" office:value-type="float" office:value="0" calcext:value-type="float">
            <text:p>0</text:p>
          </table:table-cell>
          <table:table-cell table:formula="of:=IF(OR(AND([.A627]&lt;=[.C627];[.B627]&gt;=[.C627]) ;AND([.A627]&gt;=[.C627];[.A627]&lt;=[.D627]);AND([.B627]&gt;=[.C627];[.B627]&lt;=[.D627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IF(OR(AND([.A628]&lt;=[.C628];[.B628] &gt;=[.D628]) ;AND([.A628]&gt;=[.C628];[.B628] &lt;=[.D628]));1;0)" office:value-type="float" office:value="1" calcext:value-type="float">
            <text:p>1</text:p>
          </table:table-cell>
          <table:table-cell table:formula="of:=IF(OR(AND([.A628]&lt;=[.C628];[.B628]&gt;=[.C628]) ;AND([.A628]&gt;=[.C628];[.A628]&lt;=[.D628]);AND([.B628]&gt;=[.C628];[.B628]&lt;=[.D62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table:formula="of:=IF(OR(AND([.A629]&lt;=[.C629];[.B629] &gt;=[.D629]) ;AND([.A629]&gt;=[.C629];[.B629] &lt;=[.D629]));1;0)" office:value-type="float" office:value="0" calcext:value-type="float">
            <text:p>0</text:p>
          </table:table-cell>
          <table:table-cell table:formula="of:=IF(OR(AND([.A629]&lt;=[.C629];[.B629]&gt;=[.C629]) ;AND([.A629]&gt;=[.C629];[.A629]&lt;=[.D629]);AND([.B629]&gt;=[.C629];[.B629]&lt;=[.D62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formula="of:=IF(OR(AND([.A630]&lt;=[.C630];[.B630] &gt;=[.D630]) ;AND([.A630]&gt;=[.C630];[.B630] &lt;=[.D630]));1;0)" office:value-type="float" office:value="1" calcext:value-type="float">
            <text:p>1</text:p>
          </table:table-cell>
          <table:table-cell table:formula="of:=IF(OR(AND([.A630]&lt;=[.C630];[.B630]&gt;=[.C630]) ;AND([.A630]&gt;=[.C630];[.A630]&lt;=[.D630]);AND([.B630]&gt;=[.C630];[.B630]&lt;=[.D63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IF(OR(AND([.A631]&lt;=[.C631];[.B631] &gt;=[.D631]) ;AND([.A631]&gt;=[.C631];[.B631] &lt;=[.D631]));1;0)" office:value-type="float" office:value="1" calcext:value-type="float">
            <text:p>1</text:p>
          </table:table-cell>
          <table:table-cell table:formula="of:=IF(OR(AND([.A631]&lt;=[.C631];[.B631]&gt;=[.C631]) ;AND([.A631]&gt;=[.C631];[.A631]&lt;=[.D631]);AND([.B631]&gt;=[.C631];[.B631]&lt;=[.D63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formula="of:=IF(OR(AND([.A632]&lt;=[.C632];[.B632] &gt;=[.D632]) ;AND([.A632]&gt;=[.C632];[.B632] &lt;=[.D632]));1;0)" office:value-type="float" office:value="0" calcext:value-type="float">
            <text:p>0</text:p>
          </table:table-cell>
          <table:table-cell table:formula="of:=IF(OR(AND([.A632]&lt;=[.C632];[.B632]&gt;=[.C632]) ;AND([.A632]&gt;=[.C632];[.A632]&lt;=[.D632]);AND([.B632]&gt;=[.C632];[.B632]&lt;=[.D63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IF(OR(AND([.A633]&lt;=[.C633];[.B633] &gt;=[.D633]) ;AND([.A633]&gt;=[.C633];[.B633] &lt;=[.D633]));1;0)" office:value-type="float" office:value="0" calcext:value-type="float">
            <text:p>0</text:p>
          </table:table-cell>
          <table:table-cell table:formula="of:=IF(OR(AND([.A633]&lt;=[.C633];[.B633]&gt;=[.C633]) ;AND([.A633]&gt;=[.C633];[.A633]&lt;=[.D633]);AND([.B633]&gt;=[.C633];[.B633]&lt;=[.D63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86" calcext:value-type="float">
            <text:p>86</text:p>
          </table:table-cell>
          <table:table-cell table:formula="of:=IF(OR(AND([.A634]&lt;=[.C634];[.B634] &gt;=[.D634]) ;AND([.A634]&gt;=[.C634];[.B634] &lt;=[.D634]));1;0)" office:value-type="float" office:value="1" calcext:value-type="float">
            <text:p>1</text:p>
          </table:table-cell>
          <table:table-cell table:formula="of:=IF(OR(AND([.A634]&lt;=[.C634];[.B634]&gt;=[.C634]) ;AND([.A634]&gt;=[.C634];[.A634]&lt;=[.D634]);AND([.B634]&gt;=[.C634];[.B634]&lt;=[.D63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IF(OR(AND([.A635]&lt;=[.C635];[.B635] &gt;=[.D635]) ;AND([.A635]&gt;=[.C635];[.B635] &lt;=[.D635]));1;0)" office:value-type="float" office:value="1" calcext:value-type="float">
            <text:p>1</text:p>
          </table:table-cell>
          <table:table-cell table:formula="of:=IF(OR(AND([.A635]&lt;=[.C635];[.B635]&gt;=[.C635]) ;AND([.A635]&gt;=[.C635];[.A635]&lt;=[.D635]);AND([.B635]&gt;=[.C635];[.B635]&lt;=[.D63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table:formula="of:=IF(OR(AND([.A636]&lt;=[.C636];[.B636] &gt;=[.D636]) ;AND([.A636]&gt;=[.C636];[.B636] &lt;=[.D636]));1;0)" office:value-type="float" office:value="1" calcext:value-type="float">
            <text:p>1</text:p>
          </table:table-cell>
          <table:table-cell table:formula="of:=IF(OR(AND([.A636]&lt;=[.C636];[.B636]&gt;=[.C636]) ;AND([.A636]&gt;=[.C636];[.A636]&lt;=[.D636]);AND([.B636]&gt;=[.C636];[.B636]&lt;=[.D63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formula="of:=IF(OR(AND([.A637]&lt;=[.C637];[.B637] &gt;=[.D637]) ;AND([.A637]&gt;=[.C637];[.B637] &lt;=[.D637]));1;0)" office:value-type="float" office:value="0" calcext:value-type="float">
            <text:p>0</text:p>
          </table:table-cell>
          <table:table-cell table:formula="of:=IF(OR(AND([.A637]&lt;=[.C637];[.B637]&gt;=[.C637]) ;AND([.A637]&gt;=[.C637];[.A637]&lt;=[.D637]);AND([.B637]&gt;=[.C637];[.B637]&lt;=[.D63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IF(OR(AND([.A638]&lt;=[.C638];[.B638] &gt;=[.D638]) ;AND([.A638]&gt;=[.C638];[.B638] &lt;=[.D638]));1;0)" office:value-type="float" office:value="0" calcext:value-type="float">
            <text:p>0</text:p>
          </table:table-cell>
          <table:table-cell table:formula="of:=IF(OR(AND([.A638]&lt;=[.C638];[.B638]&gt;=[.C638]) ;AND([.A638]&gt;=[.C638];[.A638]&lt;=[.D638]);AND([.B638]&gt;=[.C638];[.B638]&lt;=[.D63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table:formula="of:=IF(OR(AND([.A639]&lt;=[.C639];[.B639] &gt;=[.D639]) ;AND([.A639]&gt;=[.C639];[.B639] &lt;=[.D639]));1;0)" office:value-type="float" office:value="0" calcext:value-type="float">
            <text:p>0</text:p>
          </table:table-cell>
          <table:table-cell table:formula="of:=IF(OR(AND([.A639]&lt;=[.C639];[.B639]&gt;=[.C639]) ;AND([.A639]&gt;=[.C639];[.A639]&lt;=[.D639]);AND([.B639]&gt;=[.C639];[.B639]&lt;=[.D63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formula="of:=IF(OR(AND([.A640]&lt;=[.C640];[.B640] &gt;=[.D640]) ;AND([.A640]&gt;=[.C640];[.B640] &lt;=[.D640]));1;0)" office:value-type="float" office:value="1" calcext:value-type="float">
            <text:p>1</text:p>
          </table:table-cell>
          <table:table-cell table:formula="of:=IF(OR(AND([.A640]&lt;=[.C640];[.B640]&gt;=[.C640]) ;AND([.A640]&gt;=[.C640];[.A640]&lt;=[.D640]);AND([.B640]&gt;=[.C640];[.B640]&lt;=[.D64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formula="of:=IF(OR(AND([.A641]&lt;=[.C641];[.B641] &gt;=[.D641]) ;AND([.A641]&gt;=[.C641];[.B641] &lt;=[.D641]));1;0)" office:value-type="float" office:value="0" calcext:value-type="float">
            <text:p>0</text:p>
          </table:table-cell>
          <table:table-cell table:formula="of:=IF(OR(AND([.A641]&lt;=[.C641];[.B641]&gt;=[.C641]) ;AND([.A641]&gt;=[.C641];[.A641]&lt;=[.D641]);AND([.B641]&gt;=[.C641];[.B641]&lt;=[.D64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formula="of:=IF(OR(AND([.A642]&lt;=[.C642];[.B642] &gt;=[.D642]) ;AND([.A642]&gt;=[.C642];[.B642] &lt;=[.D642]));1;0)" office:value-type="float" office:value="1" calcext:value-type="float">
            <text:p>1</text:p>
          </table:table-cell>
          <table:table-cell table:formula="of:=IF(OR(AND([.A642]&lt;=[.C642];[.B642]&gt;=[.C642]) ;AND([.A642]&gt;=[.C642];[.A642]&lt;=[.D642]);AND([.B642]&gt;=[.C642];[.B642]&lt;=[.D64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formula="of:=IF(OR(AND([.A643]&lt;=[.C643];[.B643] &gt;=[.D643]) ;AND([.A643]&gt;=[.C643];[.B643] &lt;=[.D643]));1;0)" office:value-type="float" office:value="1" calcext:value-type="float">
            <text:p>1</text:p>
          </table:table-cell>
          <table:table-cell table:formula="of:=IF(OR(AND([.A643]&lt;=[.C643];[.B643]&gt;=[.C643]) ;AND([.A643]&gt;=[.C643];[.A643]&lt;=[.D643]);AND([.B643]&gt;=[.C643];[.B643]&lt;=[.D64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formula="of:=IF(OR(AND([.A644]&lt;=[.C644];[.B644] &gt;=[.D644]) ;AND([.A644]&gt;=[.C644];[.B644] &lt;=[.D644]));1;0)" office:value-type="float" office:value="1" calcext:value-type="float">
            <text:p>1</text:p>
          </table:table-cell>
          <table:table-cell table:formula="of:=IF(OR(AND([.A644]&lt;=[.C644];[.B644]&gt;=[.C644]) ;AND([.A644]&gt;=[.C644];[.A644]&lt;=[.D644]);AND([.B644]&gt;=[.C644];[.B644]&lt;=[.D64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formula="of:=IF(OR(AND([.A645]&lt;=[.C645];[.B645] &gt;=[.D645]) ;AND([.A645]&gt;=[.C645];[.B645] &lt;=[.D645]));1;0)" office:value-type="float" office:value="0" calcext:value-type="float">
            <text:p>0</text:p>
          </table:table-cell>
          <table:table-cell table:formula="of:=IF(OR(AND([.A645]&lt;=[.C645];[.B645]&gt;=[.C645]) ;AND([.A645]&gt;=[.C645];[.A645]&lt;=[.D645]);AND([.B645]&gt;=[.C645];[.B645]&lt;=[.D64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formula="of:=IF(OR(AND([.A646]&lt;=[.C646];[.B646] &gt;=[.D646]) ;AND([.A646]&gt;=[.C646];[.B646] &lt;=[.D646]));1;0)" office:value-type="float" office:value="1" calcext:value-type="float">
            <text:p>1</text:p>
          </table:table-cell>
          <table:table-cell table:formula="of:=IF(OR(AND([.A646]&lt;=[.C646];[.B646]&gt;=[.C646]) ;AND([.A646]&gt;=[.C646];[.A646]&lt;=[.D646]);AND([.B646]&gt;=[.C646];[.B646]&lt;=[.D64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formula="of:=IF(OR(AND([.A647]&lt;=[.C647];[.B647] &gt;=[.D647]) ;AND([.A647]&gt;=[.C647];[.B647] &lt;=[.D647]));1;0)" office:value-type="float" office:value="1" calcext:value-type="float">
            <text:p>1</text:p>
          </table:table-cell>
          <table:table-cell table:formula="of:=IF(OR(AND([.A647]&lt;=[.C647];[.B647]&gt;=[.C647]) ;AND([.A647]&gt;=[.C647];[.A647]&lt;=[.D647]);AND([.B647]&gt;=[.C647];[.B647]&lt;=[.D64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formula="of:=IF(OR(AND([.A648]&lt;=[.C648];[.B648] &gt;=[.D648]) ;AND([.A648]&gt;=[.C648];[.B648] &lt;=[.D648]));1;0)" office:value-type="float" office:value="1" calcext:value-type="float">
            <text:p>1</text:p>
          </table:table-cell>
          <table:table-cell table:formula="of:=IF(OR(AND([.A648]&lt;=[.C648];[.B648]&gt;=[.C648]) ;AND([.A648]&gt;=[.C648];[.A648]&lt;=[.D648]);AND([.B648]&gt;=[.C648];[.B648]&lt;=[.D64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table:formula="of:=IF(OR(AND([.A649]&lt;=[.C649];[.B649] &gt;=[.D649]) ;AND([.A649]&gt;=[.C649];[.B649] &lt;=[.D649]));1;0)" office:value-type="float" office:value="1" calcext:value-type="float">
            <text:p>1</text:p>
          </table:table-cell>
          <table:table-cell table:formula="of:=IF(OR(AND([.A649]&lt;=[.C649];[.B649]&gt;=[.C649]) ;AND([.A649]&gt;=[.C649];[.A649]&lt;=[.D649]);AND([.B649]&gt;=[.C649];[.B649]&lt;=[.D64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formula="of:=IF(OR(AND([.A650]&lt;=[.C650];[.B650] &gt;=[.D650]) ;AND([.A650]&gt;=[.C650];[.B650] &lt;=[.D650]));1;0)" office:value-type="float" office:value="1" calcext:value-type="float">
            <text:p>1</text:p>
          </table:table-cell>
          <table:table-cell table:formula="of:=IF(OR(AND([.A650]&lt;=[.C650];[.B650]&gt;=[.C650]) ;AND([.A650]&gt;=[.C650];[.A650]&lt;=[.D650]);AND([.B650]&gt;=[.C650];[.B650]&lt;=[.D65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table:formula="of:=IF(OR(AND([.A651]&lt;=[.C651];[.B651] &gt;=[.D651]) ;AND([.A651]&gt;=[.C651];[.B651] &lt;=[.D651]));1;0)" office:value-type="float" office:value="1" calcext:value-type="float">
            <text:p>1</text:p>
          </table:table-cell>
          <table:table-cell table:formula="of:=IF(OR(AND([.A651]&lt;=[.C651];[.B651]&gt;=[.C651]) ;AND([.A651]&gt;=[.C651];[.A651]&lt;=[.D651]);AND([.B651]&gt;=[.C651];[.B651]&lt;=[.D65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table:formula="of:=IF(OR(AND([.A652]&lt;=[.C652];[.B652] &gt;=[.D652]) ;AND([.A652]&gt;=[.C652];[.B652] &lt;=[.D652]));1;0)" office:value-type="float" office:value="0" calcext:value-type="float">
            <text:p>0</text:p>
          </table:table-cell>
          <table:table-cell table:formula="of:=IF(OR(AND([.A652]&lt;=[.C652];[.B652]&gt;=[.C652]) ;AND([.A652]&gt;=[.C652];[.A652]&lt;=[.D652]);AND([.B652]&gt;=[.C652];[.B652]&lt;=[.D65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formula="of:=IF(OR(AND([.A653]&lt;=[.C653];[.B653] &gt;=[.D653]) ;AND([.A653]&gt;=[.C653];[.B653] &lt;=[.D653]));1;0)" office:value-type="float" office:value="0" calcext:value-type="float">
            <text:p>0</text:p>
          </table:table-cell>
          <table:table-cell table:formula="of:=IF(OR(AND([.A653]&lt;=[.C653];[.B653]&gt;=[.C653]) ;AND([.A653]&gt;=[.C653];[.A653]&lt;=[.D653]);AND([.B653]&gt;=[.C653];[.B653]&lt;=[.D65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formula="of:=IF(OR(AND([.A654]&lt;=[.C654];[.B654] &gt;=[.D654]) ;AND([.A654]&gt;=[.C654];[.B654] &lt;=[.D654]));1;0)" office:value-type="float" office:value="0" calcext:value-type="float">
            <text:p>0</text:p>
          </table:table-cell>
          <table:table-cell table:formula="of:=IF(OR(AND([.A654]&lt;=[.C654];[.B654]&gt;=[.C654]) ;AND([.A654]&gt;=[.C654];[.A654]&lt;=[.D654]);AND([.B654]&gt;=[.C654];[.B654]&lt;=[.D65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IF(OR(AND([.A655]&lt;=[.C655];[.B655] &gt;=[.D655]) ;AND([.A655]&gt;=[.C655];[.B655] &lt;=[.D655]));1;0)" office:value-type="float" office:value="1" calcext:value-type="float">
            <text:p>1</text:p>
          </table:table-cell>
          <table:table-cell table:formula="of:=IF(OR(AND([.A655]&lt;=[.C655];[.B655]&gt;=[.C655]) ;AND([.A655]&gt;=[.C655];[.A655]&lt;=[.D655]);AND([.B655]&gt;=[.C655];[.B655]&lt;=[.D65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formula="of:=IF(OR(AND([.A656]&lt;=[.C656];[.B656] &gt;=[.D656]) ;AND([.A656]&gt;=[.C656];[.B656] &lt;=[.D656]));1;0)" office:value-type="float" office:value="0" calcext:value-type="float">
            <text:p>0</text:p>
          </table:table-cell>
          <table:table-cell table:formula="of:=IF(OR(AND([.A656]&lt;=[.C656];[.B656]&gt;=[.C656]) ;AND([.A656]&gt;=[.C656];[.A656]&lt;=[.D656]);AND([.B656]&gt;=[.C656];[.B656]&lt;=[.D656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table:formula="of:=IF(OR(AND([.A657]&lt;=[.C657];[.B657] &gt;=[.D657]) ;AND([.A657]&gt;=[.C657];[.B657] &lt;=[.D657]));1;0)" office:value-type="float" office:value="0" calcext:value-type="float">
            <text:p>0</text:p>
          </table:table-cell>
          <table:table-cell table:formula="of:=IF(OR(AND([.A657]&lt;=[.C657];[.B657]&gt;=[.C657]) ;AND([.A657]&gt;=[.C657];[.A657]&lt;=[.D657]);AND([.B657]&gt;=[.C657];[.B657]&lt;=[.D657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IF(OR(AND([.A658]&lt;=[.C658];[.B658] &gt;=[.D658]) ;AND([.A658]&gt;=[.C658];[.B658] &lt;=[.D658]));1;0)" office:value-type="float" office:value="0" calcext:value-type="float">
            <text:p>0</text:p>
          </table:table-cell>
          <table:table-cell table:formula="of:=IF(OR(AND([.A658]&lt;=[.C658];[.B658]&gt;=[.C658]) ;AND([.A658]&gt;=[.C658];[.A658]&lt;=[.D658]);AND([.B658]&gt;=[.C658];[.B658]&lt;=[.D65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IF(OR(AND([.A659]&lt;=[.C659];[.B659] &gt;=[.D659]) ;AND([.A659]&gt;=[.C659];[.B659] &lt;=[.D659]));1;0)" office:value-type="float" office:value="1" calcext:value-type="float">
            <text:p>1</text:p>
          </table:table-cell>
          <table:table-cell table:formula="of:=IF(OR(AND([.A659]&lt;=[.C659];[.B659]&gt;=[.C659]) ;AND([.A659]&gt;=[.C659];[.A659]&lt;=[.D659]);AND([.B659]&gt;=[.C659];[.B659]&lt;=[.D65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IF(OR(AND([.A660]&lt;=[.C660];[.B660] &gt;=[.D660]) ;AND([.A660]&gt;=[.C660];[.B660] &lt;=[.D660]));1;0)" office:value-type="float" office:value="0" calcext:value-type="float">
            <text:p>0</text:p>
          </table:table-cell>
          <table:table-cell table:formula="of:=IF(OR(AND([.A660]&lt;=[.C660];[.B660]&gt;=[.C660]) ;AND([.A660]&gt;=[.C660];[.A660]&lt;=[.D660]);AND([.B660]&gt;=[.C660];[.B660]&lt;=[.D66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IF(OR(AND([.A661]&lt;=[.C661];[.B661] &gt;=[.D661]) ;AND([.A661]&gt;=[.C661];[.B661] &lt;=[.D661]));1;0)" office:value-type="float" office:value="0" calcext:value-type="float">
            <text:p>0</text:p>
          </table:table-cell>
          <table:table-cell table:formula="of:=IF(OR(AND([.A661]&lt;=[.C661];[.B661]&gt;=[.C661]) ;AND([.A661]&gt;=[.C661];[.A661]&lt;=[.D661]);AND([.B661]&gt;=[.C661];[.B661]&lt;=[.D66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table:formula="of:=IF(OR(AND([.A662]&lt;=[.C662];[.B662] &gt;=[.D662]) ;AND([.A662]&gt;=[.C662];[.B662] &lt;=[.D662]));1;0)" office:value-type="float" office:value="0" calcext:value-type="float">
            <text:p>0</text:p>
          </table:table-cell>
          <table:table-cell table:formula="of:=IF(OR(AND([.A662]&lt;=[.C662];[.B662]&gt;=[.C662]) ;AND([.A662]&gt;=[.C662];[.A662]&lt;=[.D662]);AND([.B662]&gt;=[.C662];[.B662]&lt;=[.D662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OR(AND([.A663]&lt;=[.C663];[.B663] &gt;=[.D663]) ;AND([.A663]&gt;=[.C663];[.B663] &lt;=[.D663]));1;0)" office:value-type="float" office:value="1" calcext:value-type="float">
            <text:p>1</text:p>
          </table:table-cell>
          <table:table-cell table:formula="of:=IF(OR(AND([.A663]&lt;=[.C663];[.B663]&gt;=[.C663]) ;AND([.A663]&gt;=[.C663];[.A663]&lt;=[.D663]);AND([.B663]&gt;=[.C663];[.B663]&lt;=[.D66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formula="of:=IF(OR(AND([.A664]&lt;=[.C664];[.B664] &gt;=[.D664]) ;AND([.A664]&gt;=[.C664];[.B664] &lt;=[.D664]));1;0)" office:value-type="float" office:value="0" calcext:value-type="float">
            <text:p>0</text:p>
          </table:table-cell>
          <table:table-cell table:formula="of:=IF(OR(AND([.A664]&lt;=[.C664];[.B664]&gt;=[.C664]) ;AND([.A664]&gt;=[.C664];[.A664]&lt;=[.D664]);AND([.B664]&gt;=[.C664];[.B664]&lt;=[.D66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formula="of:=IF(OR(AND([.A665]&lt;=[.C665];[.B665] &gt;=[.D665]) ;AND([.A665]&gt;=[.C665];[.B665] &lt;=[.D665]));1;0)" office:value-type="float" office:value="0" calcext:value-type="float">
            <text:p>0</text:p>
          </table:table-cell>
          <table:table-cell table:formula="of:=IF(OR(AND([.A665]&lt;=[.C665];[.B665]&gt;=[.C665]) ;AND([.A665]&gt;=[.C665];[.A665]&lt;=[.D665]);AND([.B665]&gt;=[.C665];[.B665]&lt;=[.D66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table:formula="of:=IF(OR(AND([.A666]&lt;=[.C666];[.B666] &gt;=[.D666]) ;AND([.A666]&gt;=[.C666];[.B666] &lt;=[.D666]));1;0)" office:value-type="float" office:value="0" calcext:value-type="float">
            <text:p>0</text:p>
          </table:table-cell>
          <table:table-cell table:formula="of:=IF(OR(AND([.A666]&lt;=[.C666];[.B666]&gt;=[.C666]) ;AND([.A666]&gt;=[.C666];[.A666]&lt;=[.D666]);AND([.B666]&gt;=[.C666];[.B666]&lt;=[.D66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formula="of:=IF(OR(AND([.A667]&lt;=[.C667];[.B667] &gt;=[.D667]) ;AND([.A667]&gt;=[.C667];[.B667] &lt;=[.D667]));1;0)" office:value-type="float" office:value="0" calcext:value-type="float">
            <text:p>0</text:p>
          </table:table-cell>
          <table:table-cell table:formula="of:=IF(OR(AND([.A667]&lt;=[.C667];[.B667]&gt;=[.C667]) ;AND([.A667]&gt;=[.C667];[.A667]&lt;=[.D667]);AND([.B667]&gt;=[.C667];[.B667]&lt;=[.D66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formula="of:=IF(OR(AND([.A668]&lt;=[.C668];[.B668] &gt;=[.D668]) ;AND([.A668]&gt;=[.C668];[.B668] &lt;=[.D668]));1;0)" office:value-type="float" office:value="1" calcext:value-type="float">
            <text:p>1</text:p>
          </table:table-cell>
          <table:table-cell table:formula="of:=IF(OR(AND([.A668]&lt;=[.C668];[.B668]&gt;=[.C668]) ;AND([.A668]&gt;=[.C668];[.A668]&lt;=[.D668]);AND([.B668]&gt;=[.C668];[.B668]&lt;=[.D66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IF(OR(AND([.A669]&lt;=[.C669];[.B669] &gt;=[.D669]) ;AND([.A669]&gt;=[.C669];[.B669] &lt;=[.D669]));1;0)" office:value-type="float" office:value="1" calcext:value-type="float">
            <text:p>1</text:p>
          </table:table-cell>
          <table:table-cell table:formula="of:=IF(OR(AND([.A669]&lt;=[.C669];[.B669]&gt;=[.C669]) ;AND([.A669]&gt;=[.C669];[.A669]&lt;=[.D669]);AND([.B669]&gt;=[.C669];[.B669]&lt;=[.D66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OR(AND([.A670]&lt;=[.C670];[.B670] &gt;=[.D670]) ;AND([.A670]&gt;=[.C670];[.B670] &lt;=[.D670]));1;0)" office:value-type="float" office:value="0" calcext:value-type="float">
            <text:p>0</text:p>
          </table:table-cell>
          <table:table-cell table:formula="of:=IF(OR(AND([.A670]&lt;=[.C670];[.B670]&gt;=[.C670]) ;AND([.A670]&gt;=[.C670];[.A670]&lt;=[.D670]);AND([.B670]&gt;=[.C670];[.B670]&lt;=[.D670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formula="of:=IF(OR(AND([.A671]&lt;=[.C671];[.B671] &gt;=[.D671]) ;AND([.A671]&gt;=[.C671];[.B671] &lt;=[.D671]));1;0)" office:value-type="float" office:value="0" calcext:value-type="float">
            <text:p>0</text:p>
          </table:table-cell>
          <table:table-cell table:formula="of:=IF(OR(AND([.A671]&lt;=[.C671];[.B671]&gt;=[.C671]) ;AND([.A671]&gt;=[.C671];[.A671]&lt;=[.D671]);AND([.B671]&gt;=[.C671];[.B671]&lt;=[.D67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IF(OR(AND([.A672]&lt;=[.C672];[.B672] &gt;=[.D672]) ;AND([.A672]&gt;=[.C672];[.B672] &lt;=[.D672]));1;0)" office:value-type="float" office:value="1" calcext:value-type="float">
            <text:p>1</text:p>
          </table:table-cell>
          <table:table-cell table:formula="of:=IF(OR(AND([.A672]&lt;=[.C672];[.B672]&gt;=[.C672]) ;AND([.A672]&gt;=[.C672];[.A672]&lt;=[.D672]);AND([.B672]&gt;=[.C672];[.B672]&lt;=[.D67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IF(OR(AND([.A673]&lt;=[.C673];[.B673] &gt;=[.D673]) ;AND([.A673]&gt;=[.C673];[.B673] &lt;=[.D673]));1;0)" office:value-type="float" office:value="0" calcext:value-type="float">
            <text:p>0</text:p>
          </table:table-cell>
          <table:table-cell table:formula="of:=IF(OR(AND([.A673]&lt;=[.C673];[.B673]&gt;=[.C673]) ;AND([.A673]&gt;=[.C673];[.A673]&lt;=[.D673]);AND([.B673]&gt;=[.C673];[.B673]&lt;=[.D67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table:formula="of:=IF(OR(AND([.A674]&lt;=[.C674];[.B674] &gt;=[.D674]) ;AND([.A674]&gt;=[.C674];[.B674] &lt;=[.D674]));1;0)" office:value-type="float" office:value="1" calcext:value-type="float">
            <text:p>1</text:p>
          </table:table-cell>
          <table:table-cell table:formula="of:=IF(OR(AND([.A674]&lt;=[.C674];[.B674]&gt;=[.C674]) ;AND([.A674]&gt;=[.C674];[.A674]&lt;=[.D674]);AND([.B674]&gt;=[.C674];[.B674]&lt;=[.D67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formula="of:=IF(OR(AND([.A675]&lt;=[.C675];[.B675] &gt;=[.D675]) ;AND([.A675]&gt;=[.C675];[.B675] &lt;=[.D675]));1;0)" office:value-type="float" office:value="1" calcext:value-type="float">
            <text:p>1</text:p>
          </table:table-cell>
          <table:table-cell table:formula="of:=IF(OR(AND([.A675]&lt;=[.C675];[.B675]&gt;=[.C675]) ;AND([.A675]&gt;=[.C675];[.A675]&lt;=[.D675]);AND([.B675]&gt;=[.C675];[.B675]&lt;=[.D67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formula="of:=IF(OR(AND([.A676]&lt;=[.C676];[.B676] &gt;=[.D676]) ;AND([.A676]&gt;=[.C676];[.B676] &lt;=[.D676]));1;0)" office:value-type="float" office:value="0" calcext:value-type="float">
            <text:p>0</text:p>
          </table:table-cell>
          <table:table-cell table:formula="of:=IF(OR(AND([.A676]&lt;=[.C676];[.B676]&gt;=[.C676]) ;AND([.A676]&gt;=[.C676];[.A676]&lt;=[.D676]);AND([.B676]&gt;=[.C676];[.B676]&lt;=[.D67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table:formula="of:=IF(OR(AND([.A677]&lt;=[.C677];[.B677] &gt;=[.D677]) ;AND([.A677]&gt;=[.C677];[.B677] &lt;=[.D677]));1;0)" office:value-type="float" office:value="0" calcext:value-type="float">
            <text:p>0</text:p>
          </table:table-cell>
          <table:table-cell table:formula="of:=IF(OR(AND([.A677]&lt;=[.C677];[.B677]&gt;=[.C677]) ;AND([.A677]&gt;=[.C677];[.A677]&lt;=[.D677]);AND([.B677]&gt;=[.C677];[.B677]&lt;=[.D67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table:formula="of:=IF(OR(AND([.A678]&lt;=[.C678];[.B678] &gt;=[.D678]) ;AND([.A678]&gt;=[.C678];[.B678] &lt;=[.D678]));1;0)" office:value-type="float" office:value="1" calcext:value-type="float">
            <text:p>1</text:p>
          </table:table-cell>
          <table:table-cell table:formula="of:=IF(OR(AND([.A678]&lt;=[.C678];[.B678]&gt;=[.C678]) ;AND([.A678]&gt;=[.C678];[.A678]&lt;=[.D678]);AND([.B678]&gt;=[.C678];[.B678]&lt;=[.D67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formula="of:=IF(OR(AND([.A679]&lt;=[.C679];[.B679] &gt;=[.D679]) ;AND([.A679]&gt;=[.C679];[.B679] &lt;=[.D679]));1;0)" office:value-type="float" office:value="0" calcext:value-type="float">
            <text:p>0</text:p>
          </table:table-cell>
          <table:table-cell table:formula="of:=IF(OR(AND([.A679]&lt;=[.C679];[.B679]&gt;=[.C679]) ;AND([.A679]&gt;=[.C679];[.A679]&lt;=[.D679]);AND([.B679]&gt;=[.C679];[.B679]&lt;=[.D67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table:formula="of:=IF(OR(AND([.A680]&lt;=[.C680];[.B680] &gt;=[.D680]) ;AND([.A680]&gt;=[.C680];[.B680] &lt;=[.D680]));1;0)" office:value-type="float" office:value="1" calcext:value-type="float">
            <text:p>1</text:p>
          </table:table-cell>
          <table:table-cell table:formula="of:=IF(OR(AND([.A680]&lt;=[.C680];[.B680]&gt;=[.C680]) ;AND([.A680]&gt;=[.C680];[.A680]&lt;=[.D680]);AND([.B680]&gt;=[.C680];[.B680]&lt;=[.D68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IF(OR(AND([.A681]&lt;=[.C681];[.B681] &gt;=[.D681]) ;AND([.A681]&gt;=[.C681];[.B681] &lt;=[.D681]));1;0)" office:value-type="float" office:value="0" calcext:value-type="float">
            <text:p>0</text:p>
          </table:table-cell>
          <table:table-cell table:formula="of:=IF(OR(AND([.A681]&lt;=[.C681];[.B681]&gt;=[.C681]) ;AND([.A681]&gt;=[.C681];[.A681]&lt;=[.D681]);AND([.B681]&gt;=[.C681];[.B681]&lt;=[.D68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IF(OR(AND([.A682]&lt;=[.C682];[.B682] &gt;=[.D682]) ;AND([.A682]&gt;=[.C682];[.B682] &lt;=[.D682]));1;0)" office:value-type="float" office:value="0" calcext:value-type="float">
            <text:p>0</text:p>
          </table:table-cell>
          <table:table-cell table:formula="of:=IF(OR(AND([.A682]&lt;=[.C682];[.B682]&gt;=[.C682]) ;AND([.A682]&gt;=[.C682];[.A682]&lt;=[.D682]);AND([.B682]&gt;=[.C682];[.B682]&lt;=[.D68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IF(OR(AND([.A683]&lt;=[.C683];[.B683] &gt;=[.D683]) ;AND([.A683]&gt;=[.C683];[.B683] &lt;=[.D683]));1;0)" office:value-type="float" office:value="0" calcext:value-type="float">
            <text:p>0</text:p>
          </table:table-cell>
          <table:table-cell table:formula="of:=IF(OR(AND([.A683]&lt;=[.C683];[.B683]&gt;=[.C683]) ;AND([.A683]&gt;=[.C683];[.A683]&lt;=[.D683]);AND([.B683]&gt;=[.C683];[.B683]&lt;=[.D68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formula="of:=IF(OR(AND([.A684]&lt;=[.C684];[.B684] &gt;=[.D684]) ;AND([.A684]&gt;=[.C684];[.B684] &lt;=[.D684]));1;0)" office:value-type="float" office:value="1" calcext:value-type="float">
            <text:p>1</text:p>
          </table:table-cell>
          <table:table-cell table:formula="of:=IF(OR(AND([.A684]&lt;=[.C684];[.B684]&gt;=[.C684]) ;AND([.A684]&gt;=[.C684];[.A684]&lt;=[.D684]);AND([.B684]&gt;=[.C684];[.B684]&lt;=[.D68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formula="of:=IF(OR(AND([.A685]&lt;=[.C685];[.B685] &gt;=[.D685]) ;AND([.A685]&gt;=[.C685];[.B685] &lt;=[.D685]));1;0)" office:value-type="float" office:value="1" calcext:value-type="float">
            <text:p>1</text:p>
          </table:table-cell>
          <table:table-cell table:formula="of:=IF(OR(AND([.A685]&lt;=[.C685];[.B685]&gt;=[.C685]) ;AND([.A685]&gt;=[.C685];[.A685]&lt;=[.D685]);AND([.B685]&gt;=[.C685];[.B685]&lt;=[.D68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formula="of:=IF(OR(AND([.A686]&lt;=[.C686];[.B686] &gt;=[.D686]) ;AND([.A686]&gt;=[.C686];[.B686] &lt;=[.D686]));1;0)" office:value-type="float" office:value="1" calcext:value-type="float">
            <text:p>1</text:p>
          </table:table-cell>
          <table:table-cell table:formula="of:=IF(OR(AND([.A686]&lt;=[.C686];[.B686]&gt;=[.C686]) ;AND([.A686]&gt;=[.C686];[.A686]&lt;=[.D686]);AND([.B686]&gt;=[.C686];[.B686]&lt;=[.D68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formula="of:=IF(OR(AND([.A687]&lt;=[.C687];[.B687] &gt;=[.D687]) ;AND([.A687]&gt;=[.C687];[.B687] &lt;=[.D687]));1;0)" office:value-type="float" office:value="0" calcext:value-type="float">
            <text:p>0</text:p>
          </table:table-cell>
          <table:table-cell table:formula="of:=IF(OR(AND([.A687]&lt;=[.C687];[.B687]&gt;=[.C687]) ;AND([.A687]&gt;=[.C687];[.A687]&lt;=[.D687]);AND([.B687]&gt;=[.C687];[.B687]&lt;=[.D68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formula="of:=IF(OR(AND([.A688]&lt;=[.C688];[.B688] &gt;=[.D688]) ;AND([.A688]&gt;=[.C688];[.B688] &lt;=[.D688]));1;0)" office:value-type="float" office:value="1" calcext:value-type="float">
            <text:p>1</text:p>
          </table:table-cell>
          <table:table-cell table:formula="of:=IF(OR(AND([.A688]&lt;=[.C688];[.B688]&gt;=[.C688]) ;AND([.A688]&gt;=[.C688];[.A688]&lt;=[.D688]);AND([.B688]&gt;=[.C688];[.B688]&lt;=[.D68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formula="of:=IF(OR(AND([.A689]&lt;=[.C689];[.B689] &gt;=[.D689]) ;AND([.A689]&gt;=[.C689];[.B689] &lt;=[.D689]));1;0)" office:value-type="float" office:value="1" calcext:value-type="float">
            <text:p>1</text:p>
          </table:table-cell>
          <table:table-cell table:formula="of:=IF(OR(AND([.A689]&lt;=[.C689];[.B689]&gt;=[.C689]) ;AND([.A689]&gt;=[.C689];[.A689]&lt;=[.D689]);AND([.B689]&gt;=[.C689];[.B689]&lt;=[.D68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formula="of:=IF(OR(AND([.A690]&lt;=[.C690];[.B690] &gt;=[.D690]) ;AND([.A690]&gt;=[.C690];[.B690] &lt;=[.D690]));1;0)" office:value-type="float" office:value="0" calcext:value-type="float">
            <text:p>0</text:p>
          </table:table-cell>
          <table:table-cell table:formula="of:=IF(OR(AND([.A690]&lt;=[.C690];[.B690]&gt;=[.C690]) ;AND([.A690]&gt;=[.C690];[.A690]&lt;=[.D690]);AND([.B690]&gt;=[.C690];[.B690]&lt;=[.D69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formula="of:=IF(OR(AND([.A691]&lt;=[.C691];[.B691] &gt;=[.D691]) ;AND([.A691]&gt;=[.C691];[.B691] &lt;=[.D691]));1;0)" office:value-type="float" office:value="1" calcext:value-type="float">
            <text:p>1</text:p>
          </table:table-cell>
          <table:table-cell table:formula="of:=IF(OR(AND([.A691]&lt;=[.C691];[.B691]&gt;=[.C691]) ;AND([.A691]&gt;=[.C691];[.A691]&lt;=[.D691]);AND([.B691]&gt;=[.C691];[.B691]&lt;=[.D69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formula="of:=IF(OR(AND([.A692]&lt;=[.C692];[.B692] &gt;=[.D692]) ;AND([.A692]&gt;=[.C692];[.B692] &lt;=[.D692]));1;0)" office:value-type="float" office:value="1" calcext:value-type="float">
            <text:p>1</text:p>
          </table:table-cell>
          <table:table-cell table:formula="of:=IF(OR(AND([.A692]&lt;=[.C692];[.B692]&gt;=[.C692]) ;AND([.A692]&gt;=[.C692];[.A692]&lt;=[.D692]);AND([.B692]&gt;=[.C692];[.B692]&lt;=[.D69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table:formula="of:=IF(OR(AND([.A693]&lt;=[.C693];[.B693] &gt;=[.D693]) ;AND([.A693]&gt;=[.C693];[.B693] &lt;=[.D693]));1;0)" office:value-type="float" office:value="1" calcext:value-type="float">
            <text:p>1</text:p>
          </table:table-cell>
          <table:table-cell table:formula="of:=IF(OR(AND([.A693]&lt;=[.C693];[.B693]&gt;=[.C693]) ;AND([.A693]&gt;=[.C693];[.A693]&lt;=[.D693]);AND([.B693]&gt;=[.C693];[.B693]&lt;=[.D69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IF(OR(AND([.A694]&lt;=[.C694];[.B694] &gt;=[.D694]) ;AND([.A694]&gt;=[.C694];[.B694] &lt;=[.D694]));1;0)" office:value-type="float" office:value="1" calcext:value-type="float">
            <text:p>1</text:p>
          </table:table-cell>
          <table:table-cell table:formula="of:=IF(OR(AND([.A694]&lt;=[.C694];[.B694]&gt;=[.C694]) ;AND([.A694]&gt;=[.C694];[.A694]&lt;=[.D694]);AND([.B694]&gt;=[.C694];[.B694]&lt;=[.D69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99" calcext:value-type="float">
            <text:p>99</text:p>
          </table:table-cell>
          <table:table-cell table:formula="of:=IF(OR(AND([.A695]&lt;=[.C695];[.B695] &gt;=[.D695]) ;AND([.A695]&gt;=[.C695];[.B695] &lt;=[.D695]));1;0)" office:value-type="float" office:value="1" calcext:value-type="float">
            <text:p>1</text:p>
          </table:table-cell>
          <table:table-cell table:formula="of:=IF(OR(AND([.A695]&lt;=[.C695];[.B695]&gt;=[.C695]) ;AND([.A695]&gt;=[.C695];[.A695]&lt;=[.D695]);AND([.B695]&gt;=[.C695];[.B695]&lt;=[.D69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table:formula="of:=IF(OR(AND([.A696]&lt;=[.C696];[.B696] &gt;=[.D696]) ;AND([.A696]&gt;=[.C696];[.B696] &lt;=[.D696]));1;0)" office:value-type="float" office:value="1" calcext:value-type="float">
            <text:p>1</text:p>
          </table:table-cell>
          <table:table-cell table:formula="of:=IF(OR(AND([.A696]&lt;=[.C696];[.B696]&gt;=[.C696]) ;AND([.A696]&gt;=[.C696];[.A696]&lt;=[.D696]);AND([.B696]&gt;=[.C696];[.B696]&lt;=[.D69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table:formula="of:=IF(OR(AND([.A697]&lt;=[.C697];[.B697] &gt;=[.D697]) ;AND([.A697]&gt;=[.C697];[.B697] &lt;=[.D697]));1;0)" office:value-type="float" office:value="1" calcext:value-type="float">
            <text:p>1</text:p>
          </table:table-cell>
          <table:table-cell table:formula="of:=IF(OR(AND([.A697]&lt;=[.C697];[.B697]&gt;=[.C697]) ;AND([.A697]&gt;=[.C697];[.A697]&lt;=[.D697]);AND([.B697]&gt;=[.C697];[.B697]&lt;=[.D69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IF(OR(AND([.A698]&lt;=[.C698];[.B698] &gt;=[.D698]) ;AND([.A698]&gt;=[.C698];[.B698] &lt;=[.D698]));1;0)" office:value-type="float" office:value="0" calcext:value-type="float">
            <text:p>0</text:p>
          </table:table-cell>
          <table:table-cell table:formula="of:=IF(OR(AND([.A698]&lt;=[.C698];[.B698]&gt;=[.C698]) ;AND([.A698]&gt;=[.C698];[.A698]&lt;=[.D698]);AND([.B698]&gt;=[.C698];[.B698]&lt;=[.D698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table:formula="of:=IF(OR(AND([.A699]&lt;=[.C699];[.B699] &gt;=[.D699]) ;AND([.A699]&gt;=[.C699];[.B699] &lt;=[.D699]));1;0)" office:value-type="float" office:value="1" calcext:value-type="float">
            <text:p>1</text:p>
          </table:table-cell>
          <table:table-cell table:formula="of:=IF(OR(AND([.A699]&lt;=[.C699];[.B699]&gt;=[.C699]) ;AND([.A699]&gt;=[.C699];[.A699]&lt;=[.D699]);AND([.B699]&gt;=[.C699];[.B699]&lt;=[.D69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formula="of:=IF(OR(AND([.A700]&lt;=[.C700];[.B700] &gt;=[.D700]) ;AND([.A700]&gt;=[.C700];[.B700] &lt;=[.D700]));1;0)" office:value-type="float" office:value="1" calcext:value-type="float">
            <text:p>1</text:p>
          </table:table-cell>
          <table:table-cell table:formula="of:=IF(OR(AND([.A700]&lt;=[.C700];[.B700]&gt;=[.C700]) ;AND([.A700]&gt;=[.C700];[.A700]&lt;=[.D700]);AND([.B700]&gt;=[.C700];[.B700]&lt;=[.D70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IF(OR(AND([.A701]&lt;=[.C701];[.B701] &gt;=[.D701]) ;AND([.A701]&gt;=[.C701];[.B701] &lt;=[.D701]));1;0)" office:value-type="float" office:value="0" calcext:value-type="float">
            <text:p>0</text:p>
          </table:table-cell>
          <table:table-cell table:formula="of:=IF(OR(AND([.A701]&lt;=[.C701];[.B701]&gt;=[.C701]) ;AND([.A701]&gt;=[.C701];[.A701]&lt;=[.D701]);AND([.B701]&gt;=[.C701];[.B701]&lt;=[.D70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formula="of:=IF(OR(AND([.A702]&lt;=[.C702];[.B702] &gt;=[.D702]) ;AND([.A702]&gt;=[.C702];[.B702] &lt;=[.D702]));1;0)" office:value-type="float" office:value="0" calcext:value-type="float">
            <text:p>0</text:p>
          </table:table-cell>
          <table:table-cell table:formula="of:=IF(OR(AND([.A702]&lt;=[.C702];[.B702]&gt;=[.C702]) ;AND([.A702]&gt;=[.C702];[.A702]&lt;=[.D702]);AND([.B702]&gt;=[.C702];[.B702]&lt;=[.D702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formula="of:=IF(OR(AND([.A703]&lt;=[.C703];[.B703] &gt;=[.D703]) ;AND([.A703]&gt;=[.C703];[.B703] &lt;=[.D703]));1;0)" office:value-type="float" office:value="1" calcext:value-type="float">
            <text:p>1</text:p>
          </table:table-cell>
          <table:table-cell table:formula="of:=IF(OR(AND([.A703]&lt;=[.C703];[.B703]&gt;=[.C703]) ;AND([.A703]&gt;=[.C703];[.A703]&lt;=[.D703]);AND([.B703]&gt;=[.C703];[.B703]&lt;=[.D70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table:formula="of:=IF(OR(AND([.A704]&lt;=[.C704];[.B704] &gt;=[.D704]) ;AND([.A704]&gt;=[.C704];[.B704] &lt;=[.D704]));1;0)" office:value-type="float" office:value="0" calcext:value-type="float">
            <text:p>0</text:p>
          </table:table-cell>
          <table:table-cell table:formula="of:=IF(OR(AND([.A704]&lt;=[.C704];[.B704]&gt;=[.C704]) ;AND([.A704]&gt;=[.C704];[.A704]&lt;=[.D704]);AND([.B704]&gt;=[.C704];[.B704]&lt;=[.D70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table:formula="of:=IF(OR(AND([.A705]&lt;=[.C705];[.B705] &gt;=[.D705]) ;AND([.A705]&gt;=[.C705];[.B705] &lt;=[.D705]));1;0)" office:value-type="float" office:value="1" calcext:value-type="float">
            <text:p>1</text:p>
          </table:table-cell>
          <table:table-cell table:formula="of:=IF(OR(AND([.A705]&lt;=[.C705];[.B705]&gt;=[.C705]) ;AND([.A705]&gt;=[.C705];[.A705]&lt;=[.D705]);AND([.B705]&gt;=[.C705];[.B705]&lt;=[.D70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formula="of:=IF(OR(AND([.A706]&lt;=[.C706];[.B706] &gt;=[.D706]) ;AND([.A706]&gt;=[.C706];[.B706] &lt;=[.D706]));1;0)" office:value-type="float" office:value="0" calcext:value-type="float">
            <text:p>0</text:p>
          </table:table-cell>
          <table:table-cell table:formula="of:=IF(OR(AND([.A706]&lt;=[.C706];[.B706]&gt;=[.C706]) ;AND([.A706]&gt;=[.C706];[.A706]&lt;=[.D706]);AND([.B706]&gt;=[.C706];[.B706]&lt;=[.D70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IF(OR(AND([.A707]&lt;=[.C707];[.B707] &gt;=[.D707]) ;AND([.A707]&gt;=[.C707];[.B707] &lt;=[.D707]));1;0)" office:value-type="float" office:value="0" calcext:value-type="float">
            <text:p>0</text:p>
          </table:table-cell>
          <table:table-cell table:formula="of:=IF(OR(AND([.A707]&lt;=[.C707];[.B707]&gt;=[.C707]) ;AND([.A707]&gt;=[.C707];[.A707]&lt;=[.D707]);AND([.B707]&gt;=[.C707];[.B707]&lt;=[.D70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formula="of:=IF(OR(AND([.A708]&lt;=[.C708];[.B708] &gt;=[.D708]) ;AND([.A708]&gt;=[.C708];[.B708] &lt;=[.D708]));1;0)" office:value-type="float" office:value="1" calcext:value-type="float">
            <text:p>1</text:p>
          </table:table-cell>
          <table:table-cell table:formula="of:=IF(OR(AND([.A708]&lt;=[.C708];[.B708]&gt;=[.C708]) ;AND([.A708]&gt;=[.C708];[.A708]&lt;=[.D708]);AND([.B708]&gt;=[.C708];[.B708]&lt;=[.D70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formula="of:=IF(OR(AND([.A709]&lt;=[.C709];[.B709] &gt;=[.D709]) ;AND([.A709]&gt;=[.C709];[.B709] &lt;=[.D709]));1;0)" office:value-type="float" office:value="1" calcext:value-type="float">
            <text:p>1</text:p>
          </table:table-cell>
          <table:table-cell table:formula="of:=IF(OR(AND([.A709]&lt;=[.C709];[.B709]&gt;=[.C709]) ;AND([.A709]&gt;=[.C709];[.A709]&lt;=[.D709]);AND([.B709]&gt;=[.C709];[.B709]&lt;=[.D70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formula="of:=IF(OR(AND([.A710]&lt;=[.C710];[.B710] &gt;=[.D710]) ;AND([.A710]&gt;=[.C710];[.B710] &lt;=[.D710]));1;0)" office:value-type="float" office:value="0" calcext:value-type="float">
            <text:p>0</text:p>
          </table:table-cell>
          <table:table-cell table:formula="of:=IF(OR(AND([.A710]&lt;=[.C710];[.B710]&gt;=[.C710]) ;AND([.A710]&gt;=[.C710];[.A710]&lt;=[.D710]);AND([.B710]&gt;=[.C710];[.B710]&lt;=[.D71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table:formula="of:=IF(OR(AND([.A711]&lt;=[.C711];[.B711] &gt;=[.D711]) ;AND([.A711]&gt;=[.C711];[.B711] &lt;=[.D711]));1;0)" office:value-type="float" office:value="1" calcext:value-type="float">
            <text:p>1</text:p>
          </table:table-cell>
          <table:table-cell table:formula="of:=IF(OR(AND([.A711]&lt;=[.C711];[.B711]&gt;=[.C711]) ;AND([.A711]&gt;=[.C711];[.A711]&lt;=[.D711]);AND([.B711]&gt;=[.C711];[.B711]&lt;=[.D71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table:formula="of:=IF(OR(AND([.A712]&lt;=[.C712];[.B712] &gt;=[.D712]) ;AND([.A712]&gt;=[.C712];[.B712] &lt;=[.D712]));1;0)" office:value-type="float" office:value="0" calcext:value-type="float">
            <text:p>0</text:p>
          </table:table-cell>
          <table:table-cell table:formula="of:=IF(OR(AND([.A712]&lt;=[.C712];[.B712]&gt;=[.C712]) ;AND([.A712]&gt;=[.C712];[.A712]&lt;=[.D712]);AND([.B712]&gt;=[.C712];[.B712]&lt;=[.D71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IF(OR(AND([.A713]&lt;=[.C713];[.B713] &gt;=[.D713]) ;AND([.A713]&gt;=[.C713];[.B713] &lt;=[.D713]));1;0)" office:value-type="float" office:value="0" calcext:value-type="float">
            <text:p>0</text:p>
          </table:table-cell>
          <table:table-cell table:formula="of:=IF(OR(AND([.A713]&lt;=[.C713];[.B713]&gt;=[.C713]) ;AND([.A713]&gt;=[.C713];[.A713]&lt;=[.D713]);AND([.B713]&gt;=[.C713];[.B713]&lt;=[.D71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formula="of:=IF(OR(AND([.A714]&lt;=[.C714];[.B714] &gt;=[.D714]) ;AND([.A714]&gt;=[.C714];[.B714] &lt;=[.D714]));1;0)" office:value-type="float" office:value="1" calcext:value-type="float">
            <text:p>1</text:p>
          </table:table-cell>
          <table:table-cell table:formula="of:=IF(OR(AND([.A714]&lt;=[.C714];[.B714]&gt;=[.C714]) ;AND([.A714]&gt;=[.C714];[.A714]&lt;=[.D714]);AND([.B714]&gt;=[.C714];[.B714]&lt;=[.D71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table:formula="of:=IF(OR(AND([.A715]&lt;=[.C715];[.B715] &gt;=[.D715]) ;AND([.A715]&gt;=[.C715];[.B715] &lt;=[.D715]));1;0)" office:value-type="float" office:value="1" calcext:value-type="float">
            <text:p>1</text:p>
          </table:table-cell>
          <table:table-cell table:formula="of:=IF(OR(AND([.A715]&lt;=[.C715];[.B715]&gt;=[.C715]) ;AND([.A715]&gt;=[.C715];[.A715]&lt;=[.D715]);AND([.B715]&gt;=[.C715];[.B715]&lt;=[.D71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formula="of:=IF(OR(AND([.A716]&lt;=[.C716];[.B716] &gt;=[.D716]) ;AND([.A716]&gt;=[.C716];[.B716] &lt;=[.D716]));1;0)" office:value-type="float" office:value="1" calcext:value-type="float">
            <text:p>1</text:p>
          </table:table-cell>
          <table:table-cell table:formula="of:=IF(OR(AND([.A716]&lt;=[.C716];[.B716]&gt;=[.C716]) ;AND([.A716]&gt;=[.C716];[.A716]&lt;=[.D716]);AND([.B716]&gt;=[.C716];[.B716]&lt;=[.D71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formula="of:=IF(OR(AND([.A717]&lt;=[.C717];[.B717] &gt;=[.D717]) ;AND([.A717]&gt;=[.C717];[.B717] &lt;=[.D717]));1;0)" office:value-type="float" office:value="1" calcext:value-type="float">
            <text:p>1</text:p>
          </table:table-cell>
          <table:table-cell table:formula="of:=IF(OR(AND([.A717]&lt;=[.C717];[.B717]&gt;=[.C717]) ;AND([.A717]&gt;=[.C717];[.A717]&lt;=[.D717]);AND([.B717]&gt;=[.C717];[.B717]&lt;=[.D71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formula="of:=IF(OR(AND([.A718]&lt;=[.C718];[.B718] &gt;=[.D718]) ;AND([.A718]&gt;=[.C718];[.B718] &lt;=[.D718]));1;0)" office:value-type="float" office:value="0" calcext:value-type="float">
            <text:p>0</text:p>
          </table:table-cell>
          <table:table-cell table:formula="of:=IF(OR(AND([.A718]&lt;=[.C718];[.B718]&gt;=[.C718]) ;AND([.A718]&gt;=[.C718];[.A718]&lt;=[.D718]);AND([.B718]&gt;=[.C718];[.B718]&lt;=[.D71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formula="of:=IF(OR(AND([.A719]&lt;=[.C719];[.B719] &gt;=[.D719]) ;AND([.A719]&gt;=[.C719];[.B719] &lt;=[.D719]));1;0)" office:value-type="float" office:value="0" calcext:value-type="float">
            <text:p>0</text:p>
          </table:table-cell>
          <table:table-cell table:formula="of:=IF(OR(AND([.A719]&lt;=[.C719];[.B719]&gt;=[.C719]) ;AND([.A719]&gt;=[.C719];[.A719]&lt;=[.D719]);AND([.B719]&gt;=[.C719];[.B719]&lt;=[.D71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formula="of:=IF(OR(AND([.A720]&lt;=[.C720];[.B720] &gt;=[.D720]) ;AND([.A720]&gt;=[.C720];[.B720] &lt;=[.D720]));1;0)" office:value-type="float" office:value="1" calcext:value-type="float">
            <text:p>1</text:p>
          </table:table-cell>
          <table:table-cell table:formula="of:=IF(OR(AND([.A720]&lt;=[.C720];[.B720]&gt;=[.C720]) ;AND([.A720]&gt;=[.C720];[.A720]&lt;=[.D720]);AND([.B720]&gt;=[.C720];[.B720]&lt;=[.D72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formula="of:=IF(OR(AND([.A721]&lt;=[.C721];[.B721] &gt;=[.D721]) ;AND([.A721]&gt;=[.C721];[.B721] &lt;=[.D721]));1;0)" office:value-type="float" office:value="1" calcext:value-type="float">
            <text:p>1</text:p>
          </table:table-cell>
          <table:table-cell table:formula="of:=IF(OR(AND([.A721]&lt;=[.C721];[.B721]&gt;=[.C721]) ;AND([.A721]&gt;=[.C721];[.A721]&lt;=[.D721]);AND([.B721]&gt;=[.C721];[.B721]&lt;=[.D72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99" calcext:value-type="float">
            <text:p>99</text:p>
          </table:table-cell>
          <table:table-cell table:formula="of:=IF(OR(AND([.A722]&lt;=[.C722];[.B722] &gt;=[.D722]) ;AND([.A722]&gt;=[.C722];[.B722] &lt;=[.D722]));1;0)" office:value-type="float" office:value="1" calcext:value-type="float">
            <text:p>1</text:p>
          </table:table-cell>
          <table:table-cell table:formula="of:=IF(OR(AND([.A722]&lt;=[.C722];[.B722]&gt;=[.C722]) ;AND([.A722]&gt;=[.C722];[.A722]&lt;=[.D722]);AND([.B722]&gt;=[.C722];[.B722]&lt;=[.D72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table:formula="of:=IF(OR(AND([.A723]&lt;=[.C723];[.B723] &gt;=[.D723]) ;AND([.A723]&gt;=[.C723];[.B723] &lt;=[.D723]));1;0)" office:value-type="float" office:value="0" calcext:value-type="float">
            <text:p>0</text:p>
          </table:table-cell>
          <table:table-cell table:formula="of:=IF(OR(AND([.A723]&lt;=[.C723];[.B723]&gt;=[.C723]) ;AND([.A723]&gt;=[.C723];[.A723]&lt;=[.D723]);AND([.B723]&gt;=[.C723];[.B723]&lt;=[.D723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58" calcext:value-type="float">
            <text:p>58</text:p>
          </table:table-cell>
          <table:table-cell table:formula="of:=IF(OR(AND([.A724]&lt;=[.C724];[.B724] &gt;=[.D724]) ;AND([.A724]&gt;=[.C724];[.B724] &lt;=[.D724]));1;0)" office:value-type="float" office:value="1" calcext:value-type="float">
            <text:p>1</text:p>
          </table:table-cell>
          <table:table-cell table:formula="of:=IF(OR(AND([.A724]&lt;=[.C724];[.B724]&gt;=[.C724]) ;AND([.A724]&gt;=[.C724];[.A724]&lt;=[.D724]);AND([.B724]&gt;=[.C724];[.B724]&lt;=[.D72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table:formula="of:=IF(OR(AND([.A725]&lt;=[.C725];[.B725] &gt;=[.D725]) ;AND([.A725]&gt;=[.C725];[.B725] &lt;=[.D725]));1;0)" office:value-type="float" office:value="0" calcext:value-type="float">
            <text:p>0</text:p>
          </table:table-cell>
          <table:table-cell table:formula="of:=IF(OR(AND([.A725]&lt;=[.C725];[.B725]&gt;=[.C725]) ;AND([.A725]&gt;=[.C725];[.A725]&lt;=[.D725]);AND([.B725]&gt;=[.C725];[.B725]&lt;=[.D72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table:formula="of:=IF(OR(AND([.A726]&lt;=[.C726];[.B726] &gt;=[.D726]) ;AND([.A726]&gt;=[.C726];[.B726] &lt;=[.D726]));1;0)" office:value-type="float" office:value="0" calcext:value-type="float">
            <text:p>0</text:p>
          </table:table-cell>
          <table:table-cell table:formula="of:=IF(OR(AND([.A726]&lt;=[.C726];[.B726]&gt;=[.C726]) ;AND([.A726]&gt;=[.C726];[.A726]&lt;=[.D726]);AND([.B726]&gt;=[.C726];[.B726]&lt;=[.D72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IF(OR(AND([.A727]&lt;=[.C727];[.B727] &gt;=[.D727]) ;AND([.A727]&gt;=[.C727];[.B727] &lt;=[.D727]));1;0)" office:value-type="float" office:value="0" calcext:value-type="float">
            <text:p>0</text:p>
          </table:table-cell>
          <table:table-cell table:formula="of:=IF(OR(AND([.A727]&lt;=[.C727];[.B727]&gt;=[.C727]) ;AND([.A727]&gt;=[.C727];[.A727]&lt;=[.D727]);AND([.B727]&gt;=[.C727];[.B727]&lt;=[.D72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IF(OR(AND([.A728]&lt;=[.C728];[.B728] &gt;=[.D728]) ;AND([.A728]&gt;=[.C728];[.B728] &lt;=[.D728]));1;0)" office:value-type="float" office:value="0" calcext:value-type="float">
            <text:p>0</text:p>
          </table:table-cell>
          <table:table-cell table:formula="of:=IF(OR(AND([.A728]&lt;=[.C728];[.B728]&gt;=[.C728]) ;AND([.A728]&gt;=[.C728];[.A728]&lt;=[.D728]);AND([.B728]&gt;=[.C728];[.B728]&lt;=[.D72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formula="of:=IF(OR(AND([.A729]&lt;=[.C729];[.B729] &gt;=[.D729]) ;AND([.A729]&gt;=[.C729];[.B729] &lt;=[.D729]));1;0)" office:value-type="float" office:value="1" calcext:value-type="float">
            <text:p>1</text:p>
          </table:table-cell>
          <table:table-cell table:formula="of:=IF(OR(AND([.A729]&lt;=[.C729];[.B729]&gt;=[.C729]) ;AND([.A729]&gt;=[.C729];[.A729]&lt;=[.D729]);AND([.B729]&gt;=[.C729];[.B729]&lt;=[.D72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OR(AND([.A730]&lt;=[.C730];[.B730] &gt;=[.D730]) ;AND([.A730]&gt;=[.C730];[.B730] &lt;=[.D730]));1;0)" office:value-type="float" office:value="1" calcext:value-type="float">
            <text:p>1</text:p>
          </table:table-cell>
          <table:table-cell table:formula="of:=IF(OR(AND([.A730]&lt;=[.C730];[.B730]&gt;=[.C730]) ;AND([.A730]&gt;=[.C730];[.A730]&lt;=[.D730]);AND([.B730]&gt;=[.C730];[.B730]&lt;=[.D73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table:formula="of:=IF(OR(AND([.A731]&lt;=[.C731];[.B731] &gt;=[.D731]) ;AND([.A731]&gt;=[.C731];[.B731] &lt;=[.D731]));1;0)" office:value-type="float" office:value="0" calcext:value-type="float">
            <text:p>0</text:p>
          </table:table-cell>
          <table:table-cell table:formula="of:=IF(OR(AND([.A731]&lt;=[.C731];[.B731]&gt;=[.C731]) ;AND([.A731]&gt;=[.C731];[.A731]&lt;=[.D731]);AND([.B731]&gt;=[.C731];[.B731]&lt;=[.D73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IF(OR(AND([.A732]&lt;=[.C732];[.B732] &gt;=[.D732]) ;AND([.A732]&gt;=[.C732];[.B732] &lt;=[.D732]));1;0)" office:value-type="float" office:value="1" calcext:value-type="float">
            <text:p>1</text:p>
          </table:table-cell>
          <table:table-cell table:formula="of:=IF(OR(AND([.A732]&lt;=[.C732];[.B732]&gt;=[.C732]) ;AND([.A732]&gt;=[.C732];[.A732]&lt;=[.D732]);AND([.B732]&gt;=[.C732];[.B732]&lt;=[.D73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table:formula="of:=IF(OR(AND([.A733]&lt;=[.C733];[.B733] &gt;=[.D733]) ;AND([.A733]&gt;=[.C733];[.B733] &lt;=[.D733]));1;0)" office:value-type="float" office:value="1" calcext:value-type="float">
            <text:p>1</text:p>
          </table:table-cell>
          <table:table-cell table:formula="of:=IF(OR(AND([.A733]&lt;=[.C733];[.B733]&gt;=[.C733]) ;AND([.A733]&gt;=[.C733];[.A733]&lt;=[.D733]);AND([.B733]&gt;=[.C733];[.B733]&lt;=[.D73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IF(OR(AND([.A734]&lt;=[.C734];[.B734] &gt;=[.D734]) ;AND([.A734]&gt;=[.C734];[.B734] &lt;=[.D734]));1;0)" office:value-type="float" office:value="1" calcext:value-type="float">
            <text:p>1</text:p>
          </table:table-cell>
          <table:table-cell table:formula="of:=IF(OR(AND([.A734]&lt;=[.C734];[.B734]&gt;=[.C734]) ;AND([.A734]&gt;=[.C734];[.A734]&lt;=[.D734]);AND([.B734]&gt;=[.C734];[.B734]&lt;=[.D73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IF(OR(AND([.A735]&lt;=[.C735];[.B735] &gt;=[.D735]) ;AND([.A735]&gt;=[.C735];[.B735] &lt;=[.D735]));1;0)" office:value-type="float" office:value="0" calcext:value-type="float">
            <text:p>0</text:p>
          </table:table-cell>
          <table:table-cell table:formula="of:=IF(OR(AND([.A735]&lt;=[.C735];[.B735]&gt;=[.C735]) ;AND([.A735]&gt;=[.C735];[.A735]&lt;=[.D735]);AND([.B735]&gt;=[.C735];[.B735]&lt;=[.D73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formula="of:=IF(OR(AND([.A736]&lt;=[.C736];[.B736] &gt;=[.D736]) ;AND([.A736]&gt;=[.C736];[.B736] &lt;=[.D736]));1;0)" office:value-type="float" office:value="0" calcext:value-type="float">
            <text:p>0</text:p>
          </table:table-cell>
          <table:table-cell table:formula="of:=IF(OR(AND([.A736]&lt;=[.C736];[.B736]&gt;=[.C736]) ;AND([.A736]&gt;=[.C736];[.A736]&lt;=[.D736]);AND([.B736]&gt;=[.C736];[.B736]&lt;=[.D73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formula="of:=IF(OR(AND([.A737]&lt;=[.C737];[.B737] &gt;=[.D737]) ;AND([.A737]&gt;=[.C737];[.B737] &lt;=[.D737]));1;0)" office:value-type="float" office:value="0" calcext:value-type="float">
            <text:p>0</text:p>
          </table:table-cell>
          <table:table-cell table:formula="of:=IF(OR(AND([.A737]&lt;=[.C737];[.B737]&gt;=[.C737]) ;AND([.A737]&gt;=[.C737];[.A737]&lt;=[.D737]);AND([.B737]&gt;=[.C737];[.B737]&lt;=[.D73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IF(OR(AND([.A738]&lt;=[.C738];[.B738] &gt;=[.D738]) ;AND([.A738]&gt;=[.C738];[.B738] &lt;=[.D738]));1;0)" office:value-type="float" office:value="0" calcext:value-type="float">
            <text:p>0</text:p>
          </table:table-cell>
          <table:table-cell table:formula="of:=IF(OR(AND([.A738]&lt;=[.C738];[.B738]&gt;=[.C738]) ;AND([.A738]&gt;=[.C738];[.A738]&lt;=[.D738]);AND([.B738]&gt;=[.C738];[.B738]&lt;=[.D73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IF(OR(AND([.A739]&lt;=[.C739];[.B739] &gt;=[.D739]) ;AND([.A739]&gt;=[.C739];[.B739] &lt;=[.D739]));1;0)" office:value-type="float" office:value="0" calcext:value-type="float">
            <text:p>0</text:p>
          </table:table-cell>
          <table:table-cell table:formula="of:=IF(OR(AND([.A739]&lt;=[.C739];[.B739]&gt;=[.C739]) ;AND([.A739]&gt;=[.C739];[.A739]&lt;=[.D739]);AND([.B739]&gt;=[.C739];[.B739]&lt;=[.D73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formula="of:=IF(OR(AND([.A740]&lt;=[.C740];[.B740] &gt;=[.D740]) ;AND([.A740]&gt;=[.C740];[.B740] &lt;=[.D740]));1;0)" office:value-type="float" office:value="1" calcext:value-type="float">
            <text:p>1</text:p>
          </table:table-cell>
          <table:table-cell table:formula="of:=IF(OR(AND([.A740]&lt;=[.C740];[.B740]&gt;=[.C740]) ;AND([.A740]&gt;=[.C740];[.A740]&lt;=[.D740]);AND([.B740]&gt;=[.C740];[.B740]&lt;=[.D74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IF(OR(AND([.A741]&lt;=[.C741];[.B741] &gt;=[.D741]) ;AND([.A741]&gt;=[.C741];[.B741] &lt;=[.D741]));1;0)" office:value-type="float" office:value="0" calcext:value-type="float">
            <text:p>0</text:p>
          </table:table-cell>
          <table:table-cell table:formula="of:=IF(OR(AND([.A741]&lt;=[.C741];[.B741]&gt;=[.C741]) ;AND([.A741]&gt;=[.C741];[.A741]&lt;=[.D741]);AND([.B741]&gt;=[.C741];[.B741]&lt;=[.D74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formula="of:=IF(OR(AND([.A742]&lt;=[.C742];[.B742] &gt;=[.D742]) ;AND([.A742]&gt;=[.C742];[.B742] &lt;=[.D742]));1;0)" office:value-type="float" office:value="0" calcext:value-type="float">
            <text:p>0</text:p>
          </table:table-cell>
          <table:table-cell table:formula="of:=IF(OR(AND([.A742]&lt;=[.C742];[.B742]&gt;=[.C742]) ;AND([.A742]&gt;=[.C742];[.A742]&lt;=[.D742]);AND([.B742]&gt;=[.C742];[.B742]&lt;=[.D74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OR(AND([.A743]&lt;=[.C743];[.B743] &gt;=[.D743]) ;AND([.A743]&gt;=[.C743];[.B743] &lt;=[.D743]));1;0)" office:value-type="float" office:value="1" calcext:value-type="float">
            <text:p>1</text:p>
          </table:table-cell>
          <table:table-cell table:formula="of:=IF(OR(AND([.A743]&lt;=[.C743];[.B743]&gt;=[.C743]) ;AND([.A743]&gt;=[.C743];[.A743]&lt;=[.D743]);AND([.B743]&gt;=[.C743];[.B743]&lt;=[.D74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table:formula="of:=IF(OR(AND([.A744]&lt;=[.C744];[.B744] &gt;=[.D744]) ;AND([.A744]&gt;=[.C744];[.B744] &lt;=[.D744]));1;0)" office:value-type="float" office:value="0" calcext:value-type="float">
            <text:p>0</text:p>
          </table:table-cell>
          <table:table-cell table:formula="of:=IF(OR(AND([.A744]&lt;=[.C744];[.B744]&gt;=[.C744]) ;AND([.A744]&gt;=[.C744];[.A744]&lt;=[.D744]);AND([.B744]&gt;=[.C744];[.B744]&lt;=[.D744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table:formula="of:=IF(OR(AND([.A745]&lt;=[.C745];[.B745] &gt;=[.D745]) ;AND([.A745]&gt;=[.C745];[.B745] &lt;=[.D745]));1;0)" office:value-type="float" office:value="1" calcext:value-type="float">
            <text:p>1</text:p>
          </table:table-cell>
          <table:table-cell table:formula="of:=IF(OR(AND([.A745]&lt;=[.C745];[.B745]&gt;=[.C745]) ;AND([.A745]&gt;=[.C745];[.A745]&lt;=[.D745]);AND([.B745]&gt;=[.C745];[.B745]&lt;=[.D74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table:formula="of:=IF(OR(AND([.A746]&lt;=[.C746];[.B746] &gt;=[.D746]) ;AND([.A746]&gt;=[.C746];[.B746] &lt;=[.D746]));1;0)" office:value-type="float" office:value="0" calcext:value-type="float">
            <text:p>0</text:p>
          </table:table-cell>
          <table:table-cell table:formula="of:=IF(OR(AND([.A746]&lt;=[.C746];[.B746]&gt;=[.C746]) ;AND([.A746]&gt;=[.C746];[.A746]&lt;=[.D746]);AND([.B746]&gt;=[.C746];[.B746]&lt;=[.D74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table:formula="of:=IF(OR(AND([.A747]&lt;=[.C747];[.B747] &gt;=[.D747]) ;AND([.A747]&gt;=[.C747];[.B747] &lt;=[.D747]));1;0)" office:value-type="float" office:value="1" calcext:value-type="float">
            <text:p>1</text:p>
          </table:table-cell>
          <table:table-cell table:formula="of:=IF(OR(AND([.A747]&lt;=[.C747];[.B747]&gt;=[.C747]) ;AND([.A747]&gt;=[.C747];[.A747]&lt;=[.D747]);AND([.B747]&gt;=[.C747];[.B747]&lt;=[.D74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formula="of:=IF(OR(AND([.A748]&lt;=[.C748];[.B748] &gt;=[.D748]) ;AND([.A748]&gt;=[.C748];[.B748] &lt;=[.D748]));1;0)" office:value-type="float" office:value="1" calcext:value-type="float">
            <text:p>1</text:p>
          </table:table-cell>
          <table:table-cell table:formula="of:=IF(OR(AND([.A748]&lt;=[.C748];[.B748]&gt;=[.C748]) ;AND([.A748]&gt;=[.C748];[.A748]&lt;=[.D748]);AND([.B748]&gt;=[.C748];[.B748]&lt;=[.D74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formula="of:=IF(OR(AND([.A749]&lt;=[.C749];[.B749] &gt;=[.D749]) ;AND([.A749]&gt;=[.C749];[.B749] &lt;=[.D749]));1;0)" office:value-type="float" office:value="0" calcext:value-type="float">
            <text:p>0</text:p>
          </table:table-cell>
          <table:table-cell table:formula="of:=IF(OR(AND([.A749]&lt;=[.C749];[.B749]&gt;=[.C749]) ;AND([.A749]&gt;=[.C749];[.A749]&lt;=[.D749]);AND([.B749]&gt;=[.C749];[.B749]&lt;=[.D74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  <table:table-cell table:formula="of:=IF(OR(AND([.A750]&lt;=[.C750];[.B750] &gt;=[.D750]) ;AND([.A750]&gt;=[.C750];[.B750] &lt;=[.D750]));1;0)" office:value-type="float" office:value="0" calcext:value-type="float">
            <text:p>0</text:p>
          </table:table-cell>
          <table:table-cell table:formula="of:=IF(OR(AND([.A750]&lt;=[.C750];[.B750]&gt;=[.C750]) ;AND([.A750]&gt;=[.C750];[.A750]&lt;=[.D750]);AND([.B750]&gt;=[.C750];[.B750]&lt;=[.D750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formula="of:=IF(OR(AND([.A751]&lt;=[.C751];[.B751] &gt;=[.D751]) ;AND([.A751]&gt;=[.C751];[.B751] &lt;=[.D751]));1;0)" office:value-type="float" office:value="1" calcext:value-type="float">
            <text:p>1</text:p>
          </table:table-cell>
          <table:table-cell table:formula="of:=IF(OR(AND([.A751]&lt;=[.C751];[.B751]&gt;=[.C751]) ;AND([.A751]&gt;=[.C751];[.A751]&lt;=[.D751]);AND([.B751]&gt;=[.C751];[.B751]&lt;=[.D75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table:formula="of:=IF(OR(AND([.A752]&lt;=[.C752];[.B752] &gt;=[.D752]) ;AND([.A752]&gt;=[.C752];[.B752] &lt;=[.D752]));1;0)" office:value-type="float" office:value="1" calcext:value-type="float">
            <text:p>1</text:p>
          </table:table-cell>
          <table:table-cell table:formula="of:=IF(OR(AND([.A752]&lt;=[.C752];[.B752]&gt;=[.C752]) ;AND([.A752]&gt;=[.C752];[.A752]&lt;=[.D752]);AND([.B752]&gt;=[.C752];[.B752]&lt;=[.D75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table:formula="of:=IF(OR(AND([.A753]&lt;=[.C753];[.B753] &gt;=[.D753]) ;AND([.A753]&gt;=[.C753];[.B753] &lt;=[.D753]));1;0)" office:value-type="float" office:value="1" calcext:value-type="float">
            <text:p>1</text:p>
          </table:table-cell>
          <table:table-cell table:formula="of:=IF(OR(AND([.A753]&lt;=[.C753];[.B753]&gt;=[.C753]) ;AND([.A753]&gt;=[.C753];[.A753]&lt;=[.D753]);AND([.B753]&gt;=[.C753];[.B753]&lt;=[.D75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formula="of:=IF(OR(AND([.A754]&lt;=[.C754];[.B754] &gt;=[.D754]) ;AND([.A754]&gt;=[.C754];[.B754] &lt;=[.D754]));1;0)" office:value-type="float" office:value="0" calcext:value-type="float">
            <text:p>0</text:p>
          </table:table-cell>
          <table:table-cell table:formula="of:=IF(OR(AND([.A754]&lt;=[.C754];[.B754]&gt;=[.C754]) ;AND([.A754]&gt;=[.C754];[.A754]&lt;=[.D754]);AND([.B754]&gt;=[.C754];[.B754]&lt;=[.D75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formula="of:=IF(OR(AND([.A755]&lt;=[.C755];[.B755] &gt;=[.D755]) ;AND([.A755]&gt;=[.C755];[.B755] &lt;=[.D755]));1;0)" office:value-type="float" office:value="1" calcext:value-type="float">
            <text:p>1</text:p>
          </table:table-cell>
          <table:table-cell table:formula="of:=IF(OR(AND([.A755]&lt;=[.C755];[.B755]&gt;=[.C755]) ;AND([.A755]&gt;=[.C755];[.A755]&lt;=[.D755]);AND([.B755]&gt;=[.C755];[.B755]&lt;=[.D75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formula="of:=IF(OR(AND([.A756]&lt;=[.C756];[.B756] &gt;=[.D756]) ;AND([.A756]&gt;=[.C756];[.B756] &lt;=[.D756]));1;0)" office:value-type="float" office:value="1" calcext:value-type="float">
            <text:p>1</text:p>
          </table:table-cell>
          <table:table-cell table:formula="of:=IF(OR(AND([.A756]&lt;=[.C756];[.B756]&gt;=[.C756]) ;AND([.A756]&gt;=[.C756];[.A756]&lt;=[.D756]);AND([.B756]&gt;=[.C756];[.B756]&lt;=[.D75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formula="of:=IF(OR(AND([.A757]&lt;=[.C757];[.B757] &gt;=[.D757]) ;AND([.A757]&gt;=[.C757];[.B757] &lt;=[.D757]));1;0)" office:value-type="float" office:value="0" calcext:value-type="float">
            <text:p>0</text:p>
          </table:table-cell>
          <table:table-cell table:formula="of:=IF(OR(AND([.A757]&lt;=[.C757];[.B757]&gt;=[.C757]) ;AND([.A757]&gt;=[.C757];[.A757]&lt;=[.D757]);AND([.B757]&gt;=[.C757];[.B757]&lt;=[.D75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formula="of:=IF(OR(AND([.A758]&lt;=[.C758];[.B758] &gt;=[.D758]) ;AND([.A758]&gt;=[.C758];[.B758] &lt;=[.D758]));1;0)" office:value-type="float" office:value="1" calcext:value-type="float">
            <text:p>1</text:p>
          </table:table-cell>
          <table:table-cell table:formula="of:=IF(OR(AND([.A758]&lt;=[.C758];[.B758]&gt;=[.C758]) ;AND([.A758]&gt;=[.C758];[.A758]&lt;=[.D758]);AND([.B758]&gt;=[.C758];[.B758]&lt;=[.D75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table:formula="of:=IF(OR(AND([.A759]&lt;=[.C759];[.B759] &gt;=[.D759]) ;AND([.A759]&gt;=[.C759];[.B759] &lt;=[.D759]));1;0)" office:value-type="float" office:value="1" calcext:value-type="float">
            <text:p>1</text:p>
          </table:table-cell>
          <table:table-cell table:formula="of:=IF(OR(AND([.A759]&lt;=[.C759];[.B759]&gt;=[.C759]) ;AND([.A759]&gt;=[.C759];[.A759]&lt;=[.D759]);AND([.B759]&gt;=[.C759];[.B759]&lt;=[.D75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formula="of:=IF(OR(AND([.A760]&lt;=[.C760];[.B760] &gt;=[.D760]) ;AND([.A760]&gt;=[.C760];[.B760] &lt;=[.D760]));1;0)" office:value-type="float" office:value="0" calcext:value-type="float">
            <text:p>0</text:p>
          </table:table-cell>
          <table:table-cell table:formula="of:=IF(OR(AND([.A760]&lt;=[.C760];[.B760]&gt;=[.C760]) ;AND([.A760]&gt;=[.C760];[.A760]&lt;=[.D760]);AND([.B760]&gt;=[.C760];[.B760]&lt;=[.D76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IF(OR(AND([.A761]&lt;=[.C761];[.B761] &gt;=[.D761]) ;AND([.A761]&gt;=[.C761];[.B761] &lt;=[.D761]));1;0)" office:value-type="float" office:value="0" calcext:value-type="float">
            <text:p>0</text:p>
          </table:table-cell>
          <table:table-cell table:formula="of:=IF(OR(AND([.A761]&lt;=[.C761];[.B761]&gt;=[.C761]) ;AND([.A761]&gt;=[.C761];[.A761]&lt;=[.D761]);AND([.B761]&gt;=[.C761];[.B761]&lt;=[.D761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formula="of:=IF(OR(AND([.A762]&lt;=[.C762];[.B762] &gt;=[.D762]) ;AND([.A762]&gt;=[.C762];[.B762] &lt;=[.D762]));1;0)" office:value-type="float" office:value="1" calcext:value-type="float">
            <text:p>1</text:p>
          </table:table-cell>
          <table:table-cell table:formula="of:=IF(OR(AND([.A762]&lt;=[.C762];[.B762]&gt;=[.C762]) ;AND([.A762]&gt;=[.C762];[.A762]&lt;=[.D762]);AND([.B762]&gt;=[.C762];[.B762]&lt;=[.D76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formula="of:=IF(OR(AND([.A763]&lt;=[.C763];[.B763] &gt;=[.D763]) ;AND([.A763]&gt;=[.C763];[.B763] &lt;=[.D763]));1;0)" office:value-type="float" office:value="0" calcext:value-type="float">
            <text:p>0</text:p>
          </table:table-cell>
          <table:table-cell table:formula="of:=IF(OR(AND([.A763]&lt;=[.C763];[.B763]&gt;=[.C763]) ;AND([.A763]&gt;=[.C763];[.A763]&lt;=[.D763]);AND([.B763]&gt;=[.C763];[.B763]&lt;=[.D76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OR(AND([.A764]&lt;=[.C764];[.B764] &gt;=[.D764]) ;AND([.A764]&gt;=[.C764];[.B764] &lt;=[.D764]));1;0)" office:value-type="float" office:value="1" calcext:value-type="float">
            <text:p>1</text:p>
          </table:table-cell>
          <table:table-cell table:formula="of:=IF(OR(AND([.A764]&lt;=[.C764];[.B764]&gt;=[.C764]) ;AND([.A764]&gt;=[.C764];[.A764]&lt;=[.D764]);AND([.B764]&gt;=[.C764];[.B764]&lt;=[.D76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formula="of:=IF(OR(AND([.A765]&lt;=[.C765];[.B765] &gt;=[.D765]) ;AND([.A765]&gt;=[.C765];[.B765] &lt;=[.D765]));1;0)" office:value-type="float" office:value="1" calcext:value-type="float">
            <text:p>1</text:p>
          </table:table-cell>
          <table:table-cell table:formula="of:=IF(OR(AND([.A765]&lt;=[.C765];[.B765]&gt;=[.C765]) ;AND([.A765]&gt;=[.C765];[.A765]&lt;=[.D765]);AND([.B765]&gt;=[.C765];[.B765]&lt;=[.D76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formula="of:=IF(OR(AND([.A766]&lt;=[.C766];[.B766] &gt;=[.D766]) ;AND([.A766]&gt;=[.C766];[.B766] &lt;=[.D766]));1;0)" office:value-type="float" office:value="1" calcext:value-type="float">
            <text:p>1</text:p>
          </table:table-cell>
          <table:table-cell table:formula="of:=IF(OR(AND([.A766]&lt;=[.C766];[.B766]&gt;=[.C766]) ;AND([.A766]&gt;=[.C766];[.A766]&lt;=[.D766]);AND([.B766]&gt;=[.C766];[.B766]&lt;=[.D76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table:formula="of:=IF(OR(AND([.A767]&lt;=[.C767];[.B767] &gt;=[.D767]) ;AND([.A767]&gt;=[.C767];[.B767] &lt;=[.D767]));1;0)" office:value-type="float" office:value="0" calcext:value-type="float">
            <text:p>0</text:p>
          </table:table-cell>
          <table:table-cell table:formula="of:=IF(OR(AND([.A767]&lt;=[.C767];[.B767]&gt;=[.C767]) ;AND([.A767]&gt;=[.C767];[.A767]&lt;=[.D767]);AND([.B767]&gt;=[.C767];[.B767]&lt;=[.D76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formula="of:=IF(OR(AND([.A768]&lt;=[.C768];[.B768] &gt;=[.D768]) ;AND([.A768]&gt;=[.C768];[.B768] &lt;=[.D768]));1;0)" office:value-type="float" office:value="1" calcext:value-type="float">
            <text:p>1</text:p>
          </table:table-cell>
          <table:table-cell table:formula="of:=IF(OR(AND([.A768]&lt;=[.C768];[.B768]&gt;=[.C768]) ;AND([.A768]&gt;=[.C768];[.A768]&lt;=[.D768]);AND([.B768]&gt;=[.C768];[.B768]&lt;=[.D76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formula="of:=IF(OR(AND([.A769]&lt;=[.C769];[.B769] &gt;=[.D769]) ;AND([.A769]&gt;=[.C769];[.B769] &lt;=[.D769]));1;0)" office:value-type="float" office:value="1" calcext:value-type="float">
            <text:p>1</text:p>
          </table:table-cell>
          <table:table-cell table:formula="of:=IF(OR(AND([.A769]&lt;=[.C769];[.B769]&gt;=[.C769]) ;AND([.A769]&gt;=[.C769];[.A769]&lt;=[.D769]);AND([.B769]&gt;=[.C769];[.B769]&lt;=[.D76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formula="of:=IF(OR(AND([.A770]&lt;=[.C770];[.B770] &gt;=[.D770]) ;AND([.A770]&gt;=[.C770];[.B770] &lt;=[.D770]));1;0)" office:value-type="float" office:value="0" calcext:value-type="float">
            <text:p>0</text:p>
          </table:table-cell>
          <table:table-cell table:formula="of:=IF(OR(AND([.A770]&lt;=[.C770];[.B770]&gt;=[.C770]) ;AND([.A770]&gt;=[.C770];[.A770]&lt;=[.D770]);AND([.B770]&gt;=[.C770];[.B770]&lt;=[.D770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formula="of:=IF(OR(AND([.A771]&lt;=[.C771];[.B771] &gt;=[.D771]) ;AND([.A771]&gt;=[.C771];[.B771] &lt;=[.D771]));1;0)" office:value-type="float" office:value="1" calcext:value-type="float">
            <text:p>1</text:p>
          </table:table-cell>
          <table:table-cell table:formula="of:=IF(OR(AND([.A771]&lt;=[.C771];[.B771]&gt;=[.C771]) ;AND([.A771]&gt;=[.C771];[.A771]&lt;=[.D771]);AND([.B771]&gt;=[.C771];[.B771]&lt;=[.D77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formula="of:=IF(OR(AND([.A772]&lt;=[.C772];[.B772] &gt;=[.D772]) ;AND([.A772]&gt;=[.C772];[.B772] &lt;=[.D772]));1;0)" office:value-type="float" office:value="0" calcext:value-type="float">
            <text:p>0</text:p>
          </table:table-cell>
          <table:table-cell table:formula="of:=IF(OR(AND([.A772]&lt;=[.C772];[.B772]&gt;=[.C772]) ;AND([.A772]&gt;=[.C772];[.A772]&lt;=[.D772]);AND([.B772]&gt;=[.C772];[.B772]&lt;=[.D77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table:formula="of:=IF(OR(AND([.A773]&lt;=[.C773];[.B773] &gt;=[.D773]) ;AND([.A773]&gt;=[.C773];[.B773] &lt;=[.D773]));1;0)" office:value-type="float" office:value="1" calcext:value-type="float">
            <text:p>1</text:p>
          </table:table-cell>
          <table:table-cell table:formula="of:=IF(OR(AND([.A773]&lt;=[.C773];[.B773]&gt;=[.C773]) ;AND([.A773]&gt;=[.C773];[.A773]&lt;=[.D773]);AND([.B773]&gt;=[.C773];[.B773]&lt;=[.D77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IF(OR(AND([.A774]&lt;=[.C774];[.B774] &gt;=[.D774]) ;AND([.A774]&gt;=[.C774];[.B774] &lt;=[.D774]));1;0)" office:value-type="float" office:value="1" calcext:value-type="float">
            <text:p>1</text:p>
          </table:table-cell>
          <table:table-cell table:formula="of:=IF(OR(AND([.A774]&lt;=[.C774];[.B774]&gt;=[.C774]) ;AND([.A774]&gt;=[.C774];[.A774]&lt;=[.D774]);AND([.B774]&gt;=[.C774];[.B774]&lt;=[.D77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formula="of:=IF(OR(AND([.A775]&lt;=[.C775];[.B775] &gt;=[.D775]) ;AND([.A775]&gt;=[.C775];[.B775] &lt;=[.D775]));1;0)" office:value-type="float" office:value="0" calcext:value-type="float">
            <text:p>0</text:p>
          </table:table-cell>
          <table:table-cell table:formula="of:=IF(OR(AND([.A775]&lt;=[.C775];[.B775]&gt;=[.C775]) ;AND([.A775]&gt;=[.C775];[.A775]&lt;=[.D775]);AND([.B775]&gt;=[.C775];[.B775]&lt;=[.D77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IF(OR(AND([.A776]&lt;=[.C776];[.B776] &gt;=[.D776]) ;AND([.A776]&gt;=[.C776];[.B776] &lt;=[.D776]));1;0)" office:value-type="float" office:value="0" calcext:value-type="float">
            <text:p>0</text:p>
          </table:table-cell>
          <table:table-cell table:formula="of:=IF(OR(AND([.A776]&lt;=[.C776];[.B776]&gt;=[.C776]) ;AND([.A776]&gt;=[.C776];[.A776]&lt;=[.D776]);AND([.B776]&gt;=[.C776];[.B776]&lt;=[.D77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table:formula="of:=IF(OR(AND([.A777]&lt;=[.C777];[.B777] &gt;=[.D777]) ;AND([.A777]&gt;=[.C777];[.B777] &lt;=[.D777]));1;0)" office:value-type="float" office:value="1" calcext:value-type="float">
            <text:p>1</text:p>
          </table:table-cell>
          <table:table-cell table:formula="of:=IF(OR(AND([.A777]&lt;=[.C777];[.B777]&gt;=[.C777]) ;AND([.A777]&gt;=[.C777];[.A777]&lt;=[.D777]);AND([.B777]&gt;=[.C777];[.B777]&lt;=[.D77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table:formula="of:=IF(OR(AND([.A778]&lt;=[.C778];[.B778] &gt;=[.D778]) ;AND([.A778]&gt;=[.C778];[.B778] &lt;=[.D778]));1;0)" office:value-type="float" office:value="0" calcext:value-type="float">
            <text:p>0</text:p>
          </table:table-cell>
          <table:table-cell table:formula="of:=IF(OR(AND([.A778]&lt;=[.C778];[.B778]&gt;=[.C778]) ;AND([.A778]&gt;=[.C778];[.A778]&lt;=[.D778]);AND([.B778]&gt;=[.C778];[.B778]&lt;=[.D778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table:formula="of:=IF(OR(AND([.A779]&lt;=[.C779];[.B779] &gt;=[.D779]) ;AND([.A779]&gt;=[.C779];[.B779] &lt;=[.D779]));1;0)" office:value-type="float" office:value="1" calcext:value-type="float">
            <text:p>1</text:p>
          </table:table-cell>
          <table:table-cell table:formula="of:=IF(OR(AND([.A779]&lt;=[.C779];[.B779]&gt;=[.C779]) ;AND([.A779]&gt;=[.C779];[.A779]&lt;=[.D779]);AND([.B779]&gt;=[.C779];[.B779]&lt;=[.D77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formula="of:=IF(OR(AND([.A780]&lt;=[.C780];[.B780] &gt;=[.D780]) ;AND([.A780]&gt;=[.C780];[.B780] &lt;=[.D780]));1;0)" office:value-type="float" office:value="0" calcext:value-type="float">
            <text:p>0</text:p>
          </table:table-cell>
          <table:table-cell table:formula="of:=IF(OR(AND([.A780]&lt;=[.C780];[.B780]&gt;=[.C780]) ;AND([.A780]&gt;=[.C780];[.A780]&lt;=[.D780]);AND([.B780]&gt;=[.C780];[.B780]&lt;=[.D78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formula="of:=IF(OR(AND([.A781]&lt;=[.C781];[.B781] &gt;=[.D781]) ;AND([.A781]&gt;=[.C781];[.B781] &lt;=[.D781]));1;0)" office:value-type="float" office:value="0" calcext:value-type="float">
            <text:p>0</text:p>
          </table:table-cell>
          <table:table-cell table:formula="of:=IF(OR(AND([.A781]&lt;=[.C781];[.B781]&gt;=[.C781]) ;AND([.A781]&gt;=[.C781];[.A781]&lt;=[.D781]);AND([.B781]&gt;=[.C781];[.B781]&lt;=[.D78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OR(AND([.A782]&lt;=[.C782];[.B782] &gt;=[.D782]) ;AND([.A782]&gt;=[.C782];[.B782] &lt;=[.D782]));1;0)" office:value-type="float" office:value="1" calcext:value-type="float">
            <text:p>1</text:p>
          </table:table-cell>
          <table:table-cell table:formula="of:=IF(OR(AND([.A782]&lt;=[.C782];[.B782]&gt;=[.C782]) ;AND([.A782]&gt;=[.C782];[.A782]&lt;=[.D782]);AND([.B782]&gt;=[.C782];[.B782]&lt;=[.D78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table:formula="of:=IF(OR(AND([.A783]&lt;=[.C783];[.B783] &gt;=[.D783]) ;AND([.A783]&gt;=[.C783];[.B783] &lt;=[.D783]));1;0)" office:value-type="float" office:value="0" calcext:value-type="float">
            <text:p>0</text:p>
          </table:table-cell>
          <table:table-cell table:formula="of:=IF(OR(AND([.A783]&lt;=[.C783];[.B783]&gt;=[.C783]) ;AND([.A783]&gt;=[.C783];[.A783]&lt;=[.D783]);AND([.B783]&gt;=[.C783];[.B783]&lt;=[.D78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table:formula="of:=IF(OR(AND([.A784]&lt;=[.C784];[.B784] &gt;=[.D784]) ;AND([.A784]&gt;=[.C784];[.B784] &lt;=[.D784]));1;0)" office:value-type="float" office:value="0" calcext:value-type="float">
            <text:p>0</text:p>
          </table:table-cell>
          <table:table-cell table:formula="of:=IF(OR(AND([.A784]&lt;=[.C784];[.B784]&gt;=[.C784]) ;AND([.A784]&gt;=[.C784];[.A784]&lt;=[.D784]);AND([.B784]&gt;=[.C784];[.B784]&lt;=[.D78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table:formula="of:=IF(OR(AND([.A785]&lt;=[.C785];[.B785] &gt;=[.D785]) ;AND([.A785]&gt;=[.C785];[.B785] &lt;=[.D785]));1;0)" office:value-type="float" office:value="1" calcext:value-type="float">
            <text:p>1</text:p>
          </table:table-cell>
          <table:table-cell table:formula="of:=IF(OR(AND([.A785]&lt;=[.C785];[.B785]&gt;=[.C785]) ;AND([.A785]&gt;=[.C785];[.A785]&lt;=[.D785]);AND([.B785]&gt;=[.C785];[.B785]&lt;=[.D78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formula="of:=IF(OR(AND([.A786]&lt;=[.C786];[.B786] &gt;=[.D786]) ;AND([.A786]&gt;=[.C786];[.B786] &lt;=[.D786]));1;0)" office:value-type="float" office:value="1" calcext:value-type="float">
            <text:p>1</text:p>
          </table:table-cell>
          <table:table-cell table:formula="of:=IF(OR(AND([.A786]&lt;=[.C786];[.B786]&gt;=[.C786]) ;AND([.A786]&gt;=[.C786];[.A786]&lt;=[.D786]);AND([.B786]&gt;=[.C786];[.B786]&lt;=[.D78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formula="of:=IF(OR(AND([.A787]&lt;=[.C787];[.B787] &gt;=[.D787]) ;AND([.A787]&gt;=[.C787];[.B787] &lt;=[.D787]));1;0)" office:value-type="float" office:value="1" calcext:value-type="float">
            <text:p>1</text:p>
          </table:table-cell>
          <table:table-cell table:formula="of:=IF(OR(AND([.A787]&lt;=[.C787];[.B787]&gt;=[.C787]) ;AND([.A787]&gt;=[.C787];[.A787]&lt;=[.D787]);AND([.B787]&gt;=[.C787];[.B787]&lt;=[.D78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IF(OR(AND([.A788]&lt;=[.C788];[.B788] &gt;=[.D788]) ;AND([.A788]&gt;=[.C788];[.B788] &lt;=[.D788]));1;0)" office:value-type="float" office:value="1" calcext:value-type="float">
            <text:p>1</text:p>
          </table:table-cell>
          <table:table-cell table:formula="of:=IF(OR(AND([.A788]&lt;=[.C788];[.B788]&gt;=[.C788]) ;AND([.A788]&gt;=[.C788];[.A788]&lt;=[.D788]);AND([.B788]&gt;=[.C788];[.B788]&lt;=[.D78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IF(OR(AND([.A789]&lt;=[.C789];[.B789] &gt;=[.D789]) ;AND([.A789]&gt;=[.C789];[.B789] &lt;=[.D789]));1;0)" office:value-type="float" office:value="0" calcext:value-type="float">
            <text:p>0</text:p>
          </table:table-cell>
          <table:table-cell table:formula="of:=IF(OR(AND([.A789]&lt;=[.C789];[.B789]&gt;=[.C789]) ;AND([.A789]&gt;=[.C789];[.A789]&lt;=[.D789]);AND([.B789]&gt;=[.C789];[.B789]&lt;=[.D78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table:formula="of:=IF(OR(AND([.A790]&lt;=[.C790];[.B790] &gt;=[.D790]) ;AND([.A790]&gt;=[.C790];[.B790] &lt;=[.D790]));1;0)" office:value-type="float" office:value="0" calcext:value-type="float">
            <text:p>0</text:p>
          </table:table-cell>
          <table:table-cell table:formula="of:=IF(OR(AND([.A790]&lt;=[.C790];[.B790]&gt;=[.C790]) ;AND([.A790]&gt;=[.C790];[.A790]&lt;=[.D790]);AND([.B790]&gt;=[.C790];[.B790]&lt;=[.D79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formula="of:=IF(OR(AND([.A791]&lt;=[.C791];[.B791] &gt;=[.D791]) ;AND([.A791]&gt;=[.C791];[.B791] &lt;=[.D791]));1;0)" office:value-type="float" office:value="0" calcext:value-type="float">
            <text:p>0</text:p>
          </table:table-cell>
          <table:table-cell table:formula="of:=IF(OR(AND([.A791]&lt;=[.C791];[.B791]&gt;=[.C791]) ;AND([.A791]&gt;=[.C791];[.A791]&lt;=[.D791]);AND([.B791]&gt;=[.C791];[.B791]&lt;=[.D79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formula="of:=IF(OR(AND([.A792]&lt;=[.C792];[.B792] &gt;=[.D792]) ;AND([.A792]&gt;=[.C792];[.B792] &lt;=[.D792]));1;0)" office:value-type="float" office:value="0" calcext:value-type="float">
            <text:p>0</text:p>
          </table:table-cell>
          <table:table-cell table:formula="of:=IF(OR(AND([.A792]&lt;=[.C792];[.B792]&gt;=[.C792]) ;AND([.A792]&gt;=[.C792];[.A792]&lt;=[.D792]);AND([.B792]&gt;=[.C792];[.B792]&lt;=[.D79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formula="of:=IF(OR(AND([.A793]&lt;=[.C793];[.B793] &gt;=[.D793]) ;AND([.A793]&gt;=[.C793];[.B793] &lt;=[.D793]));1;0)" office:value-type="float" office:value="1" calcext:value-type="float">
            <text:p>1</text:p>
          </table:table-cell>
          <table:table-cell table:formula="of:=IF(OR(AND([.A793]&lt;=[.C793];[.B793]&gt;=[.C793]) ;AND([.A793]&gt;=[.C793];[.A793]&lt;=[.D793]);AND([.B793]&gt;=[.C793];[.B793]&lt;=[.D79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IF(OR(AND([.A794]&lt;=[.C794];[.B794] &gt;=[.D794]) ;AND([.A794]&gt;=[.C794];[.B794] &lt;=[.D794]));1;0)" office:value-type="float" office:value="1" calcext:value-type="float">
            <text:p>1</text:p>
          </table:table-cell>
          <table:table-cell table:formula="of:=IF(OR(AND([.A794]&lt;=[.C794];[.B794]&gt;=[.C794]) ;AND([.A794]&gt;=[.C794];[.A794]&lt;=[.D794]);AND([.B794]&gt;=[.C794];[.B794]&lt;=[.D79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formula="of:=IF(OR(AND([.A795]&lt;=[.C795];[.B795] &gt;=[.D795]) ;AND([.A795]&gt;=[.C795];[.B795] &lt;=[.D795]));1;0)" office:value-type="float" office:value="0" calcext:value-type="float">
            <text:p>0</text:p>
          </table:table-cell>
          <table:table-cell table:formula="of:=IF(OR(AND([.A795]&lt;=[.C795];[.B795]&gt;=[.C795]) ;AND([.A795]&gt;=[.C795];[.A795]&lt;=[.D795]);AND([.B795]&gt;=[.C795];[.B795]&lt;=[.D795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IF(OR(AND([.A796]&lt;=[.C796];[.B796] &gt;=[.D796]) ;AND([.A796]&gt;=[.C796];[.B796] &lt;=[.D796]));1;0)" office:value-type="float" office:value="1" calcext:value-type="float">
            <text:p>1</text:p>
          </table:table-cell>
          <table:table-cell table:formula="of:=IF(OR(AND([.A796]&lt;=[.C796];[.B796]&gt;=[.C796]) ;AND([.A796]&gt;=[.C796];[.A796]&lt;=[.D796]);AND([.B796]&gt;=[.C796];[.B796]&lt;=[.D79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table:formula="of:=IF(OR(AND([.A797]&lt;=[.C797];[.B797] &gt;=[.D797]) ;AND([.A797]&gt;=[.C797];[.B797] &lt;=[.D797]));1;0)" office:value-type="float" office:value="0" calcext:value-type="float">
            <text:p>0</text:p>
          </table:table-cell>
          <table:table-cell table:formula="of:=IF(OR(AND([.A797]&lt;=[.C797];[.B797]&gt;=[.C797]) ;AND([.A797]&gt;=[.C797];[.A797]&lt;=[.D797]);AND([.B797]&gt;=[.C797];[.B797]&lt;=[.D79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IF(OR(AND([.A798]&lt;=[.C798];[.B798] &gt;=[.D798]) ;AND([.A798]&gt;=[.C798];[.B798] &lt;=[.D798]));1;0)" office:value-type="float" office:value="1" calcext:value-type="float">
            <text:p>1</text:p>
          </table:table-cell>
          <table:table-cell table:formula="of:=IF(OR(AND([.A798]&lt;=[.C798];[.B798]&gt;=[.C798]) ;AND([.A798]&gt;=[.C798];[.A798]&lt;=[.D798]);AND([.B798]&gt;=[.C798];[.B798]&lt;=[.D79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table:formula="of:=IF(OR(AND([.A799]&lt;=[.C799];[.B799] &gt;=[.D799]) ;AND([.A799]&gt;=[.C799];[.B799] &lt;=[.D799]));1;0)" office:value-type="float" office:value="1" calcext:value-type="float">
            <text:p>1</text:p>
          </table:table-cell>
          <table:table-cell table:formula="of:=IF(OR(AND([.A799]&lt;=[.C799];[.B799]&gt;=[.C799]) ;AND([.A799]&gt;=[.C799];[.A799]&lt;=[.D799]);AND([.B799]&gt;=[.C799];[.B799]&lt;=[.D79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IF(OR(AND([.A800]&lt;=[.C800];[.B800] &gt;=[.D800]) ;AND([.A800]&gt;=[.C800];[.B800] &lt;=[.D800]));1;0)" office:value-type="float" office:value="0" calcext:value-type="float">
            <text:p>0</text:p>
          </table:table-cell>
          <table:table-cell table:formula="of:=IF(OR(AND([.A800]&lt;=[.C800];[.B800]&gt;=[.C800]) ;AND([.A800]&gt;=[.C800];[.A800]&lt;=[.D800]);AND([.B800]&gt;=[.C800];[.B800]&lt;=[.D80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OR(AND([.A801]&lt;=[.C801];[.B801] &gt;=[.D801]) ;AND([.A801]&gt;=[.C801];[.B801] &lt;=[.D801]));1;0)" office:value-type="float" office:value="1" calcext:value-type="float">
            <text:p>1</text:p>
          </table:table-cell>
          <table:table-cell table:formula="of:=IF(OR(AND([.A801]&lt;=[.C801];[.B801]&gt;=[.C801]) ;AND([.A801]&gt;=[.C801];[.A801]&lt;=[.D801]);AND([.B801]&gt;=[.C801];[.B801]&lt;=[.D80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table:formula="of:=IF(OR(AND([.A802]&lt;=[.C802];[.B802] &gt;=[.D802]) ;AND([.A802]&gt;=[.C802];[.B802] &lt;=[.D802]));1;0)" office:value-type="float" office:value="0" calcext:value-type="float">
            <text:p>0</text:p>
          </table:table-cell>
          <table:table-cell table:formula="of:=IF(OR(AND([.A802]&lt;=[.C802];[.B802]&gt;=[.C802]) ;AND([.A802]&gt;=[.C802];[.A802]&lt;=[.D802]);AND([.B802]&gt;=[.C802];[.B802]&lt;=[.D80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table:formula="of:=IF(OR(AND([.A803]&lt;=[.C803];[.B803] &gt;=[.D803]) ;AND([.A803]&gt;=[.C803];[.B803] &lt;=[.D803]));1;0)" office:value-type="float" office:value="0" calcext:value-type="float">
            <text:p>0</text:p>
          </table:table-cell>
          <table:table-cell table:formula="of:=IF(OR(AND([.A803]&lt;=[.C803];[.B803]&gt;=[.C803]) ;AND([.A803]&gt;=[.C803];[.A803]&lt;=[.D803]);AND([.B803]&gt;=[.C803];[.B803]&lt;=[.D80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formula="of:=IF(OR(AND([.A804]&lt;=[.C804];[.B804] &gt;=[.D804]) ;AND([.A804]&gt;=[.C804];[.B804] &lt;=[.D804]));1;0)" office:value-type="float" office:value="1" calcext:value-type="float">
            <text:p>1</text:p>
          </table:table-cell>
          <table:table-cell table:formula="of:=IF(OR(AND([.A804]&lt;=[.C804];[.B804]&gt;=[.C804]) ;AND([.A804]&gt;=[.C804];[.A804]&lt;=[.D804]);AND([.B804]&gt;=[.C804];[.B804]&lt;=[.D80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table:formula="of:=IF(OR(AND([.A805]&lt;=[.C805];[.B805] &gt;=[.D805]) ;AND([.A805]&gt;=[.C805];[.B805] &lt;=[.D805]));1;0)" office:value-type="float" office:value="1" calcext:value-type="float">
            <text:p>1</text:p>
          </table:table-cell>
          <table:table-cell table:formula="of:=IF(OR(AND([.A805]&lt;=[.C805];[.B805]&gt;=[.C805]) ;AND([.A805]&gt;=[.C805];[.A805]&lt;=[.D805]);AND([.B805]&gt;=[.C805];[.B805]&lt;=[.D80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IF(OR(AND([.A806]&lt;=[.C806];[.B806] &gt;=[.D806]) ;AND([.A806]&gt;=[.C806];[.B806] &lt;=[.D806]));1;0)" office:value-type="float" office:value="0" calcext:value-type="float">
            <text:p>0</text:p>
          </table:table-cell>
          <table:table-cell table:formula="of:=IF(OR(AND([.A806]&lt;=[.C806];[.B806]&gt;=[.C806]) ;AND([.A806]&gt;=[.C806];[.A806]&lt;=[.D806]);AND([.B806]&gt;=[.C806];[.B806]&lt;=[.D80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formula="of:=IF(OR(AND([.A807]&lt;=[.C807];[.B807] &gt;=[.D807]) ;AND([.A807]&gt;=[.C807];[.B807] &lt;=[.D807]));1;0)" office:value-type="float" office:value="1" calcext:value-type="float">
            <text:p>1</text:p>
          </table:table-cell>
          <table:table-cell table:formula="of:=IF(OR(AND([.A807]&lt;=[.C807];[.B807]&gt;=[.C807]) ;AND([.A807]&gt;=[.C807];[.A807]&lt;=[.D807]);AND([.B807]&gt;=[.C807];[.B807]&lt;=[.D80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table:formula="of:=IF(OR(AND([.A808]&lt;=[.C808];[.B808] &gt;=[.D808]) ;AND([.A808]&gt;=[.C808];[.B808] &lt;=[.D808]));1;0)" office:value-type="float" office:value="1" calcext:value-type="float">
            <text:p>1</text:p>
          </table:table-cell>
          <table:table-cell table:formula="of:=IF(OR(AND([.A808]&lt;=[.C808];[.B808]&gt;=[.C808]) ;AND([.A808]&gt;=[.C808];[.A808]&lt;=[.D808]);AND([.B808]&gt;=[.C808];[.B808]&lt;=[.D80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IF(OR(AND([.A809]&lt;=[.C809];[.B809] &gt;=[.D809]) ;AND([.A809]&gt;=[.C809];[.B809] &lt;=[.D809]));1;0)" office:value-type="float" office:value="0" calcext:value-type="float">
            <text:p>0</text:p>
          </table:table-cell>
          <table:table-cell table:formula="of:=IF(OR(AND([.A809]&lt;=[.C809];[.B809]&gt;=[.C809]) ;AND([.A809]&gt;=[.C809];[.A809]&lt;=[.D809]);AND([.B809]&gt;=[.C809];[.B809]&lt;=[.D80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OR(AND([.A810]&lt;=[.C810];[.B810] &gt;=[.D810]) ;AND([.A810]&gt;=[.C810];[.B810] &lt;=[.D810]));1;0)" office:value-type="float" office:value="1" calcext:value-type="float">
            <text:p>1</text:p>
          </table:table-cell>
          <table:table-cell table:formula="of:=IF(OR(AND([.A810]&lt;=[.C810];[.B810]&gt;=[.C810]) ;AND([.A810]&gt;=[.C810];[.A810]&lt;=[.D810]);AND([.B810]&gt;=[.C810];[.B810]&lt;=[.D81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formula="of:=IF(OR(AND([.A811]&lt;=[.C811];[.B811] &gt;=[.D811]) ;AND([.A811]&gt;=[.C811];[.B811] &lt;=[.D811]));1;0)" office:value-type="float" office:value="1" calcext:value-type="float">
            <text:p>1</text:p>
          </table:table-cell>
          <table:table-cell table:formula="of:=IF(OR(AND([.A811]&lt;=[.C811];[.B811]&gt;=[.C811]) ;AND([.A811]&gt;=[.C811];[.A811]&lt;=[.D811]);AND([.B811]&gt;=[.C811];[.B811]&lt;=[.D81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IF(OR(AND([.A812]&lt;=[.C812];[.B812] &gt;=[.D812]) ;AND([.A812]&gt;=[.C812];[.B812] &lt;=[.D812]));1;0)" office:value-type="float" office:value="0" calcext:value-type="float">
            <text:p>0</text:p>
          </table:table-cell>
          <table:table-cell table:formula="of:=IF(OR(AND([.A812]&lt;=[.C812];[.B812]&gt;=[.C812]) ;AND([.A812]&gt;=[.C812];[.A812]&lt;=[.D812]);AND([.B812]&gt;=[.C812];[.B812]&lt;=[.D812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formula="of:=IF(OR(AND([.A813]&lt;=[.C813];[.B813] &gt;=[.D813]) ;AND([.A813]&gt;=[.C813];[.B813] &lt;=[.D813]));1;0)" office:value-type="float" office:value="0" calcext:value-type="float">
            <text:p>0</text:p>
          </table:table-cell>
          <table:table-cell table:formula="of:=IF(OR(AND([.A813]&lt;=[.C813];[.B813]&gt;=[.C813]) ;AND([.A813]&gt;=[.C813];[.A813]&lt;=[.D813]);AND([.B813]&gt;=[.C813];[.B813]&lt;=[.D81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formula="of:=IF(OR(AND([.A814]&lt;=[.C814];[.B814] &gt;=[.D814]) ;AND([.A814]&gt;=[.C814];[.B814] &lt;=[.D814]));1;0)" office:value-type="float" office:value="1" calcext:value-type="float">
            <text:p>1</text:p>
          </table:table-cell>
          <table:table-cell table:formula="of:=IF(OR(AND([.A814]&lt;=[.C814];[.B814]&gt;=[.C814]) ;AND([.A814]&gt;=[.C814];[.A814]&lt;=[.D814]);AND([.B814]&gt;=[.C814];[.B814]&lt;=[.D81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formula="of:=IF(OR(AND([.A815]&lt;=[.C815];[.B815] &gt;=[.D815]) ;AND([.A815]&gt;=[.C815];[.B815] &lt;=[.D815]));1;0)" office:value-type="float" office:value="0" calcext:value-type="float">
            <text:p>0</text:p>
          </table:table-cell>
          <table:table-cell table:formula="of:=IF(OR(AND([.A815]&lt;=[.C815];[.B815]&gt;=[.C815]) ;AND([.A815]&gt;=[.C815];[.A815]&lt;=[.D815]);AND([.B815]&gt;=[.C815];[.B815]&lt;=[.D81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table:formula="of:=IF(OR(AND([.A816]&lt;=[.C816];[.B816] &gt;=[.D816]) ;AND([.A816]&gt;=[.C816];[.B816] &lt;=[.D816]));1;0)" office:value-type="float" office:value="0" calcext:value-type="float">
            <text:p>0</text:p>
          </table:table-cell>
          <table:table-cell table:formula="of:=IF(OR(AND([.A816]&lt;=[.C816];[.B816]&gt;=[.C816]) ;AND([.A816]&gt;=[.C816];[.A816]&lt;=[.D816]);AND([.B816]&gt;=[.C816];[.B816]&lt;=[.D81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formula="of:=IF(OR(AND([.A817]&lt;=[.C817];[.B817] &gt;=[.D817]) ;AND([.A817]&gt;=[.C817];[.B817] &lt;=[.D817]));1;0)" office:value-type="float" office:value="0" calcext:value-type="float">
            <text:p>0</text:p>
          </table:table-cell>
          <table:table-cell table:formula="of:=IF(OR(AND([.A817]&lt;=[.C817];[.B817]&gt;=[.C817]) ;AND([.A817]&gt;=[.C817];[.A817]&lt;=[.D817]);AND([.B817]&gt;=[.C817];[.B817]&lt;=[.D81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OR(AND([.A818]&lt;=[.C818];[.B818] &gt;=[.D818]) ;AND([.A818]&gt;=[.C818];[.B818] &lt;=[.D818]));1;0)" office:value-type="float" office:value="0" calcext:value-type="float">
            <text:p>0</text:p>
          </table:table-cell>
          <table:table-cell table:formula="of:=IF(OR(AND([.A818]&lt;=[.C818];[.B818]&gt;=[.C818]) ;AND([.A818]&gt;=[.C818];[.A818]&lt;=[.D818]);AND([.B818]&gt;=[.C818];[.B818]&lt;=[.D81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formula="of:=IF(OR(AND([.A819]&lt;=[.C819];[.B819] &gt;=[.D819]) ;AND([.A819]&gt;=[.C819];[.B819] &lt;=[.D819]));1;0)" office:value-type="float" office:value="0" calcext:value-type="float">
            <text:p>0</text:p>
          </table:table-cell>
          <table:table-cell table:formula="of:=IF(OR(AND([.A819]&lt;=[.C819];[.B819]&gt;=[.C819]) ;AND([.A819]&gt;=[.C819];[.A819]&lt;=[.D819]);AND([.B819]&gt;=[.C819];[.B819]&lt;=[.D81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IF(OR(AND([.A820]&lt;=[.C820];[.B820] &gt;=[.D820]) ;AND([.A820]&gt;=[.C820];[.B820] &lt;=[.D820]));1;0)" office:value-type="float" office:value="0" calcext:value-type="float">
            <text:p>0</text:p>
          </table:table-cell>
          <table:table-cell table:formula="of:=IF(OR(AND([.A820]&lt;=[.C820];[.B820]&gt;=[.C820]) ;AND([.A820]&gt;=[.C820];[.A820]&lt;=[.D820]);AND([.B820]&gt;=[.C820];[.B820]&lt;=[.D82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IF(OR(AND([.A821]&lt;=[.C821];[.B821] &gt;=[.D821]) ;AND([.A821]&gt;=[.C821];[.B821] &lt;=[.D821]));1;0)" office:value-type="float" office:value="1" calcext:value-type="float">
            <text:p>1</text:p>
          </table:table-cell>
          <table:table-cell table:formula="of:=IF(OR(AND([.A821]&lt;=[.C821];[.B821]&gt;=[.C821]) ;AND([.A821]&gt;=[.C821];[.A821]&lt;=[.D821]);AND([.B821]&gt;=[.C821];[.B821]&lt;=[.D82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table:formula="of:=IF(OR(AND([.A822]&lt;=[.C822];[.B822] &gt;=[.D822]) ;AND([.A822]&gt;=[.C822];[.B822] &lt;=[.D822]));1;0)" office:value-type="float" office:value="1" calcext:value-type="float">
            <text:p>1</text:p>
          </table:table-cell>
          <table:table-cell table:formula="of:=IF(OR(AND([.A822]&lt;=[.C822];[.B822]&gt;=[.C822]) ;AND([.A822]&gt;=[.C822];[.A822]&lt;=[.D822]);AND([.B822]&gt;=[.C822];[.B822]&lt;=[.D82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formula="of:=IF(OR(AND([.A823]&lt;=[.C823];[.B823] &gt;=[.D823]) ;AND([.A823]&gt;=[.C823];[.B823] &lt;=[.D823]));1;0)" office:value-type="float" office:value="0" calcext:value-type="float">
            <text:p>0</text:p>
          </table:table-cell>
          <table:table-cell table:formula="of:=IF(OR(AND([.A823]&lt;=[.C823];[.B823]&gt;=[.C823]) ;AND([.A823]&gt;=[.C823];[.A823]&lt;=[.D823]);AND([.B823]&gt;=[.C823];[.B823]&lt;=[.D82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formula="of:=IF(OR(AND([.A824]&lt;=[.C824];[.B824] &gt;=[.D824]) ;AND([.A824]&gt;=[.C824];[.B824] &lt;=[.D824]));1;0)" office:value-type="float" office:value="1" calcext:value-type="float">
            <text:p>1</text:p>
          </table:table-cell>
          <table:table-cell table:formula="of:=IF(OR(AND([.A824]&lt;=[.C824];[.B824]&gt;=[.C824]) ;AND([.A824]&gt;=[.C824];[.A824]&lt;=[.D824]);AND([.B824]&gt;=[.C824];[.B824]&lt;=[.D82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table:formula="of:=IF(OR(AND([.A825]&lt;=[.C825];[.B825] &gt;=[.D825]) ;AND([.A825]&gt;=[.C825];[.B825] &lt;=[.D825]));1;0)" office:value-type="float" office:value="0" calcext:value-type="float">
            <text:p>0</text:p>
          </table:table-cell>
          <table:table-cell table:formula="of:=IF(OR(AND([.A825]&lt;=[.C825];[.B825]&gt;=[.C825]) ;AND([.A825]&gt;=[.C825];[.A825]&lt;=[.D825]);AND([.B825]&gt;=[.C825];[.B825]&lt;=[.D82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formula="of:=IF(OR(AND([.A826]&lt;=[.C826];[.B826] &gt;=[.D826]) ;AND([.A826]&gt;=[.C826];[.B826] &lt;=[.D826]));1;0)" office:value-type="float" office:value="0" calcext:value-type="float">
            <text:p>0</text:p>
          </table:table-cell>
          <table:table-cell table:formula="of:=IF(OR(AND([.A826]&lt;=[.C826];[.B826]&gt;=[.C826]) ;AND([.A826]&gt;=[.C826];[.A826]&lt;=[.D826]);AND([.B826]&gt;=[.C826];[.B826]&lt;=[.D82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table:formula="of:=IF(OR(AND([.A827]&lt;=[.C827];[.B827] &gt;=[.D827]) ;AND([.A827]&gt;=[.C827];[.B827] &lt;=[.D827]));1;0)" office:value-type="float" office:value="0" calcext:value-type="float">
            <text:p>0</text:p>
          </table:table-cell>
          <table:table-cell table:formula="of:=IF(OR(AND([.A827]&lt;=[.C827];[.B827]&gt;=[.C827]) ;AND([.A827]&gt;=[.C827];[.A827]&lt;=[.D827]);AND([.B827]&gt;=[.C827];[.B827]&lt;=[.D82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table:formula="of:=IF(OR(AND([.A828]&lt;=[.C828];[.B828] &gt;=[.D828]) ;AND([.A828]&gt;=[.C828];[.B828] &lt;=[.D828]));1;0)" office:value-type="float" office:value="1" calcext:value-type="float">
            <text:p>1</text:p>
          </table:table-cell>
          <table:table-cell table:formula="of:=IF(OR(AND([.A828]&lt;=[.C828];[.B828]&gt;=[.C828]) ;AND([.A828]&gt;=[.C828];[.A828]&lt;=[.D828]);AND([.B828]&gt;=[.C828];[.B828]&lt;=[.D82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OR(AND([.A829]&lt;=[.C829];[.B829] &gt;=[.D829]) ;AND([.A829]&gt;=[.C829];[.B829] &lt;=[.D829]));1;0)" office:value-type="float" office:value="1" calcext:value-type="float">
            <text:p>1</text:p>
          </table:table-cell>
          <table:table-cell table:formula="of:=IF(OR(AND([.A829]&lt;=[.C829];[.B829]&gt;=[.C829]) ;AND([.A829]&gt;=[.C829];[.A829]&lt;=[.D829]);AND([.B829]&gt;=[.C829];[.B829]&lt;=[.D82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IF(OR(AND([.A830]&lt;=[.C830];[.B830] &gt;=[.D830]) ;AND([.A830]&gt;=[.C830];[.B830] &lt;=[.D830]));1;0)" office:value-type="float" office:value="1" calcext:value-type="float">
            <text:p>1</text:p>
          </table:table-cell>
          <table:table-cell table:formula="of:=IF(OR(AND([.A830]&lt;=[.C830];[.B830]&gt;=[.C830]) ;AND([.A830]&gt;=[.C830];[.A830]&lt;=[.D830]);AND([.B830]&gt;=[.C830];[.B830]&lt;=[.D83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formula="of:=IF(OR(AND([.A831]&lt;=[.C831];[.B831] &gt;=[.D831]) ;AND([.A831]&gt;=[.C831];[.B831] &lt;=[.D831]));1;0)" office:value-type="float" office:value="1" calcext:value-type="float">
            <text:p>1</text:p>
          </table:table-cell>
          <table:table-cell table:formula="of:=IF(OR(AND([.A831]&lt;=[.C831];[.B831]&gt;=[.C831]) ;AND([.A831]&gt;=[.C831];[.A831]&lt;=[.D831]);AND([.B831]&gt;=[.C831];[.B831]&lt;=[.D83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table:formula="of:=IF(OR(AND([.A832]&lt;=[.C832];[.B832] &gt;=[.D832]) ;AND([.A832]&gt;=[.C832];[.B832] &lt;=[.D832]));1;0)" office:value-type="float" office:value="1" calcext:value-type="float">
            <text:p>1</text:p>
          </table:table-cell>
          <table:table-cell table:formula="of:=IF(OR(AND([.A832]&lt;=[.C832];[.B832]&gt;=[.C832]) ;AND([.A832]&gt;=[.C832];[.A832]&lt;=[.D832]);AND([.B832]&gt;=[.C832];[.B832]&lt;=[.D83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table:formula="of:=IF(OR(AND([.A833]&lt;=[.C833];[.B833] &gt;=[.D833]) ;AND([.A833]&gt;=[.C833];[.B833] &lt;=[.D833]));1;0)" office:value-type="float" office:value="0" calcext:value-type="float">
            <text:p>0</text:p>
          </table:table-cell>
          <table:table-cell table:formula="of:=IF(OR(AND([.A833]&lt;=[.C833];[.B833]&gt;=[.C833]) ;AND([.A833]&gt;=[.C833];[.A833]&lt;=[.D833]);AND([.B833]&gt;=[.C833];[.B833]&lt;=[.D83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formula="of:=IF(OR(AND([.A834]&lt;=[.C834];[.B834] &gt;=[.D834]) ;AND([.A834]&gt;=[.C834];[.B834] &lt;=[.D834]));1;0)" office:value-type="float" office:value="0" calcext:value-type="float">
            <text:p>0</text:p>
          </table:table-cell>
          <table:table-cell table:formula="of:=IF(OR(AND([.A834]&lt;=[.C834];[.B834]&gt;=[.C834]) ;AND([.A834]&gt;=[.C834];[.A834]&lt;=[.D834]);AND([.B834]&gt;=[.C834];[.B834]&lt;=[.D83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IF(OR(AND([.A835]&lt;=[.C835];[.B835] &gt;=[.D835]) ;AND([.A835]&gt;=[.C835];[.B835] &lt;=[.D835]));1;0)" office:value-type="float" office:value="1" calcext:value-type="float">
            <text:p>1</text:p>
          </table:table-cell>
          <table:table-cell table:formula="of:=IF(OR(AND([.A835]&lt;=[.C835];[.B835]&gt;=[.C835]) ;AND([.A835]&gt;=[.C835];[.A835]&lt;=[.D835]);AND([.B835]&gt;=[.C835];[.B835]&lt;=[.D83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table:formula="of:=IF(OR(AND([.A836]&lt;=[.C836];[.B836] &gt;=[.D836]) ;AND([.A836]&gt;=[.C836];[.B836] &lt;=[.D836]));1;0)" office:value-type="float" office:value="1" calcext:value-type="float">
            <text:p>1</text:p>
          </table:table-cell>
          <table:table-cell table:formula="of:=IF(OR(AND([.A836]&lt;=[.C836];[.B836]&gt;=[.C836]) ;AND([.A836]&gt;=[.C836];[.A836]&lt;=[.D836]);AND([.B836]&gt;=[.C836];[.B836]&lt;=[.D83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table:formula="of:=IF(OR(AND([.A837]&lt;=[.C837];[.B837] &gt;=[.D837]) ;AND([.A837]&gt;=[.C837];[.B837] &lt;=[.D837]));1;0)" office:value-type="float" office:value="1" calcext:value-type="float">
            <text:p>1</text:p>
          </table:table-cell>
          <table:table-cell table:formula="of:=IF(OR(AND([.A837]&lt;=[.C837];[.B837]&gt;=[.C837]) ;AND([.A837]&gt;=[.C837];[.A837]&lt;=[.D837]);AND([.B837]&gt;=[.C837];[.B837]&lt;=[.D83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formula="of:=IF(OR(AND([.A838]&lt;=[.C838];[.B838] &gt;=[.D838]) ;AND([.A838]&gt;=[.C838];[.B838] &lt;=[.D838]));1;0)" office:value-type="float" office:value="1" calcext:value-type="float">
            <text:p>1</text:p>
          </table:table-cell>
          <table:table-cell table:formula="of:=IF(OR(AND([.A838]&lt;=[.C838];[.B838]&gt;=[.C838]) ;AND([.A838]&gt;=[.C838];[.A838]&lt;=[.D838]);AND([.B838]&gt;=[.C838];[.B838]&lt;=[.D83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formula="of:=IF(OR(AND([.A839]&lt;=[.C839];[.B839] &gt;=[.D839]) ;AND([.A839]&gt;=[.C839];[.B839] &lt;=[.D839]));1;0)" office:value-type="float" office:value="1" calcext:value-type="float">
            <text:p>1</text:p>
          </table:table-cell>
          <table:table-cell table:formula="of:=IF(OR(AND([.A839]&lt;=[.C839];[.B839]&gt;=[.C839]) ;AND([.A839]&gt;=[.C839];[.A839]&lt;=[.D839]);AND([.B839]&gt;=[.C839];[.B839]&lt;=[.D83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table:formula="of:=IF(OR(AND([.A840]&lt;=[.C840];[.B840] &gt;=[.D840]) ;AND([.A840]&gt;=[.C840];[.B840] &lt;=[.D840]));1;0)" office:value-type="float" office:value="1" calcext:value-type="float">
            <text:p>1</text:p>
          </table:table-cell>
          <table:table-cell table:formula="of:=IF(OR(AND([.A840]&lt;=[.C840];[.B840]&gt;=[.C840]) ;AND([.A840]&gt;=[.C840];[.A840]&lt;=[.D840]);AND([.B840]&gt;=[.C840];[.B840]&lt;=[.D84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table:formula="of:=IF(OR(AND([.A841]&lt;=[.C841];[.B841] &gt;=[.D841]) ;AND([.A841]&gt;=[.C841];[.B841] &lt;=[.D841]));1;0)" office:value-type="float" office:value="1" calcext:value-type="float">
            <text:p>1</text:p>
          </table:table-cell>
          <table:table-cell table:formula="of:=IF(OR(AND([.A841]&lt;=[.C841];[.B841]&gt;=[.C841]) ;AND([.A841]&gt;=[.C841];[.A841]&lt;=[.D841]);AND([.B841]&gt;=[.C841];[.B841]&lt;=[.D84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formula="of:=IF(OR(AND([.A842]&lt;=[.C842];[.B842] &gt;=[.D842]) ;AND([.A842]&gt;=[.C842];[.B842] &lt;=[.D842]));1;0)" office:value-type="float" office:value="0" calcext:value-type="float">
            <text:p>0</text:p>
          </table:table-cell>
          <table:table-cell table:formula="of:=IF(OR(AND([.A842]&lt;=[.C842];[.B842]&gt;=[.C842]) ;AND([.A842]&gt;=[.C842];[.A842]&lt;=[.D842]);AND([.B842]&gt;=[.C842];[.B842]&lt;=[.D84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table:formula="of:=IF(OR(AND([.A843]&lt;=[.C843];[.B843] &gt;=[.D843]) ;AND([.A843]&gt;=[.C843];[.B843] &lt;=[.D843]));1;0)" office:value-type="float" office:value="1" calcext:value-type="float">
            <text:p>1</text:p>
          </table:table-cell>
          <table:table-cell table:formula="of:=IF(OR(AND([.A843]&lt;=[.C843];[.B843]&gt;=[.C843]) ;AND([.A843]&gt;=[.C843];[.A843]&lt;=[.D843]);AND([.B843]&gt;=[.C843];[.B843]&lt;=[.D84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formula="of:=IF(OR(AND([.A844]&lt;=[.C844];[.B844] &gt;=[.D844]) ;AND([.A844]&gt;=[.C844];[.B844] &lt;=[.D844]));1;0)" office:value-type="float" office:value="1" calcext:value-type="float">
            <text:p>1</text:p>
          </table:table-cell>
          <table:table-cell table:formula="of:=IF(OR(AND([.A844]&lt;=[.C844];[.B844]&gt;=[.C844]) ;AND([.A844]&gt;=[.C844];[.A844]&lt;=[.D844]);AND([.B844]&gt;=[.C844];[.B844]&lt;=[.D84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formula="of:=IF(OR(AND([.A845]&lt;=[.C845];[.B845] &gt;=[.D845]) ;AND([.A845]&gt;=[.C845];[.B845] &lt;=[.D845]));1;0)" office:value-type="float" office:value="0" calcext:value-type="float">
            <text:p>0</text:p>
          </table:table-cell>
          <table:table-cell table:formula="of:=IF(OR(AND([.A845]&lt;=[.C845];[.B845]&gt;=[.C845]) ;AND([.A845]&gt;=[.C845];[.A845]&lt;=[.D845]);AND([.B845]&gt;=[.C845];[.B845]&lt;=[.D84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table:formula="of:=IF(OR(AND([.A846]&lt;=[.C846];[.B846] &gt;=[.D846]) ;AND([.A846]&gt;=[.C846];[.B846] &lt;=[.D846]));1;0)" office:value-type="float" office:value="1" calcext:value-type="float">
            <text:p>1</text:p>
          </table:table-cell>
          <table:table-cell table:formula="of:=IF(OR(AND([.A846]&lt;=[.C846];[.B846]&gt;=[.C846]) ;AND([.A846]&gt;=[.C846];[.A846]&lt;=[.D846]);AND([.B846]&gt;=[.C846];[.B846]&lt;=[.D84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IF(OR(AND([.A847]&lt;=[.C847];[.B847] &gt;=[.D847]) ;AND([.A847]&gt;=[.C847];[.B847] &lt;=[.D847]));1;0)" office:value-type="float" office:value="0" calcext:value-type="float">
            <text:p>0</text:p>
          </table:table-cell>
          <table:table-cell table:formula="of:=IF(OR(AND([.A847]&lt;=[.C847];[.B847]&gt;=[.C847]) ;AND([.A847]&gt;=[.C847];[.A847]&lt;=[.D847]);AND([.B847]&gt;=[.C847];[.B847]&lt;=[.D84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IF(OR(AND([.A848]&lt;=[.C848];[.B848] &gt;=[.D848]) ;AND([.A848]&gt;=[.C848];[.B848] &lt;=[.D848]));1;0)" office:value-type="float" office:value="0" calcext:value-type="float">
            <text:p>0</text:p>
          </table:table-cell>
          <table:table-cell table:formula="of:=IF(OR(AND([.A848]&lt;=[.C848];[.B848]&gt;=[.C848]) ;AND([.A848]&gt;=[.C848];[.A848]&lt;=[.D848]);AND([.B848]&gt;=[.C848];[.B848]&lt;=[.D84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formula="of:=IF(OR(AND([.A849]&lt;=[.C849];[.B849] &gt;=[.D849]) ;AND([.A849]&gt;=[.C849];[.B849] &lt;=[.D849]));1;0)" office:value-type="float" office:value="0" calcext:value-type="float">
            <text:p>0</text:p>
          </table:table-cell>
          <table:table-cell table:formula="of:=IF(OR(AND([.A849]&lt;=[.C849];[.B849]&gt;=[.C849]) ;AND([.A849]&gt;=[.C849];[.A849]&lt;=[.D849]);AND([.B849]&gt;=[.C849];[.B849]&lt;=[.D84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formula="of:=IF(OR(AND([.A850]&lt;=[.C850];[.B850] &gt;=[.D850]) ;AND([.A850]&gt;=[.C850];[.B850] &lt;=[.D850]));1;0)" office:value-type="float" office:value="1" calcext:value-type="float">
            <text:p>1</text:p>
          </table:table-cell>
          <table:table-cell table:formula="of:=IF(OR(AND([.A850]&lt;=[.C850];[.B850]&gt;=[.C850]) ;AND([.A850]&gt;=[.C850];[.A850]&lt;=[.D850]);AND([.B850]&gt;=[.C850];[.B850]&lt;=[.D85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IF(OR(AND([.A851]&lt;=[.C851];[.B851] &gt;=[.D851]) ;AND([.A851]&gt;=[.C851];[.B851] &lt;=[.D851]));1;0)" office:value-type="float" office:value="1" calcext:value-type="float">
            <text:p>1</text:p>
          </table:table-cell>
          <table:table-cell table:formula="of:=IF(OR(AND([.A851]&lt;=[.C851];[.B851]&gt;=[.C851]) ;AND([.A851]&gt;=[.C851];[.A851]&lt;=[.D851]);AND([.B851]&gt;=[.C851];[.B851]&lt;=[.D85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formula="of:=IF(OR(AND([.A852]&lt;=[.C852];[.B852] &gt;=[.D852]) ;AND([.A852]&gt;=[.C852];[.B852] &lt;=[.D852]));1;0)" office:value-type="float" office:value="1" calcext:value-type="float">
            <text:p>1</text:p>
          </table:table-cell>
          <table:table-cell table:formula="of:=IF(OR(AND([.A852]&lt;=[.C852];[.B852]&gt;=[.C852]) ;AND([.A852]&gt;=[.C852];[.A852]&lt;=[.D852]);AND([.B852]&gt;=[.C852];[.B852]&lt;=[.D85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IF(OR(AND([.A853]&lt;=[.C853];[.B853] &gt;=[.D853]) ;AND([.A853]&gt;=[.C853];[.B853] &lt;=[.D853]));1;0)" office:value-type="float" office:value="1" calcext:value-type="float">
            <text:p>1</text:p>
          </table:table-cell>
          <table:table-cell table:formula="of:=IF(OR(AND([.A853]&lt;=[.C853];[.B853]&gt;=[.C853]) ;AND([.A853]&gt;=[.C853];[.A853]&lt;=[.D853]);AND([.B853]&gt;=[.C853];[.B853]&lt;=[.D85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IF(OR(AND([.A854]&lt;=[.C854];[.B854] &gt;=[.D854]) ;AND([.A854]&gt;=[.C854];[.B854] &lt;=[.D854]));1;0)" office:value-type="float" office:value="0" calcext:value-type="float">
            <text:p>0</text:p>
          </table:table-cell>
          <table:table-cell table:formula="of:=IF(OR(AND([.A854]&lt;=[.C854];[.B854]&gt;=[.C854]) ;AND([.A854]&gt;=[.C854];[.A854]&lt;=[.D854]);AND([.B854]&gt;=[.C854];[.B854]&lt;=[.D85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IF(OR(AND([.A855]&lt;=[.C855];[.B855] &gt;=[.D855]) ;AND([.A855]&gt;=[.C855];[.B855] &lt;=[.D855]));1;0)" office:value-type="float" office:value="1" calcext:value-type="float">
            <text:p>1</text:p>
          </table:table-cell>
          <table:table-cell table:formula="of:=IF(OR(AND([.A855]&lt;=[.C855];[.B855]&gt;=[.C855]) ;AND([.A855]&gt;=[.C855];[.A855]&lt;=[.D855]);AND([.B855]&gt;=[.C855];[.B855]&lt;=[.D85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formula="of:=IF(OR(AND([.A856]&lt;=[.C856];[.B856] &gt;=[.D856]) ;AND([.A856]&gt;=[.C856];[.B856] &lt;=[.D856]));1;0)" office:value-type="float" office:value="1" calcext:value-type="float">
            <text:p>1</text:p>
          </table:table-cell>
          <table:table-cell table:formula="of:=IF(OR(AND([.A856]&lt;=[.C856];[.B856]&gt;=[.C856]) ;AND([.A856]&gt;=[.C856];[.A856]&lt;=[.D856]);AND([.B856]&gt;=[.C856];[.B856]&lt;=[.D85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table:formula="of:=IF(OR(AND([.A857]&lt;=[.C857];[.B857] &gt;=[.D857]) ;AND([.A857]&gt;=[.C857];[.B857] &lt;=[.D857]));1;0)" office:value-type="float" office:value="1" calcext:value-type="float">
            <text:p>1</text:p>
          </table:table-cell>
          <table:table-cell table:formula="of:=IF(OR(AND([.A857]&lt;=[.C857];[.B857]&gt;=[.C857]) ;AND([.A857]&gt;=[.C857];[.A857]&lt;=[.D857]);AND([.B857]&gt;=[.C857];[.B857]&lt;=[.D85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table:formula="of:=IF(OR(AND([.A858]&lt;=[.C858];[.B858] &gt;=[.D858]) ;AND([.A858]&gt;=[.C858];[.B858] &lt;=[.D858]));1;0)" office:value-type="float" office:value="0" calcext:value-type="float">
            <text:p>0</text:p>
          </table:table-cell>
          <table:table-cell table:formula="of:=IF(OR(AND([.A858]&lt;=[.C858];[.B858]&gt;=[.C858]) ;AND([.A858]&gt;=[.C858];[.A858]&lt;=[.D858]);AND([.B858]&gt;=[.C858];[.B858]&lt;=[.D85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formula="of:=IF(OR(AND([.A859]&lt;=[.C859];[.B859] &gt;=[.D859]) ;AND([.A859]&gt;=[.C859];[.B859] &lt;=[.D859]));1;0)" office:value-type="float" office:value="1" calcext:value-type="float">
            <text:p>1</text:p>
          </table:table-cell>
          <table:table-cell table:formula="of:=IF(OR(AND([.A859]&lt;=[.C859];[.B859]&gt;=[.C859]) ;AND([.A859]&gt;=[.C859];[.A859]&lt;=[.D859]);AND([.B859]&gt;=[.C859];[.B859]&lt;=[.D85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IF(OR(AND([.A860]&lt;=[.C860];[.B860] &gt;=[.D860]) ;AND([.A860]&gt;=[.C860];[.B860] &lt;=[.D860]));1;0)" office:value-type="float" office:value="0" calcext:value-type="float">
            <text:p>0</text:p>
          </table:table-cell>
          <table:table-cell table:formula="of:=IF(OR(AND([.A860]&lt;=[.C860];[.B860]&gt;=[.C860]) ;AND([.A860]&gt;=[.C860];[.A860]&lt;=[.D860]);AND([.B860]&gt;=[.C860];[.B860]&lt;=[.D86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table:formula="of:=IF(OR(AND([.A861]&lt;=[.C861];[.B861] &gt;=[.D861]) ;AND([.A861]&gt;=[.C861];[.B861] &lt;=[.D861]));1;0)" office:value-type="float" office:value="1" calcext:value-type="float">
            <text:p>1</text:p>
          </table:table-cell>
          <table:table-cell table:formula="of:=IF(OR(AND([.A861]&lt;=[.C861];[.B861]&gt;=[.C861]) ;AND([.A861]&gt;=[.C861];[.A861]&lt;=[.D861]);AND([.B861]&gt;=[.C861];[.B861]&lt;=[.D86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formula="of:=IF(OR(AND([.A862]&lt;=[.C862];[.B862] &gt;=[.D862]) ;AND([.A862]&gt;=[.C862];[.B862] &lt;=[.D862]));1;0)" office:value-type="float" office:value="1" calcext:value-type="float">
            <text:p>1</text:p>
          </table:table-cell>
          <table:table-cell table:formula="of:=IF(OR(AND([.A862]&lt;=[.C862];[.B862]&gt;=[.C862]) ;AND([.A862]&gt;=[.C862];[.A862]&lt;=[.D862]);AND([.B862]&gt;=[.C862];[.B862]&lt;=[.D86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formula="of:=IF(OR(AND([.A863]&lt;=[.C863];[.B863] &gt;=[.D863]) ;AND([.A863]&gt;=[.C863];[.B863] &lt;=[.D863]));1;0)" office:value-type="float" office:value="0" calcext:value-type="float">
            <text:p>0</text:p>
          </table:table-cell>
          <table:table-cell table:formula="of:=IF(OR(AND([.A863]&lt;=[.C863];[.B863]&gt;=[.C863]) ;AND([.A863]&gt;=[.C863];[.A863]&lt;=[.D863]);AND([.B863]&gt;=[.C863];[.B863]&lt;=[.D86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table:formula="of:=IF(OR(AND([.A864]&lt;=[.C864];[.B864] &gt;=[.D864]) ;AND([.A864]&gt;=[.C864];[.B864] &lt;=[.D864]));1;0)" office:value-type="float" office:value="0" calcext:value-type="float">
            <text:p>0</text:p>
          </table:table-cell>
          <table:table-cell table:formula="of:=IF(OR(AND([.A864]&lt;=[.C864];[.B864]&gt;=[.C864]) ;AND([.A864]&gt;=[.C864];[.A864]&lt;=[.D864]);AND([.B864]&gt;=[.C864];[.B864]&lt;=[.D86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formula="of:=IF(OR(AND([.A865]&lt;=[.C865];[.B865] &gt;=[.D865]) ;AND([.A865]&gt;=[.C865];[.B865] &lt;=[.D865]));1;0)" office:value-type="float" office:value="1" calcext:value-type="float">
            <text:p>1</text:p>
          </table:table-cell>
          <table:table-cell table:formula="of:=IF(OR(AND([.A865]&lt;=[.C865];[.B865]&gt;=[.C865]) ;AND([.A865]&gt;=[.C865];[.A865]&lt;=[.D865]);AND([.B865]&gt;=[.C865];[.B865]&lt;=[.D86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formula="of:=IF(OR(AND([.A866]&lt;=[.C866];[.B866] &gt;=[.D866]) ;AND([.A866]&gt;=[.C866];[.B866] &lt;=[.D866]));1;0)" office:value-type="float" office:value="0" calcext:value-type="float">
            <text:p>0</text:p>
          </table:table-cell>
          <table:table-cell table:formula="of:=IF(OR(AND([.A866]&lt;=[.C866];[.B866]&gt;=[.C866]) ;AND([.A866]&gt;=[.C866];[.A866]&lt;=[.D866]);AND([.B866]&gt;=[.C866];[.B866]&lt;=[.D86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formula="of:=IF(OR(AND([.A867]&lt;=[.C867];[.B867] &gt;=[.D867]) ;AND([.A867]&gt;=[.C867];[.B867] &lt;=[.D867]));1;0)" office:value-type="float" office:value="1" calcext:value-type="float">
            <text:p>1</text:p>
          </table:table-cell>
          <table:table-cell table:formula="of:=IF(OR(AND([.A867]&lt;=[.C867];[.B867]&gt;=[.C867]) ;AND([.A867]&gt;=[.C867];[.A867]&lt;=[.D867]);AND([.B867]&gt;=[.C867];[.B867]&lt;=[.D86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formula="of:=IF(OR(AND([.A868]&lt;=[.C868];[.B868] &gt;=[.D868]) ;AND([.A868]&gt;=[.C868];[.B868] &lt;=[.D868]));1;0)" office:value-type="float" office:value="1" calcext:value-type="float">
            <text:p>1</text:p>
          </table:table-cell>
          <table:table-cell table:formula="of:=IF(OR(AND([.A868]&lt;=[.C868];[.B868]&gt;=[.C868]) ;AND([.A868]&gt;=[.C868];[.A868]&lt;=[.D868]);AND([.B868]&gt;=[.C868];[.B868]&lt;=[.D86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table:formula="of:=IF(OR(AND([.A869]&lt;=[.C869];[.B869] &gt;=[.D869]) ;AND([.A869]&gt;=[.C869];[.B869] &lt;=[.D869]));1;0)" office:value-type="float" office:value="0" calcext:value-type="float">
            <text:p>0</text:p>
          </table:table-cell>
          <table:table-cell table:formula="of:=IF(OR(AND([.A869]&lt;=[.C869];[.B869]&gt;=[.C869]) ;AND([.A869]&gt;=[.C869];[.A869]&lt;=[.D869]);AND([.B869]&gt;=[.C869];[.B869]&lt;=[.D869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formula="of:=IF(OR(AND([.A870]&lt;=[.C870];[.B870] &gt;=[.D870]) ;AND([.A870]&gt;=[.C870];[.B870] &lt;=[.D870]));1;0)" office:value-type="float" office:value="0" calcext:value-type="float">
            <text:p>0</text:p>
          </table:table-cell>
          <table:table-cell table:formula="of:=IF(OR(AND([.A870]&lt;=[.C870];[.B870]&gt;=[.C870]) ;AND([.A870]&gt;=[.C870];[.A870]&lt;=[.D870]);AND([.B870]&gt;=[.C870];[.B870]&lt;=[.D87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table:formula="of:=IF(OR(AND([.A871]&lt;=[.C871];[.B871] &gt;=[.D871]) ;AND([.A871]&gt;=[.C871];[.B871] &lt;=[.D871]));1;0)" office:value-type="float" office:value="1" calcext:value-type="float">
            <text:p>1</text:p>
          </table:table-cell>
          <table:table-cell table:formula="of:=IF(OR(AND([.A871]&lt;=[.C871];[.B871]&gt;=[.C871]) ;AND([.A871]&gt;=[.C871];[.A871]&lt;=[.D871]);AND([.B871]&gt;=[.C871];[.B871]&lt;=[.D87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formula="of:=IF(OR(AND([.A872]&lt;=[.C872];[.B872] &gt;=[.D872]) ;AND([.A872]&gt;=[.C872];[.B872] &lt;=[.D872]));1;0)" office:value-type="float" office:value="0" calcext:value-type="float">
            <text:p>0</text:p>
          </table:table-cell>
          <table:table-cell table:formula="of:=IF(OR(AND([.A872]&lt;=[.C872];[.B872]&gt;=[.C872]) ;AND([.A872]&gt;=[.C872];[.A872]&lt;=[.D872]);AND([.B872]&gt;=[.C872];[.B872]&lt;=[.D87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formula="of:=IF(OR(AND([.A873]&lt;=[.C873];[.B873] &gt;=[.D873]) ;AND([.A873]&gt;=[.C873];[.B873] &lt;=[.D873]));1;0)" office:value-type="float" office:value="0" calcext:value-type="float">
            <text:p>0</text:p>
          </table:table-cell>
          <table:table-cell table:formula="of:=IF(OR(AND([.A873]&lt;=[.C873];[.B873]&gt;=[.C873]) ;AND([.A873]&gt;=[.C873];[.A873]&lt;=[.D873]);AND([.B873]&gt;=[.C873];[.B873]&lt;=[.D87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formula="of:=IF(OR(AND([.A874]&lt;=[.C874];[.B874] &gt;=[.D874]) ;AND([.A874]&gt;=[.C874];[.B874] &lt;=[.D874]));1;0)" office:value-type="float" office:value="0" calcext:value-type="float">
            <text:p>0</text:p>
          </table:table-cell>
          <table:table-cell table:formula="of:=IF(OR(AND([.A874]&lt;=[.C874];[.B874]&gt;=[.C874]) ;AND([.A874]&gt;=[.C874];[.A874]&lt;=[.D874]);AND([.B874]&gt;=[.C874];[.B874]&lt;=[.D87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IF(OR(AND([.A875]&lt;=[.C875];[.B875] &gt;=[.D875]) ;AND([.A875]&gt;=[.C875];[.B875] &lt;=[.D875]));1;0)" office:value-type="float" office:value="1" calcext:value-type="float">
            <text:p>1</text:p>
          </table:table-cell>
          <table:table-cell table:formula="of:=IF(OR(AND([.A875]&lt;=[.C875];[.B875]&gt;=[.C875]) ;AND([.A875]&gt;=[.C875];[.A875]&lt;=[.D875]);AND([.B875]&gt;=[.C875];[.B875]&lt;=[.D87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formula="of:=IF(OR(AND([.A876]&lt;=[.C876];[.B876] &gt;=[.D876]) ;AND([.A876]&gt;=[.C876];[.B876] &lt;=[.D876]));1;0)" office:value-type="float" office:value="1" calcext:value-type="float">
            <text:p>1</text:p>
          </table:table-cell>
          <table:table-cell table:formula="of:=IF(OR(AND([.A876]&lt;=[.C876];[.B876]&gt;=[.C876]) ;AND([.A876]&gt;=[.C876];[.A876]&lt;=[.D876]);AND([.B876]&gt;=[.C876];[.B876]&lt;=[.D87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formula="of:=IF(OR(AND([.A877]&lt;=[.C877];[.B877] &gt;=[.D877]) ;AND([.A877]&gt;=[.C877];[.B877] &lt;=[.D877]));1;0)" office:value-type="float" office:value="1" calcext:value-type="float">
            <text:p>1</text:p>
          </table:table-cell>
          <table:table-cell table:formula="of:=IF(OR(AND([.A877]&lt;=[.C877];[.B877]&gt;=[.C877]) ;AND([.A877]&gt;=[.C877];[.A877]&lt;=[.D877]);AND([.B877]&gt;=[.C877];[.B877]&lt;=[.D87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formula="of:=IF(OR(AND([.A878]&lt;=[.C878];[.B878] &gt;=[.D878]) ;AND([.A878]&gt;=[.C878];[.B878] &lt;=[.D878]));1;0)" office:value-type="float" office:value="1" calcext:value-type="float">
            <text:p>1</text:p>
          </table:table-cell>
          <table:table-cell table:formula="of:=IF(OR(AND([.A878]&lt;=[.C878];[.B878]&gt;=[.C878]) ;AND([.A878]&gt;=[.C878];[.A878]&lt;=[.D878]);AND([.B878]&gt;=[.C878];[.B878]&lt;=[.D87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formula="of:=IF(OR(AND([.A879]&lt;=[.C879];[.B879] &gt;=[.D879]) ;AND([.A879]&gt;=[.C879];[.B879] &lt;=[.D879]));1;0)" office:value-type="float" office:value="1" calcext:value-type="float">
            <text:p>1</text:p>
          </table:table-cell>
          <table:table-cell table:formula="of:=IF(OR(AND([.A879]&lt;=[.C879];[.B879]&gt;=[.C879]) ;AND([.A879]&gt;=[.C879];[.A879]&lt;=[.D879]);AND([.B879]&gt;=[.C879];[.B879]&lt;=[.D87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IF(OR(AND([.A880]&lt;=[.C880];[.B880] &gt;=[.D880]) ;AND([.A880]&gt;=[.C880];[.B880] &lt;=[.D880]));1;0)" office:value-type="float" office:value="1" calcext:value-type="float">
            <text:p>1</text:p>
          </table:table-cell>
          <table:table-cell table:formula="of:=IF(OR(AND([.A880]&lt;=[.C880];[.B880]&gt;=[.C880]) ;AND([.A880]&gt;=[.C880];[.A880]&lt;=[.D880]);AND([.B880]&gt;=[.C880];[.B880]&lt;=[.D88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formula="of:=IF(OR(AND([.A881]&lt;=[.C881];[.B881] &gt;=[.D881]) ;AND([.A881]&gt;=[.C881];[.B881] &lt;=[.D881]));1;0)" office:value-type="float" office:value="0" calcext:value-type="float">
            <text:p>0</text:p>
          </table:table-cell>
          <table:table-cell table:formula="of:=IF(OR(AND([.A881]&lt;=[.C881];[.B881]&gt;=[.C881]) ;AND([.A881]&gt;=[.C881];[.A881]&lt;=[.D881]);AND([.B881]&gt;=[.C881];[.B881]&lt;=[.D881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OR(AND([.A882]&lt;=[.C882];[.B882] &gt;=[.D882]) ;AND([.A882]&gt;=[.C882];[.B882] &lt;=[.D882]));1;0)" office:value-type="float" office:value="0" calcext:value-type="float">
            <text:p>0</text:p>
          </table:table-cell>
          <table:table-cell table:formula="of:=IF(OR(AND([.A882]&lt;=[.C882];[.B882]&gt;=[.C882]) ;AND([.A882]&gt;=[.C882];[.A882]&lt;=[.D882]);AND([.B882]&gt;=[.C882];[.B882]&lt;=[.D882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table:formula="of:=IF(OR(AND([.A883]&lt;=[.C883];[.B883] &gt;=[.D883]) ;AND([.A883]&gt;=[.C883];[.B883] &lt;=[.D883]));1;0)" office:value-type="float" office:value="1" calcext:value-type="float">
            <text:p>1</text:p>
          </table:table-cell>
          <table:table-cell table:formula="of:=IF(OR(AND([.A883]&lt;=[.C883];[.B883]&gt;=[.C883]) ;AND([.A883]&gt;=[.C883];[.A883]&lt;=[.D883]);AND([.B883]&gt;=[.C883];[.B883]&lt;=[.D88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table:formula="of:=IF(OR(AND([.A884]&lt;=[.C884];[.B884] &gt;=[.D884]) ;AND([.A884]&gt;=[.C884];[.B884] &lt;=[.D884]));1;0)" office:value-type="float" office:value="0" calcext:value-type="float">
            <text:p>0</text:p>
          </table:table-cell>
          <table:table-cell table:formula="of:=IF(OR(AND([.A884]&lt;=[.C884];[.B884]&gt;=[.C884]) ;AND([.A884]&gt;=[.C884];[.A884]&lt;=[.D884]);AND([.B884]&gt;=[.C884];[.B884]&lt;=[.D88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formula="of:=IF(OR(AND([.A885]&lt;=[.C885];[.B885] &gt;=[.D885]) ;AND([.A885]&gt;=[.C885];[.B885] &lt;=[.D885]));1;0)" office:value-type="float" office:value="1" calcext:value-type="float">
            <text:p>1</text:p>
          </table:table-cell>
          <table:table-cell table:formula="of:=IF(OR(AND([.A885]&lt;=[.C885];[.B885]&gt;=[.C885]) ;AND([.A885]&gt;=[.C885];[.A885]&lt;=[.D885]);AND([.B885]&gt;=[.C885];[.B885]&lt;=[.D88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table:formula="of:=IF(OR(AND([.A886]&lt;=[.C886];[.B886] &gt;=[.D886]) ;AND([.A886]&gt;=[.C886];[.B886] &lt;=[.D886]));1;0)" office:value-type="float" office:value="1" calcext:value-type="float">
            <text:p>1</text:p>
          </table:table-cell>
          <table:table-cell table:formula="of:=IF(OR(AND([.A886]&lt;=[.C886];[.B886]&gt;=[.C886]) ;AND([.A886]&gt;=[.C886];[.A886]&lt;=[.D886]);AND([.B886]&gt;=[.C886];[.B886]&lt;=[.D88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IF(OR(AND([.A887]&lt;=[.C887];[.B887] &gt;=[.D887]) ;AND([.A887]&gt;=[.C887];[.B887] &lt;=[.D887]));1;0)" office:value-type="float" office:value="1" calcext:value-type="float">
            <text:p>1</text:p>
          </table:table-cell>
          <table:table-cell table:formula="of:=IF(OR(AND([.A887]&lt;=[.C887];[.B887]&gt;=[.C887]) ;AND([.A887]&gt;=[.C887];[.A887]&lt;=[.D887]);AND([.B887]&gt;=[.C887];[.B887]&lt;=[.D88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IF(OR(AND([.A888]&lt;=[.C888];[.B888] &gt;=[.D888]) ;AND([.A888]&gt;=[.C888];[.B888] &lt;=[.D888]));1;0)" office:value-type="float" office:value="1" calcext:value-type="float">
            <text:p>1</text:p>
          </table:table-cell>
          <table:table-cell table:formula="of:=IF(OR(AND([.A888]&lt;=[.C888];[.B888]&gt;=[.C888]) ;AND([.A888]&gt;=[.C888];[.A888]&lt;=[.D888]);AND([.B888]&gt;=[.C888];[.B888]&lt;=[.D88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formula="of:=IF(OR(AND([.A889]&lt;=[.C889];[.B889] &gt;=[.D889]) ;AND([.A889]&gt;=[.C889];[.B889] &lt;=[.D889]));1;0)" office:value-type="float" office:value="1" calcext:value-type="float">
            <text:p>1</text:p>
          </table:table-cell>
          <table:table-cell table:formula="of:=IF(OR(AND([.A889]&lt;=[.C889];[.B889]&gt;=[.C889]) ;AND([.A889]&gt;=[.C889];[.A889]&lt;=[.D889]);AND([.B889]&gt;=[.C889];[.B889]&lt;=[.D88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formula="of:=IF(OR(AND([.A890]&lt;=[.C890];[.B890] &gt;=[.D890]) ;AND([.A890]&gt;=[.C890];[.B890] &lt;=[.D890]));1;0)" office:value-type="float" office:value="1" calcext:value-type="float">
            <text:p>1</text:p>
          </table:table-cell>
          <table:table-cell table:formula="of:=IF(OR(AND([.A890]&lt;=[.C890];[.B890]&gt;=[.C890]) ;AND([.A890]&gt;=[.C890];[.A890]&lt;=[.D890]);AND([.B890]&gt;=[.C890];[.B890]&lt;=[.D89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table:formula="of:=IF(OR(AND([.A891]&lt;=[.C891];[.B891] &gt;=[.D891]) ;AND([.A891]&gt;=[.C891];[.B891] &lt;=[.D891]));1;0)" office:value-type="float" office:value="1" calcext:value-type="float">
            <text:p>1</text:p>
          </table:table-cell>
          <table:table-cell table:formula="of:=IF(OR(AND([.A891]&lt;=[.C891];[.B891]&gt;=[.C891]) ;AND([.A891]&gt;=[.C891];[.A891]&lt;=[.D891]);AND([.B891]&gt;=[.C891];[.B891]&lt;=[.D89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formula="of:=IF(OR(AND([.A892]&lt;=[.C892];[.B892] &gt;=[.D892]) ;AND([.A892]&gt;=[.C892];[.B892] &lt;=[.D892]));1;0)" office:value-type="float" office:value="1" calcext:value-type="float">
            <text:p>1</text:p>
          </table:table-cell>
          <table:table-cell table:formula="of:=IF(OR(AND([.A892]&lt;=[.C892];[.B892]&gt;=[.C892]) ;AND([.A892]&gt;=[.C892];[.A892]&lt;=[.D892]);AND([.B892]&gt;=[.C892];[.B892]&lt;=[.D89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formula="of:=IF(OR(AND([.A893]&lt;=[.C893];[.B893] &gt;=[.D893]) ;AND([.A893]&gt;=[.C893];[.B893] &lt;=[.D893]));1;0)" office:value-type="float" office:value="1" calcext:value-type="float">
            <text:p>1</text:p>
          </table:table-cell>
          <table:table-cell table:formula="of:=IF(OR(AND([.A893]&lt;=[.C893];[.B893]&gt;=[.C893]) ;AND([.A893]&gt;=[.C893];[.A893]&lt;=[.D893]);AND([.B893]&gt;=[.C893];[.B893]&lt;=[.D89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IF(OR(AND([.A894]&lt;=[.C894];[.B894] &gt;=[.D894]) ;AND([.A894]&gt;=[.C894];[.B894] &lt;=[.D894]));1;0)" office:value-type="float" office:value="0" calcext:value-type="float">
            <text:p>0</text:p>
          </table:table-cell>
          <table:table-cell table:formula="of:=IF(OR(AND([.A894]&lt;=[.C894];[.B894]&gt;=[.C894]) ;AND([.A894]&gt;=[.C894];[.A894]&lt;=[.D894]);AND([.B894]&gt;=[.C894];[.B894]&lt;=[.D894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formula="of:=IF(OR(AND([.A895]&lt;=[.C895];[.B895] &gt;=[.D895]) ;AND([.A895]&gt;=[.C895];[.B895] &lt;=[.D895]));1;0)" office:value-type="float" office:value="1" calcext:value-type="float">
            <text:p>1</text:p>
          </table:table-cell>
          <table:table-cell table:formula="of:=IF(OR(AND([.A895]&lt;=[.C895];[.B895]&gt;=[.C895]) ;AND([.A895]&gt;=[.C895];[.A895]&lt;=[.D895]);AND([.B895]&gt;=[.C895];[.B895]&lt;=[.D89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table:formula="of:=IF(OR(AND([.A896]&lt;=[.C896];[.B896] &gt;=[.D896]) ;AND([.A896]&gt;=[.C896];[.B896] &lt;=[.D896]));1;0)" office:value-type="float" office:value="1" calcext:value-type="float">
            <text:p>1</text:p>
          </table:table-cell>
          <table:table-cell table:formula="of:=IF(OR(AND([.A896]&lt;=[.C896];[.B896]&gt;=[.C896]) ;AND([.A896]&gt;=[.C896];[.A896]&lt;=[.D896]);AND([.B896]&gt;=[.C896];[.B896]&lt;=[.D89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formula="of:=IF(OR(AND([.A897]&lt;=[.C897];[.B897] &gt;=[.D897]) ;AND([.A897]&gt;=[.C897];[.B897] &lt;=[.D897]));1;0)" office:value-type="float" office:value="0" calcext:value-type="float">
            <text:p>0</text:p>
          </table:table-cell>
          <table:table-cell table:formula="of:=IF(OR(AND([.A897]&lt;=[.C897];[.B897]&gt;=[.C897]) ;AND([.A897]&gt;=[.C897];[.A897]&lt;=[.D897]);AND([.B897]&gt;=[.C897];[.B897]&lt;=[.D89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table:formula="of:=IF(OR(AND([.A898]&lt;=[.C898];[.B898] &gt;=[.D898]) ;AND([.A898]&gt;=[.C898];[.B898] &lt;=[.D898]));1;0)" office:value-type="float" office:value="1" calcext:value-type="float">
            <text:p>1</text:p>
          </table:table-cell>
          <table:table-cell table:formula="of:=IF(OR(AND([.A898]&lt;=[.C898];[.B898]&gt;=[.C898]) ;AND([.A898]&gt;=[.C898];[.A898]&lt;=[.D898]);AND([.B898]&gt;=[.C898];[.B898]&lt;=[.D89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formula="of:=IF(OR(AND([.A899]&lt;=[.C899];[.B899] &gt;=[.D899]) ;AND([.A899]&gt;=[.C899];[.B899] &lt;=[.D899]));1;0)" office:value-type="float" office:value="1" calcext:value-type="float">
            <text:p>1</text:p>
          </table:table-cell>
          <table:table-cell table:formula="of:=IF(OR(AND([.A899]&lt;=[.C899];[.B899]&gt;=[.C899]) ;AND([.A899]&gt;=[.C899];[.A899]&lt;=[.D899]);AND([.B899]&gt;=[.C899];[.B899]&lt;=[.D89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formula="of:=IF(OR(AND([.A900]&lt;=[.C900];[.B900] &gt;=[.D900]) ;AND([.A900]&gt;=[.C900];[.B900] &lt;=[.D900]));1;0)" office:value-type="float" office:value="1" calcext:value-type="float">
            <text:p>1</text:p>
          </table:table-cell>
          <table:table-cell table:formula="of:=IF(OR(AND([.A900]&lt;=[.C900];[.B900]&gt;=[.C900]) ;AND([.A900]&gt;=[.C900];[.A900]&lt;=[.D900]);AND([.B900]&gt;=[.C900];[.B900]&lt;=[.D90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IF(OR(AND([.A901]&lt;=[.C901];[.B901] &gt;=[.D901]) ;AND([.A901]&gt;=[.C901];[.B901] &lt;=[.D901]));1;0)" office:value-type="float" office:value="0" calcext:value-type="float">
            <text:p>0</text:p>
          </table:table-cell>
          <table:table-cell table:formula="of:=IF(OR(AND([.A901]&lt;=[.C901];[.B901]&gt;=[.C901]) ;AND([.A901]&gt;=[.C901];[.A901]&lt;=[.D901]);AND([.B901]&gt;=[.C901];[.B901]&lt;=[.D90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OR(AND([.A902]&lt;=[.C902];[.B902] &gt;=[.D902]) ;AND([.A902]&gt;=[.C902];[.B902] &lt;=[.D902]));1;0)" office:value-type="float" office:value="1" calcext:value-type="float">
            <text:p>1</text:p>
          </table:table-cell>
          <table:table-cell table:formula="of:=IF(OR(AND([.A902]&lt;=[.C902];[.B902]&gt;=[.C902]) ;AND([.A902]&gt;=[.C902];[.A902]&lt;=[.D902]);AND([.B902]&gt;=[.C902];[.B902]&lt;=[.D90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IF(OR(AND([.A903]&lt;=[.C903];[.B903] &gt;=[.D903]) ;AND([.A903]&gt;=[.C903];[.B903] &lt;=[.D903]));1;0)" office:value-type="float" office:value="0" calcext:value-type="float">
            <text:p>0</text:p>
          </table:table-cell>
          <table:table-cell table:formula="of:=IF(OR(AND([.A903]&lt;=[.C903];[.B903]&gt;=[.C903]) ;AND([.A903]&gt;=[.C903];[.A903]&lt;=[.D903]);AND([.B903]&gt;=[.C903];[.B903]&lt;=[.D90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IF(OR(AND([.A904]&lt;=[.C904];[.B904] &gt;=[.D904]) ;AND([.A904]&gt;=[.C904];[.B904] &lt;=[.D904]));1;0)" office:value-type="float" office:value="0" calcext:value-type="float">
            <text:p>0</text:p>
          </table:table-cell>
          <table:table-cell table:formula="of:=IF(OR(AND([.A904]&lt;=[.C904];[.B904]&gt;=[.C904]) ;AND([.A904]&gt;=[.C904];[.A904]&lt;=[.D904]);AND([.B904]&gt;=[.C904];[.B904]&lt;=[.D90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table:formula="of:=IF(OR(AND([.A905]&lt;=[.C905];[.B905] &gt;=[.D905]) ;AND([.A905]&gt;=[.C905];[.B905] &lt;=[.D905]));1;0)" office:value-type="float" office:value="0" calcext:value-type="float">
            <text:p>0</text:p>
          </table:table-cell>
          <table:table-cell table:formula="of:=IF(OR(AND([.A905]&lt;=[.C905];[.B905]&gt;=[.C905]) ;AND([.A905]&gt;=[.C905];[.A905]&lt;=[.D905]);AND([.B905]&gt;=[.C905];[.B905]&lt;=[.D90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formula="of:=IF(OR(AND([.A906]&lt;=[.C906];[.B906] &gt;=[.D906]) ;AND([.A906]&gt;=[.C906];[.B906] &lt;=[.D906]));1;0)" office:value-type="float" office:value="0" calcext:value-type="float">
            <text:p>0</text:p>
          </table:table-cell>
          <table:table-cell table:formula="of:=IF(OR(AND([.A906]&lt;=[.C906];[.B906]&gt;=[.C906]) ;AND([.A906]&gt;=[.C906];[.A906]&lt;=[.D906]);AND([.B906]&gt;=[.C906];[.B906]&lt;=[.D90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table:formula="of:=IF(OR(AND([.A907]&lt;=[.C907];[.B907] &gt;=[.D907]) ;AND([.A907]&gt;=[.C907];[.B907] &lt;=[.D907]));1;0)" office:value-type="float" office:value="0" calcext:value-type="float">
            <text:p>0</text:p>
          </table:table-cell>
          <table:table-cell table:formula="of:=IF(OR(AND([.A907]&lt;=[.C907];[.B907]&gt;=[.C907]) ;AND([.A907]&gt;=[.C907];[.A907]&lt;=[.D907]);AND([.B907]&gt;=[.C907];[.B907]&lt;=[.D907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table:formula="of:=IF(OR(AND([.A908]&lt;=[.C908];[.B908] &gt;=[.D908]) ;AND([.A908]&gt;=[.C908];[.B908] &lt;=[.D908]));1;0)" office:value-type="float" office:value="0" calcext:value-type="float">
            <text:p>0</text:p>
          </table:table-cell>
          <table:table-cell table:formula="of:=IF(OR(AND([.A908]&lt;=[.C908];[.B908]&gt;=[.C908]) ;AND([.A908]&gt;=[.C908];[.A908]&lt;=[.D908]);AND([.B908]&gt;=[.C908];[.B908]&lt;=[.D90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table:formula="of:=IF(OR(AND([.A909]&lt;=[.C909];[.B909] &gt;=[.D909]) ;AND([.A909]&gt;=[.C909];[.B909] &lt;=[.D909]));1;0)" office:value-type="float" office:value="1" calcext:value-type="float">
            <text:p>1</text:p>
          </table:table-cell>
          <table:table-cell table:formula="of:=IF(OR(AND([.A909]&lt;=[.C909];[.B909]&gt;=[.C909]) ;AND([.A909]&gt;=[.C909];[.A909]&lt;=[.D909]);AND([.B909]&gt;=[.C909];[.B909]&lt;=[.D90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OR(AND([.A910]&lt;=[.C910];[.B910] &gt;=[.D910]) ;AND([.A910]&gt;=[.C910];[.B910] &lt;=[.D910]));1;0)" office:value-type="float" office:value="1" calcext:value-type="float">
            <text:p>1</text:p>
          </table:table-cell>
          <table:table-cell table:formula="of:=IF(OR(AND([.A910]&lt;=[.C910];[.B910]&gt;=[.C910]) ;AND([.A910]&gt;=[.C910];[.A910]&lt;=[.D910]);AND([.B910]&gt;=[.C910];[.B910]&lt;=[.D91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table:formula="of:=IF(OR(AND([.A911]&lt;=[.C911];[.B911] &gt;=[.D911]) ;AND([.A911]&gt;=[.C911];[.B911] &lt;=[.D911]));1;0)" office:value-type="float" office:value="1" calcext:value-type="float">
            <text:p>1</text:p>
          </table:table-cell>
          <table:table-cell table:formula="of:=IF(OR(AND([.A911]&lt;=[.C911];[.B911]&gt;=[.C911]) ;AND([.A911]&gt;=[.C911];[.A911]&lt;=[.D911]);AND([.B911]&gt;=[.C911];[.B911]&lt;=[.D91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table:formula="of:=IF(OR(AND([.A912]&lt;=[.C912];[.B912] &gt;=[.D912]) ;AND([.A912]&gt;=[.C912];[.B912] &lt;=[.D912]));1;0)" office:value-type="float" office:value="0" calcext:value-type="float">
            <text:p>0</text:p>
          </table:table-cell>
          <table:table-cell table:formula="of:=IF(OR(AND([.A912]&lt;=[.C912];[.B912]&gt;=[.C912]) ;AND([.A912]&gt;=[.C912];[.A912]&lt;=[.D912]);AND([.B912]&gt;=[.C912];[.B912]&lt;=[.D91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table:formula="of:=IF(OR(AND([.A913]&lt;=[.C913];[.B913] &gt;=[.D913]) ;AND([.A913]&gt;=[.C913];[.B913] &lt;=[.D913]));1;0)" office:value-type="float" office:value="0" calcext:value-type="float">
            <text:p>0</text:p>
          </table:table-cell>
          <table:table-cell table:formula="of:=IF(OR(AND([.A913]&lt;=[.C913];[.B913]&gt;=[.C913]) ;AND([.A913]&gt;=[.C913];[.A913]&lt;=[.D913]);AND([.B913]&gt;=[.C913];[.B913]&lt;=[.D91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IF(OR(AND([.A914]&lt;=[.C914];[.B914] &gt;=[.D914]) ;AND([.A914]&gt;=[.C914];[.B914] &lt;=[.D914]));1;0)" office:value-type="float" office:value="1" calcext:value-type="float">
            <text:p>1</text:p>
          </table:table-cell>
          <table:table-cell table:formula="of:=IF(OR(AND([.A914]&lt;=[.C914];[.B914]&gt;=[.C914]) ;AND([.A914]&gt;=[.C914];[.A914]&lt;=[.D914]);AND([.B914]&gt;=[.C914];[.B914]&lt;=[.D91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table:formula="of:=IF(OR(AND([.A915]&lt;=[.C915];[.B915] &gt;=[.D915]) ;AND([.A915]&gt;=[.C915];[.B915] &lt;=[.D915]));1;0)" office:value-type="float" office:value="0" calcext:value-type="float">
            <text:p>0</text:p>
          </table:table-cell>
          <table:table-cell table:formula="of:=IF(OR(AND([.A915]&lt;=[.C915];[.B915]&gt;=[.C915]) ;AND([.A915]&gt;=[.C915];[.A915]&lt;=[.D915]);AND([.B915]&gt;=[.C915];[.B915]&lt;=[.D91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OR(AND([.A916]&lt;=[.C916];[.B916] &gt;=[.D916]) ;AND([.A916]&gt;=[.C916];[.B916] &lt;=[.D916]));1;0)" office:value-type="float" office:value="1" calcext:value-type="float">
            <text:p>1</text:p>
          </table:table-cell>
          <table:table-cell table:formula="of:=IF(OR(AND([.A916]&lt;=[.C916];[.B916]&gt;=[.C916]) ;AND([.A916]&gt;=[.C916];[.A916]&lt;=[.D916]);AND([.B916]&gt;=[.C916];[.B916]&lt;=[.D91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formula="of:=IF(OR(AND([.A917]&lt;=[.C917];[.B917] &gt;=[.D917]) ;AND([.A917]&gt;=[.C917];[.B917] &lt;=[.D917]));1;0)" office:value-type="float" office:value="1" calcext:value-type="float">
            <text:p>1</text:p>
          </table:table-cell>
          <table:table-cell table:formula="of:=IF(OR(AND([.A917]&lt;=[.C917];[.B917]&gt;=[.C917]) ;AND([.A917]&gt;=[.C917];[.A917]&lt;=[.D917]);AND([.B917]&gt;=[.C917];[.B917]&lt;=[.D91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OR(AND([.A918]&lt;=[.C918];[.B918] &gt;=[.D918]) ;AND([.A918]&gt;=[.C918];[.B918] &lt;=[.D918]));1;0)" office:value-type="float" office:value="0" calcext:value-type="float">
            <text:p>0</text:p>
          </table:table-cell>
          <table:table-cell table:formula="of:=IF(OR(AND([.A918]&lt;=[.C918];[.B918]&gt;=[.C918]) ;AND([.A918]&gt;=[.C918];[.A918]&lt;=[.D918]);AND([.B918]&gt;=[.C918];[.B918]&lt;=[.D91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table:formula="of:=IF(OR(AND([.A919]&lt;=[.C919];[.B919] &gt;=[.D919]) ;AND([.A919]&gt;=[.C919];[.B919] &lt;=[.D919]));1;0)" office:value-type="float" office:value="1" calcext:value-type="float">
            <text:p>1</text:p>
          </table:table-cell>
          <table:table-cell table:formula="of:=IF(OR(AND([.A919]&lt;=[.C919];[.B919]&gt;=[.C919]) ;AND([.A919]&gt;=[.C919];[.A919]&lt;=[.D919]);AND([.B919]&gt;=[.C919];[.B919]&lt;=[.D91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IF(OR(AND([.A920]&lt;=[.C920];[.B920] &gt;=[.D920]) ;AND([.A920]&gt;=[.C920];[.B920] &lt;=[.D920]));1;0)" office:value-type="float" office:value="1" calcext:value-type="float">
            <text:p>1</text:p>
          </table:table-cell>
          <table:table-cell table:formula="of:=IF(OR(AND([.A920]&lt;=[.C920];[.B920]&gt;=[.C920]) ;AND([.A920]&gt;=[.C920];[.A920]&lt;=[.D920]);AND([.B920]&gt;=[.C920];[.B920]&lt;=[.D92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table:formula="of:=IF(OR(AND([.A921]&lt;=[.C921];[.B921] &gt;=[.D921]) ;AND([.A921]&gt;=[.C921];[.B921] &lt;=[.D921]));1;0)" office:value-type="float" office:value="1" calcext:value-type="float">
            <text:p>1</text:p>
          </table:table-cell>
          <table:table-cell table:formula="of:=IF(OR(AND([.A921]&lt;=[.C921];[.B921]&gt;=[.C921]) ;AND([.A921]&gt;=[.C921];[.A921]&lt;=[.D921]);AND([.B921]&gt;=[.C921];[.B921]&lt;=[.D92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table:formula="of:=IF(OR(AND([.A922]&lt;=[.C922];[.B922] &gt;=[.D922]) ;AND([.A922]&gt;=[.C922];[.B922] &lt;=[.D922]));1;0)" office:value-type="float" office:value="0" calcext:value-type="float">
            <text:p>0</text:p>
          </table:table-cell>
          <table:table-cell table:formula="of:=IF(OR(AND([.A922]&lt;=[.C922];[.B922]&gt;=[.C922]) ;AND([.A922]&gt;=[.C922];[.A922]&lt;=[.D922]);AND([.B922]&gt;=[.C922];[.B922]&lt;=[.D92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table:formula="of:=IF(OR(AND([.A923]&lt;=[.C923];[.B923] &gt;=[.D923]) ;AND([.A923]&gt;=[.C923];[.B923] &lt;=[.D923]));1;0)" office:value-type="float" office:value="0" calcext:value-type="float">
            <text:p>0</text:p>
          </table:table-cell>
          <table:table-cell table:formula="of:=IF(OR(AND([.A923]&lt;=[.C923];[.B923]&gt;=[.C923]) ;AND([.A923]&gt;=[.C923];[.A923]&lt;=[.D923]);AND([.B923]&gt;=[.C923];[.B923]&lt;=[.D92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OR(AND([.A924]&lt;=[.C924];[.B924] &gt;=[.D924]) ;AND([.A924]&gt;=[.C924];[.B924] &lt;=[.D924]));1;0)" office:value-type="float" office:value="1" calcext:value-type="float">
            <text:p>1</text:p>
          </table:table-cell>
          <table:table-cell table:formula="of:=IF(OR(AND([.A924]&lt;=[.C924];[.B924]&gt;=[.C924]) ;AND([.A924]&gt;=[.C924];[.A924]&lt;=[.D924]);AND([.B924]&gt;=[.C924];[.B924]&lt;=[.D92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formula="of:=IF(OR(AND([.A925]&lt;=[.C925];[.B925] &gt;=[.D925]) ;AND([.A925]&gt;=[.C925];[.B925] &lt;=[.D925]));1;0)" office:value-type="float" office:value="1" calcext:value-type="float">
            <text:p>1</text:p>
          </table:table-cell>
          <table:table-cell table:formula="of:=IF(OR(AND([.A925]&lt;=[.C925];[.B925]&gt;=[.C925]) ;AND([.A925]&gt;=[.C925];[.A925]&lt;=[.D925]);AND([.B925]&gt;=[.C925];[.B925]&lt;=[.D92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IF(OR(AND([.A926]&lt;=[.C926];[.B926] &gt;=[.D926]) ;AND([.A926]&gt;=[.C926];[.B926] &lt;=[.D926]));1;0)" office:value-type="float" office:value="0" calcext:value-type="float">
            <text:p>0</text:p>
          </table:table-cell>
          <table:table-cell table:formula="of:=IF(OR(AND([.A926]&lt;=[.C926];[.B926]&gt;=[.C926]) ;AND([.A926]&gt;=[.C926];[.A926]&lt;=[.D926]);AND([.B926]&gt;=[.C926];[.B926]&lt;=[.D92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formula="of:=IF(OR(AND([.A927]&lt;=[.C927];[.B927] &gt;=[.D927]) ;AND([.A927]&gt;=[.C927];[.B927] &lt;=[.D927]));1;0)" office:value-type="float" office:value="0" calcext:value-type="float">
            <text:p>0</text:p>
          </table:table-cell>
          <table:table-cell table:formula="of:=IF(OR(AND([.A927]&lt;=[.C927];[.B927]&gt;=[.C927]) ;AND([.A927]&gt;=[.C927];[.A927]&lt;=[.D927]);AND([.B927]&gt;=[.C927];[.B927]&lt;=[.D927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formula="of:=IF(OR(AND([.A928]&lt;=[.C928];[.B928] &gt;=[.D928]) ;AND([.A928]&gt;=[.C928];[.B928] &lt;=[.D928]));1;0)" office:value-type="float" office:value="0" calcext:value-type="float">
            <text:p>0</text:p>
          </table:table-cell>
          <table:table-cell table:formula="of:=IF(OR(AND([.A928]&lt;=[.C928];[.B928]&gt;=[.C928]) ;AND([.A928]&gt;=[.C928];[.A928]&lt;=[.D928]);AND([.B928]&gt;=[.C928];[.B928]&lt;=[.D92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table:formula="of:=IF(OR(AND([.A929]&lt;=[.C929];[.B929] &gt;=[.D929]) ;AND([.A929]&gt;=[.C929];[.B929] &lt;=[.D929]));1;0)" office:value-type="float" office:value="1" calcext:value-type="float">
            <text:p>1</text:p>
          </table:table-cell>
          <table:table-cell table:formula="of:=IF(OR(AND([.A929]&lt;=[.C929];[.B929]&gt;=[.C929]) ;AND([.A929]&gt;=[.C929];[.A929]&lt;=[.D929]);AND([.B929]&gt;=[.C929];[.B929]&lt;=[.D92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formula="of:=IF(OR(AND([.A930]&lt;=[.C930];[.B930] &gt;=[.D930]) ;AND([.A930]&gt;=[.C930];[.B930] &lt;=[.D930]));1;0)" office:value-type="float" office:value="0" calcext:value-type="float">
            <text:p>0</text:p>
          </table:table-cell>
          <table:table-cell table:formula="of:=IF(OR(AND([.A930]&lt;=[.C930];[.B930]&gt;=[.C930]) ;AND([.A930]&gt;=[.C930];[.A930]&lt;=[.D930]);AND([.B930]&gt;=[.C930];[.B930]&lt;=[.D93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table:formula="of:=IF(OR(AND([.A931]&lt;=[.C931];[.B931] &gt;=[.D931]) ;AND([.A931]&gt;=[.C931];[.B931] &lt;=[.D931]));1;0)" office:value-type="float" office:value="1" calcext:value-type="float">
            <text:p>1</text:p>
          </table:table-cell>
          <table:table-cell table:formula="of:=IF(OR(AND([.A931]&lt;=[.C931];[.B931]&gt;=[.C931]) ;AND([.A931]&gt;=[.C931];[.A931]&lt;=[.D931]);AND([.B931]&gt;=[.C931];[.B931]&lt;=[.D93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table:formula="of:=IF(OR(AND([.A932]&lt;=[.C932];[.B932] &gt;=[.D932]) ;AND([.A932]&gt;=[.C932];[.B932] &lt;=[.D932]));1;0)" office:value-type="float" office:value="1" calcext:value-type="float">
            <text:p>1</text:p>
          </table:table-cell>
          <table:table-cell table:formula="of:=IF(OR(AND([.A932]&lt;=[.C932];[.B932]&gt;=[.C932]) ;AND([.A932]&gt;=[.C932];[.A932]&lt;=[.D932]);AND([.B932]&gt;=[.C932];[.B932]&lt;=[.D93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formula="of:=IF(OR(AND([.A933]&lt;=[.C933];[.B933] &gt;=[.D933]) ;AND([.A933]&gt;=[.C933];[.B933] &lt;=[.D933]));1;0)" office:value-type="float" office:value="0" calcext:value-type="float">
            <text:p>0</text:p>
          </table:table-cell>
          <table:table-cell table:formula="of:=IF(OR(AND([.A933]&lt;=[.C933];[.B933]&gt;=[.C933]) ;AND([.A933]&gt;=[.C933];[.A933]&lt;=[.D933]);AND([.B933]&gt;=[.C933];[.B933]&lt;=[.D93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IF(OR(AND([.A934]&lt;=[.C934];[.B934] &gt;=[.D934]) ;AND([.A934]&gt;=[.C934];[.B934] &lt;=[.D934]));1;0)" office:value-type="float" office:value="0" calcext:value-type="float">
            <text:p>0</text:p>
          </table:table-cell>
          <table:table-cell table:formula="of:=IF(OR(AND([.A934]&lt;=[.C934];[.B934]&gt;=[.C934]) ;AND([.A934]&gt;=[.C934];[.A934]&lt;=[.D934]);AND([.B934]&gt;=[.C934];[.B934]&lt;=[.D93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formula="of:=IF(OR(AND([.A935]&lt;=[.C935];[.B935] &gt;=[.D935]) ;AND([.A935]&gt;=[.C935];[.B935] &lt;=[.D935]));1;0)" office:value-type="float" office:value="0" calcext:value-type="float">
            <text:p>0</text:p>
          </table:table-cell>
          <table:table-cell table:formula="of:=IF(OR(AND([.A935]&lt;=[.C935];[.B935]&gt;=[.C935]) ;AND([.A935]&gt;=[.C935];[.A935]&lt;=[.D935]);AND([.B935]&gt;=[.C935];[.B935]&lt;=[.D93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table:formula="of:=IF(OR(AND([.A936]&lt;=[.C936];[.B936] &gt;=[.D936]) ;AND([.A936]&gt;=[.C936];[.B936] &lt;=[.D936]));1;0)" office:value-type="float" office:value="1" calcext:value-type="float">
            <text:p>1</text:p>
          </table:table-cell>
          <table:table-cell table:formula="of:=IF(OR(AND([.A936]&lt;=[.C936];[.B936]&gt;=[.C936]) ;AND([.A936]&gt;=[.C936];[.A936]&lt;=[.D936]);AND([.B936]&gt;=[.C936];[.B936]&lt;=[.D93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formula="of:=IF(OR(AND([.A937]&lt;=[.C937];[.B937] &gt;=[.D937]) ;AND([.A937]&gt;=[.C937];[.B937] &lt;=[.D937]));1;0)" office:value-type="float" office:value="1" calcext:value-type="float">
            <text:p>1</text:p>
          </table:table-cell>
          <table:table-cell table:formula="of:=IF(OR(AND([.A937]&lt;=[.C937];[.B937]&gt;=[.C937]) ;AND([.A937]&gt;=[.C937];[.A937]&lt;=[.D937]);AND([.B937]&gt;=[.C937];[.B937]&lt;=[.D93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formula="of:=IF(OR(AND([.A938]&lt;=[.C938];[.B938] &gt;=[.D938]) ;AND([.A938]&gt;=[.C938];[.B938] &lt;=[.D938]));1;0)" office:value-type="float" office:value="0" calcext:value-type="float">
            <text:p>0</text:p>
          </table:table-cell>
          <table:table-cell table:formula="of:=IF(OR(AND([.A938]&lt;=[.C938];[.B938]&gt;=[.C938]) ;AND([.A938]&gt;=[.C938];[.A938]&lt;=[.D938]);AND([.B938]&gt;=[.C938];[.B938]&lt;=[.D938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IF(OR(AND([.A939]&lt;=[.C939];[.B939] &gt;=[.D939]) ;AND([.A939]&gt;=[.C939];[.B939] &lt;=[.D939]));1;0)" office:value-type="float" office:value="0" calcext:value-type="float">
            <text:p>0</text:p>
          </table:table-cell>
          <table:table-cell table:formula="of:=IF(OR(AND([.A939]&lt;=[.C939];[.B939]&gt;=[.C939]) ;AND([.A939]&gt;=[.C939];[.A939]&lt;=[.D939]);AND([.B939]&gt;=[.C939];[.B939]&lt;=[.D93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IF(OR(AND([.A940]&lt;=[.C940];[.B940] &gt;=[.D940]) ;AND([.A940]&gt;=[.C940];[.B940] &lt;=[.D940]));1;0)" office:value-type="float" office:value="1" calcext:value-type="float">
            <text:p>1</text:p>
          </table:table-cell>
          <table:table-cell table:formula="of:=IF(OR(AND([.A940]&lt;=[.C940];[.B940]&gt;=[.C940]) ;AND([.A940]&gt;=[.C940];[.A940]&lt;=[.D940]);AND([.B940]&gt;=[.C940];[.B940]&lt;=[.D94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IF(OR(AND([.A941]&lt;=[.C941];[.B941] &gt;=[.D941]) ;AND([.A941]&gt;=[.C941];[.B941] &lt;=[.D941]));1;0)" office:value-type="float" office:value="1" calcext:value-type="float">
            <text:p>1</text:p>
          </table:table-cell>
          <table:table-cell table:formula="of:=IF(OR(AND([.A941]&lt;=[.C941];[.B941]&gt;=[.C941]) ;AND([.A941]&gt;=[.C941];[.A941]&lt;=[.D941]);AND([.B941]&gt;=[.C941];[.B941]&lt;=[.D94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table:formula="of:=IF(OR(AND([.A942]&lt;=[.C942];[.B942] &gt;=[.D942]) ;AND([.A942]&gt;=[.C942];[.B942] &lt;=[.D942]));1;0)" office:value-type="float" office:value="1" calcext:value-type="float">
            <text:p>1</text:p>
          </table:table-cell>
          <table:table-cell table:formula="of:=IF(OR(AND([.A942]&lt;=[.C942];[.B942]&gt;=[.C942]) ;AND([.A942]&gt;=[.C942];[.A942]&lt;=[.D942]);AND([.B942]&gt;=[.C942];[.B942]&lt;=[.D94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formula="of:=IF(OR(AND([.A943]&lt;=[.C943];[.B943] &gt;=[.D943]) ;AND([.A943]&gt;=[.C943];[.B943] &lt;=[.D943]));1;0)" office:value-type="float" office:value="1" calcext:value-type="float">
            <text:p>1</text:p>
          </table:table-cell>
          <table:table-cell table:formula="of:=IF(OR(AND([.A943]&lt;=[.C943];[.B943]&gt;=[.C943]) ;AND([.A943]&gt;=[.C943];[.A943]&lt;=[.D943]);AND([.B943]&gt;=[.C943];[.B943]&lt;=[.D94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IF(OR(AND([.A944]&lt;=[.C944];[.B944] &gt;=[.D944]) ;AND([.A944]&gt;=[.C944];[.B944] &lt;=[.D944]));1;0)" office:value-type="float" office:value="0" calcext:value-type="float">
            <text:p>0</text:p>
          </table:table-cell>
          <table:table-cell table:formula="of:=IF(OR(AND([.A944]&lt;=[.C944];[.B944]&gt;=[.C944]) ;AND([.A944]&gt;=[.C944];[.A944]&lt;=[.D944]);AND([.B944]&gt;=[.C944];[.B944]&lt;=[.D94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IF(OR(AND([.A945]&lt;=[.C945];[.B945] &gt;=[.D945]) ;AND([.A945]&gt;=[.C945];[.B945] &lt;=[.D945]));1;0)" office:value-type="float" office:value="0" calcext:value-type="float">
            <text:p>0</text:p>
          </table:table-cell>
          <table:table-cell table:formula="of:=IF(OR(AND([.A945]&lt;=[.C945];[.B945]&gt;=[.C945]) ;AND([.A945]&gt;=[.C945];[.A945]&lt;=[.D945]);AND([.B945]&gt;=[.C945];[.B945]&lt;=[.D94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IF(OR(AND([.A946]&lt;=[.C946];[.B946] &gt;=[.D946]) ;AND([.A946]&gt;=[.C946];[.B946] &lt;=[.D946]));1;0)" office:value-type="float" office:value="1" calcext:value-type="float">
            <text:p>1</text:p>
          </table:table-cell>
          <table:table-cell table:formula="of:=IF(OR(AND([.A946]&lt;=[.C946];[.B946]&gt;=[.C946]) ;AND([.A946]&gt;=[.C946];[.A946]&lt;=[.D946]);AND([.B946]&gt;=[.C946];[.B946]&lt;=[.D94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formula="of:=IF(OR(AND([.A947]&lt;=[.C947];[.B947] &gt;=[.D947]) ;AND([.A947]&gt;=[.C947];[.B947] &lt;=[.D947]));1;0)" office:value-type="float" office:value="1" calcext:value-type="float">
            <text:p>1</text:p>
          </table:table-cell>
          <table:table-cell table:formula="of:=IF(OR(AND([.A947]&lt;=[.C947];[.B947]&gt;=[.C947]) ;AND([.A947]&gt;=[.C947];[.A947]&lt;=[.D947]);AND([.B947]&gt;=[.C947];[.B947]&lt;=[.D94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table:formula="of:=IF(OR(AND([.A948]&lt;=[.C948];[.B948] &gt;=[.D948]) ;AND([.A948]&gt;=[.C948];[.B948] &lt;=[.D948]));1;0)" office:value-type="float" office:value="1" calcext:value-type="float">
            <text:p>1</text:p>
          </table:table-cell>
          <table:table-cell table:formula="of:=IF(OR(AND([.A948]&lt;=[.C948];[.B948]&gt;=[.C948]) ;AND([.A948]&gt;=[.C948];[.A948]&lt;=[.D948]);AND([.B948]&gt;=[.C948];[.B948]&lt;=[.D94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IF(OR(AND([.A949]&lt;=[.C949];[.B949] &gt;=[.D949]) ;AND([.A949]&gt;=[.C949];[.B949] &lt;=[.D949]));1;0)" office:value-type="float" office:value="1" calcext:value-type="float">
            <text:p>1</text:p>
          </table:table-cell>
          <table:table-cell table:formula="of:=IF(OR(AND([.A949]&lt;=[.C949];[.B949]&gt;=[.C949]) ;AND([.A949]&gt;=[.C949];[.A949]&lt;=[.D949]);AND([.B949]&gt;=[.C949];[.B949]&lt;=[.D94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table:formula="of:=IF(OR(AND([.A950]&lt;=[.C950];[.B950] &gt;=[.D950]) ;AND([.A950]&gt;=[.C950];[.B950] &lt;=[.D950]));1;0)" office:value-type="float" office:value="1" calcext:value-type="float">
            <text:p>1</text:p>
          </table:table-cell>
          <table:table-cell table:formula="of:=IF(OR(AND([.A950]&lt;=[.C950];[.B950]&gt;=[.C950]) ;AND([.A950]&gt;=[.C950];[.A950]&lt;=[.D950]);AND([.B950]&gt;=[.C950];[.B950]&lt;=[.D95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formula="of:=IF(OR(AND([.A951]&lt;=[.C951];[.B951] &gt;=[.D951]) ;AND([.A951]&gt;=[.C951];[.B951] &lt;=[.D951]));1;0)" office:value-type="float" office:value="1" calcext:value-type="float">
            <text:p>1</text:p>
          </table:table-cell>
          <table:table-cell table:formula="of:=IF(OR(AND([.A951]&lt;=[.C951];[.B951]&gt;=[.C951]) ;AND([.A951]&gt;=[.C951];[.A951]&lt;=[.D951]);AND([.B951]&gt;=[.C951];[.B951]&lt;=[.D95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table:formula="of:=IF(OR(AND([.A952]&lt;=[.C952];[.B952] &gt;=[.D952]) ;AND([.A952]&gt;=[.C952];[.B952] &lt;=[.D952]));1;0)" office:value-type="float" office:value="1" calcext:value-type="float">
            <text:p>1</text:p>
          </table:table-cell>
          <table:table-cell table:formula="of:=IF(OR(AND([.A952]&lt;=[.C952];[.B952]&gt;=[.C952]) ;AND([.A952]&gt;=[.C952];[.A952]&lt;=[.D952]);AND([.B952]&gt;=[.C952];[.B952]&lt;=[.D95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formula="of:=IF(OR(AND([.A953]&lt;=[.C953];[.B953] &gt;=[.D953]) ;AND([.A953]&gt;=[.C953];[.B953] &lt;=[.D953]));1;0)" office:value-type="float" office:value="0" calcext:value-type="float">
            <text:p>0</text:p>
          </table:table-cell>
          <table:table-cell table:formula="of:=IF(OR(AND([.A953]&lt;=[.C953];[.B953]&gt;=[.C953]) ;AND([.A953]&gt;=[.C953];[.A953]&lt;=[.D953]);AND([.B953]&gt;=[.C953];[.B953]&lt;=[.D95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formula="of:=IF(OR(AND([.A954]&lt;=[.C954];[.B954] &gt;=[.D954]) ;AND([.A954]&gt;=[.C954];[.B954] &lt;=[.D954]));1;0)" office:value-type="float" office:value="1" calcext:value-type="float">
            <text:p>1</text:p>
          </table:table-cell>
          <table:table-cell table:formula="of:=IF(OR(AND([.A954]&lt;=[.C954];[.B954]&gt;=[.C954]) ;AND([.A954]&gt;=[.C954];[.A954]&lt;=[.D954]);AND([.B954]&gt;=[.C954];[.B954]&lt;=[.D95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OR(AND([.A955]&lt;=[.C955];[.B955] &gt;=[.D955]) ;AND([.A955]&gt;=[.C955];[.B955] &lt;=[.D955]));1;0)" office:value-type="float" office:value="0" calcext:value-type="float">
            <text:p>0</text:p>
          </table:table-cell>
          <table:table-cell table:formula="of:=IF(OR(AND([.A955]&lt;=[.C955];[.B955]&gt;=[.C955]) ;AND([.A955]&gt;=[.C955];[.A955]&lt;=[.D955]);AND([.B955]&gt;=[.C955];[.B955]&lt;=[.D95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formula="of:=IF(OR(AND([.A956]&lt;=[.C956];[.B956] &gt;=[.D956]) ;AND([.A956]&gt;=[.C956];[.B956] &lt;=[.D956]));1;0)" office:value-type="float" office:value="0" calcext:value-type="float">
            <text:p>0</text:p>
          </table:table-cell>
          <table:table-cell table:formula="of:=IF(OR(AND([.A956]&lt;=[.C956];[.B956]&gt;=[.C956]) ;AND([.A956]&gt;=[.C956];[.A956]&lt;=[.D956]);AND([.B956]&gt;=[.C956];[.B956]&lt;=[.D95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OR(AND([.A957]&lt;=[.C957];[.B957] &gt;=[.D957]) ;AND([.A957]&gt;=[.C957];[.B957] &lt;=[.D957]));1;0)" office:value-type="float" office:value="0" calcext:value-type="float">
            <text:p>0</text:p>
          </table:table-cell>
          <table:table-cell table:formula="of:=IF(OR(AND([.A957]&lt;=[.C957];[.B957]&gt;=[.C957]) ;AND([.A957]&gt;=[.C957];[.A957]&lt;=[.D957]);AND([.B957]&gt;=[.C957];[.B957]&lt;=[.D95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formula="of:=IF(OR(AND([.A958]&lt;=[.C958];[.B958] &gt;=[.D958]) ;AND([.A958]&gt;=[.C958];[.B958] &lt;=[.D958]));1;0)" office:value-type="float" office:value="1" calcext:value-type="float">
            <text:p>1</text:p>
          </table:table-cell>
          <table:table-cell table:formula="of:=IF(OR(AND([.A958]&lt;=[.C958];[.B958]&gt;=[.C958]) ;AND([.A958]&gt;=[.C958];[.A958]&lt;=[.D958]);AND([.B958]&gt;=[.C958];[.B958]&lt;=[.D95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OR(AND([.A959]&lt;=[.C959];[.B959] &gt;=[.D959]) ;AND([.A959]&gt;=[.C959];[.B959] &lt;=[.D959]));1;0)" office:value-type="float" office:value="1" calcext:value-type="float">
            <text:p>1</text:p>
          </table:table-cell>
          <table:table-cell table:formula="of:=IF(OR(AND([.A959]&lt;=[.C959];[.B959]&gt;=[.C959]) ;AND([.A959]&gt;=[.C959];[.A959]&lt;=[.D959]);AND([.B959]&gt;=[.C959];[.B959]&lt;=[.D95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formula="of:=IF(OR(AND([.A960]&lt;=[.C960];[.B960] &gt;=[.D960]) ;AND([.A960]&gt;=[.C960];[.B960] &lt;=[.D960]));1;0)" office:value-type="float" office:value="1" calcext:value-type="float">
            <text:p>1</text:p>
          </table:table-cell>
          <table:table-cell table:formula="of:=IF(OR(AND([.A960]&lt;=[.C960];[.B960]&gt;=[.C960]) ;AND([.A960]&gt;=[.C960];[.A960]&lt;=[.D960]);AND([.B960]&gt;=[.C960];[.B960]&lt;=[.D96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table:formula="of:=IF(OR(AND([.A961]&lt;=[.C961];[.B961] &gt;=[.D961]) ;AND([.A961]&gt;=[.C961];[.B961] &lt;=[.D961]));1;0)" office:value-type="float" office:value="1" calcext:value-type="float">
            <text:p>1</text:p>
          </table:table-cell>
          <table:table-cell table:formula="of:=IF(OR(AND([.A961]&lt;=[.C961];[.B961]&gt;=[.C961]) ;AND([.A961]&gt;=[.C961];[.A961]&lt;=[.D961]);AND([.B961]&gt;=[.C961];[.B961]&lt;=[.D96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formula="of:=IF(OR(AND([.A962]&lt;=[.C962];[.B962] &gt;=[.D962]) ;AND([.A962]&gt;=[.C962];[.B962] &lt;=[.D962]));1;0)" office:value-type="float" office:value="1" calcext:value-type="float">
            <text:p>1</text:p>
          </table:table-cell>
          <table:table-cell table:formula="of:=IF(OR(AND([.A962]&lt;=[.C962];[.B962]&gt;=[.C962]) ;AND([.A962]&gt;=[.C962];[.A962]&lt;=[.D962]);AND([.B962]&gt;=[.C962];[.B962]&lt;=[.D96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OR(AND([.A963]&lt;=[.C963];[.B963] &gt;=[.D963]) ;AND([.A963]&gt;=[.C963];[.B963] &lt;=[.D963]));1;0)" office:value-type="float" office:value="0" calcext:value-type="float">
            <text:p>0</text:p>
          </table:table-cell>
          <table:table-cell table:formula="of:=IF(OR(AND([.A963]&lt;=[.C963];[.B963]&gt;=[.C963]) ;AND([.A963]&gt;=[.C963];[.A963]&lt;=[.D963]);AND([.B963]&gt;=[.C963];[.B963]&lt;=[.D96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formula="of:=IF(OR(AND([.A964]&lt;=[.C964];[.B964] &gt;=[.D964]) ;AND([.A964]&gt;=[.C964];[.B964] &lt;=[.D964]));1;0)" office:value-type="float" office:value="1" calcext:value-type="float">
            <text:p>1</text:p>
          </table:table-cell>
          <table:table-cell table:formula="of:=IF(OR(AND([.A964]&lt;=[.C964];[.B964]&gt;=[.C964]) ;AND([.A964]&gt;=[.C964];[.A964]&lt;=[.D964]);AND([.B964]&gt;=[.C964];[.B964]&lt;=[.D96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IF(OR(AND([.A965]&lt;=[.C965];[.B965] &gt;=[.D965]) ;AND([.A965]&gt;=[.C965];[.B965] &lt;=[.D965]));1;0)" office:value-type="float" office:value="1" calcext:value-type="float">
            <text:p>1</text:p>
          </table:table-cell>
          <table:table-cell table:formula="of:=IF(OR(AND([.A965]&lt;=[.C965];[.B965]&gt;=[.C965]) ;AND([.A965]&gt;=[.C965];[.A965]&lt;=[.D965]);AND([.B965]&gt;=[.C965];[.B965]&lt;=[.D96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table:formula="of:=IF(OR(AND([.A966]&lt;=[.C966];[.B966] &gt;=[.D966]) ;AND([.A966]&gt;=[.C966];[.B966] &lt;=[.D966]));1;0)" office:value-type="float" office:value="1" calcext:value-type="float">
            <text:p>1</text:p>
          </table:table-cell>
          <table:table-cell table:formula="of:=IF(OR(AND([.A966]&lt;=[.C966];[.B966]&gt;=[.C966]) ;AND([.A966]&gt;=[.C966];[.A966]&lt;=[.D966]);AND([.B966]&gt;=[.C966];[.B966]&lt;=[.D96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formula="of:=IF(OR(AND([.A967]&lt;=[.C967];[.B967] &gt;=[.D967]) ;AND([.A967]&gt;=[.C967];[.B967] &lt;=[.D967]));1;0)" office:value-type="float" office:value="1" calcext:value-type="float">
            <text:p>1</text:p>
          </table:table-cell>
          <table:table-cell table:formula="of:=IF(OR(AND([.A967]&lt;=[.C967];[.B967]&gt;=[.C967]) ;AND([.A967]&gt;=[.C967];[.A967]&lt;=[.D967]);AND([.B967]&gt;=[.C967];[.B967]&lt;=[.D96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formula="of:=IF(OR(AND([.A968]&lt;=[.C968];[.B968] &gt;=[.D968]) ;AND([.A968]&gt;=[.C968];[.B968] &lt;=[.D968]));1;0)" office:value-type="float" office:value="1" calcext:value-type="float">
            <text:p>1</text:p>
          </table:table-cell>
          <table:table-cell table:formula="of:=IF(OR(AND([.A968]&lt;=[.C968];[.B968]&gt;=[.C968]) ;AND([.A968]&gt;=[.C968];[.A968]&lt;=[.D968]);AND([.B968]&gt;=[.C968];[.B968]&lt;=[.D96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99" calcext:value-type="float">
            <text:p>99</text:p>
          </table:table-cell>
          <table:table-cell table:formula="of:=IF(OR(AND([.A969]&lt;=[.C969];[.B969] &gt;=[.D969]) ;AND([.A969]&gt;=[.C969];[.B969] &lt;=[.D969]));1;0)" office:value-type="float" office:value="1" calcext:value-type="float">
            <text:p>1</text:p>
          </table:table-cell>
          <table:table-cell table:formula="of:=IF(OR(AND([.A969]&lt;=[.C969];[.B969]&gt;=[.C969]) ;AND([.A969]&gt;=[.C969];[.A969]&lt;=[.D969]);AND([.B969]&gt;=[.C969];[.B969]&lt;=[.D96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IF(OR(AND([.A970]&lt;=[.C970];[.B970] &gt;=[.D970]) ;AND([.A970]&gt;=[.C970];[.B970] &lt;=[.D970]));1;0)" office:value-type="float" office:value="1" calcext:value-type="float">
            <text:p>1</text:p>
          </table:table-cell>
          <table:table-cell table:formula="of:=IF(OR(AND([.A970]&lt;=[.C970];[.B970]&gt;=[.C970]) ;AND([.A970]&gt;=[.C970];[.A970]&lt;=[.D970]);AND([.B970]&gt;=[.C970];[.B970]&lt;=[.D97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formula="of:=IF(OR(AND([.A971]&lt;=[.C971];[.B971] &gt;=[.D971]) ;AND([.A971]&gt;=[.C971];[.B971] &lt;=[.D971]));1;0)" office:value-type="float" office:value="1" calcext:value-type="float">
            <text:p>1</text:p>
          </table:table-cell>
          <table:table-cell table:formula="of:=IF(OR(AND([.A971]&lt;=[.C971];[.B971]&gt;=[.C971]) ;AND([.A971]&gt;=[.C971];[.A971]&lt;=[.D971]);AND([.B971]&gt;=[.C971];[.B971]&lt;=[.D97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table:formula="of:=IF(OR(AND([.A972]&lt;=[.C972];[.B972] &gt;=[.D972]) ;AND([.A972]&gt;=[.C972];[.B972] &lt;=[.D972]));1;0)" office:value-type="float" office:value="1" calcext:value-type="float">
            <text:p>1</text:p>
          </table:table-cell>
          <table:table-cell table:formula="of:=IF(OR(AND([.A972]&lt;=[.C972];[.B972]&gt;=[.C972]) ;AND([.A972]&gt;=[.C972];[.A972]&lt;=[.D972]);AND([.B972]&gt;=[.C972];[.B972]&lt;=[.D97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IF(OR(AND([.A973]&lt;=[.C973];[.B973] &gt;=[.D973]) ;AND([.A973]&gt;=[.C973];[.B973] &lt;=[.D973]));1;0)" office:value-type="float" office:value="1" calcext:value-type="float">
            <text:p>1</text:p>
          </table:table-cell>
          <table:table-cell table:formula="of:=IF(OR(AND([.A973]&lt;=[.C973];[.B973]&gt;=[.C973]) ;AND([.A973]&gt;=[.C973];[.A973]&lt;=[.D973]);AND([.B973]&gt;=[.C973];[.B973]&lt;=[.D97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formula="of:=IF(OR(AND([.A974]&lt;=[.C974];[.B974] &gt;=[.D974]) ;AND([.A974]&gt;=[.C974];[.B974] &lt;=[.D974]));1;0)" office:value-type="float" office:value="1" calcext:value-type="float">
            <text:p>1</text:p>
          </table:table-cell>
          <table:table-cell table:formula="of:=IF(OR(AND([.A974]&lt;=[.C974];[.B974]&gt;=[.C974]) ;AND([.A974]&gt;=[.C974];[.A974]&lt;=[.D974]);AND([.B974]&gt;=[.C974];[.B974]&lt;=[.D97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IF(OR(AND([.A975]&lt;=[.C975];[.B975] &gt;=[.D975]) ;AND([.A975]&gt;=[.C975];[.B975] &lt;=[.D975]));1;0)" office:value-type="float" office:value="1" calcext:value-type="float">
            <text:p>1</text:p>
          </table:table-cell>
          <table:table-cell table:formula="of:=IF(OR(AND([.A975]&lt;=[.C975];[.B975]&gt;=[.C975]) ;AND([.A975]&gt;=[.C975];[.A975]&lt;=[.D975]);AND([.B975]&gt;=[.C975];[.B975]&lt;=[.D97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formula="of:=IF(OR(AND([.A976]&lt;=[.C976];[.B976] &gt;=[.D976]) ;AND([.A976]&gt;=[.C976];[.B976] &lt;=[.D976]));1;0)" office:value-type="float" office:value="0" calcext:value-type="float">
            <text:p>0</text:p>
          </table:table-cell>
          <table:table-cell table:formula="of:=IF(OR(AND([.A976]&lt;=[.C976];[.B976]&gt;=[.C976]) ;AND([.A976]&gt;=[.C976];[.A976]&lt;=[.D976]);AND([.B976]&gt;=[.C976];[.B976]&lt;=[.D97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formula="of:=IF(OR(AND([.A977]&lt;=[.C977];[.B977] &gt;=[.D977]) ;AND([.A977]&gt;=[.C977];[.B977] &lt;=[.D977]));1;0)" office:value-type="float" office:value="1" calcext:value-type="float">
            <text:p>1</text:p>
          </table:table-cell>
          <table:table-cell table:formula="of:=IF(OR(AND([.A977]&lt;=[.C977];[.B977]&gt;=[.C977]) ;AND([.A977]&gt;=[.C977];[.A977]&lt;=[.D977]);AND([.B977]&gt;=[.C977];[.B977]&lt;=[.D97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formula="of:=IF(OR(AND([.A978]&lt;=[.C978];[.B978] &gt;=[.D978]) ;AND([.A978]&gt;=[.C978];[.B978] &lt;=[.D978]));1;0)" office:value-type="float" office:value="1" calcext:value-type="float">
            <text:p>1</text:p>
          </table:table-cell>
          <table:table-cell table:formula="of:=IF(OR(AND([.A978]&lt;=[.C978];[.B978]&gt;=[.C978]) ;AND([.A978]&gt;=[.C978];[.A978]&lt;=[.D978]);AND([.B978]&gt;=[.C978];[.B978]&lt;=[.D97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table:formula="of:=IF(OR(AND([.A979]&lt;=[.C979];[.B979] &gt;=[.D979]) ;AND([.A979]&gt;=[.C979];[.B979] &lt;=[.D979]));1;0)" office:value-type="float" office:value="1" calcext:value-type="float">
            <text:p>1</text:p>
          </table:table-cell>
          <table:table-cell table:formula="of:=IF(OR(AND([.A979]&lt;=[.C979];[.B979]&gt;=[.C979]) ;AND([.A979]&gt;=[.C979];[.A979]&lt;=[.D979]);AND([.B979]&gt;=[.C979];[.B979]&lt;=[.D97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table:formula="of:=IF(OR(AND([.A980]&lt;=[.C980];[.B980] &gt;=[.D980]) ;AND([.A980]&gt;=[.C980];[.B980] &lt;=[.D980]));1;0)" office:value-type="float" office:value="1" calcext:value-type="float">
            <text:p>1</text:p>
          </table:table-cell>
          <table:table-cell table:formula="of:=IF(OR(AND([.A980]&lt;=[.C980];[.B980]&gt;=[.C980]) ;AND([.A980]&gt;=[.C980];[.A980]&lt;=[.D980]);AND([.B980]&gt;=[.C980];[.B980]&lt;=[.D98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IF(OR(AND([.A981]&lt;=[.C981];[.B981] &gt;=[.D981]) ;AND([.A981]&gt;=[.C981];[.B981] &lt;=[.D981]));1;0)" office:value-type="float" office:value="0" calcext:value-type="float">
            <text:p>0</text:p>
          </table:table-cell>
          <table:table-cell table:formula="of:=IF(OR(AND([.A981]&lt;=[.C981];[.B981]&gt;=[.C981]) ;AND([.A981]&gt;=[.C981];[.A981]&lt;=[.D981]);AND([.B981]&gt;=[.C981];[.B981]&lt;=[.D98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formula="of:=IF(OR(AND([.A982]&lt;=[.C982];[.B982] &gt;=[.D982]) ;AND([.A982]&gt;=[.C982];[.B982] &lt;=[.D982]));1;0)" office:value-type="float" office:value="0" calcext:value-type="float">
            <text:p>0</text:p>
          </table:table-cell>
          <table:table-cell table:formula="of:=IF(OR(AND([.A982]&lt;=[.C982];[.B982]&gt;=[.C982]) ;AND([.A982]&gt;=[.C982];[.A982]&lt;=[.D982]);AND([.B982]&gt;=[.C982];[.B982]&lt;=[.D98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table:formula="of:=IF(OR(AND([.A983]&lt;=[.C983];[.B983] &gt;=[.D983]) ;AND([.A983]&gt;=[.C983];[.B983] &lt;=[.D983]));1;0)" office:value-type="float" office:value="1" calcext:value-type="float">
            <text:p>1</text:p>
          </table:table-cell>
          <table:table-cell table:formula="of:=IF(OR(AND([.A983]&lt;=[.C983];[.B983]&gt;=[.C983]) ;AND([.A983]&gt;=[.C983];[.A983]&lt;=[.D983]);AND([.B983]&gt;=[.C983];[.B983]&lt;=[.D983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formula="of:=IF(OR(AND([.A984]&lt;=[.C984];[.B984] &gt;=[.D984]) ;AND([.A984]&gt;=[.C984];[.B984] &lt;=[.D984]));1;0)" office:value-type="float" office:value="1" calcext:value-type="float">
            <text:p>1</text:p>
          </table:table-cell>
          <table:table-cell table:formula="of:=IF(OR(AND([.A984]&lt;=[.C984];[.B984]&gt;=[.C984]) ;AND([.A984]&gt;=[.C984];[.A984]&lt;=[.D984]);AND([.B984]&gt;=[.C984];[.B984]&lt;=[.D98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formula="of:=IF(OR(AND([.A985]&lt;=[.C985];[.B985] &gt;=[.D985]) ;AND([.A985]&gt;=[.C985];[.B985] &lt;=[.D985]));1;0)" office:value-type="float" office:value="1" calcext:value-type="float">
            <text:p>1</text:p>
          </table:table-cell>
          <table:table-cell table:formula="of:=IF(OR(AND([.A985]&lt;=[.C985];[.B985]&gt;=[.C985]) ;AND([.A985]&gt;=[.C985];[.A985]&lt;=[.D985]);AND([.B985]&gt;=[.C985];[.B985]&lt;=[.D98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formula="of:=IF(OR(AND([.A986]&lt;=[.C986];[.B986] &gt;=[.D986]) ;AND([.A986]&gt;=[.C986];[.B986] &lt;=[.D986]));1;0)" office:value-type="float" office:value="1" calcext:value-type="float">
            <text:p>1</text:p>
          </table:table-cell>
          <table:table-cell table:formula="of:=IF(OR(AND([.A986]&lt;=[.C986];[.B986]&gt;=[.C986]) ;AND([.A986]&gt;=[.C986];[.A986]&lt;=[.D986]);AND([.B986]&gt;=[.C986];[.B986]&lt;=[.D98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table:formula="of:=IF(OR(AND([.A987]&lt;=[.C987];[.B987] &gt;=[.D987]) ;AND([.A987]&gt;=[.C987];[.B987] &lt;=[.D987]));1;0)" office:value-type="float" office:value="0" calcext:value-type="float">
            <text:p>0</text:p>
          </table:table-cell>
          <table:table-cell table:formula="of:=IF(OR(AND([.A987]&lt;=[.C987];[.B987]&gt;=[.C987]) ;AND([.A987]&gt;=[.C987];[.A987]&lt;=[.D987]);AND([.B987]&gt;=[.C987];[.B987]&lt;=[.D98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formula="of:=IF(OR(AND([.A988]&lt;=[.C988];[.B988] &gt;=[.D988]) ;AND([.A988]&gt;=[.C988];[.B988] &lt;=[.D988]));1;0)" office:value-type="float" office:value="1" calcext:value-type="float">
            <text:p>1</text:p>
          </table:table-cell>
          <table:table-cell table:formula="of:=IF(OR(AND([.A988]&lt;=[.C988];[.B988]&gt;=[.C988]) ;AND([.A988]&gt;=[.C988];[.A988]&lt;=[.D988]);AND([.B988]&gt;=[.C988];[.B988]&lt;=[.D98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formula="of:=IF(OR(AND([.A989]&lt;=[.C989];[.B989] &gt;=[.D989]) ;AND([.A989]&gt;=[.C989];[.B989] &lt;=[.D989]));1;0)" office:value-type="float" office:value="0" calcext:value-type="float">
            <text:p>0</text:p>
          </table:table-cell>
          <table:table-cell table:formula="of:=IF(OR(AND([.A989]&lt;=[.C989];[.B989]&gt;=[.C989]) ;AND([.A989]&gt;=[.C989];[.A989]&lt;=[.D989]);AND([.B989]&gt;=[.C989];[.B989]&lt;=[.D989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formula="of:=IF(OR(AND([.A990]&lt;=[.C990];[.B990] &gt;=[.D990]) ;AND([.A990]&gt;=[.C990];[.B990] &lt;=[.D990]));1;0)" office:value-type="float" office:value="0" calcext:value-type="float">
            <text:p>0</text:p>
          </table:table-cell>
          <table:table-cell table:formula="of:=IF(OR(AND([.A990]&lt;=[.C990];[.B990]&gt;=[.C990]) ;AND([.A990]&gt;=[.C990];[.A990]&lt;=[.D990]);AND([.B990]&gt;=[.C990];[.B990]&lt;=[.D99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OR(AND([.A991]&lt;=[.C991];[.B991] &gt;=[.D991]) ;AND([.A991]&gt;=[.C991];[.B991] &lt;=[.D991]));1;0)" office:value-type="float" office:value="0" calcext:value-type="float">
            <text:p>0</text:p>
          </table:table-cell>
          <table:table-cell table:formula="of:=IF(OR(AND([.A991]&lt;=[.C991];[.B991]&gt;=[.C991]) ;AND([.A991]&gt;=[.C991];[.A991]&lt;=[.D991]);AND([.B991]&gt;=[.C991];[.B991]&lt;=[.D99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formula="of:=IF(OR(AND([.A992]&lt;=[.C992];[.B992] &gt;=[.D992]) ;AND([.A992]&gt;=[.C992];[.B992] &lt;=[.D992]));1;0)" office:value-type="float" office:value="1" calcext:value-type="float">
            <text:p>1</text:p>
          </table:table-cell>
          <table:table-cell table:formula="of:=IF(OR(AND([.A992]&lt;=[.C992];[.B992]&gt;=[.C992]) ;AND([.A992]&gt;=[.C992];[.A992]&lt;=[.D992]);AND([.B992]&gt;=[.C992];[.B992]&lt;=[.D992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table:formula="of:=IF(OR(AND([.A993]&lt;=[.C993];[.B993] &gt;=[.D993]) ;AND([.A993]&gt;=[.C993];[.B993] &lt;=[.D993]));1;0)" office:value-type="float" office:value="0" calcext:value-type="float">
            <text:p>0</text:p>
          </table:table-cell>
          <table:table-cell table:formula="of:=IF(OR(AND([.A993]&lt;=[.C993];[.B993]&gt;=[.C993]) ;AND([.A993]&gt;=[.C993];[.A993]&lt;=[.D993]);AND([.B993]&gt;=[.C993];[.B993]&lt;=[.D993]))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table:formula="of:=IF(OR(AND([.A994]&lt;=[.C994];[.B994] &gt;=[.D994]) ;AND([.A994]&gt;=[.C994];[.B994] &lt;=[.D994]));1;0)" office:value-type="float" office:value="1" calcext:value-type="float">
            <text:p>1</text:p>
          </table:table-cell>
          <table:table-cell table:formula="of:=IF(OR(AND([.A994]&lt;=[.C994];[.B994]&gt;=[.C994]) ;AND([.A994]&gt;=[.C994];[.A994]&lt;=[.D994]);AND([.B994]&gt;=[.C994];[.B994]&lt;=[.D994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formula="of:=IF(OR(AND([.A995]&lt;=[.C995];[.B995] &gt;=[.D995]) ;AND([.A995]&gt;=[.C995];[.B995] &lt;=[.D995]));1;0)" office:value-type="float" office:value="0" calcext:value-type="float">
            <text:p>0</text:p>
          </table:table-cell>
          <table:table-cell table:formula="of:=IF(OR(AND([.A995]&lt;=[.C995];[.B995]&gt;=[.C995]) ;AND([.A995]&gt;=[.C995];[.A995]&lt;=[.D995]);AND([.B995]&gt;=[.C995];[.B995]&lt;=[.D995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table:formula="of:=IF(OR(AND([.A996]&lt;=[.C996];[.B996] &gt;=[.D996]) ;AND([.A996]&gt;=[.C996];[.B996] &lt;=[.D996]));1;0)" office:value-type="float" office:value="0" calcext:value-type="float">
            <text:p>0</text:p>
          </table:table-cell>
          <table:table-cell table:formula="of:=IF(OR(AND([.A996]&lt;=[.C996];[.B996]&gt;=[.C996]) ;AND([.A996]&gt;=[.C996];[.A996]&lt;=[.D996]);AND([.B996]&gt;=[.C996];[.B996]&lt;=[.D996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IF(OR(AND([.A997]&lt;=[.C997];[.B997] &gt;=[.D997]) ;AND([.A997]&gt;=[.C997];[.B997] &lt;=[.D997]));1;0)" office:value-type="float" office:value="0" calcext:value-type="float">
            <text:p>0</text:p>
          </table:table-cell>
          <table:table-cell table:formula="of:=IF(OR(AND([.A997]&lt;=[.C997];[.B997]&gt;=[.C997]) ;AND([.A997]&gt;=[.C997];[.A997]&lt;=[.D997]);AND([.B997]&gt;=[.C997];[.B997]&lt;=[.D997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OR(AND([.A998]&lt;=[.C998];[.B998] &gt;=[.D998]) ;AND([.A998]&gt;=[.C998];[.B998] &lt;=[.D998]));1;0)" office:value-type="float" office:value="1" calcext:value-type="float">
            <text:p>1</text:p>
          </table:table-cell>
          <table:table-cell table:formula="of:=IF(OR(AND([.A998]&lt;=[.C998];[.B998]&gt;=[.C998]) ;AND([.A998]&gt;=[.C998];[.A998]&lt;=[.D998]);AND([.B998]&gt;=[.C998];[.B998]&lt;=[.D998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IF(OR(AND([.A999]&lt;=[.C999];[.B999] &gt;=[.D999]) ;AND([.A999]&gt;=[.C999];[.B999] &lt;=[.D999]));1;0)" office:value-type="float" office:value="1" calcext:value-type="float">
            <text:p>1</text:p>
          </table:table-cell>
          <table:table-cell table:formula="of:=IF(OR(AND([.A999]&lt;=[.C999];[.B999]&gt;=[.C999]) ;AND([.A999]&gt;=[.C999];[.A999]&lt;=[.D999]);AND([.B999]&gt;=[.C999];[.B999]&lt;=[.D999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formula="of:=IF(OR(AND([.A1000]&lt;=[.C1000];[.B1000] &gt;=[.D1000]) ;AND([.A1000]&gt;=[.C1000];[.B1000] &lt;=[.D1000]));1;0)" office:value-type="float" office:value="1" calcext:value-type="float">
            <text:p>1</text:p>
          </table:table-cell>
          <table:table-cell table:formula="of:=IF(OR(AND([.A1000]&lt;=[.C1000];[.B1000]&gt;=[.C1000]) ;AND([.A1000]&gt;=[.C1000];[.A1000]&lt;=[.D1000]);AND([.B1000]&gt;=[.C1000];[.B1000]&lt;=[.D1000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formula="of:=IF(OR(AND([.A1001]&lt;=[.C1001];[.B1001] &gt;=[.D1001]) ;AND([.A1001]&gt;=[.C1001];[.B1001] &lt;=[.D1001]));1;0)" office:value-type="float" office:value="1" calcext:value-type="float">
            <text:p>1</text:p>
          </table:table-cell>
          <table:table-cell table:formula="of:=IF(OR(AND([.A1001]&lt;=[.C1001];[.B1001]&gt;=[.C1001]) ;AND([.A1001]&gt;=[.C1001];[.A1001]&lt;=[.D1001]);AND([.B1001]&gt;=[.C1001];[.B1001]&lt;=[.D1001]))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table:formula="of:=SUM([.E2:.E1001])" office:value-type="float" office:value="569" calcext:value-type="float">
            <text:p>569</text:p>
          </table:table-cell>
          <table:table-cell table:style-name="ce6" table:formula="of:=SUM([.F2:.F1001])" office:value-type="float" office:value="936" calcext:value-type="float">
            <text:p>93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office:value-type="string" calcext:value-type="string">
            <text:p>-&gt; Part 1</text:p>
          </table:table-cell>
          <table:table-cell table:style-name="ce3" office:value-type="string" calcext:value-type="string">
            <text:p>-&gt; Part 2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5:44:14.313974366</meta:creation-date>
    <dc:date>2022-12-04T17:22:46.147612045</dc:date>
    <meta:editing-duration>PT47M50S</meta:editing-duration>
    <meta:editing-cycles>2</meta:editing-cycles>
    <meta:generator>LibreOffice/6.4.7.2$Linux_X86_64 LibreOffice_project/40$Build-2</meta:generator>
    <meta:document-statistic meta:table-count="1" meta:cell-count="6010" meta:object-count="0"/>
  </office:meta>
</office:document-meta>
</file>